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30"/>
    <style:style style:name="ce3" style:family="table-cell" style:parent-style-name="Default" style:data-style-name="N130">
      <style:table-cell-properties fo:background-color="#ff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12" style:family="table-cell" style:parent-style-name="Default" style:data-style-name="N130">
      <style:table-cell-properties fo:background-color="#bbe33d"/>
    </style:style>
    <style:style style:name="ce13" style:family="table-cell" style:parent-style-name="Default">
      <style:table-cell-properties fo:background-color="#bbe33d"/>
    </style:style>
    <style:style style:name="ce14" style:family="table-cell" style:parent-style-name="Default" style:data-style-name="N134">
      <style:table-cell-properties fo:background-color="#bbe33d"/>
    </style:style>
    <style:style style:name="ce6" style:family="table-cell" style:parent-style-name="Default">
      <style:text-properties style:font-name="Liberation Serif" style:font-name-asian="DejaVu Sans" style:font-name-complex="DejaVu Sans"/>
    </style:style>
    <style:style style:name="ce16" style:family="table-cell" style:parent-style-name="Default" style:data-style-name="N134"/>
    <style:style style:name="ce7" style:family="table-cell" style:parent-style-name="Default" style:data-style-name="N129">
      <style:table-cell-properties fo:background-color="#ffff00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27.11pt" svg:height="633.97pt" svg:x="962.84pt" svg:y="66.81pt">
            <draw:object draw:notify-on-update-of-ranges="Sheet1.A6:Sheet1.A105 Sheet1.B6:Sheet1.B105 Sheet1.A6:Sheet1.A105 Sheet1.H6:Sheet1.H105 Sheet1.A6:Sheet1.A105 Sheet1.I6:Sheet1.I105 Sheet1.A6:Sheet1.A105 Sheet1.N6:Sheet1.N105 Sheet1.A6:Sheet1.A105 Sheet1.O6:Sheet1.O105 Sheet1.A6:Sheet1.A105 Sheet1.T6:Sheet1.T105 Sheet1.A6:Sheet1.A105 Sheet1.U6:Sheet1.U105 Sheet1.A6:Sheet1.A105 Sheet1.Z6:Sheet1.Z105 Sheet1.A6:Sheet1.A105 Sheet1.AA6:Sheet1.AA1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visibility="collapse" table:number-columns-repeated="3" table:default-cell-style-name="Default"/>
        <table:table-column table:style-name="co1" table:number-columns-repeated="3" table:default-cell-style-name="ce13"/>
        <table:table-column table:style-name="co1" table:visibility="collapse" table:number-columns-repeated="2" table:default-cell-style-name="ce4"/>
        <table:table-column table:style-name="co1" table:visibility="collapse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2" table:default-cell-style-name="ce4"/>
        <table:table-column table:style-name="co1" table:visibility="collapse" table:default-cell-style-name="Default"/>
        <table:table-column table:style-name="co1" table:default-cell-style-name="Default"/>
        <table:table-column table:style-name="co1" table:number-columns-repeated="2" table:default-cell-style-name="ce16"/>
        <table:table-column table:style-name="co1" table:visibility="collapse" table:default-cell-style-name="Default"/>
        <table:table-column table:style-name="co1" table:visibility="collapse" table:default-cell-style-name="ce7"/>
        <table:table-column table:style-name="co1" table:visibility="collapse" table:default-cell-style-name="Default"/>
        <table:table-column table:style-name="co1" table:default-cell-style-name="Default"/>
        <table:table-column table:style-name="co1" table:number-columns-repeated="2" table:default-cell-style-name="ce16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time: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e:</text:p>
          </table:table-cell>
          <table:table-cell table:style-name="ce6" office:value-type="float" office:value="2.718282" calcext:value-type="float">
            <text:p>2.718282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" office:value-type="string" calcext:value-type="string" table:number-columns-spanned="6" table:number-rows-spanned="1">
            <text:p>R</text:p>
          </table:table-cell>
          <table:covered-table-cell table:number-columns-repeated="2"/>
          <table:covered-table-cell table:number-columns-repeated="3" table:style-name="Default"/>
          <table:table-cell table:style-name="ce1" office:value-type="float" office:value="15" calcext:value-type="float" table:number-columns-spanned="6" table:number-rows-spanned="1">
            <text:p>15</text:p>
          </table:table-cell>
          <table:covered-table-cell table:style-name="Default"/>
          <table:covered-table-cell table:number-columns-repeated="4"/>
          <table:table-cell table:style-name="ce1" office:value-type="float" office:value="30" calcext:value-type="float" table:number-columns-spanned="6" table:number-rows-spanned="1">
            <text:p>30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table-cell table:style-name="ce1" office:value-type="float" office:value="50" calcext:value-type="float" table:number-columns-spanned="6" table:number-rows-spanned="1">
            <text:p>50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</table:table-row>
        <table:table-row table:style-name="ro1">
          <table:table-cell/>
          <table:table-cell table:style-name="ce1" office:value-type="string" calcext:value-type="string">
            <text:p>0 Rep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 rep</text:p>
          </table:table-cell>
          <table:table-cell office:value-type="string" calcext:value-type="string">
            <text:p>R deg</text:p>
          </table:table-cell>
          <table:table-cell office:value-type="string" calcext:value-type="string">
            <text:p>R tot</text:p>
          </table:table-cell>
          <table:table-cell table:style-name="Default" office:value-type="string" calcext:value-type="string">
            <text:p>R time</text:p>
          </table:table-cell>
          <table:table-cell table:style-name="Default" office:value-type="string" calcext:value-type="string">
            <text:p>R rep Chance</text:p>
          </table:table-cell>
          <table:table-cell table:style-name="Default" office:value-type="string" calcext:value-type="string">
            <text:p>R deg chance</text:p>
          </table:table-cell>
          <table:table-cell table:style-name="Default" office:value-type="string" calcext:value-type="string">
            <text:p>15 rep</text:p>
          </table:table-cell>
          <table:table-cell table:style-name="Default" office:value-type="string" calcext:value-type="string">
            <text:p>15 deg</text:p>
          </table:table-cell>
          <table:table-cell office:value-type="string" calcext:value-type="string">
            <text:p>15 tot</text:p>
          </table:table-cell>
          <table:table-cell office:value-type="string" calcext:value-type="string">
            <text:p>15 time</text:p>
          </table:table-cell>
          <table:table-cell office:value-type="string" calcext:value-type="string">
            <text:p>15 rep Chance</text:p>
          </table:table-cell>
          <table:table-cell office:value-type="string" calcext:value-type="string">
            <text:p>15 deg chance</text:p>
          </table:table-cell>
          <table:table-cell table:style-name="Default" office:value-type="string" calcext:value-type="string">
            <text:p>30 rep</text:p>
          </table:table-cell>
          <table:table-cell table:style-name="Default" office:value-type="string" calcext:value-type="string">
            <text:p>30 deg</text:p>
          </table:table-cell>
          <table:table-cell office:value-type="string" calcext:value-type="string">
            <text:p>30 tot</text:p>
          </table:table-cell>
          <table:table-cell office:value-type="string" calcext:value-type="string">
            <text:p>30 time</text:p>
          </table:table-cell>
          <table:table-cell table:style-name="Default" office:value-type="string" calcext:value-type="string">
            <text:p>30 rep Chance</text:p>
          </table:table-cell>
          <table:table-cell table:style-name="Default" office:value-type="string" calcext:value-type="string">
            <text:p>30 deg chance</text:p>
          </table:table-cell>
          <table:table-cell office:value-type="string" calcext:value-type="string">
            <text:p>50 rep</text:p>
          </table:table-cell>
          <table:table-cell table:style-name="Default" office:value-type="string" calcext:value-type="string">
            <text:p>50 deg</text:p>
          </table:table-cell>
          <table:table-cell office:value-type="string" calcext:value-type="string">
            <text:p>50 tot</text:p>
          </table:table-cell>
          <table:table-cell office:value-type="string" calcext:value-type="string">
            <text:p>50 time</text:p>
          </table:table-cell>
          <table:table-cell table:style-name="Default" office:value-type="string" calcext:value-type="string">
            <text:p>50 rep Chance</text:p>
          </table:table-cell>
          <table:table-cell table:style-name="Default" office:value-type="string" calcext:value-type="string">
            <text:p>50 deg chance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style-name="ce5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 0.49748743718593 * (10 / [.A6])" office:value-type="float" office:value="4.9748743718593" calcext:value-type="float">
            <text:p>4.975</text:p>
          </table:table-cell>
          <table:table-cell table:style-name="Default" table:formula="of:= 1 - [.$J$1]^(-[.B6] * [.$H$1])" office:value-type="float" office:value="1" calcext:value-type="float">
            <text:p>1</text:p>
          </table:table-cell>
          <table:table-cell office:value-type="float" office:value="0.315688775510204" calcext:value-type="float">
            <text:p>0.315688775510204</text:p>
          </table:table-cell>
          <table:table-cell office:value-type="float" office:value="0.0075" calcext:value-type="float">
            <text:p>0.0075</text:p>
          </table:table-cell>
          <table:table-cell table:formula="of:=[.D6]+[.E6]" office:value-type="float" office:value="0.323188775510204" calcext:value-type="float">
            <text:p>0.323188775510204</text:p>
          </table:table-cell>
          <table:table-cell table:style-name="ce12" table:formula="of:= 1 - [.$J$1]^(-[.F6] * [.$H$1])" office:value-type="float" office:value="0.999999999999991" calcext:value-type="float">
            <text:p>1.000</text:p>
          </table:table-cell>
          <table:table-cell table:style-name="ce14" table:formula="of:=[.D6]/[.F6] * 100" office:value-type="float" office:value="97.679374852001" calcext:value-type="float">
            <text:p>97.7</text:p>
          </table:table-cell>
          <table:table-cell table:style-name="ce14" table:formula="of:=[.E6]/[.F6] * 100" office:value-type="float" office:value="2.32062514799905" calcext:value-type="float">
            <text:p>2.3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0803571428571429" calcext:value-type="float">
            <text:p>0.008035714285714</text:p>
          </table:table-cell>
          <table:table-cell table:formula="of:=[.J6]+[.K6]" office:value-type="float" office:value="0.0193681318681319" calcext:value-type="float">
            <text:p>0.019368131868132</text:p>
          </table:table-cell>
          <table:table-cell table:style-name="ce2" table:formula="of:= 1 - [.$J$1]^(-[.L6] * [.$H$1])" office:value-type="float" office:value="0.85583737971197" calcext:value-type="float">
            <text:p>0.856</text:p>
          </table:table-cell>
          <table:table-cell table:style-name="ce16" table:formula="of:=[.J6]/[.L6] * 100" office:value-type="float" office:value="58.5106382978724" calcext:value-type="float">
            <text:p>58.5</text:p>
          </table:table-cell>
          <table:table-cell table:style-name="ce16" table:formula="of:=[.K6]/[.L6] * 100" office:value-type="float" office:value="41.4893617021276" calcext:value-type="float">
            <text:p>41.5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]+[.Q6]" office:value-type="float" office:value="0.0171807028067316" calcext:value-type="float">
            <text:p>0.017180702806732</text:p>
          </table:table-cell>
          <table:table-cell table:formula="of:= 1 - [.$J$1]^(-[.R6] * [.$H$1])" office:value-type="float" office:value="0.82058799051485" calcext:value-type="float">
            <text:p>0.82058799051485</text:p>
          </table:table-cell>
          <table:table-cell table:formula="of:=[.P6]/[.R6] * 100" office:value-type="float" office:value="12.6928032645856" calcext:value-type="float">
            <text:p>12.7</text:p>
          </table:table-cell>
          <table:table-cell table:formula="of:=[.Q6]/[.R6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6]+[.W6]" office:value-type="float" office:value="0.01906579" calcext:value-type="float">
            <text:p>0.01906579</text:p>
          </table:table-cell>
          <table:table-cell table:formula="of:= 1 - [.$J$1]^(-[.X6] * [.$H$1])" office:value-type="float" office:value="0.851412180780501" calcext:value-type="float">
            <text:p>0.851412180780501</text:p>
          </table:table-cell>
          <table:table-cell table:formula="of:=[.V6]/[.X6] * 100" office:value-type="float" office:value="1.65631741459441" calcext:value-type="float">
            <text:p>1.7</text:p>
          </table:table-cell>
          <table:table-cell table:formula="of:=[.W6]/[.X6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 0.49748743718593 * (10 / [.A7])" office:value-type="float" office:value="2.48743718592965" calcext:value-type="float">
            <text:p>2.487</text:p>
          </table:table-cell>
          <table:table-cell table:style-name="Default" table:formula="of:= 1 - [.$J$1]^(-[.B7] * [.$H$1])" office:value-type="float" office:value="1" calcext:value-type="float">
            <text:p>1</text:p>
          </table:table-cell>
          <table:table-cell office:value-type="float" office:value="0.254695137638281" calcext:value-type="float">
            <text:p>0.254695137638281</text:p>
          </table:table-cell>
          <table:table-cell office:value-type="float" office:value="0.0075" calcext:value-type="float">
            <text:p>0.0075</text:p>
          </table:table-cell>
          <table:table-cell table:formula="of:=[.D7]+[.E7]" office:value-type="float" office:value="0.262195137638281" calcext:value-type="float">
            <text:p>0.262195137638281</text:p>
          </table:table-cell>
          <table:table-cell table:style-name="ce12" table:formula="of:= 1 - [.$J$1]^(-[.F7] * [.$H$1])" office:value-type="float" office:value="0.999999999995898" calcext:value-type="float">
            <text:p>1.000</text:p>
          </table:table-cell>
          <table:table-cell table:style-name="ce14" table:formula="of:=[.D7]/[.F7] * 100" office:value-type="float" office:value="97.1395350548618" calcext:value-type="float">
            <text:p>97.1</text:p>
          </table:table-cell>
          <table:table-cell table:style-name="ce14" table:formula="of:=[.E7]/[.F7] * 100" office:value-type="float" office:value="2.86046494513824" calcext:value-type="float">
            <text:p>2.9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0865384615384615" calcext:value-type="float">
            <text:p>0.008653846153846</text:p>
          </table:table-cell>
          <table:table-cell table:formula="of:=[.J7]+[.K7]" office:value-type="float" office:value="0.0199862637362637" calcext:value-type="float">
            <text:p>0.019986263736264</text:p>
          </table:table-cell>
          <table:table-cell table:style-name="ce2" table:formula="of:= 1 - [.$J$1]^(-[.L7] * [.$H$1])" office:value-type="float" office:value="0.864478706004693" calcext:value-type="float">
            <text:p>0.864</text:p>
          </table:table-cell>
          <table:table-cell table:style-name="ce16" table:formula="of:=[.J7]/[.L7] * 100" office:value-type="float" office:value="56.7010309278351" calcext:value-type="float">
            <text:p>56.7</text:p>
          </table:table-cell>
          <table:table-cell table:style-name="ce16" table:formula="of:=[.K7]/[.L7] * 100" office:value-type="float" office:value="43.2989690721649" calcext:value-type="float">
            <text:p>43.3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]+[.Q7]" office:value-type="float" office:value="0.0171807028067316" calcext:value-type="float">
            <text:p>0.017180702806732</text:p>
          </table:table-cell>
          <table:table-cell table:formula="of:= 1 - [.$J$1]^(-[.R7] * [.$H$1])" office:value-type="float" office:value="0.82058799051485" calcext:value-type="float">
            <text:p>0.82058799051485</text:p>
          </table:table-cell>
          <table:table-cell table:formula="of:=[.P7]/[.R7] * 100" office:value-type="float" office:value="12.6928032645856" calcext:value-type="float">
            <text:p>12.7</text:p>
          </table:table-cell>
          <table:table-cell table:formula="of:=[.Q7]/[.R7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7]+[.W7]" office:value-type="float" office:value="0.01906579" calcext:value-type="float">
            <text:p>0.01906579</text:p>
          </table:table-cell>
          <table:table-cell table:formula="of:= 1 - [.$J$1]^(-[.X7] * [.$H$1])" office:value-type="float" office:value="0.851412180780501" calcext:value-type="float">
            <text:p>0.851412180780501</text:p>
          </table:table-cell>
          <table:table-cell table:formula="of:=[.V7]/[.X7] * 100" office:value-type="float" office:value="1.65631741459441" calcext:value-type="float">
            <text:p>1.7</text:p>
          </table:table-cell>
          <table:table-cell table:formula="of:=[.W7]/[.X7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 0.49748743718593 * (10 / [.A8])" office:value-type="float" office:value="1.65829145728643" calcext:value-type="float">
            <text:p>1.658</text:p>
          </table:table-cell>
          <table:table-cell table:style-name="Default" table:formula="of:= 1 - [.$J$1]^(-[.B8] * [.$H$1])" office:value-type="float" office:value="1" calcext:value-type="float">
            <text:p>1</text:p>
          </table:table-cell>
          <table:table-cell office:value-type="float" office:value="0.194575471698113" calcext:value-type="float">
            <text:p>0.194575471698113</text:p>
          </table:table-cell>
          <table:table-cell office:value-type="float" office:value="0.0075" calcext:value-type="float">
            <text:p>0.0075</text:p>
          </table:table-cell>
          <table:table-cell table:formula="of:=[.D8]+[.E8]" office:value-type="float" office:value="0.202075471698113" calcext:value-type="float">
            <text:p>0.202075471698113</text:p>
          </table:table-cell>
          <table:table-cell table:style-name="ce12" table:formula="of:= 1 - [.$J$1]^(-[.F8] * [.$H$1])" office:value-type="float" office:value="0.99999999832516" calcext:value-type="float">
            <text:p>1.000</text:p>
          </table:table-cell>
          <table:table-cell table:style-name="ce14" table:formula="of:=[.D8]/[.F8] * 100" office:value-type="float" office:value="96.2885154061625" calcext:value-type="float">
            <text:p>96.3</text:p>
          </table:table-cell>
          <table:table-cell table:style-name="ce14" table:formula="of:=[.E8]/[.F8] * 100" office:value-type="float" office:value="3.71148459383754" calcext:value-type="float">
            <text:p>3.7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09375" calcext:value-type="float">
            <text:p>0.009375</text:p>
          </table:table-cell>
          <table:table-cell table:formula="of:=[.J8]+[.K8]" office:value-type="float" office:value="0.0207074175824176" calcext:value-type="float">
            <text:p>0.020707417582418</text:p>
          </table:table-cell>
          <table:table-cell table:style-name="ce2" table:formula="of:= 1 - [.$J$1]^(-[.L8] * [.$H$1])" office:value-type="float" office:value="0.873907799410429" calcext:value-type="float">
            <text:p>0.874</text:p>
          </table:table-cell>
          <table:table-cell table:style-name="ce16" table:formula="of:=[.J8]/[.L8] * 100" office:value-type="float" office:value="54.726368159204" calcext:value-type="float">
            <text:p>54.7</text:p>
          </table:table-cell>
          <table:table-cell table:style-name="ce16" table:formula="of:=[.K8]/[.L8] * 100" office:value-type="float" office:value="45.273631840796" calcext:value-type="float">
            <text:p>45.3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]+[.Q8]" office:value-type="float" office:value="0.0171807028067316" calcext:value-type="float">
            <text:p>0.017180702806732</text:p>
          </table:table-cell>
          <table:table-cell table:formula="of:= 1 - [.$J$1]^(-[.R8] * [.$H$1])" office:value-type="float" office:value="0.82058799051485" calcext:value-type="float">
            <text:p>0.82058799051485</text:p>
          </table:table-cell>
          <table:table-cell table:formula="of:=[.P8]/[.R8] * 100" office:value-type="float" office:value="12.6928032645856" calcext:value-type="float">
            <text:p>12.7</text:p>
          </table:table-cell>
          <table:table-cell table:formula="of:=[.Q8]/[.R8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8]+[.W8]" office:value-type="float" office:value="0.01906579" calcext:value-type="float">
            <text:p>0.01906579</text:p>
          </table:table-cell>
          <table:table-cell table:formula="of:= 1 - [.$J$1]^(-[.X8] * [.$H$1])" office:value-type="float" office:value="0.851412180780501" calcext:value-type="float">
            <text:p>0.851412180780501</text:p>
          </table:table-cell>
          <table:table-cell table:formula="of:=[.V8]/[.X8] * 100" office:value-type="float" office:value="1.65631741459441" calcext:value-type="float">
            <text:p>1.7</text:p>
          </table:table-cell>
          <table:table-cell table:formula="of:=[.W8]/[.X8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 0.49748743718593 * (10 / [.A9])" office:value-type="float" office:value="1.24371859296483" calcext:value-type="float">
            <text:p>1.244</text:p>
          </table:table-cell>
          <table:table-cell table:style-name="Default" table:formula="of:= 1 - [.$J$1]^(-[.B9] * [.$H$1])" office:value-type="float" office:value="1" calcext:value-type="float">
            <text:p>1</text:p>
          </table:table-cell>
          <table:table-cell office:value-type="float" office:value="0.15025041736227" calcext:value-type="float">
            <text:p>0.15025041736227</text:p>
          </table:table-cell>
          <table:table-cell office:value-type="float" office:value="0.0075" calcext:value-type="float">
            <text:p>0.0075</text:p>
          </table:table-cell>
          <table:table-cell table:formula="of:=[.D9]+[.E9]" office:value-type="float" office:value="0.15775041736227" calcext:value-type="float">
            <text:p>0.15775041736227</text:p>
          </table:table-cell>
          <table:table-cell table:style-name="ce12" table:formula="of:= 1 - [.$J$1]^(-[.F9] * [.$H$1])" office:value-type="float" office:value="0.999999859075666" calcext:value-type="float">
            <text:p>1.000</text:p>
          </table:table-cell>
          <table:table-cell table:style-name="ce14" table:formula="of:=[.D9]/[.F9] * 100" office:value-type="float" office:value="95.2456544170172" calcext:value-type="float">
            <text:p>95.2</text:p>
          </table:table-cell>
          <table:table-cell table:style-name="ce14" table:formula="of:=[.E9]/[.F9] * 100" office:value-type="float" office:value="4.75434558298279" calcext:value-type="float">
            <text:p>4.8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102272727272727" calcext:value-type="float">
            <text:p>0.010227272727273</text:p>
          </table:table-cell>
          <table:table-cell table:formula="of:=[.J9]+[.K9]" office:value-type="float" office:value="0.0215596903096903" calcext:value-type="float">
            <text:p>0.02155969030969</text:p>
          </table:table-cell>
          <table:table-cell table:style-name="ce2" table:formula="of:= 1 - [.$J$1]^(-[.L9] * [.$H$1])" office:value-type="float" office:value="0.884209084522024" calcext:value-type="float">
            <text:p>0.884</text:p>
          </table:table-cell>
          <table:table-cell table:style-name="ce16" table:formula="of:=[.J9]/[.L9] * 100" office:value-type="float" office:value="52.5629887054736" calcext:value-type="float">
            <text:p>52.6</text:p>
          </table:table-cell>
          <table:table-cell table:style-name="ce16" table:formula="of:=[.K9]/[.L9] * 100" office:value-type="float" office:value="47.4370112945264" calcext:value-type="float">
            <text:p>47.4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]+[.Q9]" office:value-type="float" office:value="0.0171807028067316" calcext:value-type="float">
            <text:p>0.017180702806732</text:p>
          </table:table-cell>
          <table:table-cell table:formula="of:= 1 - [.$J$1]^(-[.R9] * [.$H$1])" office:value-type="float" office:value="0.82058799051485" calcext:value-type="float">
            <text:p>0.82058799051485</text:p>
          </table:table-cell>
          <table:table-cell table:formula="of:=[.P9]/[.R9] * 100" office:value-type="float" office:value="12.6928032645856" calcext:value-type="float">
            <text:p>12.7</text:p>
          </table:table-cell>
          <table:table-cell table:formula="of:=[.Q9]/[.R9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9]+[.W9]" office:value-type="float" office:value="0.01906579" calcext:value-type="float">
            <text:p>0.01906579</text:p>
          </table:table-cell>
          <table:table-cell table:formula="of:= 1 - [.$J$1]^(-[.X9] * [.$H$1])" office:value-type="float" office:value="0.851412180780501" calcext:value-type="float">
            <text:p>0.851412180780501</text:p>
          </table:table-cell>
          <table:table-cell table:formula="of:=[.V9]/[.X9] * 100" office:value-type="float" office:value="1.65631741459441" calcext:value-type="float">
            <text:p>1.7</text:p>
          </table:table-cell>
          <table:table-cell table:formula="of:=[.W9]/[.X9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 0.49748743718593 * (10 / [.A10])" office:value-type="float" office:value="0.99497487437186" calcext:value-type="float">
            <text:p>0.995</text:p>
          </table:table-cell>
          <table:table-cell table:style-name="Default" table:formula="of:= 1 - [.$J$1]^(-[.B10] * [.$H$1])" office:value-type="float" office:value="1" calcext:value-type="float">
            <text:p>1</text:p>
          </table:table-cell>
          <table:table-cell office:value-type="float" office:value="0.120145631067961" calcext:value-type="float">
            <text:p>0.120145631067961</text:p>
          </table:table-cell>
          <table:table-cell office:value-type="float" office:value="0.0075" calcext:value-type="float">
            <text:p>0.0075</text:p>
          </table:table-cell>
          <table:table-cell table:formula="of:=[.D10]+[.E10]" office:value-type="float" office:value="0.127645631067961" calcext:value-type="float">
            <text:p>0.127645631067961</text:p>
          </table:table-cell>
          <table:table-cell table:style-name="ce12" table:formula="of:= 1 - [.$J$1]^(-[.F10] * [.$H$1])" office:value-type="float" office:value="0.999997139642418" calcext:value-type="float">
            <text:p>1.000</text:p>
          </table:table-cell>
          <table:table-cell table:style-name="ce14" table:formula="of:=[.D10]/[.F10] * 100" office:value-type="float" office:value="94.124358243012" calcext:value-type="float">
            <text:p>94.1</text:p>
          </table:table-cell>
          <table:table-cell table:style-name="ce14" table:formula="of:=[.E10]/[.F10] * 100" office:value-type="float" office:value="5.87564175698803" calcext:value-type="float">
            <text:p>5.9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1125" calcext:value-type="float">
            <text:p>0.01125</text:p>
          </table:table-cell>
          <table:table-cell table:formula="of:=[.J10]+[.K10]" office:value-type="float" office:value="0.0225824175824176" calcext:value-type="float">
            <text:p>0.022582417582418</text:p>
          </table:table-cell>
          <table:table-cell table:style-name="ce2" table:formula="of:= 1 - [.$J$1]^(-[.L10] * [.$H$1])" office:value-type="float" office:value="0.895465895372696" calcext:value-type="float">
            <text:p>0.895</text:p>
          </table:table-cell>
          <table:table-cell table:style-name="ce16" table:formula="of:=[.J10]/[.L10] * 100" office:value-type="float" office:value="50.1824817518248" calcext:value-type="float">
            <text:p>50.2</text:p>
          </table:table-cell>
          <table:table-cell table:style-name="ce16" table:formula="of:=[.K10]/[.L10] * 100" office:value-type="float" office:value="49.8175182481752" calcext:value-type="float">
            <text:p>49.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]+[.Q10]" office:value-type="float" office:value="0.0171807028067316" calcext:value-type="float">
            <text:p>0.017180702806732</text:p>
          </table:table-cell>
          <table:table-cell table:formula="of:= 1 - [.$J$1]^(-[.R10] * [.$H$1])" office:value-type="float" office:value="0.82058799051485" calcext:value-type="float">
            <text:p>0.82058799051485</text:p>
          </table:table-cell>
          <table:table-cell table:formula="of:=[.P10]/[.R10] * 100" office:value-type="float" office:value="12.6928032645856" calcext:value-type="float">
            <text:p>12.7</text:p>
          </table:table-cell>
          <table:table-cell table:formula="of:=[.Q10]/[.R10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0]+[.W10]" office:value-type="float" office:value="0.01906579" calcext:value-type="float">
            <text:p>0.01906579</text:p>
          </table:table-cell>
          <table:table-cell table:formula="of:= 1 - [.$J$1]^(-[.X10] * [.$H$1])" office:value-type="float" office:value="0.851412180780501" calcext:value-type="float">
            <text:p>0.851412180780501</text:p>
          </table:table-cell>
          <table:table-cell table:formula="of:=[.V10]/[.X10] * 100" office:value-type="float" office:value="1.65631741459441" calcext:value-type="float">
            <text:p>1.7</text:p>
          </table:table-cell>
          <table:table-cell table:formula="of:=[.W10]/[.X10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 0.49748743718593 * (10 / [.A11])" office:value-type="float" office:value="0.829145728643217" calcext:value-type="float">
            <text:p>0.829</text:p>
          </table:table-cell>
          <table:table-cell table:style-name="Default" table:formula="of:= 1 - [.$J$1]^(-[.B11] * [.$H$1])" office:value-type="float" office:value="1" calcext:value-type="float">
            <text:p>1</text:p>
          </table:table-cell>
          <table:table-cell office:value-type="float" office:value="0.100090991810737" calcext:value-type="float">
            <text:p>0.100090991810737</text:p>
          </table:table-cell>
          <table:table-cell office:value-type="float" office:value="0.0075" calcext:value-type="float">
            <text:p>0.0075</text:p>
          </table:table-cell>
          <table:table-cell table:formula="of:=[.D11]+[.E11]" office:value-type="float" office:value="0.107590991810737" calcext:value-type="float">
            <text:p>0.107590991810737</text:p>
          </table:table-cell>
          <table:table-cell table:style-name="ce12" table:formula="of:= 1 - [.$J$1]^(-[.F11] * [.$H$1])" office:value-type="float" office:value="0.999978748856665" calcext:value-type="float">
            <text:p>1.000</text:p>
          </table:table-cell>
          <table:table-cell table:style-name="ce14" table:formula="of:=[.D11]/[.F11] * 100" office:value-type="float" office:value="93.0291561832674" calcext:value-type="float">
            <text:p>93.0</text:p>
          </table:table-cell>
          <table:table-cell table:style-name="ce14" table:formula="of:=[.E11]/[.F11] * 100" office:value-type="float" office:value="6.97084381673256" calcext:value-type="float">
            <text:p>7.0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125" calcext:value-type="float">
            <text:p>0.0125</text:p>
          </table:table-cell>
          <table:table-cell table:formula="of:=[.J11]+[.K11]" office:value-type="float" office:value="0.0238324175824176" calcext:value-type="float">
            <text:p>0.023832417582418</text:p>
          </table:table-cell>
          <table:table-cell table:style-name="ce2" table:formula="of:= 1 - [.$J$1]^(-[.L11] * [.$H$1])" office:value-type="float" office:value="0.907748977179654" calcext:value-type="float">
            <text:p>0.908</text:p>
          </table:table-cell>
          <table:table-cell table:style-name="ce16" table:formula="of:=[.J11]/[.L11] * 100" office:value-type="float" office:value="47.5504322766571" calcext:value-type="float">
            <text:p>47.6</text:p>
          </table:table-cell>
          <table:table-cell table:style-name="ce16" table:formula="of:=[.K11]/[.L11] * 100" office:value-type="float" office:value="52.4495677233429" calcext:value-type="float">
            <text:p>52.4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1]+[.Q11]" office:value-type="float" office:value="0.0171807028067316" calcext:value-type="float">
            <text:p>0.017180702806732</text:p>
          </table:table-cell>
          <table:table-cell table:formula="of:= 1 - [.$J$1]^(-[.R11] * [.$H$1])" office:value-type="float" office:value="0.82058799051485" calcext:value-type="float">
            <text:p>0.82058799051485</text:p>
          </table:table-cell>
          <table:table-cell table:formula="of:=[.P11]/[.R11] * 100" office:value-type="float" office:value="12.6928032645856" calcext:value-type="float">
            <text:p>12.7</text:p>
          </table:table-cell>
          <table:table-cell table:formula="of:=[.Q11]/[.R11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1]+[.W11]" office:value-type="float" office:value="0.01906579" calcext:value-type="float">
            <text:p>0.01906579</text:p>
          </table:table-cell>
          <table:table-cell table:formula="of:= 1 - [.$J$1]^(-[.X11] * [.$H$1])" office:value-type="float" office:value="0.851412180780501" calcext:value-type="float">
            <text:p>0.851412180780501</text:p>
          </table:table-cell>
          <table:table-cell table:formula="of:=[.V11]/[.X11] * 100" office:value-type="float" office:value="1.65631741459441" calcext:value-type="float">
            <text:p>1.7</text:p>
          </table:table-cell>
          <table:table-cell table:formula="of:=[.W11]/[.X11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 0.49748743718593 * (10 / [.A12])" office:value-type="float" office:value="0.710696338837043" calcext:value-type="float">
            <text:p>0.711</text:p>
          </table:table-cell>
          <table:table-cell table:style-name="Default" table:formula="of:= 1 - [.$J$1]^(-[.B12] * [.$H$1])" office:value-type="float" office:value="1" calcext:value-type="float">
            <text:p>1</text:p>
          </table:table-cell>
          <table:table-cell office:value-type="float" office:value="0.0869030898876405" calcext:value-type="float">
            <text:p>0.086903089887641</text:p>
          </table:table-cell>
          <table:table-cell office:value-type="float" office:value="0.0075" calcext:value-type="float">
            <text:p>0.0075</text:p>
          </table:table-cell>
          <table:table-cell table:formula="of:=[.D12]+[.E12]" office:value-type="float" office:value="0.0944030898876405" calcext:value-type="float">
            <text:p>0.094403089887641</text:p>
          </table:table-cell>
          <table:table-cell table:style-name="ce12" table:formula="of:= 1 - [.$J$1]^(-[.F12] * [.$H$1])" office:value-type="float" office:value="0.999920544193544" calcext:value-type="float">
            <text:p>1.000</text:p>
          </table:table-cell>
          <table:table-cell table:style-name="ce14" table:formula="of:=[.D12]/[.F12] * 100" office:value-type="float" office:value="92.0553447891096" calcext:value-type="float">
            <text:p>92.1</text:p>
          </table:table-cell>
          <table:table-cell table:style-name="ce14" table:formula="of:=[.E12]/[.F12] * 100" office:value-type="float" office:value="7.94465521089042" calcext:value-type="float">
            <text:p>7.9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140625" calcext:value-type="float">
            <text:p>0.0140625</text:p>
          </table:table-cell>
          <table:table-cell table:formula="of:=[.J12]+[.K12]" office:value-type="float" office:value="0.0253949175824176" calcext:value-type="float">
            <text:p>0.025394917582418</text:p>
          </table:table-cell>
          <table:table-cell table:style-name="ce2" table:formula="of:= 1 - [.$J$1]^(-[.L12] * [.$H$1])" office:value-type="float" office:value="0.921093519469334" calcext:value-type="float">
            <text:p>0.921</text:p>
          </table:table-cell>
          <table:table-cell table:style-name="ce16" table:formula="of:=[.J12]/[.L12] * 100" office:value-type="float" office:value="44.6247464503043" calcext:value-type="float">
            <text:p>44.6</text:p>
          </table:table-cell>
          <table:table-cell table:style-name="ce16" table:formula="of:=[.K12]/[.L12] * 100" office:value-type="float" office:value="55.3752535496957" calcext:value-type="float">
            <text:p>55.4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2]+[.Q12]" office:value-type="float" office:value="0.0171807028067316" calcext:value-type="float">
            <text:p>0.017180702806732</text:p>
          </table:table-cell>
          <table:table-cell table:formula="of:= 1 - [.$J$1]^(-[.R12] * [.$H$1])" office:value-type="float" office:value="0.82058799051485" calcext:value-type="float">
            <text:p>0.82058799051485</text:p>
          </table:table-cell>
          <table:table-cell table:formula="of:=[.P12]/[.R12] * 100" office:value-type="float" office:value="12.6928032645856" calcext:value-type="float">
            <text:p>12.7</text:p>
          </table:table-cell>
          <table:table-cell table:formula="of:=[.Q12]/[.R12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2]+[.W12]" office:value-type="float" office:value="0.01906579" calcext:value-type="float">
            <text:p>0.01906579</text:p>
          </table:table-cell>
          <table:table-cell table:formula="of:= 1 - [.$J$1]^(-[.X12] * [.$H$1])" office:value-type="float" office:value="0.851412180780501" calcext:value-type="float">
            <text:p>0.851412180780501</text:p>
          </table:table-cell>
          <table:table-cell table:formula="of:=[.V12]/[.X12] * 100" office:value-type="float" office:value="1.65631741459441" calcext:value-type="float">
            <text:p>1.7</text:p>
          </table:table-cell>
          <table:table-cell table:formula="of:=[.W12]/[.X12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 0.49748743718593 * (10 / [.A13])" office:value-type="float" office:value="0.621859296482413" calcext:value-type="float">
            <text:p>0.622</text:p>
          </table:table-cell>
          <table:table-cell table:style-name="Default" table:formula="of:= 1 - [.$J$1]^(-[.B13] * [.$H$1])" office:value-type="float" office:value="1" calcext:value-type="float">
            <text:p>1</text:p>
          </table:table-cell>
          <table:table-cell office:value-type="float" office:value="0.0786151036290003" calcext:value-type="float">
            <text:p>0.078615103629</text:p>
          </table:table-cell>
          <table:table-cell office:value-type="float" office:value="0.0075" calcext:value-type="float">
            <text:p>0.0075</text:p>
          </table:table-cell>
          <table:table-cell table:formula="of:=[.D13]+[.E13]" office:value-type="float" office:value="0.0861151036290003" calcext:value-type="float">
            <text:p>0.086115103629</text:p>
          </table:table-cell>
          <table:table-cell table:style-name="ce12" table:formula="of:= 1 - [.$J$1]^(-[.F13] * [.$H$1])" office:value-type="float" office:value="0.999818001280448" calcext:value-type="float">
            <text:p>1.000</text:p>
          </table:table-cell>
          <table:table-cell table:style-name="ce14" table:formula="of:=[.D13]/[.F13] * 100" office:value-type="float" office:value="91.2907263837115" calcext:value-type="float">
            <text:p>91.3</text:p>
          </table:table-cell>
          <table:table-cell table:style-name="ce14" table:formula="of:=[.E13]/[.F13] * 100" office:value-type="float" office:value="8.70927361628847" calcext:value-type="float">
            <text:p>8.7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160714285714286" calcext:value-type="float">
            <text:p>0.016071428571429</text:p>
          </table:table-cell>
          <table:table-cell table:formula="of:=[.J13]+[.K13]" office:value-type="float" office:value="0.0274038461538462" calcext:value-type="float">
            <text:p>0.027403846153846</text:p>
          </table:table-cell>
          <table:table-cell table:style-name="ce2" table:formula="of:= 1 - [.$J$1]^(-[.L13] * [.$H$1])" office:value-type="float" office:value="0.935454494242564" calcext:value-type="float">
            <text:p>0.935</text:p>
          </table:table-cell>
          <table:table-cell table:style-name="ce16" table:formula="of:=[.J13]/[.L13] * 100" office:value-type="float" office:value="41.3533834586466" calcext:value-type="float">
            <text:p>41.4</text:p>
          </table:table-cell>
          <table:table-cell table:style-name="ce16" table:formula="of:=[.K13]/[.L13] * 100" office:value-type="float" office:value="58.6466165413534" calcext:value-type="float">
            <text:p>58.6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3]+[.Q13]" office:value-type="float" office:value="0.0171807028067316" calcext:value-type="float">
            <text:p>0.017180702806732</text:p>
          </table:table-cell>
          <table:table-cell table:formula="of:= 1 - [.$J$1]^(-[.R13] * [.$H$1])" office:value-type="float" office:value="0.82058799051485" calcext:value-type="float">
            <text:p>0.82058799051485</text:p>
          </table:table-cell>
          <table:table-cell table:formula="of:=[.P13]/[.R13] * 100" office:value-type="float" office:value="12.6928032645856" calcext:value-type="float">
            <text:p>12.7</text:p>
          </table:table-cell>
          <table:table-cell table:formula="of:=[.Q13]/[.R13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3]+[.W13]" office:value-type="float" office:value="0.01906579" calcext:value-type="float">
            <text:p>0.01906579</text:p>
          </table:table-cell>
          <table:table-cell table:formula="of:= 1 - [.$J$1]^(-[.X13] * [.$H$1])" office:value-type="float" office:value="0.851412180780501" calcext:value-type="float">
            <text:p>0.851412180780501</text:p>
          </table:table-cell>
          <table:table-cell table:formula="of:=[.V13]/[.X13] * 100" office:value-type="float" office:value="1.65631741459441" calcext:value-type="float">
            <text:p>1.7</text:p>
          </table:table-cell>
          <table:table-cell table:formula="of:=[.W13]/[.X13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 0.49748743718593 * (10 / [.A14])" office:value-type="float" office:value="0.552763819095478" calcext:value-type="float">
            <text:p>0.553</text:p>
          </table:table-cell>
          <table:table-cell table:style-name="Default" table:formula="of:= 1 - [.$J$1]^(-[.B14] * [.$H$1])" office:value-type="float" office:value="1" calcext:value-type="float">
            <text:p>1</text:p>
          </table:table-cell>
          <table:table-cell office:value-type="float" office:value="0.0741906474820144" calcext:value-type="float">
            <text:p>0.074190647482014</text:p>
          </table:table-cell>
          <table:table-cell office:value-type="float" office:value="0.0075" calcext:value-type="float">
            <text:p>0.0075</text:p>
          </table:table-cell>
          <table:table-cell table:formula="of:=[.D14]+[.E14]" office:value-type="float" office:value="0.0816906474820144" calcext:value-type="float">
            <text:p>0.081690647482014</text:p>
          </table:table-cell>
          <table:table-cell table:style-name="ce12" table:formula="of:= 1 - [.$J$1]^(-[.F14] * [.$H$1])" office:value-type="float" office:value="0.999716717312669" calcext:value-type="float">
            <text:p>1.000</text:p>
          </table:table-cell>
          <table:table-cell table:style-name="ce14" table:formula="of:=[.D14]/[.F14] * 100" office:value-type="float" office:value="90.8190224570674" calcext:value-type="float">
            <text:p>90.8</text:p>
          </table:table-cell>
          <table:table-cell table:style-name="ce14" table:formula="of:=[.E14]/[.F14] * 100" office:value-type="float" office:value="9.18097754293263" calcext:value-type="float">
            <text:p>9.2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1875" calcext:value-type="float">
            <text:p>0.01875</text:p>
          </table:table-cell>
          <table:table-cell table:formula="of:=[.J14]+[.K14]" office:value-type="float" office:value="0.0300824175824176" calcext:value-type="float">
            <text:p>0.030082417582418</text:p>
          </table:table-cell>
          <table:table-cell table:style-name="ce2" table:formula="of:= 1 - [.$J$1]^(-[.L14] * [.$H$1])" office:value-type="float" office:value="0.950621587690402" calcext:value-type="float">
            <text:p>0.951</text:p>
          </table:table-cell>
          <table:table-cell table:style-name="ce16" table:formula="of:=[.J14]/[.L14] * 100" office:value-type="float" office:value="37.6712328767124" calcext:value-type="float">
            <text:p>37.7</text:p>
          </table:table-cell>
          <table:table-cell table:style-name="ce16" table:formula="of:=[.K14]/[.L14] * 100" office:value-type="float" office:value="62.3287671232876" calcext:value-type="float">
            <text:p>62.3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4]+[.Q14]" office:value-type="float" office:value="0.0171807028067316" calcext:value-type="float">
            <text:p>0.017180702806732</text:p>
          </table:table-cell>
          <table:table-cell table:formula="of:= 1 - [.$J$1]^(-[.R14] * [.$H$1])" office:value-type="float" office:value="0.82058799051485" calcext:value-type="float">
            <text:p>0.82058799051485</text:p>
          </table:table-cell>
          <table:table-cell table:formula="of:=[.P14]/[.R14] * 100" office:value-type="float" office:value="12.6928032645856" calcext:value-type="float">
            <text:p>12.7</text:p>
          </table:table-cell>
          <table:table-cell table:formula="of:=[.Q14]/[.R14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4]+[.W14]" office:value-type="float" office:value="0.01906579" calcext:value-type="float">
            <text:p>0.01906579</text:p>
          </table:table-cell>
          <table:table-cell table:formula="of:= 1 - [.$J$1]^(-[.X14] * [.$H$1])" office:value-type="float" office:value="0.851412180780501" calcext:value-type="float">
            <text:p>0.851412180780501</text:p>
          </table:table-cell>
          <table:table-cell table:formula="of:=[.V14]/[.X14] * 100" office:value-type="float" office:value="1.65631741459441" calcext:value-type="float">
            <text:p>1.7</text:p>
          </table:table-cell>
          <table:table-cell table:formula="of:=[.W14]/[.X14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 0.49748743718593 * (10 / [.A15])" office:value-type="float" office:value="0.49748743718593" calcext:value-type="float">
            <text:p>0.497</text:p>
          </table:table-cell>
          <table:table-cell table:style-name="Default" table:formula="of:= 1 - [.$J$1]^(-[.B15] * [.$H$1])" office:value-type="float" office:value="1" calcext:value-type="float">
            <text:p>1</text:p>
          </table:table-cell>
          <table:table-cell office:value-type="float" office:value="0.0733605038903298" calcext:value-type="float">
            <text:p>0.07336050389033</text:p>
          </table:table-cell>
          <table:table-cell office:value-type="float" office:value="0.0075" calcext:value-type="float">
            <text:p>0.0075</text:p>
          </table:table-cell>
          <table:table-cell table:formula="of:=[.D15]+[.E15]" office:value-type="float" office:value="0.0808605038903298" calcext:value-type="float">
            <text:p>0.08086050389033</text:p>
          </table:table-cell>
          <table:table-cell table:style-name="ce12" table:formula="of:= 1 - [.$J$1]^(-[.F15] * [.$H$1])" office:value-type="float" office:value="0.999692197095202" calcext:value-type="float">
            <text:p>1.000</text:p>
          </table:table-cell>
          <table:table-cell table:style-name="ce14" table:formula="of:=[.D15]/[.F15] * 100" office:value-type="float" office:value="90.7247671741297" calcext:value-type="float">
            <text:p>90.7</text:p>
          </table:table-cell>
          <table:table-cell table:style-name="ce14" table:formula="of:=[.E15]/[.F15] * 100" office:value-type="float" office:value="9.2752328258703" calcext:value-type="float">
            <text:p>9.3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225" calcext:value-type="float">
            <text:p>0.0225</text:p>
          </table:table-cell>
          <table:table-cell table:formula="of:=[.J15]+[.K15]" office:value-type="float" office:value="0.0338324175824176" calcext:value-type="float">
            <text:p>0.033832417582418</text:p>
          </table:table-cell>
          <table:table-cell table:style-name="ce2" table:formula="of:= 1 - [.$J$1]^(-[.L15] * [.$H$1])" office:value-type="float" office:value="0.966062747419015" calcext:value-type="float">
            <text:p>0.966</text:p>
          </table:table-cell>
          <table:table-cell table:style-name="ce16" table:formula="of:=[.J15]/[.L15] * 100" office:value-type="float" office:value="33.495736906212" calcext:value-type="float">
            <text:p>33.5</text:p>
          </table:table-cell>
          <table:table-cell table:style-name="ce16" table:formula="of:=[.K15]/[.L15] * 100" office:value-type="float" office:value="66.504263093788" calcext:value-type="float">
            <text:p>66.5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5]+[.Q15]" office:value-type="float" office:value="0.0171807028067316" calcext:value-type="float">
            <text:p>0.017180702806732</text:p>
          </table:table-cell>
          <table:table-cell table:formula="of:= 1 - [.$J$1]^(-[.R15] * [.$H$1])" office:value-type="float" office:value="0.82058799051485" calcext:value-type="float">
            <text:p>0.82058799051485</text:p>
          </table:table-cell>
          <table:table-cell table:formula="of:=[.P15]/[.R15] * 100" office:value-type="float" office:value="12.6928032645856" calcext:value-type="float">
            <text:p>12.7</text:p>
          </table:table-cell>
          <table:table-cell table:formula="of:=[.Q15]/[.R15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5]+[.W15]" office:value-type="float" office:value="0.01906579" calcext:value-type="float">
            <text:p>0.01906579</text:p>
          </table:table-cell>
          <table:table-cell table:formula="of:= 1 - [.$J$1]^(-[.X15] * [.$H$1])" office:value-type="float" office:value="0.851412180780501" calcext:value-type="float">
            <text:p>0.851412180780501</text:p>
          </table:table-cell>
          <table:table-cell table:formula="of:=[.V15]/[.X15] * 100" office:value-type="float" office:value="1.65631741459441" calcext:value-type="float">
            <text:p>1.7</text:p>
          </table:table-cell>
          <table:table-cell table:formula="of:=[.W15]/[.X15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 0.49748743718593 * (10 / [.A16])" office:value-type="float" office:value="0.452261306532664" calcext:value-type="float">
            <text:p>0.452</text:p>
          </table:table-cell>
          <table:table-cell table:style-name="Default" table:formula="of:= 1 - [.$J$1]^(-[.B16] * [.$H$1])" office:value-type="float" office:value="1" calcext:value-type="float">
            <text:p>1</text:p>
          </table:table-cell>
          <table:table-cell office:value-type="float" office:value="0.0767679900744417" calcext:value-type="float">
            <text:p>0.076767990074442</text:p>
          </table:table-cell>
          <table:table-cell office:value-type="float" office:value="0.0075" calcext:value-type="float">
            <text:p>0.0075</text:p>
          </table:table-cell>
          <table:table-cell table:formula="of:=[.D16]+[.E16]" office:value-type="float" office:value="0.0842679900744417" calcext:value-type="float">
            <text:p>0.084267990074442</text:p>
          </table:table-cell>
          <table:table-cell table:style-name="ce12" table:formula="of:= 1 - [.$J$1]^(-[.F16] * [.$H$1])" office:value-type="float" office:value="0.999781078981481" calcext:value-type="float">
            <text:p>1.000</text:p>
          </table:table-cell>
          <table:table-cell table:style-name="ce14" table:formula="of:=[.D16]/[.F16] * 100" office:value-type="float" office:value="91.0998233215548" calcext:value-type="float">
            <text:p>91.1</text:p>
          </table:table-cell>
          <table:table-cell table:style-name="ce14" table:formula="of:=[.E16]/[.F16] * 100" office:value-type="float" office:value="8.90017667844523" calcext:value-type="float">
            <text:p>8.9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28125" calcext:value-type="float">
            <text:p>0.028125</text:p>
          </table:table-cell>
          <table:table-cell table:formula="of:=[.J16]+[.K16]" office:value-type="float" office:value="0.0394574175824176" calcext:value-type="float">
            <text:p>0.039457417582418</text:p>
          </table:table-cell>
          <table:table-cell table:style-name="ce2" table:formula="of:= 1 - [.$J$1]^(-[.L16] * [.$H$1])" office:value-type="float" office:value="0.980663137047207" calcext:value-type="float">
            <text:p>0.981</text:p>
          </table:table-cell>
          <table:table-cell table:style-name="ce16" table:formula="of:=[.J16]/[.L16] * 100" office:value-type="float" office:value="28.7206266318538" calcext:value-type="float">
            <text:p>28.7</text:p>
          </table:table-cell>
          <table:table-cell table:style-name="ce16" table:formula="of:=[.K16]/[.L16] * 100" office:value-type="float" office:value="71.2793733681462" calcext:value-type="float">
            <text:p>71.3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6]+[.Q16]" office:value-type="float" office:value="0.0171807028067316" calcext:value-type="float">
            <text:p>0.017180702806732</text:p>
          </table:table-cell>
          <table:table-cell table:formula="of:= 1 - [.$J$1]^(-[.R16] * [.$H$1])" office:value-type="float" office:value="0.82058799051485" calcext:value-type="float">
            <text:p>0.82058799051485</text:p>
          </table:table-cell>
          <table:table-cell table:formula="of:=[.P16]/[.R16] * 100" office:value-type="float" office:value="12.6928032645856" calcext:value-type="float">
            <text:p>12.7</text:p>
          </table:table-cell>
          <table:table-cell table:formula="of:=[.Q16]/[.R16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6]+[.W16]" office:value-type="float" office:value="0.01906579" calcext:value-type="float">
            <text:p>0.01906579</text:p>
          </table:table-cell>
          <table:table-cell table:formula="of:= 1 - [.$J$1]^(-[.X16] * [.$H$1])" office:value-type="float" office:value="0.851412180780501" calcext:value-type="float">
            <text:p>0.851412180780501</text:p>
          </table:table-cell>
          <table:table-cell table:formula="of:=[.V16]/[.X16] * 100" office:value-type="float" office:value="1.65631741459441" calcext:value-type="float">
            <text:p>1.7</text:p>
          </table:table-cell>
          <table:table-cell table:formula="of:=[.W16]/[.X16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 0.49748743718593 * (10 / [.A17])" office:value-type="float" office:value="0.414572864321608" calcext:value-type="float">
            <text:p>0.415</text:p>
          </table:table-cell>
          <table:table-cell table:style-name="Default" table:formula="of:= 1 - [.$J$1]^(-[.B17] * [.$H$1])" office:value-type="float" office:value="1" calcext:value-type="float">
            <text:p>1</text:p>
          </table:table-cell>
          <table:table-cell office:value-type="float" office:value="0.0868649644643327" calcext:value-type="float">
            <text:p>0.086864964464333</text:p>
          </table:table-cell>
          <table:table-cell office:value-type="float" office:value="0.0075" calcext:value-type="float">
            <text:p>0.0075</text:p>
          </table:table-cell>
          <table:table-cell table:formula="of:=[.D17]+[.E17]" office:value-type="float" office:value="0.0943649644643327" calcext:value-type="float">
            <text:p>0.094364964464333</text:p>
          </table:table-cell>
          <table:table-cell table:style-name="ce12" table:formula="of:= 1 - [.$J$1]^(-[.F17] * [.$H$1])" office:value-type="float" office:value="0.999920240686701" calcext:value-type="float">
            <text:p>1.000</text:p>
          </table:table-cell>
          <table:table-cell table:style-name="ce14" table:formula="of:=[.D17]/[.F17] * 100" office:value-type="float" office:value="92.0521349819034" calcext:value-type="float">
            <text:p>92.1</text:p>
          </table:table-cell>
          <table:table-cell table:style-name="ce14" table:formula="of:=[.E17]/[.F17] * 100" office:value-type="float" office:value="7.94786501809661" calcext:value-type="float">
            <text:p>7.9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375" calcext:value-type="float">
            <text:p>0.0375</text:p>
          </table:table-cell>
          <table:table-cell table:formula="of:=[.J17]+[.K17]" office:value-type="float" office:value="0.0488324175824176" calcext:value-type="float">
            <text:p>0.048832417582418</text:p>
          </table:table-cell>
          <table:table-cell table:style-name="ce2" table:formula="of:= 1 - [.$J$1]^(-[.L17] * [.$H$1])" office:value-type="float" office:value="0.99242757611341" calcext:value-type="float">
            <text:p>0.992</text:p>
          </table:table-cell>
          <table:table-cell table:style-name="ce16" table:formula="of:=[.J17]/[.L17] * 100" office:value-type="float" office:value="23.2067510548523" calcext:value-type="float">
            <text:p>23.2</text:p>
          </table:table-cell>
          <table:table-cell table:style-name="ce16" table:formula="of:=[.K17]/[.L17] * 100" office:value-type="float" office:value="76.7932489451477" calcext:value-type="float">
            <text:p>76.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7]+[.Q17]" office:value-type="float" office:value="0.0171807028067316" calcext:value-type="float">
            <text:p>0.017180702806732</text:p>
          </table:table-cell>
          <table:table-cell table:formula="of:= 1 - [.$J$1]^(-[.R17] * [.$H$1])" office:value-type="float" office:value="0.82058799051485" calcext:value-type="float">
            <text:p>0.82058799051485</text:p>
          </table:table-cell>
          <table:table-cell table:formula="of:=[.P17]/[.R17] * 100" office:value-type="float" office:value="12.6928032645856" calcext:value-type="float">
            <text:p>12.7</text:p>
          </table:table-cell>
          <table:table-cell table:formula="of:=[.Q17]/[.R17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7]+[.W17]" office:value-type="float" office:value="0.01906579" calcext:value-type="float">
            <text:p>0.01906579</text:p>
          </table:table-cell>
          <table:table-cell table:formula="of:= 1 - [.$J$1]^(-[.X17] * [.$H$1])" office:value-type="float" office:value="0.851412180780501" calcext:value-type="float">
            <text:p>0.851412180780501</text:p>
          </table:table-cell>
          <table:table-cell table:formula="of:=[.V17]/[.X17] * 100" office:value-type="float" office:value="1.65631741459441" calcext:value-type="float">
            <text:p>1.7</text:p>
          </table:table-cell>
          <table:table-cell table:formula="of:=[.W17]/[.X17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 0.49748743718593 * (10 / [.A18])" office:value-type="float" office:value="0.382682643989177" calcext:value-type="float">
            <text:p>0.383</text:p>
          </table:table-cell>
          <table:table-cell table:style-name="Default" table:formula="of:= 1 - [.$J$1]^(-[.B18] * [.$H$1])" office:value-type="float" office:value="1" calcext:value-type="float">
            <text:p>1</text:p>
          </table:table-cell>
          <table:table-cell office:value-type="float" office:value="0.111889692585895" calcext:value-type="float">
            <text:p>0.111889692585895</text:p>
          </table:table-cell>
          <table:table-cell office:value-type="float" office:value="0.0075" calcext:value-type="float">
            <text:p>0.0075</text:p>
          </table:table-cell>
          <table:table-cell table:formula="of:=[.D18]+[.E18]" office:value-type="float" office:value="0.119389692585895" calcext:value-type="float">
            <text:p>0.119389692585895</text:p>
          </table:table-cell>
          <table:table-cell table:style-name="ce12" table:formula="of:= 1 - [.$J$1]^(-[.F18] * [.$H$1])" office:value-type="float" office:value="0.999993469127516" calcext:value-type="float">
            <text:p>1.000</text:p>
          </table:table-cell>
          <table:table-cell table:style-name="ce14" table:formula="of:=[.D18]/[.F18] * 100" office:value-type="float" office:value="93.7180506645462" calcext:value-type="float">
            <text:p>93.7</text:p>
          </table:table-cell>
          <table:table-cell table:style-name="ce14" table:formula="of:=[.E18]/[.F18] * 100" office:value-type="float" office:value="6.28194933545383" calcext:value-type="float">
            <text:p>6.3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5625" calcext:value-type="float">
            <text:p>0.05625</text:p>
          </table:table-cell>
          <table:table-cell table:formula="of:=[.J18]+[.K18]" office:value-type="float" office:value="0.0675824175824176" calcext:value-type="float">
            <text:p>0.067582417582418</text:p>
          </table:table-cell>
          <table:table-cell table:style-name="ce2" table:formula="of:= 1 - [.$J$1]^(-[.L18] * [.$H$1])" office:value-type="float" office:value="0.998838731323343" calcext:value-type="float">
            <text:p>0.999</text:p>
          </table:table-cell>
          <table:table-cell table:style-name="ce16" table:formula="of:=[.J18]/[.L18] * 100" office:value-type="float" office:value="16.7682926829268" calcext:value-type="float">
            <text:p>16.8</text:p>
          </table:table-cell>
          <table:table-cell table:style-name="ce16" table:formula="of:=[.K18]/[.L18] * 100" office:value-type="float" office:value="83.2317073170731" calcext:value-type="float">
            <text:p>83.2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8]+[.Q18]" office:value-type="float" office:value="0.0171807028067316" calcext:value-type="float">
            <text:p>0.017180702806732</text:p>
          </table:table-cell>
          <table:table-cell table:formula="of:= 1 - [.$J$1]^(-[.R18] * [.$H$1])" office:value-type="float" office:value="0.82058799051485" calcext:value-type="float">
            <text:p>0.82058799051485</text:p>
          </table:table-cell>
          <table:table-cell table:formula="of:=[.P18]/[.R18] * 100" office:value-type="float" office:value="12.6928032645856" calcext:value-type="float">
            <text:p>12.7</text:p>
          </table:table-cell>
          <table:table-cell table:formula="of:=[.Q18]/[.R18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8]+[.W18]" office:value-type="float" office:value="0.01906579" calcext:value-type="float">
            <text:p>0.01906579</text:p>
          </table:table-cell>
          <table:table-cell table:formula="of:= 1 - [.$J$1]^(-[.X18] * [.$H$1])" office:value-type="float" office:value="0.851412180780501" calcext:value-type="float">
            <text:p>0.851412180780501</text:p>
          </table:table-cell>
          <table:table-cell table:formula="of:=[.V18]/[.X18] * 100" office:value-type="float" office:value="1.65631741459441" calcext:value-type="float">
            <text:p>1.7</text:p>
          </table:table-cell>
          <table:table-cell table:formula="of:=[.W18]/[.X18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 0.49748743718593 * (10 / [.A19])" office:value-type="float" office:value="0.355348169418521" calcext:value-type="float">
            <text:p>0.355</text:p>
          </table:table-cell>
          <table:table-cell table:style-name="Default" table:formula="of:= 1 - [.$J$1]^(-[.B19] * [.$H$1])" office:value-type="float" office:value="1" calcext:value-type="float">
            <text:p>1</text:p>
          </table:table-cell>
          <table:table-cell table:style-name="ce2" office:value-type="float" office:value="0.194155716807217" calcext:value-type="float">
            <text:p>0.194</text:p>
          </table:table-cell>
          <table:table-cell office:value-type="float" office:value="0.0075" calcext:value-type="float">
            <text:p>0.0075</text:p>
          </table:table-cell>
          <table:table-cell table:formula="of:=[.D19]+[.E19]" office:value-type="float" office:value="0.201655716807217" calcext:value-type="float">
            <text:p>0.201655716807217</text:p>
          </table:table-cell>
          <table:table-cell table:style-name="ce12" table:formula="of:= 1 - [.$J$1]^(-[.F19] * [.$H$1])" office:value-type="float" office:value="0.999999998253362" calcext:value-type="float">
            <text:p>1.000</text:p>
          </table:table-cell>
          <table:table-cell table:style-name="ce14" table:formula="of:=[.D19]/[.F19] * 100" office:value-type="float" office:value="96.2807897942363" calcext:value-type="float">
            <text:p>96.3</text:p>
          </table:table-cell>
          <table:table-cell table:style-name="ce14" table:formula="of:=[.E19]/[.F19] * 100" office:value-type="float" office:value="3.71921020576372" calcext:value-type="float">
            <text:p>3.7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1125" calcext:value-type="float">
            <text:p>0.1125</text:p>
          </table:table-cell>
          <table:table-cell table:formula="of:=[.J19]+[.K19]" office:value-type="float" office:value="0.123832417582418" calcext:value-type="float">
            <text:p>0.123832417582418</text:p>
          </table:table-cell>
          <table:table-cell table:style-name="ce2" table:formula="of:= 1 - [.$J$1]^(-[.L19] * [.$H$1])" office:value-type="float" office:value="0.999995811812686" calcext:value-type="float">
            <text:p>1.000</text:p>
          </table:table-cell>
          <table:table-cell table:style-name="ce16" table:formula="of:=[.J19]/[.L19] * 100" office:value-type="float" office:value="9.15141430948421" calcext:value-type="float">
            <text:p>9.2</text:p>
          </table:table-cell>
          <table:table-cell table:style-name="ce16" table:formula="of:=[.K19]/[.L19] * 100" office:value-type="float" office:value="90.8485856905158" calcext:value-type="float">
            <text:p>90.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9]+[.Q19]" office:value-type="float" office:value="0.0171807028067316" calcext:value-type="float">
            <text:p>0.017180702806732</text:p>
          </table:table-cell>
          <table:table-cell table:formula="of:= 1 - [.$J$1]^(-[.R19] * [.$H$1])" office:value-type="float" office:value="0.82058799051485" calcext:value-type="float">
            <text:p>0.82058799051485</text:p>
          </table:table-cell>
          <table:table-cell table:formula="of:=[.P19]/[.R19] * 100" office:value-type="float" office:value="12.6928032645856" calcext:value-type="float">
            <text:p>12.7</text:p>
          </table:table-cell>
          <table:table-cell table:formula="of:=[.Q19]/[.R19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9]+[.W19]" office:value-type="float" office:value="0.01906579" calcext:value-type="float">
            <text:p>0.01906579</text:p>
          </table:table-cell>
          <table:table-cell table:formula="of:= 1 - [.$J$1]^(-[.X19] * [.$H$1])" office:value-type="float" office:value="0.851412180780501" calcext:value-type="float">
            <text:p>0.851412180780501</text:p>
          </table:table-cell>
          <table:table-cell table:formula="of:=[.V19]/[.X19] * 100" office:value-type="float" office:value="1.65631741459441" calcext:value-type="float">
            <text:p>1.7</text:p>
          </table:table-cell>
          <table:table-cell table:formula="of:=[.W19]/[.X19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 0.49748743718593 * (10 / [.A20])" office:value-type="float" office:value="0.331658291457287" calcext:value-type="float">
            <text:p>0.332</text:p>
          </table:table-cell>
          <table:table-cell table:style-name="Default" table:formula="of:= 1 - [.$J$1]^(-[.B20] * [.$H$1])" office:value-type="float" office:value="0.999999999999996" calcext:value-type="float">
            <text:p>0.999999999999996</text:p>
          </table:table-cell>
          <table:table-cell table:style-name="ce5"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D20]+[.E20]" office:value-type="float" office:value="0.0188324175824176" calcext:value-type="float">
            <text:p>0.018832417582418</text:p>
          </table:table-cell>
          <table:table-cell table:style-name="Default" table:formula="of:= 1 - [.$J$1]^(-[.F20] * [.$H$1])" office:value-type="float" office:value="0.847903771633131" calcext:value-type="float">
            <text:p>0.847903771633131</text:p>
          </table:table-cell>
          <table:table-cell table:style-name="Default" table:formula="of:=[.D20]/[.F20] * 100" office:value-type="float" office:value="60.1750547045952" calcext:value-type="float">
            <text:p>60.1750547045952</text:p>
          </table:table-cell>
          <table:table-cell table:style-name="Default" table:formula="of:=[.E20]/[.F20] * 100" office:value-type="float" office:value="39.8249452954048" calcext:value-type="float">
            <text:p>39.824945295404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20]+[.K20]" office:value-type="float" office:value="0.0188324175824176" calcext:value-type="float">
            <text:p>0.018832417582418</text:p>
          </table:table-cell>
          <table:table-cell table:style-name="ce2" table:formula="of:= 1 - [.$J$1]^(-[.L20] * [.$H$1])" office:value-type="float" office:value="0.847903771633131" calcext:value-type="float">
            <text:p>0.848</text:p>
          </table:table-cell>
          <table:table-cell table:style-name="ce16" table:formula="of:=[.J20]/[.L20] * 100" office:value-type="float" office:value="60.1750547045952" calcext:value-type="float">
            <text:p>60.2</text:p>
          </table:table-cell>
          <table:table-cell table:style-name="ce16" table:formula="of:=[.K20]/[.L20] * 100" office:value-type="float" office:value="39.8249452954048" calcext:value-type="float">
            <text:p>39.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20]+[.Q20]" office:value-type="float" office:value="0.0171807028067316" calcext:value-type="float">
            <text:p>0.017180702806732</text:p>
          </table:table-cell>
          <table:table-cell table:formula="of:= 1 - [.$J$1]^(-[.R20] * [.$H$1])" office:value-type="float" office:value="0.82058799051485" calcext:value-type="float">
            <text:p>0.82058799051485</text:p>
          </table:table-cell>
          <table:table-cell table:formula="of:=[.P20]/[.R20] * 100" office:value-type="float" office:value="12.6928032645856" calcext:value-type="float">
            <text:p>12.7</text:p>
          </table:table-cell>
          <table:table-cell table:formula="of:=[.Q20]/[.R20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0]+[.W20]" office:value-type="float" office:value="0.01906579" calcext:value-type="float">
            <text:p>0.01906579</text:p>
          </table:table-cell>
          <table:table-cell table:formula="of:= 1 - [.$J$1]^(-[.X20] * [.$H$1])" office:value-type="float" office:value="0.851412180780501" calcext:value-type="float">
            <text:p>0.851412180780501</text:p>
          </table:table-cell>
          <table:table-cell table:formula="of:=[.V20]/[.X20] * 100" office:value-type="float" office:value="1.65631741459441" calcext:value-type="float">
            <text:p>1.7</text:p>
          </table:table-cell>
          <table:table-cell table:formula="of:=[.W20]/[.X20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07159093369125" calcext:value-type="float">
            <text:p>0.010715909336913</text:p>
          </table:table-cell>
          <table:table-cell office:value-type="float" office:value="0.12" calcext:value-type="float">
            <text:p>0.12</text:p>
          </table:table-cell>
          <table:table-cell table:formula="of:=[.D21]+[.E21]" office:value-type="float" office:value="0.130715909336912" calcext:value-type="float">
            <text:p>0.130715909336912</text:p>
          </table:table-cell>
          <table:table-cell table:style-name="ce12" table:formula="of:= 1 - [.$J$1]^(-[.F21] * [.$H$1])" office:value-type="float" office:value="0.99999789583482" calcext:value-type="float">
            <text:p>1.000</text:p>
          </table:table-cell>
          <table:table-cell table:style-name="ce14" table:formula="of:=[.D21]/[.F21] * 100" office:value-type="float" office:value="8.19786160022257" calcext:value-type="float">
            <text:p>8.2</text:p>
          </table:table-cell>
          <table:table-cell table:style-name="ce14" table:formula="of:=[.E21]/[.F21] * 100" office:value-type="float" office:value="91.8021383997774" calcext:value-type="float">
            <text:p>91.8</text:p>
          </table:table-cell>
          <table:table-cell table:style-name="Default" office:value-type="float" office:value="0.169986263736264" calcext:value-type="float">
            <text:p>0.169986263736264</text:p>
          </table:table-cell>
          <table:table-cell office:value-type="float" office:value="0.0075" calcext:value-type="float">
            <text:p>0.0075</text:p>
          </table:table-cell>
          <table:table-cell table:formula="of:=[.J21]+[.K21]" office:value-type="float" office:value="0.177486263736264" calcext:value-type="float">
            <text:p>0.177486263736264</text:p>
          </table:table-cell>
          <table:table-cell table:style-name="ce2" table:formula="of:= 1 - [.$J$1]^(-[.L21] * [.$H$1])" office:value-type="float" office:value="0.99999998041746" calcext:value-type="float">
            <text:p>1.000</text:p>
          </table:table-cell>
          <table:table-cell table:style-name="ce16" table:formula="of:=[.J21]/[.L21] * 100" office:value-type="float" office:value="95.7743208729974" calcext:value-type="float">
            <text:p>95.8</text:p>
          </table:table-cell>
          <table:table-cell table:style-name="ce16" table:formula="of:=[.K21]/[.L21] * 100" office:value-type="float" office:value="4.22567912700255" calcext:value-type="float">
            <text:p>4.2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160714285714286" calcext:value-type="float">
            <text:p>0.016071428571429</text:p>
          </table:table-cell>
          <table:table-cell table:formula="of:=[.P21]+[.Q21]" office:value-type="float" office:value="0.0182521413781602" calcext:value-type="float">
            <text:p>0.01825214137816</text:p>
          </table:table-cell>
          <table:table-cell table:formula="of:= 1 - [.$J$1]^(-[.R21] * [.$H$1])" office:value-type="float" office:value="0.838816893533889" calcext:value-type="float">
            <text:p>0.838816893533889</text:p>
          </table:table-cell>
          <table:table-cell table:formula="of:=[.P21]/[.R21] * 100" office:value-type="float" office:value="11.9477093758485" calcext:value-type="float">
            <text:p>11.9</text:p>
          </table:table-cell>
          <table:table-cell table:formula="of:=[.Q21]/[.R21] * 100" office:value-type="float" office:value="88.0522906241515" calcext:value-type="float">
            <text:p>88.1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1]+[.W21]" office:value-type="float" office:value="0.01906579" calcext:value-type="float">
            <text:p>0.01906579</text:p>
          </table:table-cell>
          <table:table-cell table:formula="of:= 1 - [.$J$1]^(-[.X21] * [.$H$1])" office:value-type="float" office:value="0.851412180780501" calcext:value-type="float">
            <text:p>0.851412180780501</text:p>
          </table:table-cell>
          <table:table-cell table:formula="of:=[.V21]/[.X21] * 100" office:value-type="float" office:value="1.65631741459441" calcext:value-type="float">
            <text:p>1.7</text:p>
          </table:table-cell>
          <table:table-cell table:formula="of:=[.W21]/[.X21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02577917771883" calcext:value-type="float">
            <text:p>0.010257791777188</text:p>
          </table:table-cell>
          <table:table-cell office:value-type="float" office:value="0.06375" calcext:value-type="float">
            <text:p>0.06375</text:p>
          </table:table-cell>
          <table:table-cell table:formula="of:=[.D22]+[.E22]" office:value-type="float" office:value="0.0740077917771883" calcext:value-type="float">
            <text:p>0.074007791777188</text:p>
          </table:table-cell>
          <table:table-cell table:style-name="ce12" table:formula="of:= 1 - [.$J$1]^(-[.F22] * [.$H$1])" office:value-type="float" office:value="0.999389223613154" calcext:value-type="float">
            <text:p>0.999</text:p>
          </table:table-cell>
          <table:table-cell table:style-name="ce14" table:formula="of:=[.D22]/[.F22] * 100" office:value-type="float" office:value="13.8604213568092" calcext:value-type="float">
            <text:p>13.9</text:p>
          </table:table-cell>
          <table:table-cell table:style-name="ce14" table:formula="of:=[.E22]/[.F22] * 100" office:value-type="float" office:value="86.1395786431908" calcext:value-type="float">
            <text:p>86.1</text:p>
          </table:table-cell>
          <table:table-cell table:style-name="Default" office:value-type="float" office:value="0.0849931318681319" calcext:value-type="float">
            <text:p>0.084993131868132</text:p>
          </table:table-cell>
          <table:table-cell office:value-type="float" office:value="0.0075" calcext:value-type="float">
            <text:p>0.0075</text:p>
          </table:table-cell>
          <table:table-cell table:formula="of:=[.J22]+[.K22]" office:value-type="float" office:value="0.0924931318681319" calcext:value-type="float">
            <text:p>0.092493131868132</text:p>
          </table:table-cell>
          <table:table-cell table:style-name="ce2" table:formula="of:= 1 - [.$J$1]^(-[.L22] * [.$H$1])" office:value-type="float" office:value="0.999903822370653" calcext:value-type="float">
            <text:p>1.000</text:p>
          </table:table-cell>
          <table:table-cell table:style-name="ce16" table:formula="of:=[.J22]/[.L22] * 100" office:value-type="float" office:value="91.8912898195589" calcext:value-type="float">
            <text:p>91.9</text:p>
          </table:table-cell>
          <table:table-cell table:style-name="ce16" table:formula="of:=[.K22]/[.L22] * 100" office:value-type="float" office:value="8.10871018044108" calcext:value-type="float">
            <text:p>8.1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ce5" office:value-type="float" office:value="0.0173076923076923" calcext:value-type="float">
            <text:p>0.017307692307692</text:p>
          </table:table-cell>
          <table:table-cell table:formula="of:=[.P22]+[.Q22]" office:value-type="float" office:value="0.0194884051144239" calcext:value-type="float">
            <text:p>0.019488405114424</text:p>
          </table:table-cell>
          <table:table-cell table:formula="of:= 1 - [.$J$1]^(-[.R22] * [.$H$1])" office:value-type="float" office:value="0.85756088509863" calcext:value-type="float">
            <text:p>0.85756088509863</text:p>
          </table:table-cell>
          <table:table-cell table:formula="of:=[.P22]/[.R22] * 100" office:value-type="float" office:value="11.1897961579091" calcext:value-type="float">
            <text:p>11.2</text:p>
          </table:table-cell>
          <table:table-cell table:formula="of:=[.Q22]/[.R22] * 100" office:value-type="float" office:value="88.8102038420909" calcext:value-type="float">
            <text:p>88.8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2]+[.W22]" office:value-type="float" office:value="0.01906579" calcext:value-type="float">
            <text:p>0.01906579</text:p>
          </table:table-cell>
          <table:table-cell table:formula="of:= 1 - [.$J$1]^(-[.X22] * [.$H$1])" office:value-type="float" office:value="0.851412180780501" calcext:value-type="float">
            <text:p>0.851412180780501</text:p>
          </table:table-cell>
          <table:table-cell table:formula="of:=[.V22]/[.X22] * 100" office:value-type="float" office:value="1.65631741459441" calcext:value-type="float">
            <text:p>1.7</text:p>
          </table:table-cell>
          <table:table-cell table:formula="of:=[.W22]/[.X22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994095674177612" calcext:value-type="float">
            <text:p>0.009940956741776</text:p>
          </table:table-cell>
          <table:table-cell office:value-type="float" office:value="0.045" calcext:value-type="float">
            <text:p>0.045</text:p>
          </table:table-cell>
          <table:table-cell table:formula="of:=[.D23]+[.E23]" office:value-type="float" office:value="0.0549409567417761" calcext:value-type="float">
            <text:p>0.054940956741776</text:p>
          </table:table-cell>
          <table:table-cell table:style-name="ce12" table:formula="of:= 1 - [.$J$1]^(-[.F23] * [.$H$1])" office:value-type="float" office:value="0.995889028981723" calcext:value-type="float">
            <text:p>0.996</text:p>
          </table:table-cell>
          <table:table-cell table:style-name="ce14" table:formula="of:=[.D23]/[.F23] * 100" office:value-type="float" office:value="18.0938908444912" calcext:value-type="float">
            <text:p>18.1</text:p>
          </table:table-cell>
          <table:table-cell table:style-name="ce14" table:formula="of:=[.E23]/[.F23] * 100" office:value-type="float" office:value="81.9061091555088" calcext:value-type="float">
            <text:p>81.9</text:p>
          </table:table-cell>
          <table:table-cell table:style-name="ce5" office:value-type="float" office:value="0.0566620879120879" calcext:value-type="float">
            <text:p>0.056662087912088</text:p>
          </table:table-cell>
          <table:table-cell office:value-type="float" office:value="0.0075" calcext:value-type="float">
            <text:p>0.0075</text:p>
          </table:table-cell>
          <table:table-cell table:formula="of:=[.J23]+[.K23]" office:value-type="float" office:value="0.0641620879120879" calcext:value-type="float">
            <text:p>0.064162087912088</text:p>
          </table:table-cell>
          <table:table-cell table:style-name="ce2" table:formula="of:= 1 - [.$J$1]^(-[.L23] * [.$H$1])" office:value-type="float" office:value="0.998365158131972" calcext:value-type="float">
            <text:p>0.998</text:p>
          </table:table-cell>
          <table:table-cell table:style-name="ce16" table:formula="of:=[.J23]/[.L23] * 100" office:value-type="float" office:value="88.310854206808" calcext:value-type="float">
            <text:p>88.3</text:p>
          </table:table-cell>
          <table:table-cell table:style-name="ce16" table:formula="of:=[.K23]/[.L23] * 100" office:value-type="float" office:value="11.689145793192" calcext:value-type="float">
            <text:p>11.7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1875" calcext:value-type="float">
            <text:p>0.01875</text:p>
          </table:table-cell>
          <table:table-cell table:formula="of:=[.P23]+[.Q23]" office:value-type="float" office:value="0.0209307128067316" calcext:value-type="float">
            <text:p>0.020930712806732</text:p>
          </table:table-cell>
          <table:table-cell table:formula="of:= 1 - [.$J$1]^(-[.R23] * [.$H$1])" office:value-type="float" office:value="0.876692175620476" calcext:value-type="float">
            <text:p>0.876692175620476</text:p>
          </table:table-cell>
          <table:table-cell table:formula="of:=[.P23]/[.R23] * 100" office:value-type="float" office:value="10.418722127945" calcext:value-type="float">
            <text:p>10.4</text:p>
          </table:table-cell>
          <table:table-cell table:formula="of:=[.Q23]/[.R23] * 100" office:value-type="float" office:value="89.581277872055" calcext:value-type="float">
            <text:p>89.6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3]+[.W23]" office:value-type="float" office:value="0.01906579" calcext:value-type="float">
            <text:p>0.01906579</text:p>
          </table:table-cell>
          <table:table-cell table:formula="of:= 1 - [.$J$1]^(-[.X23] * [.$H$1])" office:value-type="float" office:value="0.851412180780501" calcext:value-type="float">
            <text:p>0.851412180780501</text:p>
          </table:table-cell>
          <table:table-cell table:formula="of:=[.V23]/[.X23] * 100" office:value-type="float" office:value="1.65631741459441" calcext:value-type="float">
            <text:p>1.7</text:p>
          </table:table-cell>
          <table:table-cell table:formula="of:=[.W23]/[.X23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975715524718127" calcext:value-type="float">
            <text:p>0.009757155247181</text:p>
          </table:table-cell>
          <table:table-cell office:value-type="float" office:value="0.035625" calcext:value-type="float">
            <text:p>0.035625</text:p>
          </table:table-cell>
          <table:table-cell table:formula="of:=[.D24]+[.E24]" office:value-type="float" office:value="0.0453821552471813" calcext:value-type="float">
            <text:p>0.045382155247181</text:p>
          </table:table-cell>
          <table:table-cell table:style-name="ce12" table:formula="of:= 1 - [.$J$1]^(-[.F24] * [.$H$1])" office:value-type="float" office:value="0.989307533074474" calcext:value-type="float">
            <text:p>0.989</text:p>
          </table:table-cell>
          <table:table-cell table:style-name="ce14" table:formula="of:=[.D24]/[.F24] * 100" office:value-type="float" office:value="21.4999820833483" calcext:value-type="float">
            <text:p>21.5</text:p>
          </table:table-cell>
          <table:table-cell table:style-name="ce14" table:formula="of:=[.E24]/[.F24] * 100" office:value-type="float" office:value="78.5000179166517" calcext:value-type="float">
            <text:p>78.5</text:p>
          </table:table-cell>
          <table:table-cell table:style-name="Default" office:value-type="float" office:value="0.0424965659340659" calcext:value-type="float">
            <text:p>0.042496565934066</text:p>
          </table:table-cell>
          <table:table-cell office:value-type="float" office:value="0.0075" calcext:value-type="float">
            <text:p>0.0075</text:p>
          </table:table-cell>
          <table:table-cell table:formula="of:=[.J24]+[.K24]" office:value-type="float" office:value="0.0499965659340659" calcext:value-type="float">
            <text:p>0.049996565934066</text:p>
          </table:table-cell>
          <table:table-cell table:style-name="ce2" table:formula="of:= 1 - [.$J$1]^(-[.L24] * [.$H$1])" office:value-type="float" office:value="0.993259740874768" calcext:value-type="float">
            <text:p>0.993</text:p>
          </table:table-cell>
          <table:table-cell table:style-name="ce16" table:formula="of:=[.J24]/[.L24] * 100" office:value-type="float" office:value="84.9989697094581" calcext:value-type="float">
            <text:p>85.0</text:p>
          </table:table-cell>
          <table:table-cell table:style-name="ce16" table:formula="of:=[.K24]/[.L24] * 100" office:value-type="float" office:value="15.0010302905419" calcext:value-type="float">
            <text:p>15.0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204545454545454" calcext:value-type="float">
            <text:p>0.020454545454545</text:p>
          </table:table-cell>
          <table:table-cell table:formula="of:=[.P24]+[.Q24]" office:value-type="float" office:value="0.022635258261277" calcext:value-type="float">
            <text:p>0.022635258261277</text:p>
          </table:table-cell>
          <table:table-cell table:formula="of:= 1 - [.$J$1]^(-[.R24] * [.$H$1])" office:value-type="float" office:value="0.896016803911805" calcext:value-type="float">
            <text:p>0.896016803911805</text:p>
          </table:table-cell>
          <table:table-cell table:formula="of:=[.P24]/[.R24] * 100" office:value-type="float" office:value="9.63414148652415" calcext:value-type="float">
            <text:p>9.6</text:p>
          </table:table-cell>
          <table:table-cell table:formula="of:=[.Q24]/[.R24] * 100" office:value-type="float" office:value="90.3658585134759" calcext:value-type="float">
            <text:p>90.4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4]+[.W24]" office:value-type="float" office:value="0.01906579" calcext:value-type="float">
            <text:p>0.01906579</text:p>
          </table:table-cell>
          <table:table-cell table:formula="of:= 1 - [.$J$1]^(-[.X24] * [.$H$1])" office:value-type="float" office:value="0.851412180780501" calcext:value-type="float">
            <text:p>0.851412180780501</text:p>
          </table:table-cell>
          <table:table-cell table:formula="of:=[.V24]/[.X24] * 100" office:value-type="float" office:value="1.65631741459441" calcext:value-type="float">
            <text:p>1.7</text:p>
          </table:table-cell>
          <table:table-cell table:formula="of:=[.W24]/[.X24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970683400333366" calcext:value-type="float">
            <text:p>0.009706834003334</text:p>
          </table:table-cell>
          <table:table-cell office:value-type="float" office:value="0.03" calcext:value-type="float">
            <text:p>0.03</text:p>
          </table:table-cell>
          <table:table-cell table:formula="of:=[.D25]+[.E25]" office:value-type="float" office:value="0.0397068340033337" calcext:value-type="float">
            <text:p>0.039706834003334</text:p>
          </table:table-cell>
          <table:table-cell table:style-name="ce12" table:formula="of:= 1 - [.$J$1]^(-[.F25] * [.$H$1])" office:value-type="float" office:value="0.98113946529505" calcext:value-type="float">
            <text:p>0.981</text:p>
          </table:table-cell>
          <table:table-cell table:style-name="ce14" table:formula="of:=[.D25]/[.F25] * 100" office:value-type="float" office:value="24.4462552781688" calcext:value-type="float">
            <text:p>24.4</text:p>
          </table:table-cell>
          <table:table-cell table:style-name="ce14" table:formula="of:=[.E25]/[.F25] * 100" office:value-type="float" office:value="75.5537447218312" calcext:value-type="float">
            <text:p>75.6</text:p>
          </table:table-cell>
          <table:table-cell table:style-name="Default" office:value-type="float" office:value="0.0339972527472527" calcext:value-type="float">
            <text:p>0.033997252747253</text:p>
          </table:table-cell>
          <table:table-cell office:value-type="float" office:value="0.0075" calcext:value-type="float">
            <text:p>0.0075</text:p>
          </table:table-cell>
          <table:table-cell table:formula="of:=[.J25]+[.K25]" office:value-type="float" office:value="0.0414972527472527" calcext:value-type="float">
            <text:p>0.041497252747253</text:p>
          </table:table-cell>
          <table:table-cell table:style-name="ce2" table:formula="of:= 1 - [.$J$1]^(-[.L25] * [.$H$1])" office:value-type="float" office:value="0.984231256165967" calcext:value-type="float">
            <text:p>0.984</text:p>
          </table:table-cell>
          <table:table-cell table:style-name="ce16" table:formula="of:=[.J25]/[.L25] * 100" office:value-type="float" office:value="81.9265143992056" calcext:value-type="float">
            <text:p>81.9</text:p>
          </table:table-cell>
          <table:table-cell table:style-name="ce16" table:formula="of:=[.K25]/[.L25] * 100" office:value-type="float" office:value="18.0734856007945" calcext:value-type="float">
            <text:p>18.1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225" calcext:value-type="float">
            <text:p>0.0225</text:p>
          </table:table-cell>
          <table:table-cell table:formula="of:=[.P25]+[.Q25]" office:value-type="float" office:value="0.0246807128067316" calcext:value-type="float">
            <text:p>0.024680712806732</text:p>
          </table:table-cell>
          <table:table-cell table:formula="of:= 1 - [.$J$1]^(-[.R25] * [.$H$1])" office:value-type="float" office:value="0.915251856318469" calcext:value-type="float">
            <text:p>0.915251856318469</text:p>
          </table:table-cell>
          <table:table-cell table:formula="of:=[.P25]/[.R25] * 100" office:value-type="float" office:value="8.83569621269929" calcext:value-type="float">
            <text:p>8.8</text:p>
          </table:table-cell>
          <table:table-cell table:formula="of:=[.Q25]/[.R25] * 100" office:value-type="float" office:value="91.1643037873007" calcext:value-type="float">
            <text:p>91.2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5]+[.W25]" office:value-type="float" office:value="0.01906579" calcext:value-type="float">
            <text:p>0.01906579</text:p>
          </table:table-cell>
          <table:table-cell table:formula="of:= 1 - [.$J$1]^(-[.X25] * [.$H$1])" office:value-type="float" office:value="0.851412180780501" calcext:value-type="float">
            <text:p>0.851412180780501</text:p>
          </table:table-cell>
          <table:table-cell table:formula="of:=[.V25]/[.X25] * 100" office:value-type="float" office:value="1.65631741459441" calcext:value-type="float">
            <text:p>1.7</text:p>
          </table:table-cell>
          <table:table-cell table:formula="of:=[.W25]/[.X25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980042765502495" calcext:value-type="float">
            <text:p>0.009800427655025</text:p>
          </table:table-cell>
          <table:table-cell office:value-type="float" office:value="0.02625" calcext:value-type="float">
            <text:p>0.02625</text:p>
          </table:table-cell>
          <table:table-cell table:formula="of:=[.D26]+[.E26]" office:value-type="float" office:value="0.036050427655025" calcext:value-type="float">
            <text:p>0.036050427655025</text:p>
          </table:table-cell>
          <table:table-cell table:style-name="ce12" table:formula="of:= 1 - [.$J$1]^(-[.F26] * [.$H$1])" office:value-type="float" office:value="0.972813724031736" calcext:value-type="float">
            <text:p>0.973</text:p>
          </table:table-cell>
          <table:table-cell table:style-name="ce14" table:formula="of:=[.D26]/[.F26] * 100" office:value-type="float" office:value="27.1853298074784" calcext:value-type="float">
            <text:p>27.2</text:p>
          </table:table-cell>
          <table:table-cell table:style-name="ce14" table:formula="of:=[.E26]/[.F26] * 100" office:value-type="float" office:value="72.8146701925216" calcext:value-type="float">
            <text:p>72.8</text:p>
          </table:table-cell>
          <table:table-cell table:style-name="Default" office:value-type="float" office:value="0.028331043956044" calcext:value-type="float">
            <text:p>0.028331043956044</text:p>
          </table:table-cell>
          <table:table-cell office:value-type="float" office:value="0.0075" calcext:value-type="float">
            <text:p>0.0075</text:p>
          </table:table-cell>
          <table:table-cell table:formula="of:=[.J26]+[.K26]" office:value-type="float" office:value="0.035831043956044" calcext:value-type="float">
            <text:p>0.035831043956044</text:p>
          </table:table-cell>
          <table:table-cell table:style-name="ce2" table:formula="of:= 1 - [.$J$1]^(-[.L26] * [.$H$1])" office:value-type="float" office:value="0.972210711039556" calcext:value-type="float">
            <text:p>0.972</text:p>
          </table:table-cell>
          <table:table-cell table:style-name="ce16" table:formula="of:=[.J26]/[.L26] * 100" office:value-type="float" office:value="79.06843013226" calcext:value-type="float">
            <text:p>79.1</text:p>
          </table:table-cell>
          <table:table-cell table:style-name="ce16" table:formula="of:=[.K26]/[.L26] * 100" office:value-type="float" office:value="20.9315698677401" calcext:value-type="float">
            <text:p>20.9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25" calcext:value-type="float">
            <text:p>0.025</text:p>
          </table:table-cell>
          <table:table-cell table:formula="of:=[.P26]+[.Q26]" office:value-type="float" office:value="0.0271807128067316" calcext:value-type="float">
            <text:p>0.027180712806732</text:p>
          </table:table-cell>
          <table:table-cell table:formula="of:= 1 - [.$J$1]^(-[.R26] * [.$H$1])" office:value-type="float" office:value="0.933998080378261" calcext:value-type="float">
            <text:p>0.933998080378261</text:p>
          </table:table-cell>
          <table:table-cell table:formula="of:=[.P26]/[.R26] * 100" office:value-type="float" office:value="8.02301551926738" calcext:value-type="float">
            <text:p>8.0</text:p>
          </table:table-cell>
          <table:table-cell table:formula="of:=[.Q26]/[.R26] * 100" office:value-type="float" office:value="91.9769844807326" calcext:value-type="float">
            <text:p>92.0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6]+[.W26]" office:value-type="float" office:value="0.01906579" calcext:value-type="float">
            <text:p>0.01906579</text:p>
          </table:table-cell>
          <table:table-cell table:formula="of:= 1 - [.$J$1]^(-[.X26] * [.$H$1])" office:value-type="float" office:value="0.851412180780501" calcext:value-type="float">
            <text:p>0.851412180780501</text:p>
          </table:table-cell>
          <table:table-cell table:formula="of:=[.V26]/[.X26] * 100" office:value-type="float" office:value="1.65631741459441" calcext:value-type="float">
            <text:p>1.7</text:p>
          </table:table-cell>
          <table:table-cell table:formula="of:=[.W26]/[.X26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00617936417595" calcext:value-type="float">
            <text:p>0.01006179364176</text:p>
          </table:table-cell>
          <table:table-cell office:value-type="float" office:value="0.0235714285714286" calcext:value-type="float">
            <text:p>0.023571428571429</text:p>
          </table:table-cell>
          <table:table-cell table:formula="of:=[.D27]+[.E27]" office:value-type="float" office:value="0.0336332222131881" calcext:value-type="float">
            <text:p>0.033633222213188</text:p>
          </table:table-cell>
          <table:table-cell table:style-name="ce12" table:formula="of:= 1 - [.$J$1]^(-[.F27] * [.$H$1])" office:value-type="float" office:value="0.96537995514394" calcext:value-type="float">
            <text:p>0.965</text:p>
          </table:table-cell>
          <table:table-cell table:style-name="ce14" table:formula="of:=[.D27]/[.F27] * 100" office:value-type="float" office:value="29.9162345432788" calcext:value-type="float">
            <text:p>29.9</text:p>
          </table:table-cell>
          <table:table-cell table:style-name="ce14" table:formula="of:=[.E27]/[.F27] * 100" office:value-type="float" office:value="70.0837654567212" calcext:value-type="float">
            <text:p>70.1</text:p>
          </table:table-cell>
          <table:table-cell table:style-name="Default" office:value-type="float" office:value="0.0242837519623234" calcext:value-type="float">
            <text:p>0.024283751962323</text:p>
          </table:table-cell>
          <table:table-cell office:value-type="float" office:value="0.0075" calcext:value-type="float">
            <text:p>0.0075</text:p>
          </table:table-cell>
          <table:table-cell table:formula="of:=[.J27]+[.K27]" office:value-type="float" office:value="0.0317837519623234" calcext:value-type="float">
            <text:p>0.031783751962323</text:p>
          </table:table-cell>
          <table:table-cell table:style-name="ce2" table:formula="of:= 1 - [.$J$1]^(-[.L27] * [.$H$1])" office:value-type="float" office:value="0.958346729781801" calcext:value-type="float">
            <text:p>0.958</text:p>
          </table:table-cell>
          <table:table-cell table:style-name="ce16" table:formula="of:=[.J27]/[.L27] * 100" office:value-type="float" office:value="76.4030375995555" calcext:value-type="float">
            <text:p>76.4</text:p>
          </table:table-cell>
          <table:table-cell table:style-name="ce16" table:formula="of:=[.K27]/[.L27] * 100" office:value-type="float" office:value="23.5969624004445" calcext:value-type="float">
            <text:p>23.6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28125" calcext:value-type="float">
            <text:p>0.028125</text:p>
          </table:table-cell>
          <table:table-cell table:formula="of:=[.P27]+[.Q27]" office:value-type="float" office:value="0.0303057128067316" calcext:value-type="float">
            <text:p>0.030305712806732</text:p>
          </table:table-cell>
          <table:table-cell table:formula="of:= 1 - [.$J$1]^(-[.R27] * [.$H$1])" office:value-type="float" office:value="0.951711965016532" calcext:value-type="float">
            <text:p>0.951711965016532</text:p>
          </table:table-cell>
          <table:table-cell table:formula="of:=[.P27]/[.R27] * 100" office:value-type="float" office:value="7.19571527862953" calcext:value-type="float">
            <text:p>7.2</text:p>
          </table:table-cell>
          <table:table-cell table:formula="of:=[.Q27]/[.R27] * 100" office:value-type="float" office:value="92.8042847213705" calcext:value-type="float">
            <text:p>92.8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7]+[.W27]" office:value-type="float" office:value="0.01906579" calcext:value-type="float">
            <text:p>0.01906579</text:p>
          </table:table-cell>
          <table:table-cell table:formula="of:= 1 - [.$J$1]^(-[.X27] * [.$H$1])" office:value-type="float" office:value="0.851412180780501" calcext:value-type="float">
            <text:p>0.851412180780501</text:p>
          </table:table-cell>
          <table:table-cell table:formula="of:=[.V27]/[.X27] * 100" office:value-type="float" office:value="1.65631741459441" calcext:value-type="float">
            <text:p>1.7</text:p>
          </table:table-cell>
          <table:table-cell table:formula="of:=[.W27]/[.X27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05355014473012" calcext:value-type="float">
            <text:p>0.010535501447301</text:p>
          </table:table-cell>
          <table:table-cell office:value-type="float" office:value="0.0215625" calcext:value-type="float">
            <text:p>0.0215625</text:p>
          </table:table-cell>
          <table:table-cell table:formula="of:=[.D28]+[.E28]" office:value-type="float" office:value="0.0320980014473012" calcext:value-type="float">
            <text:p>0.032098001447301</text:p>
          </table:table-cell>
          <table:table-cell table:style-name="ce12" table:formula="of:= 1 - [.$J$1]^(-[.F28] * [.$H$1])" office:value-type="float" office:value="0.959635328616338" calcext:value-type="float">
            <text:p>0.960</text:p>
          </table:table-cell>
          <table:table-cell table:style-name="ce14" table:formula="of:=[.D28]/[.F28] * 100" office:value-type="float" office:value="32.8229203447401" calcext:value-type="float">
            <text:p>32.8</text:p>
          </table:table-cell>
          <table:table-cell table:style-name="ce14" table:formula="of:=[.E28]/[.F28] * 100" office:value-type="float" office:value="67.1770796552599" calcext:value-type="float">
            <text:p>67.2</text:p>
          </table:table-cell>
          <table:table-cell table:style-name="Default" office:value-type="float" office:value="0.021248282967033" calcext:value-type="float">
            <text:p>0.021248282967033</text:p>
          </table:table-cell>
          <table:table-cell office:value-type="float" office:value="0.0075" calcext:value-type="float">
            <text:p>0.0075</text:p>
          </table:table-cell>
          <table:table-cell table:formula="of:=[.J28]+[.K28]" office:value-type="float" office:value="0.028748282967033" calcext:value-type="float">
            <text:p>0.028748282967033</text:p>
          </table:table-cell>
          <table:table-cell table:style-name="ce2" table:formula="of:= 1 - [.$J$1]^(-[.L28] * [.$H$1])" office:value-type="float" office:value="0.943574183064179" calcext:value-type="float">
            <text:p>0.944</text:p>
          </table:table-cell>
          <table:table-cell table:style-name="ce16" table:formula="of:=[.J28]/[.L28] * 100" office:value-type="float" office:value="73.9114853968823" calcext:value-type="float">
            <text:p>73.9</text:p>
          </table:table-cell>
          <table:table-cell table:style-name="ce16" table:formula="of:=[.K28]/[.L28] * 100" office:value-type="float" office:value="26.0885146031177" calcext:value-type="float">
            <text:p>26.1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321428571428571" calcext:value-type="float">
            <text:p>0.032142857142857</text:p>
          </table:table-cell>
          <table:table-cell table:formula="of:=[.P28]+[.Q28]" office:value-type="float" office:value="0.0343235699495887" calcext:value-type="float">
            <text:p>0.034323569949589</text:p>
          </table:table-cell>
          <table:table-cell table:formula="of:= 1 - [.$J$1]^(-[.R28] * [.$H$1])" office:value-type="float" office:value="0.967689312190866" calcext:value-type="float">
            <text:p>0.967689312190866</text:p>
          </table:table-cell>
          <table:table-cell table:formula="of:=[.P28]/[.R28] * 100" office:value-type="float" office:value="6.3533974173852" calcext:value-type="float">
            <text:p>6.4</text:p>
          </table:table-cell>
          <table:table-cell table:formula="of:=[.Q28]/[.R28] * 100" office:value-type="float" office:value="93.6466025826148" calcext:value-type="float">
            <text:p>93.6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8]+[.W28]" office:value-type="float" office:value="0.01906579" calcext:value-type="float">
            <text:p>0.01906579</text:p>
          </table:table-cell>
          <table:table-cell table:formula="of:= 1 - [.$J$1]^(-[.X28] * [.$H$1])" office:value-type="float" office:value="0.851412180780501" calcext:value-type="float">
            <text:p>0.851412180780501</text:p>
          </table:table-cell>
          <table:table-cell table:formula="of:=[.V28]/[.X28] * 100" office:value-type="float" office:value="1.65631741459441" calcext:value-type="float">
            <text:p>1.7</text:p>
          </table:table-cell>
          <table:table-cell table:formula="of:=[.W28]/[.X28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13021439824646" calcext:value-type="float">
            <text:p>0.011302143982465</text:p>
          </table:table-cell>
          <table:table-cell office:value-type="float" office:value="0.02" calcext:value-type="float">
            <text:p>0.02</text:p>
          </table:table-cell>
          <table:table-cell table:formula="of:=[.D29]+[.E29]" office:value-type="float" office:value="0.0313021439824646" calcext:value-type="float">
            <text:p>0.031302143982465</text:p>
          </table:table-cell>
          <table:table-cell table:style-name="ce12" table:formula="of:= 1 - [.$J$1]^(-[.F29] * [.$H$1])" office:value-type="float" office:value="0.956291583395621" calcext:value-type="float">
            <text:p>0.956</text:p>
          </table:table-cell>
          <table:table-cell table:style-name="ce14" table:formula="of:=[.D29]/[.F29] * 100" office:value-type="float" office:value="36.1066129808745" calcext:value-type="float">
            <text:p>36.1</text:p>
          </table:table-cell>
          <table:table-cell table:style-name="ce14" table:formula="of:=[.E29]/[.F29] * 100" office:value-type="float" office:value="63.8933870191255" calcext:value-type="float">
            <text:p>63.9</text:p>
          </table:table-cell>
          <table:table-cell table:style-name="Default" office:value-type="float" office:value="0.0188873626373626" calcext:value-type="float">
            <text:p>0.018887362637363</text:p>
          </table:table-cell>
          <table:table-cell office:value-type="float" office:value="0.0075" calcext:value-type="float">
            <text:p>0.0075</text:p>
          </table:table-cell>
          <table:table-cell table:formula="of:=[.J29]+[.K29]" office:value-type="float" office:value="0.0263873626373626" calcext:value-type="float">
            <text:p>0.026387362637363</text:p>
          </table:table-cell>
          <table:table-cell table:style-name="ce2" table:formula="of:= 1 - [.$J$1]^(-[.L29] * [.$H$1])" office:value-type="float" office:value="0.928548503510601" calcext:value-type="float">
            <text:p>0.929</text:p>
          </table:table-cell>
          <table:table-cell table:style-name="ce16" table:formula="of:=[.J29]/[.L29] * 100" office:value-type="float" office:value="71.5773034877667" calcext:value-type="float">
            <text:p>71.6</text:p>
          </table:table-cell>
          <table:table-cell table:style-name="ce16" table:formula="of:=[.K29]/[.L29] * 100" office:value-type="float" office:value="28.4226965122333" calcext:value-type="float">
            <text:p>28.4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375" calcext:value-type="float">
            <text:p>0.0375</text:p>
          </table:table-cell>
          <table:table-cell table:formula="of:=[.P29]+[.Q29]" office:value-type="float" office:value="0.0396807128067316" calcext:value-type="float">
            <text:p>0.039680712806732</text:p>
          </table:table-cell>
          <table:table-cell table:formula="of:= 1 - [.$J$1]^(-[.R29] * [.$H$1])" office:value-type="float" office:value="0.981090134918058" calcext:value-type="float">
            <text:p>0.981090134918058</text:p>
          </table:table-cell>
          <table:table-cell table:formula="of:=[.P29]/[.R29] * 100" office:value-type="float" office:value="5.49564927765518" calcext:value-type="float">
            <text:p>5.5</text:p>
          </table:table-cell>
          <table:table-cell table:formula="of:=[.Q29]/[.R29] * 100" office:value-type="float" office:value="94.5043507223448" calcext:value-type="float">
            <text:p>94.5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9]+[.W29]" office:value-type="float" office:value="0.01906579" calcext:value-type="float">
            <text:p>0.01906579</text:p>
          </table:table-cell>
          <table:table-cell table:formula="of:= 1 - [.$J$1]^(-[.X29] * [.$H$1])" office:value-type="float" office:value="0.851412180780501" calcext:value-type="float">
            <text:p>0.851412180780501</text:p>
          </table:table-cell>
          <table:table-cell table:formula="of:=[.V29]/[.X29] * 100" office:value-type="float" office:value="1.65631741459441" calcext:value-type="float">
            <text:p>1.7</text:p>
          </table:table-cell>
          <table:table-cell table:formula="of:=[.W29]/[.X29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25126390293225" calcext:value-type="float">
            <text:p>0.012512639029323</text:p>
          </table:table-cell>
          <table:table-cell office:value-type="float" office:value="0.01875" calcext:value-type="float">
            <text:p>0.01875</text:p>
          </table:table-cell>
          <table:table-cell table:formula="of:=[.D30]+[.E30]" office:value-type="float" office:value="0.0312626390293225" calcext:value-type="float">
            <text:p>0.031262639029323</text:p>
          </table:table-cell>
          <table:table-cell table:style-name="ce12" table:formula="of:= 1 - [.$J$1]^(-[.F30] * [.$H$1])" office:value-type="float" office:value="0.956118571974319" calcext:value-type="float">
            <text:p>0.956</text:p>
          </table:table-cell>
          <table:table-cell table:style-name="ce14" table:formula="of:=[.D30]/[.F30] * 100" office:value-type="float" office:value="40.0242571255305" calcext:value-type="float">
            <text:p>40.0</text:p>
          </table:table-cell>
          <table:table-cell table:style-name="ce14" table:formula="of:=[.E30]/[.F30] * 100" office:value-type="float" office:value="59.9757428744695" calcext:value-type="float">
            <text:p>60.0</text:p>
          </table:table-cell>
          <table:table-cell table:style-name="Default" office:value-type="float" office:value="0.0169986263736264" calcext:value-type="float">
            <text:p>0.016998626373626</text:p>
          </table:table-cell>
          <table:table-cell office:value-type="float" office:value="0.0075" calcext:value-type="float">
            <text:p>0.0075</text:p>
          </table:table-cell>
          <table:table-cell table:formula="of:=[.J30]+[.K30]" office:value-type="float" office:value="0.0244986263736264" calcext:value-type="float">
            <text:p>0.024498626373626</text:p>
          </table:table-cell>
          <table:table-cell table:style-name="ce2" table:formula="of:= 1 - [.$J$1]^(-[.L30] * [.$H$1])" office:value-type="float" office:value="0.91369457251484" calcext:value-type="float">
            <text:p>0.914</text:p>
          </table:table-cell>
          <table:table-cell table:style-name="ce16" table:formula="of:=[.J30]/[.L30] * 100" office:value-type="float" office:value="69.3860386879731" calcext:value-type="float">
            <text:p>69.4</text:p>
          </table:table-cell>
          <table:table-cell table:style-name="ce16" table:formula="of:=[.K30]/[.L30] * 100" office:value-type="float" office:value="30.6139613120269" calcext:value-type="float">
            <text:p>30.6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45" calcext:value-type="float">
            <text:p>0.045</text:p>
          </table:table-cell>
          <table:table-cell table:formula="of:=[.P30]+[.Q30]" office:value-type="float" office:value="0.0471807128067316" calcext:value-type="float">
            <text:p>0.047180712806732</text:p>
          </table:table-cell>
          <table:table-cell table:formula="of:= 1 - [.$J$1]^(-[.R30] * [.$H$1])" office:value-type="float" office:value="0.991067612641213" calcext:value-type="float">
            <text:p>0.991067612641213</text:p>
          </table:table-cell>
          <table:table-cell table:formula="of:=[.P30]/[.R30] * 100" office:value-type="float" office:value="4.62204294298079" calcext:value-type="float">
            <text:p>4.6</text:p>
          </table:table-cell>
          <table:table-cell table:formula="of:=[.Q30]/[.R30] * 100" office:value-type="float" office:value="95.3779570570192" calcext:value-type="float">
            <text:p>95.4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30]+[.W30]" office:value-type="float" office:value="0.01906579" calcext:value-type="float">
            <text:p>0.01906579</text:p>
          </table:table-cell>
          <table:table-cell table:formula="of:= 1 - [.$J$1]^(-[.X30] * [.$H$1])" office:value-type="float" office:value="0.851412180780501" calcext:value-type="float">
            <text:p>0.851412180780501</text:p>
          </table:table-cell>
          <table:table-cell table:formula="of:=[.V30]/[.X30] * 100" office:value-type="float" office:value="1.65631741459441" calcext:value-type="float">
            <text:p>1.7</text:p>
          </table:table-cell>
          <table:table-cell table:formula="of:=[.W30]/[.X30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44745306743084" calcext:value-type="float">
            <text:p>0.014474530674308</text:p>
          </table:table-cell>
          <table:table-cell office:value-type="float" office:value="0.0177272727272727" calcext:value-type="float">
            <text:p>0.017727272727273</text:p>
          </table:table-cell>
          <table:table-cell table:formula="of:=[.D31]+[.E31]" office:value-type="float" office:value="0.0322018034015811" calcext:value-type="float">
            <text:p>0.032201803401581</text:p>
          </table:table-cell>
          <table:table-cell table:style-name="ce12" table:formula="of:= 1 - [.$J$1]^(-[.F31] * [.$H$1])" office:value-type="float" office:value="0.960052154709149" calcext:value-type="float">
            <text:p>0.960</text:p>
          </table:table-cell>
          <table:table-cell table:style-name="ce14" table:formula="of:=[.D31]/[.F31] * 100" office:value-type="float" office:value="44.9494411657631" calcext:value-type="float">
            <text:p>44.9</text:p>
          </table:table-cell>
          <table:table-cell table:style-name="ce14" table:formula="of:=[.E31]/[.F31] * 100" office:value-type="float" office:value="55.0505588342369" calcext:value-type="float">
            <text:p>55.1</text:p>
          </table:table-cell>
          <table:table-cell table:style-name="Default" office:value-type="float" office:value="0.0154532967032967" calcext:value-type="float">
            <text:p>0.015453296703297</text:p>
          </table:table-cell>
          <table:table-cell office:value-type="float" office:value="0.0075" calcext:value-type="float">
            <text:p>0.0075</text:p>
          </table:table-cell>
          <table:table-cell table:formula="of:=[.J31]+[.K31]" office:value-type="float" office:value="0.0229532967032967" calcext:value-type="float">
            <text:p>0.022953296703297</text:p>
          </table:table-cell>
          <table:table-cell table:style-name="ce2" table:formula="of:= 1 - [.$J$1]^(-[.L31] * [.$H$1])" office:value-type="float" office:value="0.899271833889006" calcext:value-type="float">
            <text:p>0.899</text:p>
          </table:table-cell>
          <table:table-cell table:style-name="ce16" table:formula="of:=[.J31]/[.L31] * 100" office:value-type="float" office:value="67.3249551166966" calcext:value-type="float">
            <text:p>67.3</text:p>
          </table:table-cell>
          <table:table-cell table:style-name="ce16" table:formula="of:=[.K31]/[.L31] * 100" office:value-type="float" office:value="32.6750448833034" calcext:value-type="float">
            <text:p>32.7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5625" calcext:value-type="float">
            <text:p>0.05625</text:p>
          </table:table-cell>
          <table:table-cell table:formula="of:=[.P31]+[.Q31]" office:value-type="float" office:value="0.0584307128067316" calcext:value-type="float">
            <text:p>0.058430712806732</text:p>
          </table:table-cell>
          <table:table-cell table:formula="of:= 1 - [.$J$1]^(-[.R31] * [.$H$1])" office:value-type="float" office:value="0.997100078610448" calcext:value-type="float">
            <text:p>0.997100078610448</text:p>
          </table:table-cell>
          <table:table-cell table:formula="of:=[.P31]/[.R31] * 100" office:value-type="float" office:value="3.73213452648542" calcext:value-type="float">
            <text:p>3.7</text:p>
          </table:table-cell>
          <table:table-cell table:formula="of:=[.Q31]/[.R31] * 100" office:value-type="float" office:value="96.2678654735146" calcext:value-type="float">
            <text:p>96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31]+[.W31]" office:value-type="float" office:value="0.01906579" calcext:value-type="float">
            <text:p>0.01906579</text:p>
          </table:table-cell>
          <table:table-cell table:formula="of:= 1 - [.$J$1]^(-[.X31] * [.$H$1])" office:value-type="float" office:value="0.851412180780501" calcext:value-type="float">
            <text:p>0.851412180780501</text:p>
          </table:table-cell>
          <table:table-cell table:formula="of:=[.V31]/[.X31] * 100" office:value-type="float" office:value="1.65631741459441" calcext:value-type="float">
            <text:p>1.7</text:p>
          </table:table-cell>
          <table:table-cell table:formula="of:=[.W31]/[.X31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79114198871038" calcext:value-type="float">
            <text:p>0.017911419887104</text:p>
          </table:table-cell>
          <table:table-cell office:value-type="float" office:value="0.016875" calcext:value-type="float">
            <text:p>0.016875</text:p>
          </table:table-cell>
          <table:table-cell table:formula="of:=[.D32]+[.E32]" office:value-type="float" office:value="0.0347864198871038" calcext:value-type="float">
            <text:p>0.034786419887104</text:p>
          </table:table-cell>
          <table:table-cell table:style-name="ce12" table:formula="of:= 1 - [.$J$1]^(-[.F32] * [.$H$1])" office:value-type="float" office:value="0.96915073050714" calcext:value-type="float">
            <text:p>0.969</text:p>
          </table:table-cell>
          <table:table-cell table:style-name="ce14" table:formula="of:=[.D32]/[.F32] * 100" office:value-type="float" office:value="51.4896903597257" calcext:value-type="float">
            <text:p>51.5</text:p>
          </table:table-cell>
          <table:table-cell table:style-name="ce14" table:formula="of:=[.E32]/[.F32] * 100" office:value-type="float" office:value="48.5103096402743" calcext:value-type="float">
            <text:p>48.5</text:p>
          </table:table-cell>
          <table:table-cell table:style-name="Default" office:value-type="float" office:value="0.014165521978022" calcext:value-type="float">
            <text:p>0.014165521978022</text:p>
          </table:table-cell>
          <table:table-cell office:value-type="float" office:value="0.0075" calcext:value-type="float">
            <text:p>0.0075</text:p>
          </table:table-cell>
          <table:table-cell table:formula="of:=[.J32]+[.K32]" office:value-type="float" office:value="0.021665521978022" calcext:value-type="float">
            <text:p>0.021665521978022</text:p>
          </table:table-cell>
          <table:table-cell table:style-name="ce2" table:formula="of:= 1 - [.$J$1]^(-[.L32] * [.$H$1])" office:value-type="float" office:value="0.885428057500611" calcext:value-type="float">
            <text:p>0.885</text:p>
          </table:table-cell>
          <table:table-cell table:style-name="ce16" table:formula="of:=[.J32]/[.L32] * 100" office:value-type="float" office:value="65.3827864954827" calcext:value-type="float">
            <text:p>65.4</text:p>
          </table:table-cell>
          <table:table-cell table:style-name="ce16" table:formula="of:=[.K32]/[.L32] * 100" office:value-type="float" office:value="34.6172135045173" calcext:value-type="float">
            <text:p>34.6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75" calcext:value-type="float">
            <text:p>0.075</text:p>
          </table:table-cell>
          <table:table-cell table:formula="of:=[.P32]+[.Q32]" office:value-type="float" office:value="0.0771807128067316" calcext:value-type="float">
            <text:p>0.077180712806732</text:p>
          </table:table-cell>
          <table:table-cell table:formula="of:= 1 - [.$J$1]^(-[.R32] * [.$H$1])" office:value-type="float" office:value="0.999555282704073" calcext:value-type="float">
            <text:p>0.999555282704073</text:p>
          </table:table-cell>
          <table:table-cell table:formula="of:=[.P32]/[.R32] * 100" office:value-type="float" office:value="2.82546341881073" calcext:value-type="float">
            <text:p>2.8</text:p>
          </table:table-cell>
          <table:table-cell table:formula="of:=[.Q32]/[.R32] * 100" office:value-type="float" office:value="97.1745365811893" calcext:value-type="float">
            <text:p>97.2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32]+[.W32]" office:value-type="float" office:value="0.01906579" calcext:value-type="float">
            <text:p>0.01906579</text:p>
          </table:table-cell>
          <table:table-cell table:formula="of:= 1 - [.$J$1]^(-[.X32] * [.$H$1])" office:value-type="float" office:value="0.851412180780501" calcext:value-type="float">
            <text:p>0.851412180780501</text:p>
          </table:table-cell>
          <table:table-cell table:formula="of:=[.V32]/[.X32] * 100" office:value-type="float" office:value="1.65631741459441" calcext:value-type="float">
            <text:p>1.7</text:p>
          </table:table-cell>
          <table:table-cell table:formula="of:=[.W32]/[.X32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250012626900348" calcext:value-type="float">
            <text:p>0.025001262690035</text:p>
          </table:table-cell>
          <table:table-cell office:value-type="float" office:value="0.0161538461538462" calcext:value-type="float">
            <text:p>0.016153846153846</text:p>
          </table:table-cell>
          <table:table-cell table:formula="of:=[.D33]+[.E33]" office:value-type="float" office:value="0.041155108843881" calcext:value-type="float">
            <text:p>0.041155108843881</text:p>
          </table:table-cell>
          <table:table-cell table:style-name="ce12" table:formula="of:= 1 - [.$J$1]^(-[.F33] * [.$H$1])" office:value-type="float" office:value="0.983682402366365" calcext:value-type="float">
            <text:p>0.984</text:p>
          </table:table-cell>
          <table:table-cell table:style-name="ce14" table:formula="of:=[.D33]/[.F33] * 100" office:value-type="float" office:value="60.7488678620079" calcext:value-type="float">
            <text:p>60.7</text:p>
          </table:table-cell>
          <table:table-cell table:style-name="ce14" table:formula="of:=[.E33]/[.F33] * 100" office:value-type="float" office:value="39.2511321379921" calcext:value-type="float">
            <text:p>39.3</text:p>
          </table:table-cell>
          <table:table-cell table:style-name="Default" office:value-type="float" office:value="0.0130758664412511" calcext:value-type="float">
            <text:p>0.013075866441251</text:p>
          </table:table-cell>
          <table:table-cell office:value-type="float" office:value="0.0075" calcext:value-type="float">
            <text:p>0.0075</text:p>
          </table:table-cell>
          <table:table-cell table:formula="of:=[.J33]+[.K33]" office:value-type="float" office:value="0.0205758664412511" calcext:value-type="float">
            <text:p>0.020575866441251</text:p>
          </table:table-cell>
          <table:table-cell table:style-name="ce2" table:formula="of:= 1 - [.$J$1]^(-[.L33] * [.$H$1])" office:value-type="float" office:value="0.872238083444653" calcext:value-type="float">
            <text:p>0.872</text:p>
          </table:table-cell>
          <table:table-cell table:style-name="ce16" table:formula="of:=[.J33]/[.L33] * 100" office:value-type="float" office:value="63.5495301186259" calcext:value-type="float">
            <text:p>63.5</text:p>
          </table:table-cell>
          <table:table-cell table:style-name="ce16" table:formula="of:=[.K33]/[.L33] * 100" office:value-type="float" office:value="36.4504698813741" calcext:value-type="float">
            <text:p>36.5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1125" calcext:value-type="float">
            <text:p>0.1125</text:p>
          </table:table-cell>
          <table:table-cell table:formula="of:=[.P33]+[.Q33]" office:value-type="float" office:value="0.114680712806732" calcext:value-type="float">
            <text:p>0.114680712806732</text:p>
          </table:table-cell>
          <table:table-cell table:formula="of:= 1 - [.$J$1]^(-[.R33] * [.$H$1])" office:value-type="float" office:value="0.999989541254132" calcext:value-type="float">
            <text:p>0.999989541254132</text:p>
          </table:table-cell>
          <table:table-cell table:formula="of:=[.P33]/[.R33] * 100" office:value-type="float" office:value="1.90155149315009" calcext:value-type="float">
            <text:p>1.9</text:p>
          </table:table-cell>
          <table:table-cell table:formula="of:=[.Q33]/[.R33] * 100" office:value-type="float" office:value="98.0984485068499" calcext:value-type="float">
            <text:p>98.1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33]+[.W33]" office:value-type="float" office:value="0.01906579" calcext:value-type="float">
            <text:p>0.01906579</text:p>
          </table:table-cell>
          <table:table-cell table:formula="of:= 1 - [.$J$1]^(-[.X33] * [.$H$1])" office:value-type="float" office:value="0.851412180780501" calcext:value-type="float">
            <text:p>0.851412180780501</text:p>
          </table:table-cell>
          <table:table-cell table:formula="of:=[.V33]/[.X33] * 100" office:value-type="float" office:value="1.65631741459441" calcext:value-type="float">
            <text:p>1.7</text:p>
          </table:table-cell>
          <table:table-cell table:formula="of:=[.W33]/[.X33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466453071993969" calcext:value-type="float">
            <text:p>0.046645307199397</text:p>
          </table:table-cell>
          <table:table-cell office:value-type="float" office:value="0.0155357142857143" calcext:value-type="float">
            <text:p>0.015535714285714</text:p>
          </table:table-cell>
          <table:table-cell table:formula="of:=[.D34]+[.E34]" office:value-type="float" office:value="0.0621810214851112" calcext:value-type="float">
            <text:p>0.062181021485111</text:p>
          </table:table-cell>
          <table:table-cell table:style-name="ce12" table:formula="of:= 1 - [.$J$1]^(-[.F34] * [.$H$1])" office:value-type="float" office:value="0.998006976688065" calcext:value-type="float">
            <text:p>0.998</text:p>
          </table:table-cell>
          <table:table-cell table:style-name="ce14" table:formula="of:=[.D34]/[.F34] * 100" office:value-type="float" office:value="75.0153440476461" calcext:value-type="float">
            <text:p>75.0</text:p>
          </table:table-cell>
          <table:table-cell table:style-name="ce14" table:formula="of:=[.E34]/[.F34] * 100" office:value-type="float" office:value="24.9846559523539" calcext:value-type="float">
            <text:p>25.0</text:p>
          </table:table-cell>
          <table:table-cell table:style-name="Default" office:value-type="float" office:value="0.0121418759811617" calcext:value-type="float">
            <text:p>0.012141875981162</text:p>
          </table:table-cell>
          <table:table-cell office:value-type="float" office:value="0.0075" calcext:value-type="float">
            <text:p>0.0075</text:p>
          </table:table-cell>
          <table:table-cell table:formula="of:=[.J34]+[.K34]" office:value-type="float" office:value="0.0196418759811617" calcext:value-type="float">
            <text:p>0.019641875981162</text:p>
          </table:table-cell>
          <table:table-cell table:style-name="ce2" table:formula="of:= 1 - [.$J$1]^(-[.L34] * [.$H$1])" office:value-type="float" office:value="0.859730221600952" calcext:value-type="float">
            <text:p>0.860</text:p>
          </table:table-cell>
          <table:table-cell table:style-name="ce16" table:formula="of:=[.J34]/[.L34] * 100" office:value-type="float" office:value="61.8162745391878" calcext:value-type="float">
            <text:p>61.8</text:p>
          </table:table-cell>
          <table:table-cell table:style-name="ce16" table:formula="of:=[.K34]/[.L34] * 100" office:value-type="float" office:value="38.1837254608122" calcext:value-type="float">
            <text:p>38.2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225" calcext:value-type="float">
            <text:p>0.225</text:p>
          </table:table-cell>
          <table:table-cell table:formula="of:=[.P34]+[.Q34]" office:value-type="float" office:value="0.227180712806732" calcext:value-type="float">
            <text:p>0.227180712806732</text:p>
          </table:table-cell>
          <table:table-cell table:formula="of:= 1 - [.$J$1]^(-[.R34] * [.$H$1])" office:value-type="float" office:value="0.99999999986396" calcext:value-type="float">
            <text:p>0.99999999986396</text:p>
          </table:table-cell>
          <table:table-cell table:formula="of:=[.P34]/[.R34] * 100" office:value-type="float" office:value="0.959902264496704" calcext:value-type="float">
            <text:p>1.0</text:p>
          </table:table-cell>
          <table:table-cell table:formula="of:=[.Q34]/[.R34] * 100" office:value-type="float" office:value="99.0400977355033" calcext:value-type="float">
            <text:p>99.0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34]+[.W34]" office:value-type="float" office:value="0.01906579" calcext:value-type="float">
            <text:p>0.01906579</text:p>
          </table:table-cell>
          <table:table-cell table:formula="of:= 1 - [.$J$1]^(-[.X34] * [.$H$1])" office:value-type="float" office:value="0.851412180780501" calcext:value-type="float">
            <text:p>0.851412180780501</text:p>
          </table:table-cell>
          <table:table-cell table:formula="of:=[.V34]/[.X34] * 100" office:value-type="float" office:value="1.65631741459441" calcext:value-type="float">
            <text:p>1.7</text:p>
          </table:table-cell>
          <table:table-cell table:formula="of:=[.W34]/[.X34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table:style-name="ce5" office:value-type="float" office:value="0.00218071280673157" calcext:value-type="float">
            <text:p>0.002180712806732</text:p>
          </table:table-cell>
          <table:table-cell table:style-name="ce5" office:value-type="float" office:value="0.014999999" calcext:value-type="float">
            <text:p>0.014999999</text:p>
          </table:table-cell>
          <table:table-cell table:formula="of:=[.D35]+[.E35]" office:value-type="float" office:value="0.0171807118067316" calcext:value-type="float">
            <text:p>0.017180711806732</text:p>
          </table:table-cell>
          <table:table-cell table:style-name="Default" table:formula="of:= 1 - [.$J$1]^(-[.F35] * [.$H$1])" office:value-type="float" office:value="0.820588151985596" calcext:value-type="float">
            <text:p>0.820588151985596</text:p>
          </table:table-cell>
          <table:table-cell table:style-name="Default" table:formula="of:=[.D35]/[.F35] * 100" office:value-type="float" office:value="12.6927966155462" calcext:value-type="float">
            <text:p>12.6927966155462</text:p>
          </table:table-cell>
          <table:table-cell table:style-name="Default" table:formula="of:=[.E35]/[.F35] * 100" office:value-type="float" office:value="87.3072033844538" calcext:value-type="float">
            <text:p>87.307203384453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35]+[.K35]" office:value-type="float" office:value="0.0188324175824176" calcext:value-type="float">
            <text:p>0.018832417582418</text:p>
          </table:table-cell>
          <table:table-cell table:style-name="ce2" table:formula="of:= 1 - [.$J$1]^(-[.L35] * [.$H$1])" office:value-type="float" office:value="0.847903771633131" calcext:value-type="float">
            <text:p>0.848</text:p>
          </table:table-cell>
          <table:table-cell table:style-name="ce16" table:formula="of:=[.J35]/[.L35] * 100" office:value-type="float" office:value="60.1750547045952" calcext:value-type="float">
            <text:p>60.2</text:p>
          </table:table-cell>
          <table:table-cell table:style-name="ce16" table:formula="of:=[.K35]/[.L35] * 100" office:value-type="float" office:value="39.8249452954048" calcext:value-type="float">
            <text:p>39.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35]+[.Q35]" office:value-type="float" office:value="0.0171807028067316" calcext:value-type="float">
            <text:p>0.017180702806732</text:p>
          </table:table-cell>
          <table:table-cell table:formula="of:= 1 - [.$J$1]^(-[.R35] * [.$H$1])" office:value-type="float" office:value="0.82058799051485" calcext:value-type="float">
            <text:p>0.82058799051485</text:p>
          </table:table-cell>
          <table:table-cell table:formula="of:=[.P35]/[.R35] * 100" office:value-type="float" office:value="12.6928032645856" calcext:value-type="float">
            <text:p>12.7</text:p>
          </table:table-cell>
          <table:table-cell table:formula="of:=[.Q35]/[.R35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35]+[.W35]" office:value-type="float" office:value="0.01906579" calcext:value-type="float">
            <text:p>0.01906579</text:p>
          </table:table-cell>
          <table:table-cell table:formula="of:= 1 - [.$J$1]^(-[.X35] * [.$H$1])" office:value-type="float" office:value="0.851412180780501" calcext:value-type="float">
            <text:p>0.851412180780501</text:p>
          </table:table-cell>
          <table:table-cell table:formula="of:=[.V35]/[.X35] * 100" office:value-type="float" office:value="1.65631741459441" calcext:value-type="float">
            <text:p>1.7</text:p>
          </table:table-cell>
          <table:table-cell table:formula="of:=[.W35]/[.X35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15097684766739" calcext:value-type="float">
            <text:p>0.002150976847667</text:p>
          </table:table-cell>
          <table:table-cell office:value-type="float" office:value="0.2325" calcext:value-type="float">
            <text:p>0.2325</text:p>
          </table:table-cell>
          <table:table-cell table:formula="of:=[.D36]+[.E36]" office:value-type="float" office:value="0.234650976847667" calcext:value-type="float">
            <text:p>0.234650976847667</text:p>
          </table:table-cell>
          <table:table-cell table:style-name="ce12" table:formula="of:= 1 - [.$J$1]^(-[.F36] * [.$H$1])" office:value-type="float" office:value="0.999999999935548" calcext:value-type="float">
            <text:p>1.000</text:p>
          </table:table-cell>
          <table:table-cell table:style-name="ce14" table:formula="of:=[.D36]/[.F36] * 100" office:value-type="float" office:value="0.91667074075885" calcext:value-type="float">
            <text:p>0.9</text:p>
          </table:table-cell>
          <table:table-cell table:style-name="ce14" table:formula="of:=[.E36]/[.F36] * 100" office:value-type="float" office:value="99.0833292592412" calcext:value-type="float">
            <text:p>99.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36]+[.K36]" office:value-type="float" office:value="0.0188324175824176" calcext:value-type="float">
            <text:p>0.018832417582418</text:p>
          </table:table-cell>
          <table:table-cell table:style-name="ce2" table:formula="of:= 1 - [.$J$1]^(-[.L36] * [.$H$1])" office:value-type="float" office:value="0.847903771633131" calcext:value-type="float">
            <text:p>0.848</text:p>
          </table:table-cell>
          <table:table-cell table:style-name="ce16" table:formula="of:=[.J36]/[.L36] * 100" office:value-type="float" office:value="60.1750547045952" calcext:value-type="float">
            <text:p>60.2</text:p>
          </table:table-cell>
          <table:table-cell table:style-name="ce16" table:formula="of:=[.K36]/[.L36] * 100" office:value-type="float" office:value="39.8249452954048" calcext:value-type="float">
            <text:p>39.8</text:p>
          </table:table-cell>
          <table:table-cell table:style-name="Default" office:value-type="float" office:value="0.0436142561346315" calcext:value-type="float">
            <text:p>0.043614256134632</text:p>
          </table:table-cell>
          <table:table-cell office:value-type="float" office:value="0.01499999" calcext:value-type="float">
            <text:p>0.01499999</text:p>
          </table:table-cell>
          <table:table-cell table:formula="of:=[.P36]+[.Q36]" office:value-type="float" office:value="0.0586142461346315" calcext:value-type="float">
            <text:p>0.058614246134632</text:p>
          </table:table-cell>
          <table:table-cell table:formula="of:= 1 - [.$J$1]^(-[.R36] * [.$H$1])" office:value-type="float" office:value="0.997152816398652" calcext:value-type="float">
            <text:p>0.997152816398652</text:p>
          </table:table-cell>
          <table:table-cell table:formula="of:=[.P36]/[.R36] * 100" office:value-type="float" office:value="74.4089688272261" calcext:value-type="float">
            <text:p>74.4</text:p>
          </table:table-cell>
          <table:table-cell table:formula="of:=[.Q36]/[.R36] * 100" office:value-type="float" office:value="25.591031172774" calcext:value-type="float">
            <text:p>25.6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197368421052632" calcext:value-type="float">
            <text:p>0.019736842105263</text:p>
          </table:table-cell>
          <table:table-cell table:formula="of:=[.V36]+[.W36]" office:value-type="float" office:value="0.0200526321052632" calcext:value-type="float">
            <text:p>0.020052632105263</text:p>
          </table:table-cell>
          <table:table-cell table:formula="of:= 1 - [.$J$1]^(-[.X36] * [.$H$1])" office:value-type="float" office:value="0.86537516068368" calcext:value-type="float">
            <text:p>0.86537516068368</text:p>
          </table:table-cell>
          <table:table-cell table:formula="of:=[.V36]/[.X36] * 100" office:value-type="float" office:value="1.57480573294473" calcext:value-type="float">
            <text:p>1.6</text:p>
          </table:table-cell>
          <table:table-cell table:formula="of:=[.W36]/[.X36] * 100" office:value-type="float" office:value="98.4251942670553" calcext:value-type="float">
            <text:p>98.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13186557618512" calcext:value-type="float">
            <text:p>0.002131865576185</text:p>
          </table:table-cell>
          <table:table-cell office:value-type="float" office:value="0.12" calcext:value-type="float">
            <text:p>0.12</text:p>
          </table:table-cell>
          <table:table-cell table:formula="of:=[.D37]+[.E37]" office:value-type="float" office:value="0.122131865576185" calcext:value-type="float">
            <text:p>0.122131865576185</text:p>
          </table:table-cell>
          <table:table-cell table:style-name="ce12" table:formula="of:= 1 - [.$J$1]^(-[.F37] * [.$H$1])" office:value-type="float" office:value="0.999995035447167" calcext:value-type="float">
            <text:p>1.000</text:p>
          </table:table-cell>
          <table:table-cell table:style-name="ce14" table:formula="of:=[.D37]/[.F37] * 100" office:value-type="float" office:value="1.74554410196516" calcext:value-type="float">
            <text:p>1.7</text:p>
          </table:table-cell>
          <table:table-cell table:style-name="ce14" table:formula="of:=[.E37]/[.F37] * 100" office:value-type="float" office:value="98.2544558980348" calcext:value-type="float">
            <text:p>98.3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37]+[.K37]" office:value-type="float" office:value="0.0188324175824176" calcext:value-type="float">
            <text:p>0.018832417582418</text:p>
          </table:table-cell>
          <table:table-cell table:style-name="ce2" table:formula="of:= 1 - [.$J$1]^(-[.L37] * [.$H$1])" office:value-type="float" office:value="0.847903771633131" calcext:value-type="float">
            <text:p>0.848</text:p>
          </table:table-cell>
          <table:table-cell table:style-name="ce16" table:formula="of:=[.J37]/[.L37] * 100" office:value-type="float" office:value="60.1750547045952" calcext:value-type="float">
            <text:p>60.2</text:p>
          </table:table-cell>
          <table:table-cell table:style-name="ce16" table:formula="of:=[.K37]/[.L37] * 100" office:value-type="float" office:value="39.8249452954048" calcext:value-type="float">
            <text:p>39.8</text:p>
          </table:table-cell>
          <table:table-cell table:style-name="Default" office:value-type="float" office:value="0.0218071280673157" calcext:value-type="float">
            <text:p>0.021807128067316</text:p>
          </table:table-cell>
          <table:table-cell office:value-type="float" office:value="0.01499999" calcext:value-type="float">
            <text:p>0.01499999</text:p>
          </table:table-cell>
          <table:table-cell table:formula="of:=[.P37]+[.Q37]" office:value-type="float" office:value="0.0368071180673157" calcext:value-type="float">
            <text:p>0.036807118067316</text:p>
          </table:table-cell>
          <table:table-cell table:formula="of:= 1 - [.$J$1]^(-[.R37] * [.$H$1])" office:value-type="float" office:value="0.974794978514252" calcext:value-type="float">
            <text:p>0.974794978514252</text:p>
          </table:table-cell>
          <table:table-cell table:formula="of:=[.P37]/[.R37] * 100" office:value-type="float" office:value="59.2470402801793" calcext:value-type="float">
            <text:p>59.2</text:p>
          </table:table-cell>
          <table:table-cell table:formula="of:=[.Q37]/[.R37] * 100" office:value-type="float" office:value="40.7529597198207" calcext:value-type="float">
            <text:p>40.8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208333333333333" calcext:value-type="float">
            <text:p>0.020833333333333</text:p>
          </table:table-cell>
          <table:table-cell table:formula="of:=[.V37]+[.W37]" office:value-type="float" office:value="0.0211491233333333" calcext:value-type="float">
            <text:p>0.021149123333333</text:p>
          </table:table-cell>
          <table:table-cell table:formula="of:= 1 - [.$J$1]^(-[.X37] * [.$H$1])" office:value-type="float" office:value="0.879356150566553" calcext:value-type="float">
            <text:p>0.879356150566553</text:p>
          </table:table-cell>
          <table:table-cell table:formula="of:=[.V37]/[.X37] * 100" office:value-type="float" office:value="1.49315881808813" calcext:value-type="float">
            <text:p>1.5</text:p>
          </table:table-cell>
          <table:table-cell table:formula="of:=[.W37]/[.X37] * 100" office:value-type="float" office:value="98.5068411819119" calcext:value-type="float">
            <text:p>98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12351568398655" calcext:value-type="float">
            <text:p>0.002123515683987</text:p>
          </table:table-cell>
          <table:table-cell office:value-type="float" office:value="0.0825" calcext:value-type="float">
            <text:p>0.0825</text:p>
          </table:table-cell>
          <table:table-cell table:formula="of:=[.D38]+[.E38]" office:value-type="float" office:value="0.0846235156839866" calcext:value-type="float">
            <text:p>0.084623515683987</text:p>
          </table:table-cell>
          <table:table-cell table:style-name="ce12" table:formula="of:= 1 - [.$J$1]^(-[.F38] * [.$H$1])" office:value-type="float" office:value="0.999788725453584" calcext:value-type="float">
            <text:p>1.000</text:p>
          </table:table-cell>
          <table:table-cell table:style-name="ce14" table:formula="of:=[.D38]/[.F38] * 100" office:value-type="float" office:value="2.50936830835118" calcext:value-type="float">
            <text:p>2.5</text:p>
          </table:table-cell>
          <table:table-cell table:style-name="ce14" table:formula="of:=[.E38]/[.F38] * 100" office:value-type="float" office:value="97.4906316916488" calcext:value-type="float">
            <text:p>97.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38]+[.K38]" office:value-type="float" office:value="0.0188324175824176" calcext:value-type="float">
            <text:p>0.018832417582418</text:p>
          </table:table-cell>
          <table:table-cell table:style-name="ce2" table:formula="of:= 1 - [.$J$1]^(-[.L38] * [.$H$1])" office:value-type="float" office:value="0.847903771633131" calcext:value-type="float">
            <text:p>0.848</text:p>
          </table:table-cell>
          <table:table-cell table:style-name="ce16" table:formula="of:=[.J38]/[.L38] * 100" office:value-type="float" office:value="60.1750547045952" calcext:value-type="float">
            <text:p>60.2</text:p>
          </table:table-cell>
          <table:table-cell table:style-name="ce16" table:formula="of:=[.K38]/[.L38] * 100" office:value-type="float" office:value="39.8249452954048" calcext:value-type="float">
            <text:p>39.8</text:p>
          </table:table-cell>
          <table:table-cell table:style-name="Default" office:value-type="float" office:value="0.0145380853782105" calcext:value-type="float">
            <text:p>0.014538085378211</text:p>
          </table:table-cell>
          <table:table-cell office:value-type="float" office:value="0.01499999" calcext:value-type="float">
            <text:p>0.01499999</text:p>
          </table:table-cell>
          <table:table-cell table:formula="of:=[.P38]+[.Q38]" office:value-type="float" office:value="0.0295380753782105" calcext:value-type="float">
            <text:p>0.029538075378211</text:p>
          </table:table-cell>
          <table:table-cell table:formula="of:= 1 - [.$J$1]^(-[.R38] * [.$H$1])" office:value-type="float" office:value="0.947859210268461" calcext:value-type="float">
            <text:p>0.947859210268461</text:p>
          </table:table-cell>
          <table:table-cell table:formula="of:=[.P38]/[.R38] * 100" office:value-type="float" office:value="49.2181199758698" calcext:value-type="float">
            <text:p>49.2</text:p>
          </table:table-cell>
          <table:table-cell table:formula="of:=[.Q38]/[.R38] * 100" office:value-type="float" office:value="50.7818800241302" calcext:value-type="float">
            <text:p>50.8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220588235294118" calcext:value-type="float">
            <text:p>0.022058823529412</text:p>
          </table:table-cell>
          <table:table-cell table:formula="of:=[.V38]+[.W38]" office:value-type="float" office:value="0.0223746135294118" calcext:value-type="float">
            <text:p>0.022374613529412</text:p>
          </table:table-cell>
          <table:table-cell table:formula="of:= 1 - [.$J$1]^(-[.X38] * [.$H$1])" office:value-type="float" office:value="0.893270906783089" calcext:value-type="float">
            <text:p>0.893270906783089</text:p>
          </table:table-cell>
          <table:table-cell table:formula="of:=[.V38]/[.X38] * 100" office:value-type="float" office:value="1.4113763332041" calcext:value-type="float">
            <text:p>1.4</text:p>
          </table:table-cell>
          <table:table-cell table:formula="of:=[.W38]/[.X38] * 100" office:value-type="float" office:value="98.5886236667959" calcext:value-type="float">
            <text:p>98.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12636173064366" calcext:value-type="float">
            <text:p>0.002126361730644</text:p>
          </table:table-cell>
          <table:table-cell office:value-type="float" office:value="0.06375" calcext:value-type="float">
            <text:p>0.06375</text:p>
          </table:table-cell>
          <table:table-cell table:formula="of:=[.D39]+[.E39]" office:value-type="float" office:value="0.0658763617306437" calcext:value-type="float">
            <text:p>0.065876361730644</text:p>
          </table:table-cell>
          <table:table-cell table:style-name="ce12" table:formula="of:= 1 - [.$J$1]^(-[.F39] * [.$H$1])" office:value-type="float" office:value="0.9986227087744" calcext:value-type="float">
            <text:p>0.999</text:p>
          </table:table-cell>
          <table:table-cell table:style-name="ce14" table:formula="of:=[.D39]/[.F39] * 100" office:value-type="float" office:value="3.22780687151176" calcext:value-type="float">
            <text:p>3.2</text:p>
          </table:table-cell>
          <table:table-cell table:style-name="ce14" table:formula="of:=[.E39]/[.F39] * 100" office:value-type="float" office:value="96.7721931284882" calcext:value-type="float">
            <text:p>96.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39]+[.K39]" office:value-type="float" office:value="0.0188324175824176" calcext:value-type="float">
            <text:p>0.018832417582418</text:p>
          </table:table-cell>
          <table:table-cell table:formula="of:= 1 - [.$J$1]^(-[.L39] * [.$H$1])" office:value-type="float" office:value="0.847903771633131" calcext:value-type="float">
            <text:p>0.847903771633131</text:p>
          </table:table-cell>
          <table:table-cell table:formula="of:=[.J39]/[.L39] * 100" office:value-type="float" office:value="60.1750547045952" calcext:value-type="float">
            <text:p>60.1750547045952</text:p>
          </table:table-cell>
          <table:table-cell table:formula="of:=[.K39]/[.L39] * 100" office:value-type="float" office:value="39.8249452954048" calcext:value-type="float">
            <text:p>39.8249452954048</text:p>
          </table:table-cell>
          <table:table-cell table:style-name="Default" office:value-type="float" office:value="0.0109035640336579" calcext:value-type="float">
            <text:p>0.010903564033658</text:p>
          </table:table-cell>
          <table:table-cell office:value-type="float" office:value="0.01499999" calcext:value-type="float">
            <text:p>0.01499999</text:p>
          </table:table-cell>
          <table:table-cell table:formula="of:=[.P39]+[.Q39]" office:value-type="float" office:value="0.0259035540336579" calcext:value-type="float">
            <text:p>0.025903554033658</text:p>
          </table:table-cell>
          <table:table-cell table:formula="of:= 1 - [.$J$1]^(-[.R39] * [.$H$1])" office:value-type="float" office:value="0.925006629811049" calcext:value-type="float">
            <text:p>0.925006629811049</text:p>
          </table:table-cell>
          <table:table-cell table:formula="of:=[.P39]/[.R39] * 100" office:value-type="float" office:value="42.0929267832912" calcext:value-type="float">
            <text:p>42.1</text:p>
          </table:table-cell>
          <table:table-cell table:formula="of:=[.Q39]/[.R39] * 100" office:value-type="float" office:value="57.9070732167088" calcext:value-type="float">
            <text:p>57.9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234375" calcext:value-type="float">
            <text:p>0.0234375</text:p>
          </table:table-cell>
          <table:table-cell table:formula="of:=[.V39]+[.W39]" office:value-type="float" office:value="0.02375329" calcext:value-type="float">
            <text:p>0.02375329</text:p>
          </table:table-cell>
          <table:table-cell table:formula="of:= 1 - [.$J$1]^(-[.X39] * [.$H$1])" office:value-type="float" office:value="0.907016121460987" calcext:value-type="float">
            <text:p>0.907016121460987</text:p>
          </table:table-cell>
          <table:table-cell table:formula="of:=[.V39]/[.X39] * 100" office:value-type="float" office:value="1.32945794035268" calcext:value-type="float">
            <text:p>1.3</text:p>
          </table:table-cell>
          <table:table-cell table:formula="of:=[.W39]/[.X39] * 100" office:value-type="float" office:value="98.6705420596473" calcext:value-type="float">
            <text:p>98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14118868414223" calcext:value-type="float">
            <text:p>0.002141188684142</text:p>
          </table:table-cell>
          <table:table-cell office:value-type="float" office:value="0.0525" calcext:value-type="float">
            <text:p>0.0525</text:p>
          </table:table-cell>
          <table:table-cell table:formula="of:=[.D40]+[.E40]" office:value-type="float" office:value="0.0546411886841422" calcext:value-type="float">
            <text:p>0.054641188684142</text:p>
          </table:table-cell>
          <table:table-cell table:style-name="ce12" table:formula="of:= 1 - [.$J$1]^(-[.F40] * [.$H$1])" office:value-type="float" office:value="0.995763929520812" calcext:value-type="float">
            <text:p>0.996</text:p>
          </table:table-cell>
          <table:table-cell table:style-name="ce14" table:formula="of:=[.D40]/[.F40] * 100" office:value-type="float" office:value="3.91863489010011" calcext:value-type="float">
            <text:p>3.9</text:p>
          </table:table-cell>
          <table:table-cell table:style-name="ce14" table:formula="of:=[.E40]/[.F40] * 100" office:value-type="float" office:value="96.0813651098999" calcext:value-type="float">
            <text:p>96.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0]+[.K40]" office:value-type="float" office:value="0.0188324175824176" calcext:value-type="float">
            <text:p>0.018832417582418</text:p>
          </table:table-cell>
          <table:table-cell table:formula="of:= 1 - [.$J$1]^(-[.L40] * [.$H$1])" office:value-type="float" office:value="0.847903771633131" calcext:value-type="float">
            <text:p>0.847903771633131</text:p>
          </table:table-cell>
          <table:table-cell table:formula="of:=[.J40]/[.L40] * 100" office:value-type="float" office:value="60.1750547045952" calcext:value-type="float">
            <text:p>60.1750547045952</text:p>
          </table:table-cell>
          <table:table-cell table:formula="of:=[.K40]/[.L40] * 100" office:value-type="float" office:value="39.8249452954048" calcext:value-type="float">
            <text:p>39.8249452954048</text:p>
          </table:table-cell>
          <table:table-cell table:style-name="Default" office:value-type="float" office:value="0.0087228512269263" calcext:value-type="float">
            <text:p>0.008722851226926</text:p>
          </table:table-cell>
          <table:table-cell office:value-type="float" office:value="0.01499999" calcext:value-type="float">
            <text:p>0.01499999</text:p>
          </table:table-cell>
          <table:table-cell table:formula="of:=[.P40]+[.Q40]" office:value-type="float" office:value="0.0237228412269263" calcext:value-type="float">
            <text:p>0.023722841226926</text:p>
          </table:table-cell>
          <table:table-cell table:formula="of:= 1 - [.$J$1]^(-[.R40] * [.$H$1])" office:value-type="float" office:value="0.906732565463845" calcext:value-type="float">
            <text:p>0.906732565463845</text:p>
          </table:table-cell>
          <table:table-cell table:formula="of:=[.P40]/[.R40] * 100" office:value-type="float" office:value="36.7698419573181" calcext:value-type="float">
            <text:p>36.8</text:p>
          </table:table-cell>
          <table:table-cell table:formula="of:=[.Q40]/[.R40] * 100" office:value-type="float" office:value="63.2301580426819" calcext:value-type="float">
            <text:p>63.2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25" calcext:value-type="float">
            <text:p>0.025</text:p>
          </table:table-cell>
          <table:table-cell table:formula="of:=[.V40]+[.W40]" office:value-type="float" office:value="0.02531579" calcext:value-type="float">
            <text:p>0.02531579</text:p>
          </table:table-cell>
          <table:table-cell table:formula="of:= 1 - [.$J$1]^(-[.X40] * [.$H$1])" office:value-type="float" office:value="0.920466674760963" calcext:value-type="float">
            <text:p>0.920466674760963</text:p>
          </table:table-cell>
          <table:table-cell table:formula="of:=[.V40]/[.X40] * 100" office:value-type="float" office:value="1.24740330046979" calcext:value-type="float">
            <text:p>1.2</text:p>
          </table:table-cell>
          <table:table-cell table:formula="of:=[.W40]/[.X40] * 100" office:value-type="float" office:value="98.7525966995302" calcext:value-type="float">
            <text:p>98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16921640891701" calcext:value-type="float">
            <text:p>0.002169216408917</text:p>
          </table:table-cell>
          <table:table-cell office:value-type="float" office:value="0.045" calcext:value-type="float">
            <text:p>0.045</text:p>
          </table:table-cell>
          <table:table-cell table:formula="of:=[.D41]+[.E41]" office:value-type="float" office:value="0.047169216408917" calcext:value-type="float">
            <text:p>0.047169216408917</text:p>
          </table:table-cell>
          <table:table-cell table:style-name="ce12" table:formula="of:= 1 - [.$J$1]^(-[.F41] * [.$H$1])" office:value-type="float" office:value="0.991057337707609" calcext:value-type="float">
            <text:p>0.991</text:p>
          </table:table-cell>
          <table:table-cell table:style-name="ce14" table:formula="of:=[.D41]/[.F41] * 100" office:value-type="float" office:value="4.5987967875314" calcext:value-type="float">
            <text:p>4.6</text:p>
          </table:table-cell>
          <table:table-cell table:style-name="ce14" table:formula="of:=[.E41]/[.F41] * 100" office:value-type="float" office:value="95.4012032124686" calcext:value-type="float">
            <text:p>95.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1]+[.K41]" office:value-type="float" office:value="0.0188324175824176" calcext:value-type="float">
            <text:p>0.018832417582418</text:p>
          </table:table-cell>
          <table:table-cell table:formula="of:= 1 - [.$J$1]^(-[.L41] * [.$H$1])" office:value-type="float" office:value="0.847903771633131" calcext:value-type="float">
            <text:p>0.847903771633131</text:p>
          </table:table-cell>
          <table:table-cell table:formula="of:=[.J41]/[.L41] * 100" office:value-type="float" office:value="60.1750547045952" calcext:value-type="float">
            <text:p>60.1750547045952</text:p>
          </table:table-cell>
          <table:table-cell table:formula="of:=[.K41]/[.L41] * 100" office:value-type="float" office:value="39.8249452954048" calcext:value-type="float">
            <text:p>39.8249452954048</text:p>
          </table:table-cell>
          <table:table-cell table:style-name="Default" office:value-type="float" office:value="0.00726904268910525" calcext:value-type="float">
            <text:p>0.007269042689105</text:p>
          </table:table-cell>
          <table:table-cell office:value-type="float" office:value="0.01499999" calcext:value-type="float">
            <text:p>0.01499999</text:p>
          </table:table-cell>
          <table:table-cell table:formula="of:=[.P41]+[.Q41]" office:value-type="float" office:value="0.0222690326891052" calcext:value-type="float">
            <text:p>0.022269032689105</text:p>
          </table:table-cell>
          <table:table-cell table:formula="of:= 1 - [.$J$1]^(-[.R41] * [.$H$1])" office:value-type="float" office:value="0.892138082271984" calcext:value-type="float">
            <text:p>0.892138082271984</text:p>
          </table:table-cell>
          <table:table-cell table:formula="of:=[.P41]/[.R41] * 100" office:value-type="float" office:value="32.6419328157954" calcext:value-type="float">
            <text:p>32.6</text:p>
          </table:table-cell>
          <table:table-cell table:formula="of:=[.Q41]/[.R41] * 100" office:value-type="float" office:value="67.3580671842046" calcext:value-type="float">
            <text:p>67.4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267857142857143" calcext:value-type="float">
            <text:p>0.026785714285714</text:p>
          </table:table-cell>
          <table:table-cell table:formula="of:=[.V41]+[.W41]" office:value-type="float" office:value="0.0271015042857143" calcext:value-type="float">
            <text:p>0.027101504285714</text:p>
          </table:table-cell>
          <table:table-cell table:formula="of:= 1 - [.$J$1]^(-[.X41] * [.$H$1])" office:value-type="float" office:value="0.933473212946911" calcext:value-type="float">
            <text:p>0.933473212946911</text:p>
          </table:table-cell>
          <table:table-cell table:formula="of:=[.V41]/[.X41] * 100" office:value-type="float" office:value="1.16521207336251" calcext:value-type="float">
            <text:p>1.2</text:p>
          </table:table-cell>
          <table:table-cell table:formula="of:=[.W41]/[.X41] * 100" office:value-type="float" office:value="98.8347879266375" calcext:value-type="float">
            <text:p>98.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21223118039293" calcext:value-type="float">
            <text:p>0.002212231180393</text:p>
          </table:table-cell>
          <table:table-cell office:value-type="float" office:value="0.0396428571428571" calcext:value-type="float">
            <text:p>0.039642857142857</text:p>
          </table:table-cell>
          <table:table-cell table:formula="of:=[.D42]+[.E42]" office:value-type="float" office:value="0.04185508832325" calcext:value-type="float">
            <text:p>0.04185508832325</text:p>
          </table:table-cell>
          <table:table-cell table:style-name="ce12" table:formula="of:= 1 - [.$J$1]^(-[.F42] * [.$H$1])" office:value-type="float" office:value="0.984785541656898" calcext:value-type="float">
            <text:p>0.985</text:p>
          </table:table-cell>
          <table:table-cell table:style-name="ce14" table:formula="of:=[.D42]/[.F42] * 100" office:value-type="float" office:value="5.28545337978432" calcext:value-type="float">
            <text:p>5.3</text:p>
          </table:table-cell>
          <table:table-cell table:style-name="ce14" table:formula="of:=[.E42]/[.F42] * 100" office:value-type="float" office:value="94.7145466202157" calcext:value-type="float">
            <text:p>94.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2]+[.K42]" office:value-type="float" office:value="0.0188324175824176" calcext:value-type="float">
            <text:p>0.018832417582418</text:p>
          </table:table-cell>
          <table:table-cell table:formula="of:= 1 - [.$J$1]^(-[.L42] * [.$H$1])" office:value-type="float" office:value="0.847903771633131" calcext:value-type="float">
            <text:p>0.847903771633131</text:p>
          </table:table-cell>
          <table:table-cell table:formula="of:=[.J42]/[.L42] * 100" office:value-type="float" office:value="60.1750547045952" calcext:value-type="float">
            <text:p>60.1750547045952</text:p>
          </table:table-cell>
          <table:table-cell table:formula="of:=[.K42]/[.L42] * 100" office:value-type="float" office:value="39.8249452954048" calcext:value-type="float">
            <text:p>39.8249452954048</text:p>
          </table:table-cell>
          <table:table-cell table:style-name="Default" office:value-type="float" office:value="0.00623060801923307" calcext:value-type="float">
            <text:p>0.006230608019233</text:p>
          </table:table-cell>
          <table:table-cell office:value-type="float" office:value="0.01499999" calcext:value-type="float">
            <text:p>0.01499999</text:p>
          </table:table-cell>
          <table:table-cell table:formula="of:=[.P42]+[.Q42]" office:value-type="float" office:value="0.0212305980192331" calcext:value-type="float">
            <text:p>0.021230598019233</text:p>
          </table:table-cell>
          <table:table-cell table:formula="of:= 1 - [.$J$1]^(-[.R42] * [.$H$1])" office:value-type="float" office:value="0.880335099210188" calcext:value-type="float">
            <text:p>0.880335099210188</text:p>
          </table:table-cell>
          <table:table-cell table:formula="of:=[.P42]/[.R42] * 100" office:value-type="float" office:value="29.3473034230533" calcext:value-type="float">
            <text:p>29.3</text:p>
          </table:table-cell>
          <table:table-cell table:formula="of:=[.Q42]/[.R42] * 100" office:value-type="float" office:value="70.6526965769467" calcext:value-type="float">
            <text:p>70.7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288461538461538" calcext:value-type="float">
            <text:p>0.028846153846154</text:p>
          </table:table-cell>
          <table:table-cell table:formula="of:=[.V42]+[.W42]" office:value-type="float" office:value="0.0291619438461538" calcext:value-type="float">
            <text:p>0.029161943846154</text:p>
          </table:table-cell>
          <table:table-cell table:formula="of:= 1 - [.$J$1]^(-[.X42] * [.$H$1])" office:value-type="float" office:value="0.945860680743953" calcext:value-type="float">
            <text:p>0.945860680743953</text:p>
          </table:table-cell>
          <table:table-cell table:formula="of:=[.V42]/[.X42] * 100" office:value-type="float" office:value="1.08288391770444" calcext:value-type="float">
            <text:p>1.1</text:p>
          </table:table-cell>
          <table:table-cell table:formula="of:=[.W42]/[.X42] * 100" office:value-type="float" office:value="98.9171160822955" calcext:value-type="float">
            <text:p>98.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27278988401884" calcext:value-type="float">
            <text:p>0.002272789884019</text:p>
          </table:table-cell>
          <table:table-cell office:value-type="float" office:value="0.035625" calcext:value-type="float">
            <text:p>0.035625</text:p>
          </table:table-cell>
          <table:table-cell table:formula="of:=[.D43]+[.E43]" office:value-type="float" office:value="0.0378977898840188" calcext:value-type="float">
            <text:p>0.037897789884019</text:p>
          </table:table-cell>
          <table:table-cell table:style-name="ce12" table:formula="of:= 1 - [.$J$1]^(-[.F43] * [.$H$1])" office:value-type="float" office:value="0.977399409112049" calcext:value-type="float">
            <text:p>0.977</text:p>
          </table:table-cell>
          <table:table-cell table:style-name="ce14" table:formula="of:=[.D43]/[.F43] * 100" office:value-type="float" office:value="5.99715680247954" calcext:value-type="float">
            <text:p>6.0</text:p>
          </table:table-cell>
          <table:table-cell table:style-name="ce14" table:formula="of:=[.E43]/[.F43] * 100" office:value-type="float" office:value="94.0028431975205" calcext:value-type="float">
            <text:p>94.0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3]+[.K43]" office:value-type="float" office:value="0.0188324175824176" calcext:value-type="float">
            <text:p>0.018832417582418</text:p>
          </table:table-cell>
          <table:table-cell table:formula="of:= 1 - [.$J$1]^(-[.L43] * [.$H$1])" office:value-type="float" office:value="0.847903771633131" calcext:value-type="float">
            <text:p>0.847903771633131</text:p>
          </table:table-cell>
          <table:table-cell table:formula="of:=[.J43]/[.L43] * 100" office:value-type="float" office:value="60.1750547045952" calcext:value-type="float">
            <text:p>60.1750547045952</text:p>
          </table:table-cell>
          <table:table-cell table:formula="of:=[.K43]/[.L43] * 100" office:value-type="float" office:value="39.8249452954048" calcext:value-type="float">
            <text:p>39.8249452954048</text:p>
          </table:table-cell>
          <table:table-cell table:style-name="Default" office:value-type="float" office:value="0.00545178201682894" calcext:value-type="float">
            <text:p>0.005451782016829</text:p>
          </table:table-cell>
          <table:table-cell office:value-type="float" office:value="0.01499999" calcext:value-type="float">
            <text:p>0.01499999</text:p>
          </table:table-cell>
          <table:table-cell table:formula="of:=[.P43]+[.Q43]" office:value-type="float" office:value="0.0204517720168289" calcext:value-type="float">
            <text:p>0.020451772016829</text:p>
          </table:table-cell>
          <table:table-cell table:formula="of:= 1 - [.$J$1]^(-[.R43] * [.$H$1])" office:value-type="float" office:value="0.870642751074181" calcext:value-type="float">
            <text:p>0.870642751074181</text:p>
          </table:table-cell>
          <table:table-cell table:formula="of:=[.P43]/[.R43] * 100" office:value-type="float" office:value="26.6567709259759" calcext:value-type="float">
            <text:p>26.7</text:p>
          </table:table-cell>
          <table:table-cell table:formula="of:=[.Q43]/[.R43] * 100" office:value-type="float" office:value="73.3432290740241" calcext:value-type="float">
            <text:p>73.3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3125" calcext:value-type="float">
            <text:p>0.03125</text:p>
          </table:table-cell>
          <table:table-cell table:formula="of:=[.V43]+[.W43]" office:value-type="float" office:value="0.03156579" calcext:value-type="float">
            <text:p>0.03156579</text:p>
          </table:table-cell>
          <table:table-cell table:formula="of:= 1 - [.$J$1]^(-[.X43] * [.$H$1])" office:value-type="float" office:value="0.957428880396756" calcext:value-type="float">
            <text:p>0.957428880396756</text:p>
          </table:table-cell>
          <table:table-cell table:formula="of:=[.V43]/[.X43] * 100" office:value-type="float" office:value="1.00041849103095" calcext:value-type="float">
            <text:p>1.0</text:p>
          </table:table-cell>
          <table:table-cell table:formula="of:=[.W43]/[.X43] * 100" office:value-type="float" office:value="98.999581508969" calcext:value-type="float">
            <text:p>99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35454164922562" calcext:value-type="float">
            <text:p>0.002354541649226</text:p>
          </table:table-cell>
          <table:table-cell office:value-type="float" office:value="0.0325" calcext:value-type="float">
            <text:p>0.0325</text:p>
          </table:table-cell>
          <table:table-cell table:formula="of:=[.D44]+[.E44]" office:value-type="float" office:value="0.0348545416492256" calcext:value-type="float">
            <text:p>0.034854541649226</text:p>
          </table:table-cell>
          <table:table-cell table:style-name="ce12" table:formula="of:= 1 - [.$J$1]^(-[.F44] * [.$H$1])" office:value-type="float" office:value="0.969360167011053" calcext:value-type="float">
            <text:p>0.969</text:p>
          </table:table-cell>
          <table:table-cell table:style-name="ce14" table:formula="of:=[.D44]/[.F44] * 100" office:value-type="float" office:value="6.75533671600565" calcext:value-type="float">
            <text:p>6.8</text:p>
          </table:table-cell>
          <table:table-cell table:style-name="ce14" table:formula="of:=[.E44]/[.F44] * 100" office:value-type="float" office:value="93.2446632839944" calcext:value-type="float">
            <text:p>93.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4]+[.K44]" office:value-type="float" office:value="0.0188324175824176" calcext:value-type="float">
            <text:p>0.018832417582418</text:p>
          </table:table-cell>
          <table:table-cell table:formula="of:= 1 - [.$J$1]^(-[.L44] * [.$H$1])" office:value-type="float" office:value="0.847903771633131" calcext:value-type="float">
            <text:p>0.847903771633131</text:p>
          </table:table-cell>
          <table:table-cell table:formula="of:=[.J44]/[.L44] * 100" office:value-type="float" office:value="60.1750547045952" calcext:value-type="float">
            <text:p>60.1750547045952</text:p>
          </table:table-cell>
          <table:table-cell table:formula="of:=[.K44]/[.L44] * 100" office:value-type="float" office:value="39.8249452954048" calcext:value-type="float">
            <text:p>39.8249452954048</text:p>
          </table:table-cell>
          <table:table-cell table:style-name="Default" office:value-type="float" office:value="0.0048460284594035" calcext:value-type="float">
            <text:p>0.004846028459404</text:p>
          </table:table-cell>
          <table:table-cell office:value-type="float" office:value="0.01499999" calcext:value-type="float">
            <text:p>0.01499999</text:p>
          </table:table-cell>
          <table:table-cell table:formula="of:=[.P44]+[.Q44]" office:value-type="float" office:value="0.0198460184594035" calcext:value-type="float">
            <text:p>0.019846018459404</text:p>
          </table:table-cell>
          <table:table-cell table:formula="of:= 1 - [.$J$1]^(-[.R44] * [.$H$1])" office:value-type="float" office:value="0.862564693555672" calcext:value-type="float">
            <text:p>0.862564693555672</text:p>
          </table:table-cell>
          <table:table-cell table:formula="of:=[.P44]/[.R44] * 100" office:value-type="float" office:value="24.4181394334406" calcext:value-type="float">
            <text:p>24.4</text:p>
          </table:table-cell>
          <table:table-cell table:formula="of:=[.Q44]/[.R44] * 100" office:value-type="float" office:value="75.5818605665594" calcext:value-type="float">
            <text:p>75.6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340909090909091" calcext:value-type="float">
            <text:p>0.034090909090909</text:p>
          </table:table-cell>
          <table:table-cell table:formula="of:=[.V44]+[.W44]" office:value-type="float" office:value="0.0344066990909091" calcext:value-type="float">
            <text:p>0.034406699090909</text:p>
          </table:table-cell>
          <table:table-cell table:formula="of:= 1 - [.$J$1]^(-[.X44] * [.$H$1])" office:value-type="float" office:value="0.967956794860464" calcext:value-type="float">
            <text:p>0.967956794860464</text:p>
          </table:table-cell>
          <table:table-cell table:formula="of:=[.V44]/[.X44] * 100" office:value-type="float" office:value="0.917815449734432" calcext:value-type="float">
            <text:p>0.9</text:p>
          </table:table-cell>
          <table:table-cell table:formula="of:=[.W44]/[.X44] * 100" office:value-type="float" office:value="99.0821845502656" calcext:value-type="float">
            <text:p>99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462747829548" calcext:value-type="float">
            <text:p>0.002462747829548</text:p>
          </table:table-cell>
          <table:table-cell office:value-type="float" office:value="0.03" calcext:value-type="float">
            <text:p>0.03</text:p>
          </table:table-cell>
          <table:table-cell table:formula="of:=[.D45]+[.E45]" office:value-type="float" office:value="0.032462747829548" calcext:value-type="float">
            <text:p>0.032462747829548</text:p>
          </table:table-cell>
          <table:table-cell table:style-name="ce12" table:formula="of:= 1 - [.$J$1]^(-[.F45] * [.$H$1])" office:value-type="float" office:value="0.961081088427383" calcext:value-type="float">
            <text:p>0.961</text:p>
          </table:table-cell>
          <table:table-cell table:style-name="ce14" table:formula="of:=[.D45]/[.F45] * 100" office:value-type="float" office:value="7.58638129612175" calcext:value-type="float">
            <text:p>7.6</text:p>
          </table:table-cell>
          <table:table-cell table:style-name="ce14" table:formula="of:=[.E45]/[.F45] * 100" office:value-type="float" office:value="92.4136187038782" calcext:value-type="float">
            <text:p>92.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5]+[.K45]" office:value-type="float" office:value="0.0188324175824176" calcext:value-type="float">
            <text:p>0.018832417582418</text:p>
          </table:table-cell>
          <table:table-cell table:formula="of:= 1 - [.$J$1]^(-[.L45] * [.$H$1])" office:value-type="float" office:value="0.847903771633131" calcext:value-type="float">
            <text:p>0.847903771633131</text:p>
          </table:table-cell>
          <table:table-cell table:formula="of:=[.J45]/[.L45] * 100" office:value-type="float" office:value="60.1750547045952" calcext:value-type="float">
            <text:p>60.1750547045952</text:p>
          </table:table-cell>
          <table:table-cell table:formula="of:=[.K45]/[.L45] * 100" office:value-type="float" office:value="39.8249452954048" calcext:value-type="float">
            <text:p>39.8249452954048</text:p>
          </table:table-cell>
          <table:table-cell table:style-name="Default" office:value-type="float" office:value="0.00436142561346315" calcext:value-type="float">
            <text:p>0.004361425613463</text:p>
          </table:table-cell>
          <table:table-cell office:value-type="float" office:value="0.01499999" calcext:value-type="float">
            <text:p>0.01499999</text:p>
          </table:table-cell>
          <table:table-cell table:formula="of:=[.P45]+[.Q45]" office:value-type="float" office:value="0.0193614156134631" calcext:value-type="float">
            <text:p>0.019361415613463</text:p>
          </table:table-cell>
          <table:table-cell table:formula="of:= 1 - [.$J$1]^(-[.R45] * [.$H$1])" office:value-type="float" office:value="0.855740523896926" calcext:value-type="float">
            <text:p>0.855740523896926</text:p>
          </table:table-cell>
          <table:table-cell table:formula="of:=[.P45]/[.R45] * 100" office:value-type="float" office:value="22.5263777222487" calcext:value-type="float">
            <text:p>22.5</text:p>
          </table:table-cell>
          <table:table-cell table:formula="of:=[.Q45]/[.R45] * 100" office:value-type="float" office:value="77.4736222777513" calcext:value-type="float">
            <text:p>77.5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375" calcext:value-type="float">
            <text:p>0.0375</text:p>
          </table:table-cell>
          <table:table-cell table:formula="of:=[.V45]+[.W45]" office:value-type="float" office:value="0.03781579" calcext:value-type="float">
            <text:p>0.03781579</text:p>
          </table:table-cell>
          <table:table-cell table:formula="of:= 1 - [.$J$1]^(-[.X45] * [.$H$1])" office:value-type="float" office:value="0.977213322606255" calcext:value-type="float">
            <text:p>0.977213322606255</text:p>
          </table:table-cell>
          <table:table-cell table:formula="of:=[.V45]/[.X45] * 100" office:value-type="float" office:value="0.835074449059506" calcext:value-type="float">
            <text:p>0.8</text:p>
          </table:table-cell>
          <table:table-cell table:formula="of:=[.W45]/[.X45] * 100" office:value-type="float" office:value="99.1649255509405" calcext:value-type="float">
            <text:p>99.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60515346722243" calcext:value-type="float">
            <text:p>0.002605153467222</text:p>
          </table:table-cell>
          <table:table-cell office:value-type="float" office:value="0.0279545454545455" calcext:value-type="float">
            <text:p>0.027954545454546</text:p>
          </table:table-cell>
          <table:table-cell table:formula="of:=[.D46]+[.E46]" office:value-type="float" office:value="0.0305596989217679" calcext:value-type="float">
            <text:p>0.030559698921768</text:p>
          </table:table-cell>
          <table:table-cell table:style-name="ce12" table:formula="of:= 1 - [.$J$1]^(-[.F46] * [.$H$1])" office:value-type="float" office:value="0.952922970109968" calcext:value-type="float">
            <text:p>0.953</text:p>
          </table:table-cell>
          <table:table-cell table:style-name="ce14" table:formula="of:=[.D46]/[.F46] * 100" office:value-type="float" office:value="8.52480082965332" calcext:value-type="float">
            <text:p>8.5</text:p>
          </table:table-cell>
          <table:table-cell table:style-name="ce14" table:formula="of:=[.E46]/[.F46] * 100" office:value-type="float" office:value="91.4751991703467" calcext:value-type="float">
            <text:p>91.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6]+[.K46]" office:value-type="float" office:value="0.0188324175824176" calcext:value-type="float">
            <text:p>0.018832417582418</text:p>
          </table:table-cell>
          <table:table-cell table:formula="of:= 1 - [.$J$1]^(-[.L46] * [.$H$1])" office:value-type="float" office:value="0.847903771633131" calcext:value-type="float">
            <text:p>0.847903771633131</text:p>
          </table:table-cell>
          <table:table-cell table:formula="of:=[.J46]/[.L46] * 100" office:value-type="float" office:value="60.1750547045952" calcext:value-type="float">
            <text:p>60.1750547045952</text:p>
          </table:table-cell>
          <table:table-cell table:formula="of:=[.K46]/[.L46] * 100" office:value-type="float" office:value="39.8249452954048" calcext:value-type="float">
            <text:p>39.8249452954048</text:p>
          </table:table-cell>
          <table:table-cell table:style-name="Default" office:value-type="float" office:value="0.00396493237587559" calcext:value-type="float">
            <text:p>0.003964932375876</text:p>
          </table:table-cell>
          <table:table-cell office:value-type="float" office:value="0.01499999" calcext:value-type="float">
            <text:p>0.01499999</text:p>
          </table:table-cell>
          <table:table-cell table:formula="of:=[.P46]+[.Q46]" office:value-type="float" office:value="0.0189649223758756" calcext:value-type="float">
            <text:p>0.018964922375876</text:p>
          </table:table-cell>
          <table:table-cell table:formula="of:= 1 - [.$J$1]^(-[.R46] * [.$H$1])" office:value-type="float" office:value="0.849905826307454" calcext:value-type="float">
            <text:p>0.849905826307454</text:p>
          </table:table-cell>
          <table:table-cell table:formula="of:=[.P46]/[.R46] * 100" office:value-type="float" office:value="20.9066628235674" calcext:value-type="float">
            <text:p>20.9</text:p>
          </table:table-cell>
          <table:table-cell table:formula="of:=[.Q46]/[.R46] * 100" office:value-type="float" office:value="79.0933371764326" calcext:value-type="float">
            <text:p>79.1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416666666666667" calcext:value-type="float">
            <text:p>0.041666666666667</text:p>
          </table:table-cell>
          <table:table-cell table:formula="of:=[.V46]+[.W46]" office:value-type="float" office:value="0.0419824566666667" calcext:value-type="float">
            <text:p>0.041982456666667</text:p>
          </table:table-cell>
          <table:table-cell table:formula="of:= 1 - [.$J$1]^(-[.X46] * [.$H$1])" office:value-type="float" office:value="0.984978096829765" calcext:value-type="float">
            <text:p>0.984978096829765</text:p>
          </table:table-cell>
          <table:table-cell table:formula="of:=[.V46]/[.X46] * 100" office:value-type="float" office:value="0.752195143098263" calcext:value-type="float">
            <text:p>0.8</text:p>
          </table:table-cell>
          <table:table-cell table:formula="of:=[.W46]/[.X46] * 100" office:value-type="float" office:value="99.2478048569017" calcext:value-type="float">
            <text:p>99.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79351678367457" calcext:value-type="float">
            <text:p>0.002793516783675</text:p>
          </table:table-cell>
          <table:table-cell office:value-type="float" office:value="0.02625" calcext:value-type="float">
            <text:p>0.02625</text:p>
          </table:table-cell>
          <table:table-cell table:formula="of:=[.D47]+[.E47]" office:value-type="float" office:value="0.0290435167836746" calcext:value-type="float">
            <text:p>0.029043516783675</text:p>
          </table:table-cell>
          <table:table-cell table:style-name="ce12" table:formula="of:= 1 - [.$J$1]^(-[.F47] * [.$H$1])" office:value-type="float" office:value="0.945215713105726" calcext:value-type="float">
            <text:p>0.945</text:p>
          </table:table-cell>
          <table:table-cell table:style-name="ce14" table:formula="of:=[.D47]/[.F47] * 100" office:value-type="float" office:value="9.61838335378453" calcext:value-type="float">
            <text:p>9.6</text:p>
          </table:table-cell>
          <table:table-cell table:style-name="ce14" table:formula="of:=[.E47]/[.F47] * 100" office:value-type="float" office:value="90.3816166462155" calcext:value-type="float">
            <text:p>90.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7]+[.K47]" office:value-type="float" office:value="0.0188324175824176" calcext:value-type="float">
            <text:p>0.018832417582418</text:p>
          </table:table-cell>
          <table:table-cell table:formula="of:= 1 - [.$J$1]^(-[.L47] * [.$H$1])" office:value-type="float" office:value="0.847903771633131" calcext:value-type="float">
            <text:p>0.847903771633131</text:p>
          </table:table-cell>
          <table:table-cell table:formula="of:=[.J47]/[.L47] * 100" office:value-type="float" office:value="60.1750547045952" calcext:value-type="float">
            <text:p>60.1750547045952</text:p>
          </table:table-cell>
          <table:table-cell table:formula="of:=[.K47]/[.L47] * 100" office:value-type="float" office:value="39.8249452954048" calcext:value-type="float">
            <text:p>39.8249452954048</text:p>
          </table:table-cell>
          <table:table-cell table:style-name="Default" office:value-type="float" office:value="0.00363452134455262" calcext:value-type="float">
            <text:p>0.003634521344553</text:p>
          </table:table-cell>
          <table:table-cell office:value-type="float" office:value="0.01499999" calcext:value-type="float">
            <text:p>0.01499999</text:p>
          </table:table-cell>
          <table:table-cell table:formula="of:=[.P47]+[.Q47]" office:value-type="float" office:value="0.0186345113445526" calcext:value-type="float">
            <text:p>0.018634511344553</text:p>
          </table:table-cell>
          <table:table-cell table:formula="of:= 1 - [.$J$1]^(-[.R47] * [.$H$1])" office:value-type="float" office:value="0.844863709063186" calcext:value-type="float">
            <text:p>0.844863709063186</text:p>
          </table:table-cell>
          <table:table-cell table:formula="of:=[.P47]/[.R47] * 100" office:value-type="float" office:value="19.5042482056557" calcext:value-type="float">
            <text:p>19.5</text:p>
          </table:table-cell>
          <table:table-cell table:formula="of:=[.Q47]/[.R47] * 100" office:value-type="float" office:value="80.4957517943443" calcext:value-type="float">
            <text:p>80.5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46875" calcext:value-type="float">
            <text:p>0.046875</text:p>
          </table:table-cell>
          <table:table-cell table:formula="of:=[.V47]+[.W47]" office:value-type="float" office:value="0.04719079" calcext:value-type="float">
            <text:p>0.04719079</text:p>
          </table:table-cell>
          <table:table-cell table:formula="of:= 1 - [.$J$1]^(-[.X47] * [.$H$1])" office:value-type="float" office:value="0.991076609447268" calcext:value-type="float">
            <text:p>0.991076609447268</text:p>
          </table:table-cell>
          <table:table-cell table:formula="of:=[.V47]/[.X47] * 100" office:value-type="float" office:value="0.669177184785421" calcext:value-type="float">
            <text:p>0.7</text:p>
          </table:table-cell>
          <table:table-cell table:formula="of:=[.W47]/[.X47] * 100" office:value-type="float" office:value="99.3308228152146" calcext:value-type="float">
            <text:p>99.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304645380468231" calcext:value-type="float">
            <text:p>0.003046453804682</text:p>
          </table:table-cell>
          <table:table-cell office:value-type="float" office:value="0.0248076923076923" calcext:value-type="float">
            <text:p>0.024807692307692</text:p>
          </table:table-cell>
          <table:table-cell table:formula="of:=[.D48]+[.E48]" office:value-type="float" office:value="0.0278541461123746" calcext:value-type="float">
            <text:p>0.027854146112375</text:p>
          </table:table-cell>
          <table:table-cell table:style-name="ce12" table:formula="of:= 1 - [.$J$1]^(-[.F48] * [.$H$1])" office:value-type="float" office:value="0.938296510084157" calcext:value-type="float">
            <text:p>0.938</text:p>
          </table:table-cell>
          <table:table-cell table:style-name="ce14" table:formula="of:=[.D48]/[.F48] * 100" office:value-type="float" office:value="10.9371645872457" calcext:value-type="float">
            <text:p>10.9</text:p>
          </table:table-cell>
          <table:table-cell table:style-name="ce14" table:formula="of:=[.E48]/[.F48] * 100" office:value-type="float" office:value="89.0628354127543" calcext:value-type="float">
            <text:p>89.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8]+[.K48]" office:value-type="float" office:value="0.0188324175824176" calcext:value-type="float">
            <text:p>0.018832417582418</text:p>
          </table:table-cell>
          <table:table-cell table:formula="of:= 1 - [.$J$1]^(-[.L48] * [.$H$1])" office:value-type="float" office:value="0.847903771633131" calcext:value-type="float">
            <text:p>0.847903771633131</text:p>
          </table:table-cell>
          <table:table-cell table:formula="of:=[.J48]/[.L48] * 100" office:value-type="float" office:value="60.1750547045952" calcext:value-type="float">
            <text:p>60.1750547045952</text:p>
          </table:table-cell>
          <table:table-cell table:formula="of:=[.K48]/[.L48] * 100" office:value-type="float" office:value="39.8249452954048" calcext:value-type="float">
            <text:p>39.8249452954048</text:p>
          </table:table-cell>
          <table:table-cell table:style-name="Default" office:value-type="float" office:value="0.00335494277958704" calcext:value-type="float">
            <text:p>0.003354942779587</text:p>
          </table:table-cell>
          <table:table-cell office:value-type="float" office:value="0.01499999" calcext:value-type="float">
            <text:p>0.01499999</text:p>
          </table:table-cell>
          <table:table-cell table:formula="of:=[.P48]+[.Q48]" office:value-type="float" office:value="0.018354932779587" calcext:value-type="float">
            <text:p>0.018354932779587</text:p>
          </table:table-cell>
          <table:table-cell table:formula="of:= 1 - [.$J$1]^(-[.R48] * [.$H$1])" office:value-type="float" office:value="0.840465231117708" calcext:value-type="float">
            <text:p>0.840465231117708</text:p>
          </table:table-cell>
          <table:table-cell table:formula="of:=[.P48]/[.R48] * 100" office:value-type="float" office:value="18.2781534526683" calcext:value-type="float">
            <text:p>18.3</text:p>
          </table:table-cell>
          <table:table-cell table:formula="of:=[.Q48]/[.R48] * 100" office:value-type="float" office:value="81.7218465473317" calcext:value-type="float">
            <text:p>81.7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535714285714286" calcext:value-type="float">
            <text:p>0.053571428571429</text:p>
          </table:table-cell>
          <table:table-cell table:formula="of:=[.V48]+[.W48]" office:value-type="float" office:value="0.0538872185714286" calcext:value-type="float">
            <text:p>0.053887218571429</text:p>
          </table:table-cell>
          <table:table-cell table:formula="of:= 1 - [.$J$1]^(-[.X48] * [.$H$1])" office:value-type="float" office:value="0.995432193636053" calcext:value-type="float">
            <text:p>0.995432193636053</text:p>
          </table:table-cell>
          <table:table-cell table:formula="of:=[.V48]/[.X48] * 100" office:value-type="float" office:value="0.586020225893481" calcext:value-type="float">
            <text:p>0.6</text:p>
          </table:table-cell>
          <table:table-cell table:formula="of:=[.W48]/[.X48] * 100" office:value-type="float" office:value="99.4139797741065" calcext:value-type="float">
            <text:p>99.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339513158706969" calcext:value-type="float">
            <text:p>0.00339513158707</text:p>
          </table:table-cell>
          <table:table-cell office:value-type="float" office:value="0.0235714285714286" calcext:value-type="float">
            <text:p>0.023571428571429</text:p>
          </table:table-cell>
          <table:table-cell table:formula="of:=[.D49]+[.E49]" office:value-type="float" office:value="0.0269665601584983" calcext:value-type="float">
            <text:p>0.026966560158498</text:p>
          </table:table-cell>
          <table:table-cell table:style-name="ce12" table:formula="of:= 1 - [.$J$1]^(-[.F49] * [.$H$1])" office:value-type="float" office:value="0.932569388392993" calcext:value-type="float">
            <text:p>0.933</text:p>
          </table:table-cell>
          <table:table-cell table:style-name="ce14" table:formula="of:=[.D49]/[.F49] * 100" office:value-type="float" office:value="12.5901544991816" calcext:value-type="float">
            <text:p>12.6</text:p>
          </table:table-cell>
          <table:table-cell table:style-name="ce14" table:formula="of:=[.E49]/[.F49] * 100" office:value-type="float" office:value="87.4098455008184" calcext:value-type="float">
            <text:p>87.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9]+[.K49]" office:value-type="float" office:value="0.0188324175824176" calcext:value-type="float">
            <text:p>0.018832417582418</text:p>
          </table:table-cell>
          <table:table-cell table:formula="of:= 1 - [.$J$1]^(-[.L49] * [.$H$1])" office:value-type="float" office:value="0.847903771633131" calcext:value-type="float">
            <text:p>0.847903771633131</text:p>
          </table:table-cell>
          <table:table-cell table:formula="of:=[.J49]/[.L49] * 100" office:value-type="float" office:value="60.1750547045952" calcext:value-type="float">
            <text:p>60.1750547045952</text:p>
          </table:table-cell>
          <table:table-cell table:formula="of:=[.K49]/[.L49] * 100" office:value-type="float" office:value="39.8249452954048" calcext:value-type="float">
            <text:p>39.8249452954048</text:p>
          </table:table-cell>
          <table:table-cell table:style-name="Default" office:value-type="float" office:value="0.00311530400961653" calcext:value-type="float">
            <text:p>0.003115304009617</text:p>
          </table:table-cell>
          <table:table-cell office:value-type="float" office:value="0.01499999" calcext:value-type="float">
            <text:p>0.01499999</text:p>
          </table:table-cell>
          <table:table-cell table:formula="of:=[.P49]+[.Q49]" office:value-type="float" office:value="0.0181152940096165" calcext:value-type="float">
            <text:p>0.018115294009617</text:p>
          </table:table-cell>
          <table:table-cell table:formula="of:= 1 - [.$J$1]^(-[.R49] * [.$H$1])" office:value-type="float" office:value="0.836595983370216" calcext:value-type="float">
            <text:p>0.836595983370216</text:p>
          </table:table-cell>
          <table:table-cell table:formula="of:=[.P49]/[.R49] * 100" office:value-type="float" office:value="17.1970932846178" calcext:value-type="float">
            <text:p>17.2</text:p>
          </table:table-cell>
          <table:table-cell table:formula="of:=[.Q49]/[.R49] * 100" office:value-type="float" office:value="82.8029067153822" calcext:value-type="float">
            <text:p>82.8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625" calcext:value-type="float">
            <text:p>0.0625</text:p>
          </table:table-cell>
          <table:table-cell table:formula="of:=[.V49]+[.W49]" office:value-type="float" office:value="0.06281579" calcext:value-type="float">
            <text:p>0.06281579</text:p>
          </table:table-cell>
          <table:table-cell table:formula="of:= 1 - [.$J$1]^(-[.X49] * [.$H$1])" office:value-type="float" office:value="0.998129555912584" calcext:value-type="float">
            <text:p>0.998129555912584</text:p>
          </table:table-cell>
          <table:table-cell table:formula="of:=[.V49]/[.X49] * 100" office:value-type="float" office:value="0.502723917027868" calcext:value-type="float">
            <text:p>0.5</text:p>
          </table:table-cell>
          <table:table-cell table:formula="of:=[.W49]/[.X49] * 100" office:value-type="float" office:value="99.4972760829721" calcext:value-type="float">
            <text:p>99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389579726113647" calcext:value-type="float">
            <text:p>0.003895797261136</text:p>
          </table:table-cell>
          <table:table-cell office:value-type="float" office:value="0.0225" calcext:value-type="float">
            <text:p>0.0225</text:p>
          </table:table-cell>
          <table:table-cell table:formula="of:=[.D50]+[.E50]" office:value-type="float" office:value="0.0263957972611365" calcext:value-type="float">
            <text:p>0.026395797261137</text:p>
          </table:table-cell>
          <table:table-cell table:style-name="ce12" table:formula="of:= 1 - [.$J$1]^(-[.F50] * [.$H$1])" office:value-type="float" office:value="0.928608744754316" calcext:value-type="float">
            <text:p>0.929</text:p>
          </table:table-cell>
          <table:table-cell table:style-name="ce14" table:formula="of:=[.D50]/[.F50] * 100" office:value-type="float" office:value="14.7591573862874" calcext:value-type="float">
            <text:p>14.8</text:p>
          </table:table-cell>
          <table:table-cell table:style-name="ce14" table:formula="of:=[.E50]/[.F50] * 100" office:value-type="float" office:value="85.2408426137126" calcext:value-type="float">
            <text:p>85.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0]+[.K50]" office:value-type="float" office:value="0.0188324175824176" calcext:value-type="float">
            <text:p>0.018832417582418</text:p>
          </table:table-cell>
          <table:table-cell table:formula="of:= 1 - [.$J$1]^(-[.L50] * [.$H$1])" office:value-type="float" office:value="0.847903771633131" calcext:value-type="float">
            <text:p>0.847903771633131</text:p>
          </table:table-cell>
          <table:table-cell table:formula="of:=[.J50]/[.L50] * 100" office:value-type="float" office:value="60.1750547045952" calcext:value-type="float">
            <text:p>60.1750547045952</text:p>
          </table:table-cell>
          <table:table-cell table:formula="of:=[.K50]/[.L50] * 100" office:value-type="float" office:value="39.8249452954048" calcext:value-type="float">
            <text:p>39.8249452954048</text:p>
          </table:table-cell>
          <table:table-cell table:style-name="Default" office:value-type="float" office:value="0.0029076170756421" calcext:value-type="float">
            <text:p>0.002907617075642</text:p>
          </table:table-cell>
          <table:table-cell office:value-type="float" office:value="0.01499999" calcext:value-type="float">
            <text:p>0.01499999</text:p>
          </table:table-cell>
          <table:table-cell table:formula="of:=[.P50]+[.Q50]" office:value-type="float" office:value="0.0179076070756421" calcext:value-type="float">
            <text:p>0.017907607075642</text:p>
          </table:table-cell>
          <table:table-cell table:formula="of:= 1 - [.$J$1]^(-[.R50] * [.$H$1])" office:value-type="float" office:value="0.833166808754832" calcext:value-type="float">
            <text:p>0.833166808754832</text:p>
          </table:table-cell>
          <table:table-cell table:formula="of:=[.P50]/[.R50] * 100" office:value-type="float" office:value="16.2367705710778" calcext:value-type="float">
            <text:p>16.2</text:p>
          </table:table-cell>
          <table:table-cell table:formula="of:=[.Q50]/[.R50] * 100" office:value-type="float" office:value="83.7632294289222" calcext:value-type="float">
            <text:p>83.8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75" calcext:value-type="float">
            <text:p>0.075</text:p>
          </table:table-cell>
          <table:table-cell table:formula="of:=[.V50]+[.W50]" office:value-type="float" office:value="0.07531579" calcext:value-type="float">
            <text:p>0.07531579</text:p>
          </table:table-cell>
          <table:table-cell table:formula="of:= 1 - [.$J$1]^(-[.X50] * [.$H$1])" office:value-type="float" office:value="0.999464108838969" calcext:value-type="float">
            <text:p>0.999464108838969</text:p>
          </table:table-cell>
          <table:table-cell table:formula="of:=[.V50]/[.X50] * 100" office:value-type="float" office:value="0.419287907622027" calcext:value-type="float">
            <text:p>0.4</text:p>
          </table:table-cell>
          <table:table-cell table:formula="of:=[.W50]/[.X50] * 100" office:value-type="float" office:value="99.580712092378" calcext:value-type="float">
            <text:p>99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466110472890262" calcext:value-type="float">
            <text:p>0.004661104728903</text:p>
          </table:table-cell>
          <table:table-cell office:value-type="float" office:value="0.0215625" calcext:value-type="float">
            <text:p>0.0215625</text:p>
          </table:table-cell>
          <table:table-cell table:formula="of:=[.D51]+[.E51]" office:value-type="float" office:value="0.0262236047289026" calcext:value-type="float">
            <text:p>0.026223604728903</text:p>
          </table:table-cell>
          <table:table-cell table:style-name="ce12" table:formula="of:= 1 - [.$J$1]^(-[.F51] * [.$H$1])" office:value-type="float" office:value="0.927368795712995" calcext:value-type="float">
            <text:p>0.927</text:p>
          </table:table-cell>
          <table:table-cell table:style-name="ce14" table:formula="of:=[.D51]/[.F51] * 100" office:value-type="float" office:value="17.7744622720207" calcext:value-type="float">
            <text:p>17.8</text:p>
          </table:table-cell>
          <table:table-cell table:style-name="ce14" table:formula="of:=[.E51]/[.F51] * 100" office:value-type="float" office:value="82.2255377279793" calcext:value-type="float">
            <text:p>82.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1]+[.K51]" office:value-type="float" office:value="0.0188324175824176" calcext:value-type="float">
            <text:p>0.018832417582418</text:p>
          </table:table-cell>
          <table:table-cell table:formula="of:= 1 - [.$J$1]^(-[.L51] * [.$H$1])" office:value-type="float" office:value="0.847903771633131" calcext:value-type="float">
            <text:p>0.847903771633131</text:p>
          </table:table-cell>
          <table:table-cell table:formula="of:=[.J51]/[.L51] * 100" office:value-type="float" office:value="60.1750547045952" calcext:value-type="float">
            <text:p>60.1750547045952</text:p>
          </table:table-cell>
          <table:table-cell table:formula="of:=[.K51]/[.L51] * 100" office:value-type="float" office:value="39.8249452954048" calcext:value-type="float">
            <text:p>39.8249452954048</text:p>
          </table:table-cell>
          <table:table-cell table:style-name="Default" office:value-type="float" office:value="0.00272589100841447" calcext:value-type="float">
            <text:p>0.002725891008414</text:p>
          </table:table-cell>
          <table:table-cell office:value-type="float" office:value="0.01499999" calcext:value-type="float">
            <text:p>0.01499999</text:p>
          </table:table-cell>
          <table:table-cell table:formula="of:=[.P51]+[.Q51]" office:value-type="float" office:value="0.0177258810084145" calcext:value-type="float">
            <text:p>0.017725881008415</text:p>
          </table:table-cell>
          <table:table-cell table:formula="of:= 1 - [.$J$1]^(-[.R51] * [.$H$1])" office:value-type="float" office:value="0.830107299154765" calcext:value-type="float">
            <text:p>0.830107299154765</text:p>
          </table:table-cell>
          <table:table-cell table:formula="of:=[.P51]/[.R51] * 100" office:value-type="float" office:value="15.3780283593266" calcext:value-type="float">
            <text:p>15.4</text:p>
          </table:table-cell>
          <table:table-cell table:formula="of:=[.Q51]/[.R51] * 100" office:value-type="float" office:value="84.6219716406734" calcext:value-type="float">
            <text:p>84.6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9375" calcext:value-type="float">
            <text:p>0.09375</text:p>
          </table:table-cell>
          <table:table-cell table:formula="of:=[.V51]+[.W51]" office:value-type="float" office:value="0.09406579" calcext:value-type="float">
            <text:p>0.09406579</text:p>
          </table:table-cell>
          <table:table-cell table:formula="of:= 1 - [.$J$1]^(-[.X51] * [.$H$1])" office:value-type="float" office:value="0.999917818438492" calcext:value-type="float">
            <text:p>0.999917818438492</text:p>
          </table:table-cell>
          <table:table-cell table:formula="of:=[.V51]/[.X51] * 100" office:value-type="float" office:value="0.335711845932512" calcext:value-type="float">
            <text:p>0.3</text:p>
          </table:table-cell>
          <table:table-cell table:formula="of:=[.W51]/[.X51] * 100" office:value-type="float" office:value="99.6642881540675" calcext:value-type="float">
            <text:p>99.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595409930715935" calcext:value-type="float">
            <text:p>0.005954099307159</text:p>
          </table:table-cell>
          <table:table-cell office:value-type="float" office:value="0.0207352941176471" calcext:value-type="float">
            <text:p>0.020735294117647</text:p>
          </table:table-cell>
          <table:table-cell table:formula="of:=[.D52]+[.E52]" office:value-type="float" office:value="0.0266893934248064" calcext:value-type="float">
            <text:p>0.026689393424807</text:p>
          </table:table-cell>
          <table:table-cell table:style-name="ce12" table:formula="of:= 1 - [.$J$1]^(-[.F52] * [.$H$1])" office:value-type="float" office:value="0.93067429450552" calcext:value-type="float">
            <text:p>0.931</text:p>
          </table:table-cell>
          <table:table-cell table:style-name="ce14" table:formula="of:=[.D52]/[.F52] * 100" office:value-type="float" office:value="22.3088595997289" calcext:value-type="float">
            <text:p>22.3</text:p>
          </table:table-cell>
          <table:table-cell table:style-name="ce14" table:formula="of:=[.E52]/[.F52] * 100" office:value-type="float" office:value="77.6911404002711" calcext:value-type="float">
            <text:p>77.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2]+[.K52]" office:value-type="float" office:value="0.0188324175824176" calcext:value-type="float">
            <text:p>0.018832417582418</text:p>
          </table:table-cell>
          <table:table-cell table:formula="of:= 1 - [.$J$1]^(-[.L52] * [.$H$1])" office:value-type="float" office:value="0.847903771633131" calcext:value-type="float">
            <text:p>0.847903771633131</text:p>
          </table:table-cell>
          <table:table-cell table:formula="of:=[.J52]/[.L52] * 100" office:value-type="float" office:value="60.1750547045952" calcext:value-type="float">
            <text:p>60.1750547045952</text:p>
          </table:table-cell>
          <table:table-cell table:formula="of:=[.K52]/[.L52] * 100" office:value-type="float" office:value="39.8249452954048" calcext:value-type="float">
            <text:p>39.8249452954048</text:p>
          </table:table-cell>
          <table:table-cell table:style-name="Default" office:value-type="float" office:value="0.00256554447850773" calcext:value-type="float">
            <text:p>0.002565544478508</text:p>
          </table:table-cell>
          <table:table-cell office:value-type="float" office:value="0.01499999" calcext:value-type="float">
            <text:p>0.01499999</text:p>
          </table:table-cell>
          <table:table-cell table:formula="of:=[.P52]+[.Q52]" office:value-type="float" office:value="0.0175655344785077" calcext:value-type="float">
            <text:p>0.017565534478508</text:p>
          </table:table-cell>
          <table:table-cell table:formula="of:= 1 - [.$J$1]^(-[.R52] * [.$H$1])" office:value-type="float" office:value="0.827361170707268" calcext:value-type="float">
            <text:p>0.827361170707268</text:p>
          </table:table-cell>
          <table:table-cell table:formula="of:=[.P52]/[.R52] * 100" office:value-type="float" office:value="14.6055588666932" calcext:value-type="float">
            <text:p>14.6</text:p>
          </table:table-cell>
          <table:table-cell table:formula="of:=[.Q52]/[.R52] * 100" office:value-type="float" office:value="85.3944411333068" calcext:value-type="float">
            <text:p>85.4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125" calcext:value-type="float">
            <text:p>0.125</text:p>
          </table:table-cell>
          <table:table-cell table:formula="of:=[.V52]+[.W52]" office:value-type="float" office:value="0.12531579" calcext:value-type="float">
            <text:p>0.12531579</text:p>
          </table:table-cell>
          <table:table-cell table:formula="of:= 1 - [.$J$1]^(-[.X52] * [.$H$1])" office:value-type="float" office:value="0.999996389194899" calcext:value-type="float">
            <text:p>0.999996389194899</text:p>
          </table:table-cell>
          <table:table-cell table:formula="of:=[.V52]/[.X52] * 100" office:value-type="float" office:value="0.251995379034039" calcext:value-type="float">
            <text:p>0.3</text:p>
          </table:table-cell>
          <table:table-cell table:formula="of:=[.W52]/[.X52] * 100" office:value-type="float" office:value="99.748004620966" calcext:value-type="float">
            <text:p>99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856416200972335" calcext:value-type="float">
            <text:p>0.008564162009723</text:p>
          </table:table-cell>
          <table:table-cell office:value-type="float" office:value="0.02" calcext:value-type="float">
            <text:p>0.02</text:p>
          </table:table-cell>
          <table:table-cell table:formula="of:=[.D53]+[.E53]" office:value-type="float" office:value="0.0285641620097234" calcext:value-type="float">
            <text:p>0.028564162009723</text:p>
          </table:table-cell>
          <table:table-cell table:style-name="ce12" table:formula="of:= 1 - [.$J$1]^(-[.F53] * [.$H$1])" office:value-type="float" office:value="0.942525642158699" calcext:value-type="float">
            <text:p>0.943</text:p>
          </table:table-cell>
          <table:table-cell table:style-name="ce14" table:formula="of:=[.D53]/[.F53] * 100" office:value-type="float" office:value="29.98219239482" calcext:value-type="float">
            <text:p>30.0</text:p>
          </table:table-cell>
          <table:table-cell table:style-name="ce14" table:formula="of:=[.E53]/[.F53] * 100" office:value-type="float" office:value="70.01780760518" calcext:value-type="float">
            <text:p>70.0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3]+[.K53]" office:value-type="float" office:value="0.0188324175824176" calcext:value-type="float">
            <text:p>0.018832417582418</text:p>
          </table:table-cell>
          <table:table-cell table:formula="of:= 1 - [.$J$1]^(-[.L53] * [.$H$1])" office:value-type="float" office:value="0.847903771633131" calcext:value-type="float">
            <text:p>0.847903771633131</text:p>
          </table:table-cell>
          <table:table-cell table:formula="of:=[.J53]/[.L53] * 100" office:value-type="float" office:value="60.1750547045952" calcext:value-type="float">
            <text:p>60.1750547045952</text:p>
          </table:table-cell>
          <table:table-cell table:formula="of:=[.K53]/[.L53] * 100" office:value-type="float" office:value="39.8249452954048" calcext:value-type="float">
            <text:p>39.8249452954048</text:p>
          </table:table-cell>
          <table:table-cell table:style-name="Default" office:value-type="float" office:value="0.00242301422970175" calcext:value-type="float">
            <text:p>0.002423014229702</text:p>
          </table:table-cell>
          <table:table-cell office:value-type="float" office:value="0.01499999" calcext:value-type="float">
            <text:p>0.01499999</text:p>
          </table:table-cell>
          <table:table-cell table:formula="of:=[.P53]+[.Q53]" office:value-type="float" office:value="0.0174230042297017" calcext:value-type="float">
            <text:p>0.017423004229702</text:p>
          </table:table-cell>
          <table:table-cell table:formula="of:= 1 - [.$J$1]^(-[.R53] * [.$H$1])" office:value-type="float" office:value="0.824882925732181" calcext:value-type="float">
            <text:p>0.824882925732181</text:p>
          </table:table-cell>
          <table:table-cell table:formula="of:=[.P53]/[.R53] * 100" office:value-type="float" office:value="13.9069829620493" calcext:value-type="float">
            <text:p>13.9</text:p>
          </table:table-cell>
          <table:table-cell table:formula="of:=[.Q53]/[.R53] * 100" office:value-type="float" office:value="86.0930170379507" calcext:value-type="float">
            <text:p>86.1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1875" calcext:value-type="float">
            <text:p>0.1875</text:p>
          </table:table-cell>
          <table:table-cell table:formula="of:=[.V53]+[.W53]" office:value-type="float" office:value="0.18781579" calcext:value-type="float">
            <text:p>0.18781579</text:p>
          </table:table-cell>
          <table:table-cell table:formula="of:= 1 - [.$J$1]^(-[.X53] * [.$H$1])" office:value-type="float" office:value="0.999999993029509" calcext:value-type="float">
            <text:p>0.999999993029509</text:p>
          </table:table-cell>
          <table:table-cell table:formula="of:=[.V53]/[.X53] * 100" office:value-type="float" office:value="0.168138152814521" calcext:value-type="float">
            <text:p>0.2</text:p>
          </table:table-cell>
          <table:table-cell table:formula="of:=[.W53]/[.X53] * 100" office:value-type="float" office:value="99.8318618471855" calcext:value-type="float">
            <text:p>99.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64386291179596" calcext:value-type="float">
            <text:p>0.01643862911796</text:p>
          </table:table-cell>
          <table:table-cell office:value-type="float" office:value="0.0193421052631579" calcext:value-type="float">
            <text:p>0.019342105263158</text:p>
          </table:table-cell>
          <table:table-cell table:formula="of:=[.D54]+[.E54]" office:value-type="float" office:value="0.0357807343811175" calcext:value-type="float">
            <text:p>0.035780734381118</text:p>
          </table:table-cell>
          <table:table-cell table:style-name="ce12" table:formula="of:= 1 - [.$J$1]^(-[.F54] * [.$H$1])" office:value-type="float" office:value="0.97207055202781" calcext:value-type="float">
            <text:p>0.972</text:p>
          </table:table-cell>
          <table:table-cell table:style-name="ce14" table:formula="of:=[.D54]/[.F54] * 100" office:value-type="float" office:value="45.9426822905981" calcext:value-type="float">
            <text:p>45.9</text:p>
          </table:table-cell>
          <table:table-cell table:style-name="ce14" table:formula="of:=[.E54]/[.F54] * 100" office:value-type="float" office:value="54.0573177094019" calcext:value-type="float">
            <text:p>54.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4]+[.K54]" office:value-type="float" office:value="0.0188324175824176" calcext:value-type="float">
            <text:p>0.018832417582418</text:p>
          </table:table-cell>
          <table:table-cell table:formula="of:= 1 - [.$J$1]^(-[.L54] * [.$H$1])" office:value-type="float" office:value="0.847903771633131" calcext:value-type="float">
            <text:p>0.847903771633131</text:p>
          </table:table-cell>
          <table:table-cell table:formula="of:=[.J54]/[.L54] * 100" office:value-type="float" office:value="60.1750547045952" calcext:value-type="float">
            <text:p>60.1750547045952</text:p>
          </table:table-cell>
          <table:table-cell table:formula="of:=[.K54]/[.L54] * 100" office:value-type="float" office:value="39.8249452954048" calcext:value-type="float">
            <text:p>39.8249452954048</text:p>
          </table:table-cell>
          <table:table-cell table:style-name="Default" office:value-type="float" office:value="0.0022954871649806" calcext:value-type="float">
            <text:p>0.002295487164981</text:p>
          </table:table-cell>
          <table:table-cell office:value-type="float" office:value="0.01499999" calcext:value-type="float">
            <text:p>0.01499999</text:p>
          </table:table-cell>
          <table:table-cell table:formula="of:=[.P54]+[.Q54]" office:value-type="float" office:value="0.0172954771649806" calcext:value-type="float">
            <text:p>0.017295477164981</text:p>
          </table:table-cell>
          <table:table-cell table:formula="of:= 1 - [.$J$1]^(-[.R54] * [.$H$1])" office:value-type="float" office:value="0.822635408439476" calcext:value-type="float">
            <text:p>0.822635408439476</text:p>
          </table:table-cell>
          <table:table-cell table:formula="of:=[.P54]/[.R54] * 100" office:value-type="float" office:value="13.2721817564446" calcext:value-type="float">
            <text:p>13.3</text:p>
          </table:table-cell>
          <table:table-cell table:formula="of:=[.Q54]/[.R54] * 100" office:value-type="float" office:value="86.7278182435554" calcext:value-type="float">
            <text:p>86.7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375" calcext:value-type="float">
            <text:p>0.375</text:p>
          </table:table-cell>
          <table:table-cell table:formula="of:=[.V54]+[.W54]" office:value-type="float" office:value="0.37531579" calcext:value-type="float">
            <text:p>0.37531579</text:p>
          </table:table-cell>
          <table:table-cell table:formula="of:= 1 - [.$J$1]^(-[.X54] * [.$H$1])" office:value-type="float" office:value="1" calcext:value-type="float">
            <text:p>1</text:p>
          </table:table-cell>
          <table:table-cell table:formula="of:=[.V54]/[.X54] * 100" office:value-type="float" office:value="0.0841398119700746" calcext:value-type="float">
            <text:p>0.1</text:p>
          </table:table-cell>
          <table:table-cell table:formula="of:=[.W54]/[.X54] * 100" office:value-type="float" office:value="99.9158601880299" calcext:value-type="float">
            <text:p>99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15794510279271" calcext:value-type="float">
            <text:p>0.000315794510279</text:p>
          </table:table-cell>
          <table:table-cell office:value-type="float" office:value="0.01875" calcext:value-type="float">
            <text:p>0.01875</text:p>
          </table:table-cell>
          <table:table-cell table:formula="of:=[.D55]+[.E55]" office:value-type="float" office:value="0.0190657945102793" calcext:value-type="float">
            <text:p>0.019065794510279</text:p>
          </table:table-cell>
          <table:table-cell table:style-name="Default" table:formula="of:= 1 - [.$J$1]^(-[.F55] * [.$H$1])" office:value-type="float" office:value="0.851412247797746" calcext:value-type="float">
            <text:p>0.851412247797746</text:p>
          </table:table-cell>
          <table:table-cell table:style-name="Default" table:formula="of:=[.D55]/[.F55] * 100" office:value-type="float" office:value="1.65634067916242" calcext:value-type="float">
            <text:p>1.65634067916242</text:p>
          </table:table-cell>
          <table:table-cell table:style-name="Default" table:formula="of:=[.E55]/[.F55] * 100" office:value-type="float" office:value="98.3436593208376" calcext:value-type="float">
            <text:p>98.3436593208376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5]+[.K55]" office:value-type="float" office:value="0.0188324175824176" calcext:value-type="float">
            <text:p>0.018832417582418</text:p>
          </table:table-cell>
          <table:table-cell table:formula="of:= 1 - [.$J$1]^(-[.L55] * [.$H$1])" office:value-type="float" office:value="0.847903771633131" calcext:value-type="float">
            <text:p>0.847903771633131</text:p>
          </table:table-cell>
          <table:table-cell table:formula="of:=[.J55]/[.L55] * 100" office:value-type="float" office:value="60.1750547045952" calcext:value-type="float">
            <text:p>60.1750547045952</text:p>
          </table:table-cell>
          <table:table-cell table:formula="of:=[.K55]/[.L55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55]+[.Q55]" office:value-type="float" office:value="0.0171807028067316" calcext:value-type="float">
            <text:p>0.017180702806732</text:p>
          </table:table-cell>
          <table:table-cell table:formula="of:= 1 - [.$J$1]^(-[.R55] * [.$H$1])" office:value-type="float" office:value="0.82058799051485" calcext:value-type="float">
            <text:p>0.82058799051485</text:p>
          </table:table-cell>
          <table:table-cell table:formula="of:=[.P55]/[.R55] * 100" office:value-type="float" office:value="12.6928032645856" calcext:value-type="float">
            <text:p>12.7</text:p>
          </table:table-cell>
          <table:table-cell table:formula="of:=[.Q55]/[.R55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55]+[.W55]" office:value-type="float" office:value="0.01906579" calcext:value-type="float">
            <text:p>0.01906579</text:p>
          </table:table-cell>
          <table:table-cell table:formula="of:= 1 - [.$J$1]^(-[.X55] * [.$H$1])" office:value-type="float" office:value="0.851412180780501" calcext:value-type="float">
            <text:p>0.851412180780501</text:p>
          </table:table-cell>
          <table:table-cell table:formula="of:=[.V55]/[.X55] * 100" office:value-type="float" office:value="1.65631741459441" calcext:value-type="float">
            <text:p>1.7</text:p>
          </table:table-cell>
          <table:table-cell table:formula="of:=[.W55]/[.X55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09764528895086" calcext:value-type="float">
            <text:p>0.000309764528895</text:p>
          </table:table-cell>
          <table:table-cell office:value-type="float" office:value="0.3825" calcext:value-type="float">
            <text:p>0.3825</text:p>
          </table:table-cell>
          <table:table-cell table:formula="of:=[.D56]+[.E56]" office:value-type="float" office:value="0.382809764528895" calcext:value-type="float">
            <text:p>0.382809764528895</text:p>
          </table:table-cell>
          <table:table-cell table:formula="of:= 1 - [.$J$1]^(-[.F56] * [.$H$1])" office:value-type="float" office:value="1" calcext:value-type="float">
            <text:p>1</text:p>
          </table:table-cell>
          <table:table-cell table:formula="of:=[.D56]/[.F56] * 100" office:value-type="float" office:value="0.0809186592396089" calcext:value-type="float">
            <text:p>0.080918659239609</text:p>
          </table:table-cell>
          <table:table-cell table:formula="of:=[.E56]/[.F56] * 100" office:value-type="float" office:value="99.9190813407604" calcext:value-type="float">
            <text:p>99.919081340760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6]+[.K56]" office:value-type="float" office:value="0.0188324175824176" calcext:value-type="float">
            <text:p>0.018832417582418</text:p>
          </table:table-cell>
          <table:table-cell table:formula="of:= 1 - [.$J$1]^(-[.L56] * [.$H$1])" office:value-type="float" office:value="0.847903771633131" calcext:value-type="float">
            <text:p>0.847903771633131</text:p>
          </table:table-cell>
          <table:table-cell table:formula="of:=[.J56]/[.L56] * 100" office:value-type="float" office:value="60.1750547045952" calcext:value-type="float">
            <text:p>60.1750547045952</text:p>
          </table:table-cell>
          <table:table-cell table:formula="of:=[.K56]/[.L56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56]+[.Q56]" office:value-type="float" office:value="0.0171807028067316" calcext:value-type="float">
            <text:p>0.017180702806732</text:p>
          </table:table-cell>
          <table:table-cell table:formula="of:= 1 - [.$J$1]^(-[.R56] * [.$H$1])" office:value-type="float" office:value="0.82058799051485" calcext:value-type="float">
            <text:p>0.82058799051485</text:p>
          </table:table-cell>
          <table:table-cell table:formula="of:=[.P56]/[.R56] * 100" office:value-type="float" office:value="12.6928032645856" calcext:value-type="float">
            <text:p>12.7</text:p>
          </table:table-cell>
          <table:table-cell table:formula="of:=[.Q56]/[.R56] * 100" office:value-type="float" office:value="87.3071967354144" calcext:value-type="float">
            <text:p>87.3</text:p>
          </table:table-cell>
          <table:table-cell office:value-type="float" office:value="0.0157897255139635" calcext:value-type="float">
            <text:p>0.015789725513964</text:p>
          </table:table-cell>
          <table:table-cell office:value-type="float" office:value="0.01875" calcext:value-type="float">
            <text:p>0.0188</text:p>
          </table:table-cell>
          <table:table-cell table:formula="of:=[.V56]+[.W56]" office:value-type="float" office:value="0.0345397255139635" calcext:value-type="float">
            <text:p>0.034539725513964</text:p>
          </table:table-cell>
          <table:table-cell table:formula="of:= 1 - [.$J$1]^(-[.X56] * [.$H$1])" office:value-type="float" office:value="0.968380231525955" calcext:value-type="float">
            <text:p>0.968380231525955</text:p>
          </table:table-cell>
          <table:table-cell table:formula="of:=[.V56]/[.X56] * 100" office:value-type="float" office:value="45.714681512394" calcext:value-type="float">
            <text:p>45.7</text:p>
          </table:table-cell>
          <table:table-cell table:formula="of:=[.W56]/[.X56] * 100" office:value-type="float" office:value="54.285318487606" calcext:value-type="float">
            <text:p>54.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0420802666706" calcext:value-type="float">
            <text:p>0.000304208026667</text:p>
          </table:table-cell>
          <table:table-cell office:value-type="float" office:value="0.195" calcext:value-type="float">
            <text:p>0.195</text:p>
          </table:table-cell>
          <table:table-cell table:formula="of:=[.D57]+[.E57]" office:value-type="float" office:value="0.195304208026667" calcext:value-type="float">
            <text:p>0.195304208026667</text:p>
          </table:table-cell>
          <table:table-cell table:formula="of:= 1 - [.$J$1]^(-[.F57] * [.$H$1])" office:value-type="float" office:value="0.999999996703558" calcext:value-type="float">
            <text:p>0.999999996703558</text:p>
          </table:table-cell>
          <table:table-cell table:formula="of:=[.D57]/[.F57] * 100" office:value-type="float" office:value="0.155761122476953" calcext:value-type="float">
            <text:p>0.155761122476953</text:p>
          </table:table-cell>
          <table:table-cell table:formula="of:=[.E57]/[.F57] * 100" office:value-type="float" office:value="99.8442388775231" calcext:value-type="float">
            <text:p>99.844238877523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7]+[.K57]" office:value-type="float" office:value="0.0188324175824176" calcext:value-type="float">
            <text:p>0.018832417582418</text:p>
          </table:table-cell>
          <table:table-cell table:formula="of:= 1 - [.$J$1]^(-[.L57] * [.$H$1])" office:value-type="float" office:value="0.847903771633131" calcext:value-type="float">
            <text:p>0.847903771633131</text:p>
          </table:table-cell>
          <table:table-cell table:formula="of:=[.J57]/[.L57] * 100" office:value-type="float" office:value="60.1750547045952" calcext:value-type="float">
            <text:p>60.1750547045952</text:p>
          </table:table-cell>
          <table:table-cell table:formula="of:=[.K57]/[.L57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57]+[.Q57]" office:value-type="float" office:value="0.0171807028067316" calcext:value-type="float">
            <text:p>0.017180702806732</text:p>
          </table:table-cell>
          <table:table-cell table:formula="of:= 1 - [.$J$1]^(-[.R57] * [.$H$1])" office:value-type="float" office:value="0.82058799051485" calcext:value-type="float">
            <text:p>0.82058799051485</text:p>
          </table:table-cell>
          <table:table-cell table:formula="of:=[.P57]/[.R57] * 100" office:value-type="float" office:value="12.6928032645856" calcext:value-type="float">
            <text:p>12.7</text:p>
          </table:table-cell>
          <table:table-cell table:formula="of:=[.Q57]/[.R57] * 100" office:value-type="float" office:value="87.3071967354144" calcext:value-type="float">
            <text:p>87.3</text:p>
          </table:table-cell>
          <table:table-cell office:value-type="float" office:value="0.00789486275698177" calcext:value-type="float">
            <text:p>0.007894862756982</text:p>
          </table:table-cell>
          <table:table-cell office:value-type="float" office:value="0.01875" calcext:value-type="float">
            <text:p>0.0188</text:p>
          </table:table-cell>
          <table:table-cell table:formula="of:=[.V57]+[.W57]" office:value-type="float" office:value="0.0266448627569818" calcext:value-type="float">
            <text:p>0.026644862756982</text:p>
          </table:table-cell>
          <table:table-cell table:formula="of:= 1 - [.$J$1]^(-[.X57] * [.$H$1])" office:value-type="float" office:value="0.930364894110654" calcext:value-type="float">
            <text:p>0.930364894110654</text:p>
          </table:table-cell>
          <table:table-cell table:formula="of:=[.V57]/[.X57] * 100" office:value-type="float" office:value="29.6299621769043" calcext:value-type="float">
            <text:p>29.6</text:p>
          </table:table-cell>
          <table:table-cell table:formula="of:=[.W57]/[.X57] * 100" office:value-type="float" office:value="70.3700378230957" calcext:value-type="float">
            <text:p>70.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9910016169536" calcext:value-type="float">
            <text:p>0.000299100161695</text:p>
          </table:table-cell>
          <table:table-cell office:value-type="float" office:value="0.1325" calcext:value-type="float">
            <text:p>0.1325</text:p>
          </table:table-cell>
          <table:table-cell table:formula="of:=[.D58]+[.E58]" office:value-type="float" office:value="0.132799100161695" calcext:value-type="float">
            <text:p>0.132799100161695</text:p>
          </table:table-cell>
          <table:table-cell table:formula="of:= 1 - [.$J$1]^(-[.F58] * [.$H$1])" office:value-type="float" office:value="0.999998291527488" calcext:value-type="float">
            <text:p>0.999998291527488</text:p>
          </table:table-cell>
          <table:table-cell table:formula="of:=[.D58]/[.F58] * 100" office:value-type="float" office:value="0.225227551490317" calcext:value-type="float">
            <text:p>0.225227551490317</text:p>
          </table:table-cell>
          <table:table-cell table:formula="of:=[.E58]/[.F58] * 100" office:value-type="float" office:value="99.7747724485097" calcext:value-type="float">
            <text:p>99.774772448509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8]+[.K58]" office:value-type="float" office:value="0.0188324175824176" calcext:value-type="float">
            <text:p>0.018832417582418</text:p>
          </table:table-cell>
          <table:table-cell table:formula="of:= 1 - [.$J$1]^(-[.L58] * [.$H$1])" office:value-type="float" office:value="0.847903771633131" calcext:value-type="float">
            <text:p>0.847903771633131</text:p>
          </table:table-cell>
          <table:table-cell table:formula="of:=[.J58]/[.L58] * 100" office:value-type="float" office:value="60.1750547045952" calcext:value-type="float">
            <text:p>60.1750547045952</text:p>
          </table:table-cell>
          <table:table-cell table:formula="of:=[.K58]/[.L58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58]+[.Q58]" office:value-type="float" office:value="0.0171807028067316" calcext:value-type="float">
            <text:p>0.017180702806732</text:p>
          </table:table-cell>
          <table:table-cell table:formula="of:= 1 - [.$J$1]^(-[.R58] * [.$H$1])" office:value-type="float" office:value="0.82058799051485" calcext:value-type="float">
            <text:p>0.82058799051485</text:p>
          </table:table-cell>
          <table:table-cell table:formula="of:=[.P58]/[.R58] * 100" office:value-type="float" office:value="12.6928032645856" calcext:value-type="float">
            <text:p>12.7</text:p>
          </table:table-cell>
          <table:table-cell table:formula="of:=[.Q58]/[.R58] * 100" office:value-type="float" office:value="87.3071967354144" calcext:value-type="float">
            <text:p>87.3</text:p>
          </table:table-cell>
          <table:table-cell office:value-type="float" office:value="0.00526324183798785" calcext:value-type="float">
            <text:p>0.005263241837988</text:p>
          </table:table-cell>
          <table:table-cell office:value-type="float" office:value="0.01875" calcext:value-type="float">
            <text:p>0.0188</text:p>
          </table:table-cell>
          <table:table-cell table:formula="of:=[.V58]+[.W58]" office:value-type="float" office:value="0.0240132418379879" calcext:value-type="float">
            <text:p>0.024013241837988</text:p>
          </table:table-cell>
          <table:table-cell table:formula="of:= 1 - [.$J$1]^(-[.X58] * [.$H$1])" office:value-type="float" office:value="0.909402108183518" calcext:value-type="float">
            <text:p>0.909402108183518</text:p>
          </table:table-cell>
          <table:table-cell table:formula="of:=[.V58]/[.X58] * 100" office:value-type="float" office:value="21.9180811716211" calcext:value-type="float">
            <text:p>21.9</text:p>
          </table:table-cell>
          <table:table-cell table:formula="of:=[.W58]/[.X58] * 100" office:value-type="float" office:value="78.0819188283789" calcext:value-type="float">
            <text:p>78.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94419063604629" calcext:value-type="float">
            <text:p>0.000294419063605</text:p>
          </table:table-cell>
          <table:table-cell office:value-type="float" office:value="0.10125" calcext:value-type="float">
            <text:p>0.10125</text:p>
          </table:table-cell>
          <table:table-cell table:formula="of:=[.D59]+[.E59]" office:value-type="float" office:value="0.101544419063605" calcext:value-type="float">
            <text:p>0.101544419063605</text:p>
          </table:table-cell>
          <table:table-cell table:formula="of:= 1 - [.$J$1]^(-[.F59] * [.$H$1])" office:value-type="float" office:value="0.999961097130624" calcext:value-type="float">
            <text:p>0.999961097130624</text:p>
          </table:table-cell>
          <table:table-cell table:formula="of:=[.D59]/[.F59] * 100" office:value-type="float" office:value="0.289941157101123" calcext:value-type="float">
            <text:p>0.289941157101123</text:p>
          </table:table-cell>
          <table:table-cell table:formula="of:=[.E59]/[.F59] * 100" office:value-type="float" office:value="99.7100588428989" calcext:value-type="float">
            <text:p>99.710058842898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9]+[.K59]" office:value-type="float" office:value="0.0188324175824176" calcext:value-type="float">
            <text:p>0.018832417582418</text:p>
          </table:table-cell>
          <table:table-cell table:formula="of:= 1 - [.$J$1]^(-[.L59] * [.$H$1])" office:value-type="float" office:value="0.847903771633131" calcext:value-type="float">
            <text:p>0.847903771633131</text:p>
          </table:table-cell>
          <table:table-cell table:formula="of:=[.J59]/[.L59] * 100" office:value-type="float" office:value="60.1750547045952" calcext:value-type="float">
            <text:p>60.1750547045952</text:p>
          </table:table-cell>
          <table:table-cell table:formula="of:=[.K59]/[.L59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59]+[.Q59]" office:value-type="float" office:value="0.0171807028067316" calcext:value-type="float">
            <text:p>0.017180702806732</text:p>
          </table:table-cell>
          <table:table-cell table:formula="of:= 1 - [.$J$1]^(-[.R59] * [.$H$1])" office:value-type="float" office:value="0.82058799051485" calcext:value-type="float">
            <text:p>0.82058799051485</text:p>
          </table:table-cell>
          <table:table-cell table:formula="of:=[.P59]/[.R59] * 100" office:value-type="float" office:value="12.6928032645856" calcext:value-type="float">
            <text:p>12.7</text:p>
          </table:table-cell>
          <table:table-cell table:formula="of:=[.Q59]/[.R59] * 100" office:value-type="float" office:value="87.3071967354144" calcext:value-type="float">
            <text:p>87.3</text:p>
          </table:table-cell>
          <table:table-cell office:value-type="float" office:value="0.00394743137849089" calcext:value-type="float">
            <text:p>0.003947431378491</text:p>
          </table:table-cell>
          <table:table-cell office:value-type="float" office:value="0.01875" calcext:value-type="float">
            <text:p>0.0188</text:p>
          </table:table-cell>
          <table:table-cell table:formula="of:=[.V59]+[.W59]" office:value-type="float" office:value="0.0226974313784909" calcext:value-type="float">
            <text:p>0.022697431378491</text:p>
          </table:table-cell>
          <table:table-cell table:formula="of:= 1 - [.$J$1]^(-[.X59] * [.$H$1])" office:value-type="float" office:value="0.896661294321393" calcext:value-type="float">
            <text:p>0.896661294321393</text:p>
          </table:table-cell>
          <table:table-cell table:formula="of:=[.V59]/[.X59] * 100" office:value-type="float" office:value="17.3915334852897" calcext:value-type="float">
            <text:p>17.4</text:p>
          </table:table-cell>
          <table:table-cell table:formula="of:=[.W59]/[.X59] * 100" office:value-type="float" office:value="82.6084665147103" calcext:value-type="float">
            <text:p>82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90145600337624" calcext:value-type="float">
            <text:p>0.000290145600338</text:p>
          </table:table-cell>
          <table:table-cell office:value-type="float" office:value="0.0825" calcext:value-type="float">
            <text:p>0.0825</text:p>
          </table:table-cell>
          <table:table-cell table:formula="of:=[.D60]+[.E60]" office:value-type="float" office:value="0.0827901456003376" calcext:value-type="float">
            <text:p>0.082790145600338</text:p>
          </table:table-cell>
          <table:table-cell table:formula="of:= 1 - [.$J$1]^(-[.F60] * [.$H$1])" office:value-type="float" office:value="0.999746212963724" calcext:value-type="float">
            <text:p>0.999746212963724</text:p>
          </table:table-cell>
          <table:table-cell table:formula="of:=[.D60]/[.F60] * 100" office:value-type="float" office:value="0.350459101422864" calcext:value-type="float">
            <text:p>0.350459101422864</text:p>
          </table:table-cell>
          <table:table-cell table:formula="of:=[.E60]/[.F60] * 100" office:value-type="float" office:value="99.6495408985772" calcext:value-type="float">
            <text:p>99.649540898577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0]+[.K60]" office:value-type="float" office:value="0.0188324175824176" calcext:value-type="float">
            <text:p>0.018832417582418</text:p>
          </table:table-cell>
          <table:table-cell table:formula="of:= 1 - [.$J$1]^(-[.L60] * [.$H$1])" office:value-type="float" office:value="0.847903771633131" calcext:value-type="float">
            <text:p>0.847903771633131</text:p>
          </table:table-cell>
          <table:table-cell table:formula="of:=[.J60]/[.L60] * 100" office:value-type="float" office:value="60.1750547045952" calcext:value-type="float">
            <text:p>60.1750547045952</text:p>
          </table:table-cell>
          <table:table-cell table:formula="of:=[.K60]/[.L60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0]+[.Q60]" office:value-type="float" office:value="0.0171807028067316" calcext:value-type="float">
            <text:p>0.017180702806732</text:p>
          </table:table-cell>
          <table:table-cell table:formula="of:= 1 - [.$J$1]^(-[.R60] * [.$H$1])" office:value-type="float" office:value="0.82058799051485" calcext:value-type="float">
            <text:p>0.82058799051485</text:p>
          </table:table-cell>
          <table:table-cell table:formula="of:=[.P60]/[.R60] * 100" office:value-type="float" office:value="12.6928032645856" calcext:value-type="float">
            <text:p>12.7</text:p>
          </table:table-cell>
          <table:table-cell table:formula="of:=[.Q60]/[.R60] * 100" office:value-type="float" office:value="87.3071967354144" calcext:value-type="float">
            <text:p>87.3</text:p>
          </table:table-cell>
          <table:table-cell office:value-type="float" office:value="0.00315794510279271" calcext:value-type="float">
            <text:p>0.003157945102793</text:p>
          </table:table-cell>
          <table:table-cell office:value-type="float" office:value="0.01875" calcext:value-type="float">
            <text:p>0.0188</text:p>
          </table:table-cell>
          <table:table-cell table:formula="of:=[.V60]+[.W60]" office:value-type="float" office:value="0.0219079451027927" calcext:value-type="float">
            <text:p>0.021907945102793</text:p>
          </table:table-cell>
          <table:table-cell table:formula="of:= 1 - [.$J$1]^(-[.X60] * [.$H$1])" office:value-type="float" office:value="0.888172150536242" calcext:value-type="float">
            <text:p>0.888172150536242</text:p>
          </table:table-cell>
          <table:table-cell table:formula="of:=[.V60]/[.X60] * 100" office:value-type="float" office:value="14.4146111740537" calcext:value-type="float">
            <text:p>14.4</text:p>
          </table:table-cell>
          <table:table-cell table:formula="of:=[.W60]/[.X60] * 100" office:value-type="float" office:value="85.5853888259463" calcext:value-type="float">
            <text:p>85.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86263184009975" calcext:value-type="float">
            <text:p>0.00028626318401</text:p>
          </table:table-cell>
          <table:table-cell office:value-type="float" office:value="0.07" calcext:value-type="float">
            <text:p>0.07</text:p>
          </table:table-cell>
          <table:table-cell table:formula="of:=[.D61]+[.E61]" office:value-type="float" office:value="0.07028626318401" calcext:value-type="float">
            <text:p>0.07028626318401</text:p>
          </table:table-cell>
          <table:table-cell table:formula="of:= 1 - [.$J$1]^(-[.F61] * [.$H$1])" office:value-type="float" office:value="0.999113852162637" calcext:value-type="float">
            <text:p>0.999113852162637</text:p>
          </table:table-cell>
          <table:table-cell table:formula="of:=[.D61]/[.F61] * 100" office:value-type="float" office:value="0.407281837221216" calcext:value-type="float">
            <text:p>0.407281837221216</text:p>
          </table:table-cell>
          <table:table-cell table:formula="of:=[.E61]/[.F61] * 100" office:value-type="float" office:value="99.5927181627788" calcext:value-type="float">
            <text:p>99.592718162778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1]+[.K61]" office:value-type="float" office:value="0.0188324175824176" calcext:value-type="float">
            <text:p>0.018832417582418</text:p>
          </table:table-cell>
          <table:table-cell table:formula="of:= 1 - [.$J$1]^(-[.L61] * [.$H$1])" office:value-type="float" office:value="0.847903771633131" calcext:value-type="float">
            <text:p>0.847903771633131</text:p>
          </table:table-cell>
          <table:table-cell table:formula="of:=[.J61]/[.L61] * 100" office:value-type="float" office:value="60.1750547045952" calcext:value-type="float">
            <text:p>60.1750547045952</text:p>
          </table:table-cell>
          <table:table-cell table:formula="of:=[.K61]/[.L61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1]+[.Q61]" office:value-type="float" office:value="0.0171807028067316" calcext:value-type="float">
            <text:p>0.017180702806732</text:p>
          </table:table-cell>
          <table:table-cell table:formula="of:= 1 - [.$J$1]^(-[.R61] * [.$H$1])" office:value-type="float" office:value="0.82058799051485" calcext:value-type="float">
            <text:p>0.82058799051485</text:p>
          </table:table-cell>
          <table:table-cell table:formula="of:=[.P61]/[.R61] * 100" office:value-type="float" office:value="12.6928032645856" calcext:value-type="float">
            <text:p>12.7</text:p>
          </table:table-cell>
          <table:table-cell table:formula="of:=[.Q61]/[.R61] * 100" office:value-type="float" office:value="87.3071967354144" calcext:value-type="float">
            <text:p>87.3</text:p>
          </table:table-cell>
          <table:table-cell office:value-type="float" office:value="0.00263162091899392" calcext:value-type="float">
            <text:p>0.002631620918994</text:p>
          </table:table-cell>
          <table:table-cell office:value-type="float" office:value="0.01875" calcext:value-type="float">
            <text:p>0.0188</text:p>
          </table:table-cell>
          <table:table-cell table:formula="of:=[.V61]+[.W61]" office:value-type="float" office:value="0.0213816209189939" calcext:value-type="float">
            <text:p>0.021381620918994</text:p>
          </table:table-cell>
          <table:table-cell table:formula="of:= 1 - [.$J$1]^(-[.X61] * [.$H$1])" office:value-type="float" office:value="0.882128735258419" calcext:value-type="float">
            <text:p>0.882128735258419</text:p>
          </table:table-cell>
          <table:table-cell table:formula="of:=[.V61]/[.X61] * 100" office:value-type="float" office:value="12.3078644456566" calcext:value-type="float">
            <text:p>12.3</text:p>
          </table:table-cell>
          <table:table-cell table:formula="of:=[.W61]/[.X61] * 100" office:value-type="float" office:value="87.6921355543434" calcext:value-type="float">
            <text:p>87.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82757612177656" calcext:value-type="float">
            <text:p>0.000282757612178</text:p>
          </table:table-cell>
          <table:table-cell office:value-type="float" office:value="0.0610714285714286" calcext:value-type="float">
            <text:p>0.061071428571429</text:p>
          </table:table-cell>
          <table:table-cell table:formula="of:=[.D62]+[.E62]" office:value-type="float" office:value="0.0613541861836063" calcext:value-type="float">
            <text:p>0.061354186183606</text:p>
          </table:table-cell>
          <table:table-cell table:formula="of:= 1 - [.$J$1]^(-[.F62] * [.$H$1])" office:value-type="float" office:value="0.997835182042903" calcext:value-type="float">
            <text:p>0.997835182042903</text:p>
          </table:table-cell>
          <table:table-cell table:formula="of:=[.D62]/[.F62] * 100" office:value-type="float" office:value="0.460861156778261" calcext:value-type="float">
            <text:p>0.460861156778261</text:p>
          </table:table-cell>
          <table:table-cell table:formula="of:=[.E62]/[.F62] * 100" office:value-type="float" office:value="99.5391388432217" calcext:value-type="float">
            <text:p>99.539138843221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2]+[.K62]" office:value-type="float" office:value="0.0188324175824176" calcext:value-type="float">
            <text:p>0.018832417582418</text:p>
          </table:table-cell>
          <table:table-cell table:formula="of:= 1 - [.$J$1]^(-[.L62] * [.$H$1])" office:value-type="float" office:value="0.847903771633131" calcext:value-type="float">
            <text:p>0.847903771633131</text:p>
          </table:table-cell>
          <table:table-cell table:formula="of:=[.J62]/[.L62] * 100" office:value-type="float" office:value="60.1750547045952" calcext:value-type="float">
            <text:p>60.1750547045952</text:p>
          </table:table-cell>
          <table:table-cell table:formula="of:=[.K62]/[.L62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2]+[.Q62]" office:value-type="float" office:value="0.0171807028067316" calcext:value-type="float">
            <text:p>0.017180702806732</text:p>
          </table:table-cell>
          <table:table-cell table:formula="of:= 1 - [.$J$1]^(-[.R62] * [.$H$1])" office:value-type="float" office:value="0.82058799051485" calcext:value-type="float">
            <text:p>0.82058799051485</text:p>
          </table:table-cell>
          <table:table-cell table:formula="of:=[.P62]/[.R62] * 100" office:value-type="float" office:value="12.6928032645856" calcext:value-type="float">
            <text:p>12.7</text:p>
          </table:table-cell>
          <table:table-cell table:formula="of:=[.Q62]/[.R62] * 100" office:value-type="float" office:value="87.3071967354144" calcext:value-type="float">
            <text:p>87.3</text:p>
          </table:table-cell>
          <table:table-cell office:value-type="float" office:value="0.00225567507342336" calcext:value-type="float">
            <text:p>0.002255675073423</text:p>
          </table:table-cell>
          <table:table-cell office:value-type="float" office:value="0.01875" calcext:value-type="float">
            <text:p>0.0188</text:p>
          </table:table-cell>
          <table:table-cell table:formula="of:=[.V62]+[.W62]" office:value-type="float" office:value="0.0210056750734234" calcext:value-type="float">
            <text:p>0.021005675073423</text:p>
          </table:table-cell>
          <table:table-cell table:formula="of:= 1 - [.$J$1]^(-[.X62] * [.$H$1])" office:value-type="float" office:value="0.877613063176977" calcext:value-type="float">
            <text:p>0.877613063176977</text:p>
          </table:table-cell>
          <table:table-cell table:formula="of:=[.V62]/[.X62] * 100" office:value-type="float" office:value="10.7384079090001" calcext:value-type="float">
            <text:p>10.7</text:p>
          </table:table-cell>
          <table:table-cell table:formula="of:=[.W62]/[.X62] * 100" office:value-type="float" office:value="89.2615920909999" calcext:value-type="float">
            <text:p>89.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9616941736302" calcext:value-type="float">
            <text:p>0.000279616941736</text:p>
          </table:table-cell>
          <table:table-cell office:value-type="float" office:value="0.054375" calcext:value-type="float">
            <text:p>0.054375</text:p>
          </table:table-cell>
          <table:table-cell table:formula="of:=[.D63]+[.E63]" office:value-type="float" office:value="0.0546546169417363" calcext:value-type="float">
            <text:p>0.054654616941736</text:p>
          </table:table-cell>
          <table:table-cell table:formula="of:= 1 - [.$J$1]^(-[.F63] * [.$H$1])" office:value-type="float" office:value="0.995769614008237" calcext:value-type="float">
            <text:p>0.995769614008237</text:p>
          </table:table-cell>
          <table:table-cell table:formula="of:=[.D63]/[.F63] * 100" office:value-type="float" office:value="0.511607174988315" calcext:value-type="float">
            <text:p>0.511607174988315</text:p>
          </table:table-cell>
          <table:table-cell table:formula="of:=[.E63]/[.F63] * 100" office:value-type="float" office:value="99.4883928250117" calcext:value-type="float">
            <text:p>99.488392825011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3]+[.K63]" office:value-type="float" office:value="0.0188324175824176" calcext:value-type="float">
            <text:p>0.018832417582418</text:p>
          </table:table-cell>
          <table:table-cell table:formula="of:= 1 - [.$J$1]^(-[.L63] * [.$H$1])" office:value-type="float" office:value="0.847903771633131" calcext:value-type="float">
            <text:p>0.847903771633131</text:p>
          </table:table-cell>
          <table:table-cell table:formula="of:=[.J63]/[.L63] * 100" office:value-type="float" office:value="60.1750547045952" calcext:value-type="float">
            <text:p>60.1750547045952</text:p>
          </table:table-cell>
          <table:table-cell table:formula="of:=[.K63]/[.L63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3]+[.Q63]" office:value-type="float" office:value="0.0171807028067316" calcext:value-type="float">
            <text:p>0.017180702806732</text:p>
          </table:table-cell>
          <table:table-cell table:formula="of:= 1 - [.$J$1]^(-[.R63] * [.$H$1])" office:value-type="float" office:value="0.82058799051485" calcext:value-type="float">
            <text:p>0.82058799051485</text:p>
          </table:table-cell>
          <table:table-cell table:formula="of:=[.P63]/[.R63] * 100" office:value-type="float" office:value="12.6928032645856" calcext:value-type="float">
            <text:p>12.7</text:p>
          </table:table-cell>
          <table:table-cell table:formula="of:=[.Q63]/[.R63] * 100" office:value-type="float" office:value="87.3071967354144" calcext:value-type="float">
            <text:p>87.3</text:p>
          </table:table-cell>
          <table:table-cell office:value-type="float" office:value="0.00197371568924544" calcext:value-type="float">
            <text:p>0.001973715689245</text:p>
          </table:table-cell>
          <table:table-cell office:value-type="float" office:value="0.01875" calcext:value-type="float">
            <text:p>0.0188</text:p>
          </table:table-cell>
          <table:table-cell table:formula="of:=[.V63]+[.W63]" office:value-type="float" office:value="0.0207237156892454" calcext:value-type="float">
            <text:p>0.020723715689246</text:p>
          </table:table-cell>
          <table:table-cell table:formula="of:= 1 - [.$J$1]^(-[.X63] * [.$H$1])" office:value-type="float" office:value="0.874113138461581" calcext:value-type="float">
            <text:p>0.874113138461581</text:p>
          </table:table-cell>
          <table:table-cell table:formula="of:=[.V63]/[.X63] * 100" office:value-type="float" office:value="9.5239469545015" calcext:value-type="float">
            <text:p>9.5</text:p>
          </table:table-cell>
          <table:table-cell table:formula="of:=[.W63]/[.X63] * 100" office:value-type="float" office:value="90.4760530454985" calcext:value-type="float">
            <text:p>90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6831393462976" calcext:value-type="float">
            <text:p>0.000276831393463</text:p>
          </table:table-cell>
          <table:table-cell office:value-type="float" office:value="0.0491666666666667" calcext:value-type="float">
            <text:p>0.049166666666667</text:p>
          </table:table-cell>
          <table:table-cell table:formula="of:=[.D64]+[.E64]" office:value-type="float" office:value="0.0494434980601297" calcext:value-type="float">
            <text:p>0.04944349806013</text:p>
          </table:table-cell>
          <table:table-cell table:formula="of:= 1 - [.$J$1]^(-[.F64] * [.$H$1])" office:value-type="float" office:value="0.99287645737802" calcext:value-type="float">
            <text:p>0.99287645737802</text:p>
          </table:table-cell>
          <table:table-cell table:formula="of:=[.D64]/[.F64] * 100" office:value-type="float" office:value="0.559894433695434" calcext:value-type="float">
            <text:p>0.559894433695434</text:p>
          </table:table-cell>
          <table:table-cell table:formula="of:=[.E64]/[.F64] * 100" office:value-type="float" office:value="99.4401055663046" calcext:value-type="float">
            <text:p>99.4401055663046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4]+[.K64]" office:value-type="float" office:value="0.0188324175824176" calcext:value-type="float">
            <text:p>0.018832417582418</text:p>
          </table:table-cell>
          <table:table-cell table:formula="of:= 1 - [.$J$1]^(-[.L64] * [.$H$1])" office:value-type="float" office:value="0.847903771633131" calcext:value-type="float">
            <text:p>0.847903771633131</text:p>
          </table:table-cell>
          <table:table-cell table:formula="of:=[.J64]/[.L64] * 100" office:value-type="float" office:value="60.1750547045952" calcext:value-type="float">
            <text:p>60.1750547045952</text:p>
          </table:table-cell>
          <table:table-cell table:formula="of:=[.K64]/[.L64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4]+[.Q64]" office:value-type="float" office:value="0.0171807028067316" calcext:value-type="float">
            <text:p>0.017180702806732</text:p>
          </table:table-cell>
          <table:table-cell table:formula="of:= 1 - [.$J$1]^(-[.R64] * [.$H$1])" office:value-type="float" office:value="0.82058799051485" calcext:value-type="float">
            <text:p>0.82058799051485</text:p>
          </table:table-cell>
          <table:table-cell table:formula="of:=[.P64]/[.R64] * 100" office:value-type="float" office:value="12.6928032645856" calcext:value-type="float">
            <text:p>12.7</text:p>
          </table:table-cell>
          <table:table-cell table:formula="of:=[.Q64]/[.R64] * 100" office:value-type="float" office:value="87.3071967354144" calcext:value-type="float">
            <text:p>87.3</text:p>
          </table:table-cell>
          <table:table-cell office:value-type="float" office:value="0.00175441394599595" calcext:value-type="float">
            <text:p>0.001754413945996</text:p>
          </table:table-cell>
          <table:table-cell office:value-type="float" office:value="0.01875" calcext:value-type="float">
            <text:p>0.0188</text:p>
          </table:table-cell>
          <table:table-cell table:formula="of:=[.V64]+[.W64]" office:value-type="float" office:value="0.020504413945996" calcext:value-type="float">
            <text:p>0.020504413945996</text:p>
          </table:table-cell>
          <table:table-cell table:formula="of:= 1 - [.$J$1]^(-[.X64] * [.$H$1])" office:value-type="float" office:value="0.871321923415028" calcext:value-type="float">
            <text:p>0.871321923415028</text:p>
          </table:table-cell>
          <table:table-cell table:formula="of:=[.V64]/[.X64] * 100" office:value-type="float" office:value="8.55627452028956" calcext:value-type="float">
            <text:p>8.6</text:p>
          </table:table-cell>
          <table:table-cell table:formula="of:=[.W64]/[.X64] * 100" office:value-type="float" office:value="91.4437254797104" calcext:value-type="float">
            <text:p>91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4393285956607" calcext:value-type="float">
            <text:p>0.000274393285957</text:p>
          </table:table-cell>
          <table:table-cell office:value-type="float" office:value="0.045" calcext:value-type="float">
            <text:p>0.045</text:p>
          </table:table-cell>
          <table:table-cell table:formula="of:=[.D65]+[.E65]" office:value-type="float" office:value="0.0452743932859566" calcext:value-type="float">
            <text:p>0.045274393285957</text:p>
          </table:table-cell>
          <table:table-cell table:formula="of:= 1 - [.$J$1]^(-[.F65] * [.$H$1])" office:value-type="float" office:value="0.989191685871526" calcext:value-type="float">
            <text:p>0.989191685871526</text:p>
          </table:table-cell>
          <table:table-cell table:formula="of:=[.D65]/[.F65] * 100" office:value-type="float" office:value="0.606067284487983" calcext:value-type="float">
            <text:p>0.606067284487983</text:p>
          </table:table-cell>
          <table:table-cell table:formula="of:=[.E65]/[.F65] * 100" office:value-type="float" office:value="99.393932715512" calcext:value-type="float">
            <text:p>99.39393271551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5]+[.K65]" office:value-type="float" office:value="0.0188324175824176" calcext:value-type="float">
            <text:p>0.018832417582418</text:p>
          </table:table-cell>
          <table:table-cell table:formula="of:= 1 - [.$J$1]^(-[.L65] * [.$H$1])" office:value-type="float" office:value="0.847903771633131" calcext:value-type="float">
            <text:p>0.847903771633131</text:p>
          </table:table-cell>
          <table:table-cell table:formula="of:=[.J65]/[.L65] * 100" office:value-type="float" office:value="60.1750547045952" calcext:value-type="float">
            <text:p>60.1750547045952</text:p>
          </table:table-cell>
          <table:table-cell table:formula="of:=[.K65]/[.L65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5]+[.Q65]" office:value-type="float" office:value="0.0171807028067316" calcext:value-type="float">
            <text:p>0.017180702806732</text:p>
          </table:table-cell>
          <table:table-cell table:formula="of:= 1 - [.$J$1]^(-[.R65] * [.$H$1])" office:value-type="float" office:value="0.82058799051485" calcext:value-type="float">
            <text:p>0.82058799051485</text:p>
          </table:table-cell>
          <table:table-cell table:formula="of:=[.P65]/[.R65] * 100" office:value-type="float" office:value="12.6928032645856" calcext:value-type="float">
            <text:p>12.7</text:p>
          </table:table-cell>
          <table:table-cell table:formula="of:=[.Q65]/[.R65] * 100" office:value-type="float" office:value="87.3071967354144" calcext:value-type="float">
            <text:p>87.3</text:p>
          </table:table-cell>
          <table:table-cell office:value-type="float" office:value="0.00157897255139635" calcext:value-type="float">
            <text:p>0.001578972551396</text:p>
          </table:table-cell>
          <table:table-cell office:value-type="float" office:value="0.01875" calcext:value-type="float">
            <text:p>0.0188</text:p>
          </table:table-cell>
          <table:table-cell table:formula="of:=[.V65]+[.W65]" office:value-type="float" office:value="0.0203289725513964" calcext:value-type="float">
            <text:p>0.020328972551396</text:p>
          </table:table-cell>
          <table:table-cell table:formula="of:= 1 - [.$J$1]^(-[.X65] * [.$H$1])" office:value-type="float" office:value="0.869044457476341" calcext:value-type="float">
            <text:p>0.869044457476341</text:p>
          </table:table-cell>
          <table:table-cell table:formula="of:=[.V65]/[.X65] * 100" office:value-type="float" office:value="7.76710454699243" calcext:value-type="float">
            <text:p>7.8</text:p>
          </table:table-cell>
          <table:table-cell table:formula="of:=[.W65]/[.X65] * 100" office:value-type="float" office:value="92.2328954530076" calcext:value-type="float">
            <text:p>92.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2296998461934" calcext:value-type="float">
            <text:p>0.000272296998462</text:p>
          </table:table-cell>
          <table:table-cell office:value-type="float" office:value="0.0415909090909091" calcext:value-type="float">
            <text:p>0.041590909090909</text:p>
          </table:table-cell>
          <table:table-cell table:formula="of:=[.D66]+[.E66]" office:value-type="float" office:value="0.041863206089371" calcext:value-type="float">
            <text:p>0.041863206089371</text:p>
          </table:table-cell>
          <table:table-cell table:formula="of:= 1 - [.$J$1]^(-[.F66] * [.$H$1])" office:value-type="float" office:value="0.98479788738746" calcext:value-type="float">
            <text:p>0.98479788738746</text:p>
          </table:table-cell>
          <table:table-cell table:formula="of:=[.D66]/[.F66] * 100" office:value-type="float" office:value="0.650444683765082" calcext:value-type="float">
            <text:p>0.650444683765082</text:p>
          </table:table-cell>
          <table:table-cell table:formula="of:=[.E66]/[.F66] * 100" office:value-type="float" office:value="99.3495553162349" calcext:value-type="float">
            <text:p>99.349555316234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6]+[.K66]" office:value-type="float" office:value="0.0188324175824176" calcext:value-type="float">
            <text:p>0.018832417582418</text:p>
          </table:table-cell>
          <table:table-cell table:formula="of:= 1 - [.$J$1]^(-[.L66] * [.$H$1])" office:value-type="float" office:value="0.847903771633131" calcext:value-type="float">
            <text:p>0.847903771633131</text:p>
          </table:table-cell>
          <table:table-cell table:formula="of:=[.J66]/[.L66] * 100" office:value-type="float" office:value="60.1750547045952" calcext:value-type="float">
            <text:p>60.1750547045952</text:p>
          </table:table-cell>
          <table:table-cell table:formula="of:=[.K66]/[.L66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6]+[.Q66]" office:value-type="float" office:value="0.0171807028067316" calcext:value-type="float">
            <text:p>0.017180702806732</text:p>
          </table:table-cell>
          <table:table-cell table:formula="of:= 1 - [.$J$1]^(-[.R66] * [.$H$1])" office:value-type="float" office:value="0.82058799051485" calcext:value-type="float">
            <text:p>0.82058799051485</text:p>
          </table:table-cell>
          <table:table-cell table:formula="of:=[.P66]/[.R66] * 100" office:value-type="float" office:value="12.6928032645856" calcext:value-type="float">
            <text:p>12.7</text:p>
          </table:table-cell>
          <table:table-cell table:formula="of:=[.Q66]/[.R66] * 100" office:value-type="float" office:value="87.3071967354144" calcext:value-type="float">
            <text:p>87.3</text:p>
          </table:table-cell>
          <table:table-cell office:value-type="float" office:value="0.0014354295921785" calcext:value-type="float">
            <text:p>0.001435429592179</text:p>
          </table:table-cell>
          <table:table-cell office:value-type="float" office:value="0.01875" calcext:value-type="float">
            <text:p>0.0188</text:p>
          </table:table-cell>
          <table:table-cell table:formula="of:=[.V66]+[.W66]" office:value-type="float" office:value="0.0201854295921785" calcext:value-type="float">
            <text:p>0.020185429592179</text:p>
          </table:table-cell>
          <table:table-cell table:formula="of:= 1 - [.$J$1]^(-[.X66] * [.$H$1])" office:value-type="float" office:value="0.867151126539907" calcext:value-type="float">
            <text:p>0.867151126539907</text:p>
          </table:table-cell>
          <table:table-cell table:formula="of:=[.V66]/[.X66] * 100" office:value-type="float" office:value="7.11121646246609" calcext:value-type="float">
            <text:p>7.1</text:p>
          </table:table-cell>
          <table:table-cell table:formula="of:=[.W66]/[.X66] * 100" office:value-type="float" office:value="92.8887835375339" calcext:value-type="float">
            <text:p>92.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0538962802805" calcext:value-type="float">
            <text:p>0.000270538962803</text:p>
          </table:table-cell>
          <table:table-cell office:value-type="float" office:value="0.03875" calcext:value-type="float">
            <text:p>0.03875</text:p>
          </table:table-cell>
          <table:table-cell table:formula="of:=[.D67]+[.E67]" office:value-type="float" office:value="0.0390205389628028" calcext:value-type="float">
            <text:p>0.039020538962803</text:p>
          </table:table-cell>
          <table:table-cell table:formula="of:= 1 - [.$J$1]^(-[.F67] * [.$H$1])" office:value-type="float" office:value="0.979799625649118" calcext:value-type="float">
            <text:p>0.979799625649118</text:p>
          </table:table-cell>
          <table:table-cell table:formula="of:=[.D67]/[.F67] * 100" office:value-type="float" office:value="0.693324515739525" calcext:value-type="float">
            <text:p>0.693324515739525</text:p>
          </table:table-cell>
          <table:table-cell table:formula="of:=[.E67]/[.F67] * 100" office:value-type="float" office:value="99.3066754842605" calcext:value-type="float">
            <text:p>99.306675484260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7]+[.K67]" office:value-type="float" office:value="0.0188324175824176" calcext:value-type="float">
            <text:p>0.018832417582418</text:p>
          </table:table-cell>
          <table:table-cell table:formula="of:= 1 - [.$J$1]^(-[.L67] * [.$H$1])" office:value-type="float" office:value="0.847903771633131" calcext:value-type="float">
            <text:p>0.847903771633131</text:p>
          </table:table-cell>
          <table:table-cell table:formula="of:=[.J67]/[.L67] * 100" office:value-type="float" office:value="60.1750547045952" calcext:value-type="float">
            <text:p>60.1750547045952</text:p>
          </table:table-cell>
          <table:table-cell table:formula="of:=[.K67]/[.L67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7]+[.Q67]" office:value-type="float" office:value="0.0171807028067316" calcext:value-type="float">
            <text:p>0.017180702806732</text:p>
          </table:table-cell>
          <table:table-cell table:formula="of:= 1 - [.$J$1]^(-[.R67] * [.$H$1])" office:value-type="float" office:value="0.82058799051485" calcext:value-type="float">
            <text:p>0.82058799051485</text:p>
          </table:table-cell>
          <table:table-cell table:formula="of:=[.P67]/[.R67] * 100" office:value-type="float" office:value="12.6928032645856" calcext:value-type="float">
            <text:p>12.7</text:p>
          </table:table-cell>
          <table:table-cell table:formula="of:=[.Q67]/[.R67] * 100" office:value-type="float" office:value="87.3071967354144" calcext:value-type="float">
            <text:p>87.3</text:p>
          </table:table-cell>
          <table:table-cell office:value-type="float" office:value="0.00131581045949696" calcext:value-type="float">
            <text:p>0.001315810459497</text:p>
          </table:table-cell>
          <table:table-cell office:value-type="float" office:value="0.01875" calcext:value-type="float">
            <text:p>0.0188</text:p>
          </table:table-cell>
          <table:table-cell table:formula="of:=[.V67]+[.W67]" office:value-type="float" office:value="0.020065810459497" calcext:value-type="float">
            <text:p>0.020065810459497</text:p>
          </table:table-cell>
          <table:table-cell table:formula="of:= 1 - [.$J$1]^(-[.X67] * [.$H$1])" office:value-type="float" office:value="0.865552457227494" calcext:value-type="float">
            <text:p>0.865552457227494</text:p>
          </table:table-cell>
          <table:table-cell table:formula="of:=[.V67]/[.X67] * 100" office:value-type="float" office:value="6.55747477607713" calcext:value-type="float">
            <text:p>6.6</text:p>
          </table:table-cell>
          <table:table-cell table:formula="of:=[.W67]/[.X67] * 100" office:value-type="float" office:value="93.4425252239229" calcext:value-type="float">
            <text:p>93.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9117685435677" calcext:value-type="float">
            <text:p>0.000269117685436</text:p>
          </table:table-cell>
          <table:table-cell office:value-type="float" office:value="0.0363461538461539" calcext:value-type="float">
            <text:p>0.036346153846154</text:p>
          </table:table-cell>
          <table:table-cell table:formula="of:=[.D68]+[.E68]" office:value-type="float" office:value="0.0366152715315896" calcext:value-type="float">
            <text:p>0.03661527153159</text:p>
          </table:table-cell>
          <table:table-cell table:formula="of:= 1 - [.$J$1]^(-[.F68] * [.$H$1])" office:value-type="float" office:value="0.974306760707194" calcext:value-type="float">
            <text:p>0.974306760707194</text:p>
          </table:table-cell>
          <table:table-cell table:formula="of:=[.D68]/[.F68] * 100" office:value-type="float" office:value="0.734987545301958" calcext:value-type="float">
            <text:p>0.734987545301958</text:p>
          </table:table-cell>
          <table:table-cell table:formula="of:=[.E68]/[.F68] * 100" office:value-type="float" office:value="99.265012454698" calcext:value-type="float">
            <text:p>99.26501245469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8]+[.K68]" office:value-type="float" office:value="0.0188324175824176" calcext:value-type="float">
            <text:p>0.018832417582418</text:p>
          </table:table-cell>
          <table:table-cell table:formula="of:= 1 - [.$J$1]^(-[.L68] * [.$H$1])" office:value-type="float" office:value="0.847903771633131" calcext:value-type="float">
            <text:p>0.847903771633131</text:p>
          </table:table-cell>
          <table:table-cell table:formula="of:=[.J68]/[.L68] * 100" office:value-type="float" office:value="60.1750547045952" calcext:value-type="float">
            <text:p>60.1750547045952</text:p>
          </table:table-cell>
          <table:table-cell table:formula="of:=[.K68]/[.L68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8]+[.Q68]" office:value-type="float" office:value="0.0171807028067316" calcext:value-type="float">
            <text:p>0.017180702806732</text:p>
          </table:table-cell>
          <table:table-cell table:formula="of:= 1 - [.$J$1]^(-[.R68] * [.$H$1])" office:value-type="float" office:value="0.82058799051485" calcext:value-type="float">
            <text:p>0.82058799051485</text:p>
          </table:table-cell>
          <table:table-cell table:formula="of:=[.P68]/[.R68] * 100" office:value-type="float" office:value="12.6928032645856" calcext:value-type="float">
            <text:p>12.7</text:p>
          </table:table-cell>
          <table:table-cell table:formula="of:=[.Q68]/[.R68] * 100" office:value-type="float" office:value="87.3071967354144" calcext:value-type="float">
            <text:p>87.3</text:p>
          </table:table-cell>
          <table:table-cell office:value-type="float" office:value="0.00121459427030489" calcext:value-type="float">
            <text:p>0.001214594270305</text:p>
          </table:table-cell>
          <table:table-cell office:value-type="float" office:value="0.01875" calcext:value-type="float">
            <text:p>0.0188</text:p>
          </table:table-cell>
          <table:table-cell table:formula="of:=[.V68]+[.W68]" office:value-type="float" office:value="0.0199645942703049" calcext:value-type="float">
            <text:p>0.019964594270305</text:p>
          </table:table-cell>
          <table:table-cell table:formula="of:= 1 - [.$J$1]^(-[.X68] * [.$H$1])" office:value-type="float" office:value="0.864184720168682" calcext:value-type="float">
            <text:p>0.864184720168682</text:p>
          </table:table-cell>
          <table:table-cell table:formula="of:=[.V68]/[.X68] * 100" office:value-type="float" office:value="6.08374131655389" calcext:value-type="float">
            <text:p>6.1</text:p>
          </table:table-cell>
          <table:table-cell table:formula="of:=[.W68]/[.X68] * 100" office:value-type="float" office:value="93.9162586834461" calcext:value-type="float">
            <text:p>93.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803380149904" calcext:value-type="float">
            <text:p>0.000268033801499</text:p>
          </table:table-cell>
          <table:table-cell office:value-type="float" office:value="0.0342857142857143" calcext:value-type="float">
            <text:p>0.034285714285714</text:p>
          </table:table-cell>
          <table:table-cell table:formula="of:=[.D69]+[.E69]" office:value-type="float" office:value="0.0345537480872133" calcext:value-type="float">
            <text:p>0.034553748087213</text:p>
          </table:table-cell>
          <table:table-cell table:formula="of:= 1 - [.$J$1]^(-[.F69] * [.$H$1])" office:value-type="float" office:value="0.968424539507852" calcext:value-type="float">
            <text:p>0.968424539507852</text:p>
          </table:table-cell>
          <table:table-cell table:formula="of:=[.D69]/[.F69] * 100" office:value-type="float" office:value="0.775701092751285" calcext:value-type="float">
            <text:p>0.775701092751285</text:p>
          </table:table-cell>
          <table:table-cell table:formula="of:=[.E69]/[.F69] * 100" office:value-type="float" office:value="99.2242989072487" calcext:value-type="float">
            <text:p>99.224298907248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9]+[.K69]" office:value-type="float" office:value="0.0188324175824176" calcext:value-type="float">
            <text:p>0.018832417582418</text:p>
          </table:table-cell>
          <table:table-cell table:formula="of:= 1 - [.$J$1]^(-[.L69] * [.$H$1])" office:value-type="float" office:value="0.847903771633131" calcext:value-type="float">
            <text:p>0.847903771633131</text:p>
          </table:table-cell>
          <table:table-cell table:formula="of:=[.J69]/[.L69] * 100" office:value-type="float" office:value="60.1750547045952" calcext:value-type="float">
            <text:p>60.1750547045952</text:p>
          </table:table-cell>
          <table:table-cell table:formula="of:=[.K69]/[.L69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9]+[.Q69]" office:value-type="float" office:value="0.0171807028067316" calcext:value-type="float">
            <text:p>0.017180702806732</text:p>
          </table:table-cell>
          <table:table-cell table:formula="of:= 1 - [.$J$1]^(-[.R69] * [.$H$1])" office:value-type="float" office:value="0.82058799051485" calcext:value-type="float">
            <text:p>0.82058799051485</text:p>
          </table:table-cell>
          <table:table-cell table:formula="of:=[.P69]/[.R69] * 100" office:value-type="float" office:value="12.6928032645856" calcext:value-type="float">
            <text:p>12.7</text:p>
          </table:table-cell>
          <table:table-cell table:formula="of:=[.Q69]/[.R69] * 100" office:value-type="float" office:value="87.3071967354144" calcext:value-type="float">
            <text:p>87.3</text:p>
          </table:table-cell>
          <table:table-cell office:value-type="float" office:value="0.00112783753671168" calcext:value-type="float">
            <text:p>0.001127837536712</text:p>
          </table:table-cell>
          <table:table-cell office:value-type="float" office:value="0.01875" calcext:value-type="float">
            <text:p>0.0188</text:p>
          </table:table-cell>
          <table:table-cell table:formula="of:=[.V69]+[.W69]" office:value-type="float" office:value="0.0198778375367117" calcext:value-type="float">
            <text:p>0.019877837536712</text:p>
          </table:table-cell>
          <table:table-cell table:formula="of:= 1 - [.$J$1]^(-[.X69] * [.$H$1])" office:value-type="float" office:value="0.863001305050168" calcext:value-type="float">
            <text:p>0.863001305050168</text:p>
          </table:table-cell>
          <table:table-cell table:formula="of:=[.V69]/[.X69] * 100" office:value-type="float" office:value="5.67384422288751" calcext:value-type="float">
            <text:p>5.7</text:p>
          </table:table-cell>
          <table:table-cell table:formula="of:=[.W69]/[.X69] * 100" office:value-type="float" office:value="94.3261557771125" calcext:value-type="float">
            <text:p>94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7290163721975" calcext:value-type="float">
            <text:p>0.000267290163722</text:p>
          </table:table-cell>
          <table:table-cell office:value-type="float" office:value="0.0325" calcext:value-type="float">
            <text:p>0.0325</text:p>
          </table:table-cell>
          <table:table-cell table:formula="of:=[.D70]+[.E70]" office:value-type="float" office:value="0.032767290163722" calcext:value-type="float">
            <text:p>0.032767290163722</text:p>
          </table:table-cell>
          <table:table-cell table:formula="of:= 1 - [.$J$1]^(-[.F70] * [.$H$1])" office:value-type="float" office:value="0.96224846806892" calcext:value-type="float">
            <text:p>0.96224846806892</text:p>
          </table:table-cell>
          <table:table-cell table:formula="of:=[.D70]/[.F70] * 100" office:value-type="float" office:value="0.815722515918948" calcext:value-type="float">
            <text:p>0.815722515918948</text:p>
          </table:table-cell>
          <table:table-cell table:formula="of:=[.E70]/[.F70] * 100" office:value-type="float" office:value="99.1842774840811" calcext:value-type="float">
            <text:p>99.184277484081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0]+[.K70]" office:value-type="float" office:value="0.0188324175824176" calcext:value-type="float">
            <text:p>0.018832417582418</text:p>
          </table:table-cell>
          <table:table-cell table:formula="of:= 1 - [.$J$1]^(-[.L70] * [.$H$1])" office:value-type="float" office:value="0.847903771633131" calcext:value-type="float">
            <text:p>0.847903771633131</text:p>
          </table:table-cell>
          <table:table-cell table:formula="of:=[.J70]/[.L70] * 100" office:value-type="float" office:value="60.1750547045952" calcext:value-type="float">
            <text:p>60.1750547045952</text:p>
          </table:table-cell>
          <table:table-cell table:formula="of:=[.K70]/[.L70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0]+[.Q70]" office:value-type="float" office:value="0.0171807028067316" calcext:value-type="float">
            <text:p>0.017180702806732</text:p>
          </table:table-cell>
          <table:table-cell table:formula="of:= 1 - [.$J$1]^(-[.R70] * [.$H$1])" office:value-type="float" office:value="0.82058799051485" calcext:value-type="float">
            <text:p>0.82058799051485</text:p>
          </table:table-cell>
          <table:table-cell table:formula="of:=[.P70]/[.R70] * 100" office:value-type="float" office:value="12.6928032645856" calcext:value-type="float">
            <text:p>12.7</text:p>
          </table:table-cell>
          <table:table-cell table:formula="of:=[.Q70]/[.R70] * 100" office:value-type="float" office:value="87.3071967354144" calcext:value-type="float">
            <text:p>87.3</text:p>
          </table:table-cell>
          <table:table-cell office:value-type="float" office:value="0.00105264836759757" calcext:value-type="float">
            <text:p>0.001052648367598</text:p>
          </table:table-cell>
          <table:table-cell office:value-type="float" office:value="0.01875" calcext:value-type="float">
            <text:p>0.0188</text:p>
          </table:table-cell>
          <table:table-cell table:formula="of:=[.V70]+[.W70]" office:value-type="float" office:value="0.0198026483675976" calcext:value-type="float">
            <text:p>0.019802648367598</text:p>
          </table:table-cell>
          <table:table-cell table:formula="of:= 1 - [.$J$1]^(-[.X70] * [.$H$1])" office:value-type="float" office:value="0.861967340906559" calcext:value-type="float">
            <text:p>0.861967340906559</text:p>
          </table:table-cell>
          <table:table-cell table:formula="of:=[.V70]/[.X70] * 100" office:value-type="float" office:value="5.31569489119437" calcext:value-type="float">
            <text:p>5.3</text:p>
          </table:table-cell>
          <table:table-cell table:formula="of:=[.W70]/[.X70] * 100" office:value-type="float" office:value="94.6843051088056" calcext:value-type="float">
            <text:p>94.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6891970218091" calcext:value-type="float">
            <text:p>0.000266891970218</text:p>
          </table:table-cell>
          <table:table-cell office:value-type="float" office:value="0.0309375" calcext:value-type="float">
            <text:p>0.0309375</text:p>
          </table:table-cell>
          <table:table-cell table:formula="of:=[.D71]+[.E71]" office:value-type="float" office:value="0.0312043919702181" calcext:value-type="float">
            <text:p>0.031204391970218</text:p>
          </table:table-cell>
          <table:table-cell table:formula="of:= 1 - [.$J$1]^(-[.F71] * [.$H$1])" office:value-type="float" office:value="0.95586222971056" calcext:value-type="float">
            <text:p>0.95586222971056</text:p>
          </table:table-cell>
          <table:table-cell table:formula="of:=[.D71]/[.F71] * 100" office:value-type="float" office:value="0.855302581998125" calcext:value-type="float">
            <text:p>0.855302581998125</text:p>
          </table:table-cell>
          <table:table-cell table:formula="of:=[.E71]/[.F71] * 100" office:value-type="float" office:value="99.1446974180019" calcext:value-type="float">
            <text:p>99.144697418001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1]+[.K71]" office:value-type="float" office:value="0.0188324175824176" calcext:value-type="float">
            <text:p>0.018832417582418</text:p>
          </table:table-cell>
          <table:table-cell table:formula="of:= 1 - [.$J$1]^(-[.L71] * [.$H$1])" office:value-type="float" office:value="0.847903771633131" calcext:value-type="float">
            <text:p>0.847903771633131</text:p>
          </table:table-cell>
          <table:table-cell table:formula="of:=[.J71]/[.L71] * 100" office:value-type="float" office:value="60.1750547045952" calcext:value-type="float">
            <text:p>60.1750547045952</text:p>
          </table:table-cell>
          <table:table-cell table:formula="of:=[.K71]/[.L71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1]+[.Q71]" office:value-type="float" office:value="0.0171807028067316" calcext:value-type="float">
            <text:p>0.017180702806732</text:p>
          </table:table-cell>
          <table:table-cell table:formula="of:= 1 - [.$J$1]^(-[.R71] * [.$H$1])" office:value-type="float" office:value="0.82058799051485" calcext:value-type="float">
            <text:p>0.82058799051485</text:p>
          </table:table-cell>
          <table:table-cell table:formula="of:=[.P71]/[.R71] * 100" office:value-type="float" office:value="12.6928032645856" calcext:value-type="float">
            <text:p>12.7</text:p>
          </table:table-cell>
          <table:table-cell table:formula="of:=[.Q71]/[.R71] * 100" office:value-type="float" office:value="87.3071967354144" calcext:value-type="float">
            <text:p>87.3</text:p>
          </table:table-cell>
          <table:table-cell office:value-type="float" office:value="0.000986857844622721" calcext:value-type="float">
            <text:p>0.000986857844623</text:p>
          </table:table-cell>
          <table:table-cell office:value-type="float" office:value="0.01875" calcext:value-type="float">
            <text:p>0.0188</text:p>
          </table:table-cell>
          <table:table-cell table:formula="of:=[.V71]+[.W71]" office:value-type="float" office:value="0.0197368578446227" calcext:value-type="float">
            <text:p>0.019736857844623</text:p>
          </table:table-cell>
          <table:table-cell table:formula="of:= 1 - [.$J$1]^(-[.X71] * [.$H$1])" office:value-type="float" office:value="0.861056222906033" calcext:value-type="float">
            <text:p>0.861056222906033</text:p>
          </table:table-cell>
          <table:table-cell table:formula="of:=[.V71]/[.X71] * 100" office:value-type="float" office:value="5.00007575872362" calcext:value-type="float">
            <text:p>5.0</text:p>
          </table:table-cell>
          <table:table-cell table:formula="of:=[.W71]/[.X71] * 100" office:value-type="float" office:value="94.9999242412764" calcext:value-type="float">
            <text:p>95.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6846936597168" calcext:value-type="float">
            <text:p>0.000266846936597</text:p>
          </table:table-cell>
          <table:table-cell office:value-type="float" office:value="0.0295588235294118" calcext:value-type="float">
            <text:p>0.029558823529412</text:p>
          </table:table-cell>
          <table:table-cell table:formula="of:=[.D72]+[.E72]" office:value-type="float" office:value="0.029825670466009" calcext:value-type="float">
            <text:p>0.029825670466009</text:p>
          </table:table-cell>
          <table:table-cell table:formula="of:= 1 - [.$J$1]^(-[.F72] * [.$H$1])" office:value-type="float" office:value="0.949337396029917" calcext:value-type="float">
            <text:p>0.949337396029917</text:p>
          </table:table-cell>
          <table:table-cell table:formula="of:=[.D72]/[.F72] * 100" office:value-type="float" office:value="0.894688811442753" calcext:value-type="float">
            <text:p>0.894688811442753</text:p>
          </table:table-cell>
          <table:table-cell table:formula="of:=[.E72]/[.F72] * 100" office:value-type="float" office:value="99.1053111885572" calcext:value-type="float">
            <text:p>99.105311188557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2]+[.K72]" office:value-type="float" office:value="0.0188324175824176" calcext:value-type="float">
            <text:p>0.018832417582418</text:p>
          </table:table-cell>
          <table:table-cell table:formula="of:= 1 - [.$J$1]^(-[.L72] * [.$H$1])" office:value-type="float" office:value="0.847903771633131" calcext:value-type="float">
            <text:p>0.847903771633131</text:p>
          </table:table-cell>
          <table:table-cell table:formula="of:=[.J72]/[.L72] * 100" office:value-type="float" office:value="60.1750547045952" calcext:value-type="float">
            <text:p>60.1750547045952</text:p>
          </table:table-cell>
          <table:table-cell table:formula="of:=[.K72]/[.L72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2]+[.Q72]" office:value-type="float" office:value="0.0171807028067316" calcext:value-type="float">
            <text:p>0.017180702806732</text:p>
          </table:table-cell>
          <table:table-cell table:formula="of:= 1 - [.$J$1]^(-[.R72] * [.$H$1])" office:value-type="float" office:value="0.82058799051485" calcext:value-type="float">
            <text:p>0.82058799051485</text:p>
          </table:table-cell>
          <table:table-cell table:style-name="Default" table:formula="of:=[.P72]/[.R72] * 100" office:value-type="float" office:value="12.6928032645856" calcext:value-type="float">
            <text:p>12.6928032645856</text:p>
          </table:table-cell>
          <table:table-cell table:style-name="Default" table:formula="of:=[.Q72]/[.R72] * 100" office:value-type="float" office:value="87.3071967354144" calcext:value-type="float">
            <text:p>87.3071967354144</text:p>
          </table:table-cell>
          <table:table-cell office:value-type="float" office:value="0.000928807383174326" calcext:value-type="float">
            <text:p>0.000928807383174</text:p>
          </table:table-cell>
          <table:table-cell office:value-type="float" office:value="0.01875" calcext:value-type="float">
            <text:p>0.0188</text:p>
          </table:table-cell>
          <table:table-cell table:formula="of:=[.V72]+[.W72]" office:value-type="float" office:value="0.0196788073831743" calcext:value-type="float">
            <text:p>0.019678807383174</text:p>
          </table:table-cell>
          <table:table-cell table:formula="of:= 1 - [.$J$1]^(-[.X72] * [.$H$1])" office:value-type="float" office:value="0.86024730217796" calcext:value-type="float">
            <text:p>0.86024730217796</text:p>
          </table:table-cell>
          <table:table-cell table:style-name="Default" table:formula="of:=[.V72]/[.X72] * 100" office:value-type="float" office:value="4.71983573541388" calcext:value-type="float">
            <text:p>4.71983573541388</text:p>
          </table:table-cell>
          <table:table-cell table:style-name="Default" table:formula="of:=[.W72]/[.X72] * 100" office:value-type="float" office:value="95.2801642645861" calcext:value-type="float">
            <text:p>95.28016426458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7165519564072" calcext:value-type="float">
            <text:p>0.000267165519564</text:p>
          </table:table-cell>
          <table:table-cell office:value-type="float" office:value="0.0283333333333333" calcext:value-type="float">
            <text:p>0.028333333333333</text:p>
          </table:table-cell>
          <table:table-cell table:formula="of:=[.D73]+[.E73]" office:value-type="float" office:value="0.0286004988528974" calcext:value-type="float">
            <text:p>0.028600498852897</text:p>
          </table:table-cell>
          <table:table-cell table:formula="of:= 1 - [.$J$1]^(-[.F73] * [.$H$1])" office:value-type="float" office:value="0.942734106867749" calcext:value-type="float">
            <text:p>0.942734106867749</text:p>
          </table:table-cell>
          <table:table-cell table:formula="of:=[.D73]/[.F73] * 100" office:value-type="float" office:value="0.934128879842971" calcext:value-type="float">
            <text:p>0.934128879842971</text:p>
          </table:table-cell>
          <table:table-cell table:formula="of:=[.E73]/[.F73] * 100" office:value-type="float" office:value="99.065871120157" calcext:value-type="float">
            <text:p>99.06587112015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3]+[.K73]" office:value-type="float" office:value="0.0188324175824176" calcext:value-type="float">
            <text:p>0.018832417582418</text:p>
          </table:table-cell>
          <table:table-cell table:formula="of:= 1 - [.$J$1]^(-[.L73] * [.$H$1])" office:value-type="float" office:value="0.847903771633131" calcext:value-type="float">
            <text:p>0.847903771633131</text:p>
          </table:table-cell>
          <table:table-cell table:formula="of:=[.J73]/[.L73] * 100" office:value-type="float" office:value="60.1750547045952" calcext:value-type="float">
            <text:p>60.1750547045952</text:p>
          </table:table-cell>
          <table:table-cell table:formula="of:=[.K73]/[.L73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3]+[.Q73]" office:value-type="float" office:value="0.0171807028067316" calcext:value-type="float">
            <text:p>0.017180702806732</text:p>
          </table:table-cell>
          <table:table-cell table:formula="of:= 1 - [.$J$1]^(-[.R73] * [.$H$1])" office:value-type="float" office:value="0.82058799051485" calcext:value-type="float">
            <text:p>0.82058799051485</text:p>
          </table:table-cell>
          <table:table-cell table:style-name="Default" table:formula="of:=[.P73]/[.R73] * 100" office:value-type="float" office:value="12.6928032645856" calcext:value-type="float">
            <text:p>12.6928032645856</text:p>
          </table:table-cell>
          <table:table-cell table:style-name="Default" table:formula="of:=[.Q73]/[.R73] * 100" office:value-type="float" office:value="87.3071967354144" calcext:value-type="float">
            <text:p>87.3071967354144</text:p>
          </table:table-cell>
          <table:table-cell office:value-type="float" office:value="0.000877206972997974" calcext:value-type="float">
            <text:p>0.000877206972998</text:p>
          </table:table-cell>
          <table:table-cell office:value-type="float" office:value="0.01875" calcext:value-type="float">
            <text:p>0.0188</text:p>
          </table:table-cell>
          <table:table-cell table:formula="of:=[.V73]+[.W73]" office:value-type="float" office:value="0.019627206972998" calcext:value-type="float">
            <text:p>0.019627206972998</text:p>
          </table:table-cell>
          <table:table-cell table:formula="of:= 1 - [.$J$1]^(-[.X73] * [.$H$1])" office:value-type="float" office:value="0.859524308745567" calcext:value-type="float">
            <text:p>0.859524308745567</text:p>
          </table:table-cell>
          <table:table-cell table:style-name="Default" table:formula="of:=[.V73]/[.X73] * 100" office:value-type="float" office:value="4.46934183862629" calcext:value-type="float">
            <text:p>4.46934183862629</text:p>
          </table:table-cell>
          <table:table-cell table:style-name="Default" table:formula="of:=[.W73]/[.X73] * 100" office:value-type="float" office:value="95.5306581613737" calcext:value-type="float">
            <text:p>95.53065816137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7861201360194" calcext:value-type="float">
            <text:p>0.00026786120136</text:p>
          </table:table-cell>
          <table:table-cell office:value-type="float" office:value="0.0272368421052632" calcext:value-type="float">
            <text:p>0.027236842105263</text:p>
          </table:table-cell>
          <table:table-cell table:formula="of:=[.D74]+[.E74]" office:value-type="float" office:value="0.0275047033066234" calcext:value-type="float">
            <text:p>0.027504703306623</text:p>
          </table:table-cell>
          <table:table-cell table:formula="of:= 1 - [.$J$1]^(-[.F74] * [.$H$1])" office:value-type="float" office:value="0.936102210047817" calcext:value-type="float">
            <text:p>0.936102210047817</text:p>
          </table:table-cell>
          <table:table-cell table:formula="of:=[.D74]/[.F74] * 100" office:value-type="float" office:value="0.973874171170174" calcext:value-type="float">
            <text:p>0.973874171170174</text:p>
          </table:table-cell>
          <table:table-cell table:formula="of:=[.E74]/[.F74] * 100" office:value-type="float" office:value="99.0261258288298" calcext:value-type="float">
            <text:p>99.026125828829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4]+[.K74]" office:value-type="float" office:value="0.0188324175824176" calcext:value-type="float">
            <text:p>0.018832417582418</text:p>
          </table:table-cell>
          <table:table-cell table:formula="of:= 1 - [.$J$1]^(-[.L74] * [.$H$1])" office:value-type="float" office:value="0.847903771633131" calcext:value-type="float">
            <text:p>0.847903771633131</text:p>
          </table:table-cell>
          <table:table-cell table:formula="of:=[.J74]/[.L74] * 100" office:value-type="float" office:value="60.1750547045952" calcext:value-type="float">
            <text:p>60.1750547045952</text:p>
          </table:table-cell>
          <table:table-cell table:formula="of:=[.K74]/[.L74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4]+[.Q74]" office:value-type="float" office:value="0.0171807028067316" calcext:value-type="float">
            <text:p>0.017180702806732</text:p>
          </table:table-cell>
          <table:table-cell table:formula="of:= 1 - [.$J$1]^(-[.R74] * [.$H$1])" office:value-type="float" office:value="0.82058799051485" calcext:value-type="float">
            <text:p>0.82058799051485</text:p>
          </table:table-cell>
          <table:table-cell table:style-name="Default" table:formula="of:=[.P74]/[.R74] * 100" office:value-type="float" office:value="12.6928032645856" calcext:value-type="float">
            <text:p>12.6928032645856</text:p>
          </table:table-cell>
          <table:table-cell table:style-name="Default" table:formula="of:=[.Q74]/[.R74] * 100" office:value-type="float" office:value="87.3071967354144" calcext:value-type="float">
            <text:p>87.3071967354144</text:p>
          </table:table-cell>
          <table:table-cell office:value-type="float" office:value="0.000831038184945449" calcext:value-type="float">
            <text:p>0.000831038184945</text:p>
          </table:table-cell>
          <table:table-cell office:value-type="float" office:value="0.01875" calcext:value-type="float">
            <text:p>0.0188</text:p>
          </table:table-cell>
          <table:table-cell table:formula="of:=[.V74]+[.W74]" office:value-type="float" office:value="0.0195810381849455" calcext:value-type="float">
            <text:p>0.019581038184946</text:p>
          </table:table-cell>
          <table:table-cell table:formula="of:= 1 - [.$J$1]^(-[.X74] * [.$H$1])" office:value-type="float" office:value="0.858874249996405" calcext:value-type="float">
            <text:p>0.858874249996405</text:p>
          </table:table-cell>
          <table:table-cell table:style-name="Default" table:formula="of:=[.V74]/[.X74] * 100" office:value-type="float" office:value="4.24409664644022" calcext:value-type="float">
            <text:p>4.24409664644022</text:p>
          </table:table-cell>
          <table:table-cell table:style-name="Default" table:formula="of:=[.W74]/[.X74] * 100" office:value-type="float" office:value="95.7559033535598" calcext:value-type="float">
            <text:p>95.75590335355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8950847195169" calcext:value-type="float">
            <text:p>0.000268950847195</text:p>
          </table:table-cell>
          <table:table-cell office:value-type="float" office:value="0.02625" calcext:value-type="float">
            <text:p>0.02625</text:p>
          </table:table-cell>
          <table:table-cell table:formula="of:=[.D75]+[.E75]" office:value-type="float" office:value="0.0265189508471952" calcext:value-type="float">
            <text:p>0.026518950847195</text:p>
          </table:table-cell>
          <table:table-cell table:formula="of:= 1 - [.$J$1]^(-[.F75] * [.$H$1])" office:value-type="float" office:value="0.929482561988682" calcext:value-type="float">
            <text:p>0.929482561988682</text:p>
          </table:table-cell>
          <table:table-cell table:formula="of:=[.D75]/[.F75] * 100" office:value-type="float" office:value="1.01418358797409" calcext:value-type="float">
            <text:p>1.01418358797409</text:p>
          </table:table-cell>
          <table:table-cell table:formula="of:=[.E75]/[.F75] * 100" office:value-type="float" office:value="98.9858164120259" calcext:value-type="float">
            <text:p>98.985816412025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5]+[.K75]" office:value-type="float" office:value="0.0188324175824176" calcext:value-type="float">
            <text:p>0.018832417582418</text:p>
          </table:table-cell>
          <table:table-cell table:formula="of:= 1 - [.$J$1]^(-[.L75] * [.$H$1])" office:value-type="float" office:value="0.847903771633131" calcext:value-type="float">
            <text:p>0.847903771633131</text:p>
          </table:table-cell>
          <table:table-cell table:formula="of:=[.J75]/[.L75] * 100" office:value-type="float" office:value="60.1750547045952" calcext:value-type="float">
            <text:p>60.1750547045952</text:p>
          </table:table-cell>
          <table:table-cell table:formula="of:=[.K75]/[.L75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5]+[.Q75]" office:value-type="float" office:value="0.0171807028067316" calcext:value-type="float">
            <text:p>0.017180702806732</text:p>
          </table:table-cell>
          <table:table-cell table:formula="of:= 1 - [.$J$1]^(-[.R75] * [.$H$1])" office:value-type="float" office:value="0.82058799051485" calcext:value-type="float">
            <text:p>0.82058799051485</text:p>
          </table:table-cell>
          <table:table-cell table:style-name="Default" table:formula="of:=[.P75]/[.R75] * 100" office:value-type="float" office:value="12.6928032645856" calcext:value-type="float">
            <text:p>12.6928032645856</text:p>
          </table:table-cell>
          <table:table-cell table:style-name="Default" table:formula="of:=[.Q75]/[.R75] * 100" office:value-type="float" office:value="87.3071967354144" calcext:value-type="float">
            <text:p>87.3071967354144</text:p>
          </table:table-cell>
          <table:table-cell office:value-type="float" office:value="0.000789486275698177" calcext:value-type="float">
            <text:p>0.000789486275698</text:p>
          </table:table-cell>
          <table:table-cell office:value-type="float" office:value="0.01875" calcext:value-type="float">
            <text:p>0.0188</text:p>
          </table:table-cell>
          <table:table-cell table:formula="of:=[.V75]+[.W75]" office:value-type="float" office:value="0.0195394862756982" calcext:value-type="float">
            <text:p>0.019539486275698</text:p>
          </table:table-cell>
          <table:table-cell table:formula="of:= 1 - [.$J$1]^(-[.X75] * [.$H$1])" office:value-type="float" office:value="0.858286625523198" calcext:value-type="float">
            <text:p>0.858286625523198</text:p>
          </table:table-cell>
          <table:table-cell table:style-name="Default" table:formula="of:=[.V75]/[.X75] * 100" office:value-type="float" office:value="4.04046587795956" calcext:value-type="float">
            <text:p>4.04046587795956</text:p>
          </table:table-cell>
          <table:table-cell table:style-name="Default" table:formula="of:=[.W75]/[.X75] * 100" office:value-type="float" office:value="95.9595341220404" calcext:value-type="float">
            <text:p>95.95953412204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045515143303" calcext:value-type="float">
            <text:p>0.000270455151433</text:p>
          </table:table-cell>
          <table:table-cell office:value-type="float" office:value="0.0253571428571429" calcext:value-type="float">
            <text:p>0.025357142857143</text:p>
          </table:table-cell>
          <table:table-cell table:formula="of:=[.D76]+[.E76]" office:value-type="float" office:value="0.0256275980085759" calcext:value-type="float">
            <text:p>0.025627598008576</text:p>
          </table:table-cell>
          <table:table-cell table:formula="of:= 1 - [.$J$1]^(-[.F76] * [.$H$1])" office:value-type="float" office:value="0.922908323588271" calcext:value-type="float">
            <text:p>0.922908323588271</text:p>
          </table:table-cell>
          <table:table-cell table:formula="of:=[.D76]/[.F76] * 100" office:value-type="float" office:value="1.05532774215721" calcext:value-type="float">
            <text:p>1.05532774215721</text:p>
          </table:table-cell>
          <table:table-cell table:formula="of:=[.E76]/[.F76] * 100" office:value-type="float" office:value="98.9446722578428" calcext:value-type="float">
            <text:p>98.944672257842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6]+[.K76]" office:value-type="float" office:value="0.0188324175824176" calcext:value-type="float">
            <text:p>0.018832417582418</text:p>
          </table:table-cell>
          <table:table-cell table:formula="of:= 1 - [.$J$1]^(-[.L76] * [.$H$1])" office:value-type="float" office:value="0.847903771633131" calcext:value-type="float">
            <text:p>0.847903771633131</text:p>
          </table:table-cell>
          <table:table-cell table:formula="of:=[.J76]/[.L76] * 100" office:value-type="float" office:value="60.1750547045952" calcext:value-type="float">
            <text:p>60.1750547045952</text:p>
          </table:table-cell>
          <table:table-cell table:formula="of:=[.K76]/[.L76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6]+[.Q76]" office:value-type="float" office:value="0.0171807028067316" calcext:value-type="float">
            <text:p>0.017180702806732</text:p>
          </table:table-cell>
          <table:table-cell table:formula="of:= 1 - [.$J$1]^(-[.R76] * [.$H$1])" office:value-type="float" office:value="0.82058799051485" calcext:value-type="float">
            <text:p>0.82058799051485</text:p>
          </table:table-cell>
          <table:table-cell table:style-name="Default" table:formula="of:=[.P76]/[.R76] * 100" office:value-type="float" office:value="12.6928032645856" calcext:value-type="float">
            <text:p>12.6928032645856</text:p>
          </table:table-cell>
          <table:table-cell table:style-name="Default" table:formula="of:=[.Q76]/[.R76] * 100" office:value-type="float" office:value="87.3071967354144" calcext:value-type="float">
            <text:p>87.3071967354144</text:p>
          </table:table-cell>
          <table:table-cell office:value-type="float" office:value="0.000751891691141121" calcext:value-type="float">
            <text:p>0.000751891691141</text:p>
          </table:table-cell>
          <table:table-cell office:value-type="float" office:value="0.01875" calcext:value-type="float">
            <text:p>0.0188</text:p>
          </table:table-cell>
          <table:table-cell table:formula="of:=[.V76]+[.W76]" office:value-type="float" office:value="0.0195018916911411" calcext:value-type="float">
            <text:p>0.019501891691141</text:p>
          </table:table-cell>
          <table:table-cell table:formula="of:= 1 - [.$J$1]^(-[.X76] * [.$H$1])" office:value-type="float" office:value="0.857752857234365" calcext:value-type="float">
            <text:p>0.857752857234365</text:p>
          </table:table-cell>
          <table:table-cell table:style-name="Default" table:formula="of:=[.V76]/[.X76] * 100" office:value-type="float" office:value="3.85548080693461" calcext:value-type="float">
            <text:p>3.85548080693461</text:p>
          </table:table-cell>
          <table:table-cell table:style-name="Default" table:formula="of:=[.W76]/[.X76] * 100" office:value-type="float" office:value="96.1445191930654" calcext:value-type="float">
            <text:p>96.14451919306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2399193038027" calcext:value-type="float">
            <text:p>0.000272399193038</text:p>
          </table:table-cell>
          <table:table-cell office:value-type="float" office:value="0.0245454545454545" calcext:value-type="float">
            <text:p>0.024545454545455</text:p>
          </table:table-cell>
          <table:table-cell table:formula="of:=[.D77]+[.E77]" office:value-type="float" office:value="0.0248178537384925" calcext:value-type="float">
            <text:p>0.024817853738493</text:p>
          </table:table-cell>
          <table:table-cell table:formula="of:= 1 - [.$J$1]^(-[.F77] * [.$H$1])" office:value-type="float" office:value="0.91640616707613" calcext:value-type="float">
            <text:p>0.91640616707613</text:p>
          </table:table-cell>
          <table:table-cell table:formula="of:=[.D77]/[.F77] * 100" office:value-type="float" office:value="1.09759367553825" calcext:value-type="float">
            <text:p>1.09759367553825</text:p>
          </table:table-cell>
          <table:table-cell table:formula="of:=[.E77]/[.F77] * 100" office:value-type="float" office:value="98.9024063244618" calcext:value-type="float">
            <text:p>98.902406324461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7]+[.K77]" office:value-type="float" office:value="0.0188324175824176" calcext:value-type="float">
            <text:p>0.018832417582418</text:p>
          </table:table-cell>
          <table:table-cell table:formula="of:= 1 - [.$J$1]^(-[.L77] * [.$H$1])" office:value-type="float" office:value="0.847903771633131" calcext:value-type="float">
            <text:p>0.847903771633131</text:p>
          </table:table-cell>
          <table:table-cell table:formula="of:=[.J77]/[.L77] * 100" office:value-type="float" office:value="60.1750547045952" calcext:value-type="float">
            <text:p>60.1750547045952</text:p>
          </table:table-cell>
          <table:table-cell table:formula="of:=[.K77]/[.L77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7]+[.Q77]" office:value-type="float" office:value="0.0171807028067316" calcext:value-type="float">
            <text:p>0.017180702806732</text:p>
          </table:table-cell>
          <table:table-cell table:formula="of:= 1 - [.$J$1]^(-[.R77] * [.$H$1])" office:value-type="float" office:value="0.82058799051485" calcext:value-type="float">
            <text:p>0.82058799051485</text:p>
          </table:table-cell>
          <table:table-cell table:style-name="Default" table:formula="of:=[.P77]/[.R77] * 100" office:value-type="float" office:value="12.6928032645856" calcext:value-type="float">
            <text:p>12.6928032645856</text:p>
          </table:table-cell>
          <table:table-cell table:style-name="Default" table:formula="of:=[.Q77]/[.R77] * 100" office:value-type="float" office:value="87.3071967354144" calcext:value-type="float">
            <text:p>87.3071967354144</text:p>
          </table:table-cell>
          <table:table-cell office:value-type="float" office:value="0.000717714796089252" calcext:value-type="float">
            <text:p>0.000717714796089</text:p>
          </table:table-cell>
          <table:table-cell office:value-type="float" office:value="0.01875" calcext:value-type="float">
            <text:p>0.0188</text:p>
          </table:table-cell>
          <table:table-cell table:formula="of:=[.V77]+[.W77]" office:value-type="float" office:value="0.0194677147960893" calcext:value-type="float">
            <text:p>0.019467714796089</text:p>
          </table:table-cell>
          <table:table-cell table:formula="of:= 1 - [.$J$1]^(-[.X77] * [.$H$1])" office:value-type="float" office:value="0.857265868923267" calcext:value-type="float">
            <text:p>0.857265868923267</text:p>
          </table:table-cell>
          <table:table-cell table:style-name="Default" table:formula="of:=[.V77]/[.X77] * 100" office:value-type="float" office:value="3.68669257592283" calcext:value-type="float">
            <text:p>3.68669257592283</text:p>
          </table:table-cell>
          <table:table-cell table:style-name="Default" table:formula="of:=[.W77]/[.X77] * 100" office:value-type="float" office:value="96.3133074240772" calcext:value-type="float">
            <text:p>96.31330742407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481312707359" calcext:value-type="float">
            <text:p>0.000274813127074</text:p>
          </table:table-cell>
          <table:table-cell office:value-type="float" office:value="0.023804347826087" calcext:value-type="float">
            <text:p>0.023804347826087</text:p>
          </table:table-cell>
          <table:table-cell table:formula="of:=[.D78]+[.E78]" office:value-type="float" office:value="0.0240791609531606" calcext:value-type="float">
            <text:p>0.024079160953161</text:p>
          </table:table-cell>
          <table:table-cell table:formula="of:= 1 - [.$J$1]^(-[.F78] * [.$H$1])" office:value-type="float" office:value="0.909997357436922" calcext:value-type="float">
            <text:p>0.909997357436922</text:p>
          </table:table-cell>
          <table:table-cell table:formula="of:=[.D78]/[.F78] * 100" office:value-type="float" office:value="1.14129029499061" calcext:value-type="float">
            <text:p>1.14129029499061</text:p>
          </table:table-cell>
          <table:table-cell table:formula="of:=[.E78]/[.F78] * 100" office:value-type="float" office:value="98.8587097050094" calcext:value-type="float">
            <text:p>98.858709705009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8]+[.K78]" office:value-type="float" office:value="0.0188324175824176" calcext:value-type="float">
            <text:p>0.018832417582418</text:p>
          </table:table-cell>
          <table:table-cell table:formula="of:= 1 - [.$J$1]^(-[.L78] * [.$H$1])" office:value-type="float" office:value="0.847903771633131" calcext:value-type="float">
            <text:p>0.847903771633131</text:p>
          </table:table-cell>
          <table:table-cell table:formula="of:=[.J78]/[.L78] * 100" office:value-type="float" office:value="60.1750547045952" calcext:value-type="float">
            <text:p>60.1750547045952</text:p>
          </table:table-cell>
          <table:table-cell table:formula="of:=[.K78]/[.L78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8]+[.Q78]" office:value-type="float" office:value="0.0171807028067316" calcext:value-type="float">
            <text:p>0.017180702806732</text:p>
          </table:table-cell>
          <table:table-cell table:formula="of:= 1 - [.$J$1]^(-[.R78] * [.$H$1])" office:value-type="float" office:value="0.82058799051485" calcext:value-type="float">
            <text:p>0.82058799051485</text:p>
          </table:table-cell>
          <table:table-cell table:style-name="Default" table:formula="of:=[.P78]/[.R78] * 100" office:value-type="float" office:value="12.6928032645856" calcext:value-type="float">
            <text:p>12.6928032645856</text:p>
          </table:table-cell>
          <table:table-cell table:style-name="Default" table:formula="of:=[.Q78]/[.R78] * 100" office:value-type="float" office:value="87.3071967354144" calcext:value-type="float">
            <text:p>87.3071967354144</text:p>
          </table:table-cell>
          <table:table-cell office:value-type="float" office:value="0.000686509804954937" calcext:value-type="float">
            <text:p>0.000686509804955</text:p>
          </table:table-cell>
          <table:table-cell office:value-type="float" office:value="0.01875" calcext:value-type="float">
            <text:p>0.0188</text:p>
          </table:table-cell>
          <table:table-cell table:formula="of:=[.V78]+[.W78]" office:value-type="float" office:value="0.0194365098049549" calcext:value-type="float">
            <text:p>0.019436509804955</text:p>
          </table:table-cell>
          <table:table-cell table:formula="of:= 1 - [.$J$1]^(-[.X78] * [.$H$1])" office:value-type="float" office:value="0.856819771504324" calcext:value-type="float">
            <text:p>0.856819771504324</text:p>
          </table:table-cell>
          <table:table-cell table:style-name="Default" table:formula="of:=[.V78]/[.X78] * 100" office:value-type="float" office:value="3.5320631730905" calcext:value-type="float">
            <text:p>3.5320631730905</text:p>
          </table:table-cell>
          <table:table-cell table:style-name="Default" table:formula="of:=[.W78]/[.X78] * 100" office:value-type="float" office:value="96.4679368269095" calcext:value-type="float">
            <text:p>96.46793682690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7733047483374" calcext:value-type="float">
            <text:p>0.000277733047483</text:p>
          </table:table-cell>
          <table:table-cell office:value-type="float" office:value="0.023125" calcext:value-type="float">
            <text:p>0.023125</text:p>
          </table:table-cell>
          <table:table-cell table:formula="of:=[.D79]+[.E79]" office:value-type="float" office:value="0.0234027330474834" calcext:value-type="float">
            <text:p>0.023402733047483</text:p>
          </table:table-cell>
          <table:table-cell table:formula="of:= 1 - [.$J$1]^(-[.F79] * [.$H$1])" office:value-type="float" office:value="0.903698699195513" calcext:value-type="float">
            <text:p>0.903698699195513</text:p>
          </table:table-cell>
          <table:table-cell table:formula="of:=[.D79]/[.F79] * 100" office:value-type="float" office:value="1.18675475603581" calcext:value-type="float">
            <text:p>1.18675475603581</text:p>
          </table:table-cell>
          <table:table-cell table:formula="of:=[.E79]/[.F79] * 100" office:value-type="float" office:value="98.8132452439642" calcext:value-type="float">
            <text:p>98.813245243964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9]+[.K79]" office:value-type="float" office:value="0.0188324175824176" calcext:value-type="float">
            <text:p>0.018832417582418</text:p>
          </table:table-cell>
          <table:table-cell table:formula="of:= 1 - [.$J$1]^(-[.L79] * [.$H$1])" office:value-type="float" office:value="0.847903771633131" calcext:value-type="float">
            <text:p>0.847903771633131</text:p>
          </table:table-cell>
          <table:table-cell table:formula="of:=[.J79]/[.L79] * 100" office:value-type="float" office:value="60.1750547045952" calcext:value-type="float">
            <text:p>60.1750547045952</text:p>
          </table:table-cell>
          <table:table-cell table:formula="of:=[.K79]/[.L79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9]+[.Q79]" office:value-type="float" office:value="0.0171807028067316" calcext:value-type="float">
            <text:p>0.017180702806732</text:p>
          </table:table-cell>
          <table:table-cell table:formula="of:= 1 - [.$J$1]^(-[.R79] * [.$H$1])" office:value-type="float" office:value="0.82058799051485" calcext:value-type="float">
            <text:p>0.82058799051485</text:p>
          </table:table-cell>
          <table:table-cell table:style-name="Default" table:formula="of:=[.P79]/[.R79] * 100" office:value-type="float" office:value="12.6928032645856" calcext:value-type="float">
            <text:p>12.6928032645856</text:p>
          </table:table-cell>
          <table:table-cell table:style-name="Default" table:formula="of:=[.Q79]/[.R79] * 100" office:value-type="float" office:value="87.3071967354144" calcext:value-type="float">
            <text:p>87.3071967354144</text:p>
          </table:table-cell>
          <table:table-cell office:value-type="float" office:value="0.000657905229748481" calcext:value-type="float">
            <text:p>0.000657905229748</text:p>
          </table:table-cell>
          <table:table-cell office:value-type="float" office:value="0.01875" calcext:value-type="float">
            <text:p>0.0188</text:p>
          </table:table-cell>
          <table:table-cell table:formula="of:=[.V79]+[.W79]" office:value-type="float" office:value="0.0194079052297485" calcext:value-type="float">
            <text:p>0.019407905229749</text:p>
          </table:table-cell>
          <table:table-cell table:formula="of:= 1 - [.$J$1]^(-[.X79] * [.$H$1])" office:value-type="float" office:value="0.85640962419221" calcext:value-type="float">
            <text:p>0.85640962419221</text:p>
          </table:table-cell>
          <table:table-cell table:style-name="Default" table:formula="of:=[.V79]/[.X79] * 100" office:value-type="float" office:value="3.38988274087428" calcext:value-type="float">
            <text:p>3.38988274087428</text:p>
          </table:table-cell>
          <table:table-cell table:style-name="Default" table:formula="of:=[.W79]/[.X79] * 100" office:value-type="float" office:value="96.6101172591257" calcext:value-type="float">
            <text:p>96.61011725912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81202067829347" calcext:value-type="float">
            <text:p>0.000281202067829</text:p>
          </table:table-cell>
          <table:table-cell office:value-type="float" office:value="0.0225" calcext:value-type="float">
            <text:p>0.0225</text:p>
          </table:table-cell>
          <table:table-cell table:formula="of:=[.D80]+[.E80]" office:value-type="float" office:value="0.0227812020678294" calcext:value-type="float">
            <text:p>0.022781202067829</text:p>
          </table:table-cell>
          <table:table-cell table:formula="of:= 1 - [.$J$1]^(-[.F80] * [.$H$1])" office:value-type="float" office:value="0.897523354028734" calcext:value-type="float">
            <text:p>0.897523354028734</text:p>
          </table:table-cell>
          <table:table-cell table:formula="of:=[.D80]/[.F80] * 100" office:value-type="float" office:value="1.23436009650452" calcext:value-type="float">
            <text:p>1.23436009650452</text:p>
          </table:table-cell>
          <table:table-cell table:formula="of:=[.E80]/[.F80] * 100" office:value-type="float" office:value="98.7656399034955" calcext:value-type="float">
            <text:p>98.765639903495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0]+[.K80]" office:value-type="float" office:value="0.0188324175824176" calcext:value-type="float">
            <text:p>0.018832417582418</text:p>
          </table:table-cell>
          <table:table-cell table:formula="of:= 1 - [.$J$1]^(-[.L80] * [.$H$1])" office:value-type="float" office:value="0.847903771633131" calcext:value-type="float">
            <text:p>0.847903771633131</text:p>
          </table:table-cell>
          <table:table-cell table:formula="of:=[.J80]/[.L80] * 100" office:value-type="float" office:value="60.1750547045952" calcext:value-type="float">
            <text:p>60.1750547045952</text:p>
          </table:table-cell>
          <table:table-cell table:formula="of:=[.K80]/[.L80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0]+[.Q80]" office:value-type="float" office:value="0.0171807028067316" calcext:value-type="float">
            <text:p>0.017180702806732</text:p>
          </table:table-cell>
          <table:table-cell table:formula="of:= 1 - [.$J$1]^(-[.R80] * [.$H$1])" office:value-type="float" office:value="0.82058799051485" calcext:value-type="float">
            <text:p>0.82058799051485</text:p>
          </table:table-cell>
          <table:table-cell table:style-name="Default" table:formula="of:=[.P80]/[.R80] * 100" office:value-type="float" office:value="12.6928032645856" calcext:value-type="float">
            <text:p>12.6928032645856</text:p>
          </table:table-cell>
          <table:table-cell table:style-name="Default" table:formula="of:=[.Q80]/[.R80] * 100" office:value-type="float" office:value="87.3071967354144" calcext:value-type="float">
            <text:p>87.3071967354144</text:p>
          </table:table-cell>
          <table:table-cell office:value-type="float" office:value="0.000631589020558542" calcext:value-type="float">
            <text:p>0.000631589020559</text:p>
          </table:table-cell>
          <table:table-cell office:value-type="float" office:value="0.01875" calcext:value-type="float">
            <text:p>0.0188</text:p>
          </table:table-cell>
          <table:table-cell table:formula="of:=[.V80]+[.W80]" office:value-type="float" office:value="0.0193815890205585" calcext:value-type="float">
            <text:p>0.019381589020559</text:p>
          </table:table-cell>
          <table:table-cell table:formula="of:= 1 - [.$J$1]^(-[.X80] * [.$H$1])" office:value-type="float" office:value="0.856031251082662" calcext:value-type="float">
            <text:p>0.856031251082662</text:p>
          </table:table-cell>
          <table:table-cell table:style-name="Default" table:formula="of:=[.V80]/[.X80] * 100" office:value-type="float" office:value="3.25870608384379" calcext:value-type="float">
            <text:p>3.25870608384379</text:p>
          </table:table-cell>
          <table:table-cell table:style-name="Default" table:formula="of:=[.W80]/[.X80] * 100" office:value-type="float" office:value="96.7412939161562" calcext:value-type="float">
            <text:p>96.74129391615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8527168237678" calcext:value-type="float">
            <text:p>0.000285271682377</text:p>
          </table:table-cell>
          <table:table-cell office:value-type="float" office:value="0.0219230769230769" calcext:value-type="float">
            <text:p>0.021923076923077</text:p>
          </table:table-cell>
          <table:table-cell table:formula="of:=[.D81]+[.E81]" office:value-type="float" office:value="0.0222083486054537" calcext:value-type="float">
            <text:p>0.022208348605454</text:p>
          </table:table-cell>
          <table:table-cell table:formula="of:= 1 - [.$J$1]^(-[.F81] * [.$H$1])" office:value-type="float" office:value="0.891481542004291" calcext:value-type="float">
            <text:p>0.891481542004291</text:p>
          </table:table-cell>
          <table:table-cell table:formula="of:=[.D81]/[.F81] * 100" office:value-type="float" office:value="1.28452451573426" calcext:value-type="float">
            <text:p>1.28452451573426</text:p>
          </table:table-cell>
          <table:table-cell table:formula="of:=[.E81]/[.F81] * 100" office:value-type="float" office:value="98.7154754842657" calcext:value-type="float">
            <text:p>98.715475484265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1]+[.K81]" office:value-type="float" office:value="0.0188324175824176" calcext:value-type="float">
            <text:p>0.018832417582418</text:p>
          </table:table-cell>
          <table:table-cell table:formula="of:= 1 - [.$J$1]^(-[.L81] * [.$H$1])" office:value-type="float" office:value="0.847903771633131" calcext:value-type="float">
            <text:p>0.847903771633131</text:p>
          </table:table-cell>
          <table:table-cell table:formula="of:=[.J81]/[.L81] * 100" office:value-type="float" office:value="60.1750547045952" calcext:value-type="float">
            <text:p>60.1750547045952</text:p>
          </table:table-cell>
          <table:table-cell table:formula="of:=[.K81]/[.L81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1]+[.Q81]" office:value-type="float" office:value="0.0171807028067316" calcext:value-type="float">
            <text:p>0.017180702806732</text:p>
          </table:table-cell>
          <table:table-cell table:formula="of:= 1 - [.$J$1]^(-[.R81] * [.$H$1])" office:value-type="float" office:value="0.82058799051485" calcext:value-type="float">
            <text:p>0.82058799051485</text:p>
          </table:table-cell>
          <table:table-cell table:style-name="Default" table:formula="of:=[.P81]/[.R81] * 100" office:value-type="float" office:value="12.6928032645856" calcext:value-type="float">
            <text:p>12.6928032645856</text:p>
          </table:table-cell>
          <table:table-cell table:style-name="Default" table:formula="of:=[.Q81]/[.R81] * 100" office:value-type="float" office:value="87.3071967354144" calcext:value-type="float">
            <text:p>87.3071967354144</text:p>
          </table:table-cell>
          <table:table-cell office:value-type="float" office:value="0.000607297135152444" calcext:value-type="float">
            <text:p>0.000607297135152</text:p>
          </table:table-cell>
          <table:table-cell office:value-type="float" office:value="0.01875" calcext:value-type="float">
            <text:p>0.0188</text:p>
          </table:table-cell>
          <table:table-cell table:formula="of:=[.V81]+[.W81]" office:value-type="float" office:value="0.0193572971351524" calcext:value-type="float">
            <text:p>0.019357297135153</text:p>
          </table:table-cell>
          <table:table-cell table:formula="of:= 1 - [.$J$1]^(-[.X81] * [.$H$1])" office:value-type="float" office:value="0.855681098704603" calcext:value-type="float">
            <text:p>0.855681098704603</text:p>
          </table:table-cell>
          <table:table-cell table:style-name="Default" table:formula="of:=[.V81]/[.X81] * 100" office:value-type="float" office:value="3.13730336891717" calcext:value-type="float">
            <text:p>3.13730336891717</text:p>
          </table:table-cell>
          <table:table-cell table:style-name="Default" table:formula="of:=[.W81]/[.X81] * 100" office:value-type="float" office:value="96.8626966310828" calcext:value-type="float">
            <text:p>96.86269663108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90003491759214" calcext:value-type="float">
            <text:p>0.000290003491759</text:p>
          </table:table-cell>
          <table:table-cell office:value-type="float" office:value="0.0213888888888889" calcext:value-type="float">
            <text:p>0.021388888888889</text:p>
          </table:table-cell>
          <table:table-cell table:formula="of:=[.D82]+[.E82]" office:value-type="float" office:value="0.0216788923806481" calcext:value-type="float">
            <text:p>0.021678892380648</text:p>
          </table:table-cell>
          <table:table-cell table:formula="of:= 1 - [.$J$1]^(-[.F82] * [.$H$1])" office:value-type="float" office:value="0.885581142447185" calcext:value-type="float">
            <text:p>0.885581142447185</text:p>
          </table:table-cell>
          <table:table-cell table:formula="of:=[.D82]/[.F82] * 100" office:value-type="float" office:value="1.3377228258123" calcext:value-type="float">
            <text:p>1.3377228258123</text:p>
          </table:table-cell>
          <table:table-cell table:formula="of:=[.E82]/[.F82] * 100" office:value-type="float" office:value="98.6622771741877" calcext:value-type="float">
            <text:p>98.662277174187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2]+[.K82]" office:value-type="float" office:value="0.0188324175824176" calcext:value-type="float">
            <text:p>0.018832417582418</text:p>
          </table:table-cell>
          <table:table-cell table:formula="of:= 1 - [.$J$1]^(-[.L82] * [.$H$1])" office:value-type="float" office:value="0.847903771633131" calcext:value-type="float">
            <text:p>0.847903771633131</text:p>
          </table:table-cell>
          <table:table-cell table:formula="of:=[.J82]/[.L82] * 100" office:value-type="float" office:value="60.1750547045952" calcext:value-type="float">
            <text:p>60.1750547045952</text:p>
          </table:table-cell>
          <table:table-cell table:formula="of:=[.K82]/[.L82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2]+[.Q82]" office:value-type="float" office:value="0.0171807028067316" calcext:value-type="float">
            <text:p>0.017180702806732</text:p>
          </table:table-cell>
          <table:table-cell table:formula="of:= 1 - [.$J$1]^(-[.R82] * [.$H$1])" office:value-type="float" office:value="0.82058799051485" calcext:value-type="float">
            <text:p>0.82058799051485</text:p>
          </table:table-cell>
          <table:table-cell table:style-name="Default" table:formula="of:=[.P82]/[.R82] * 100" office:value-type="float" office:value="12.6928032645856" calcext:value-type="float">
            <text:p>12.6928032645856</text:p>
          </table:table-cell>
          <table:table-cell table:style-name="Default" table:formula="of:=[.Q82]/[.R82] * 100" office:value-type="float" office:value="87.3071967354144" calcext:value-type="float">
            <text:p>87.3071967354144</text:p>
          </table:table-cell>
          <table:table-cell office:value-type="float" office:value="0.000584804648665316" calcext:value-type="float">
            <text:p>0.000584804648665</text:p>
          </table:table-cell>
          <table:table-cell office:value-type="float" office:value="0.01875" calcext:value-type="float">
            <text:p>0.0188</text:p>
          </table:table-cell>
          <table:table-cell table:formula="of:=[.V82]+[.W82]" office:value-type="float" office:value="0.0193348046486653" calcext:value-type="float">
            <text:p>0.019334804648665</text:p>
          </table:table-cell>
          <table:table-cell table:formula="of:= 1 - [.$J$1]^(-[.X82] * [.$H$1])" office:value-type="float" office:value="0.855356124253207" calcext:value-type="float">
            <text:p>0.855356124253207</text:p>
          </table:table-cell>
          <table:table-cell table:style-name="Default" table:formula="of:=[.V82]/[.X82] * 100" office:value-type="float" office:value="3.02462144972168" calcext:value-type="float">
            <text:p>3.02462144972168</text:p>
          </table:table-cell>
          <table:table-cell table:style-name="Default" table:formula="of:=[.W82]/[.X82] * 100" office:value-type="float" office:value="96.9753785502783" calcext:value-type="float">
            <text:p>96.97537855027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95471408216731" calcext:value-type="float">
            <text:p>0.000295471408217</text:p>
          </table:table-cell>
          <table:table-cell office:value-type="float" office:value="0.0208928571428571" calcext:value-type="float">
            <text:p>0.020892857142857</text:p>
          </table:table-cell>
          <table:table-cell table:formula="of:=[.D83]+[.E83]" office:value-type="float" office:value="0.0211883285510738" calcext:value-type="float">
            <text:p>0.021188328551074</text:p>
          </table:table-cell>
          <table:table-cell table:formula="of:= 1 - [.$J$1]^(-[.F83] * [.$H$1])" office:value-type="float" office:value="0.879828211467781" calcext:value-type="float">
            <text:p>0.879828211467781</text:p>
          </table:table-cell>
          <table:table-cell table:formula="of:=[.D83]/[.F83] * 100" office:value-type="float" office:value="1.39450078614982" calcext:value-type="float">
            <text:p>1.39450078614982</text:p>
          </table:table-cell>
          <table:table-cell table:formula="of:=[.E83]/[.F83] * 100" office:value-type="float" office:value="98.6054992138502" calcext:value-type="float">
            <text:p>98.605499213850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3]+[.K83]" office:value-type="float" office:value="0.0188324175824176" calcext:value-type="float">
            <text:p>0.018832417582418</text:p>
          </table:table-cell>
          <table:table-cell table:formula="of:= 1 - [.$J$1]^(-[.L83] * [.$H$1])" office:value-type="float" office:value="0.847903771633131" calcext:value-type="float">
            <text:p>0.847903771633131</text:p>
          </table:table-cell>
          <table:table-cell table:formula="of:=[.J83]/[.L83] * 100" office:value-type="float" office:value="60.1750547045952" calcext:value-type="float">
            <text:p>60.1750547045952</text:p>
          </table:table-cell>
          <table:table-cell table:formula="of:=[.K83]/[.L83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3]+[.Q83]" office:value-type="float" office:value="0.0171807028067316" calcext:value-type="float">
            <text:p>0.017180702806732</text:p>
          </table:table-cell>
          <table:table-cell table:formula="of:= 1 - [.$J$1]^(-[.R83] * [.$H$1])" office:value-type="float" office:value="0.82058799051485" calcext:value-type="float">
            <text:p>0.82058799051485</text:p>
          </table:table-cell>
          <table:table-cell table:style-name="Default" table:formula="of:=[.P83]/[.R83] * 100" office:value-type="float" office:value="12.6928032645856" calcext:value-type="float">
            <text:p>12.6928032645856</text:p>
          </table:table-cell>
          <table:table-cell table:style-name="Default" table:formula="of:=[.Q83]/[.R83] * 100" office:value-type="float" office:value="87.3071967354144" calcext:value-type="float">
            <text:p>87.3071967354144</text:p>
          </table:table-cell>
          <table:table-cell office:value-type="float" office:value="0.000563918768355841" calcext:value-type="float">
            <text:p>0.000563918768356</text:p>
          </table:table-cell>
          <table:table-cell office:value-type="float" office:value="0.01875" calcext:value-type="float">
            <text:p>0.0188</text:p>
          </table:table-cell>
          <table:table-cell table:formula="of:=[.V83]+[.W83]" office:value-type="float" office:value="0.0193139187683558" calcext:value-type="float">
            <text:p>0.019313918768356</text:p>
          </table:table-cell>
          <table:table-cell table:formula="of:= 1 - [.$J$1]^(-[.X83] * [.$H$1])" office:value-type="float" office:value="0.855053707063961" calcext:value-type="float">
            <text:p>0.855053707063961</text:p>
          </table:table-cell>
          <table:table-cell table:style-name="Default" table:formula="of:=[.V83]/[.X83] * 100" office:value-type="float" office:value="2.91975323661282" calcext:value-type="float">
            <text:p>2.91975323661282</text:p>
          </table:table-cell>
          <table:table-cell table:style-name="Default" table:formula="of:=[.W83]/[.X83] * 100" office:value-type="float" office:value="97.0802467633872" calcext:value-type="float">
            <text:p>97.08024676338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01764499326974" calcext:value-type="float">
            <text:p>0.000301764499327</text:p>
          </table:table-cell>
          <table:table-cell office:value-type="float" office:value="0.0204310344827586" calcext:value-type="float">
            <text:p>0.020431034482759</text:p>
          </table:table-cell>
          <table:table-cell table:formula="of:=[.D84]+[.E84]" office:value-type="float" office:value="0.0207327989820856" calcext:value-type="float">
            <text:p>0.020732798982086</text:p>
          </table:table-cell>
          <table:table-cell table:formula="of:= 1 - [.$J$1]^(-[.F84] * [.$H$1])" office:value-type="float" office:value="0.87422743327508" calcext:value-type="float">
            <text:p>0.87422743327508</text:p>
          </table:table-cell>
          <table:table-cell table:formula="of:=[.D84]/[.F84] * 100" office:value-type="float" office:value="1.45549329633552" calcext:value-type="float">
            <text:p>1.45549329633552</text:p>
          </table:table-cell>
          <table:table-cell table:formula="of:=[.E84]/[.F84] * 100" office:value-type="float" office:value="98.5445067036645" calcext:value-type="float">
            <text:p>98.544506703664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4]+[.K84]" office:value-type="float" office:value="0.0188324175824176" calcext:value-type="float">
            <text:p>0.018832417582418</text:p>
          </table:table-cell>
          <table:table-cell table:formula="of:= 1 - [.$J$1]^(-[.L84] * [.$H$1])" office:value-type="float" office:value="0.847903771633131" calcext:value-type="float">
            <text:p>0.847903771633131</text:p>
          </table:table-cell>
          <table:table-cell table:formula="of:=[.J84]/[.L84] * 100" office:value-type="float" office:value="60.1750547045952" calcext:value-type="float">
            <text:p>60.1750547045952</text:p>
          </table:table-cell>
          <table:table-cell table:formula="of:=[.K84]/[.L84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4]+[.Q84]" office:value-type="float" office:value="0.0171807028067316" calcext:value-type="float">
            <text:p>0.017180702806732</text:p>
          </table:table-cell>
          <table:table-cell table:formula="of:= 1 - [.$J$1]^(-[.R84] * [.$H$1])" office:value-type="float" office:value="0.82058799051485" calcext:value-type="float">
            <text:p>0.82058799051485</text:p>
          </table:table-cell>
          <table:table-cell table:style-name="Default" table:formula="of:=[.P84]/[.R84] * 100" office:value-type="float" office:value="12.6928032645856" calcext:value-type="float">
            <text:p>12.6928032645856</text:p>
          </table:table-cell>
          <table:table-cell table:style-name="Default" table:formula="of:=[.Q84]/[.R84] * 100" office:value-type="float" office:value="87.3071967354144" calcext:value-type="float">
            <text:p>87.3071967354144</text:p>
          </table:table-cell>
          <table:table-cell office:value-type="float" office:value="0.00054447329358495" calcext:value-type="float">
            <text:p>0.000544473293585</text:p>
          </table:table-cell>
          <table:table-cell office:value-type="float" office:value="0.01875" calcext:value-type="float">
            <text:p>0.0188</text:p>
          </table:table-cell>
          <table:table-cell table:formula="of:=[.V84]+[.W84]" office:value-type="float" office:value="0.019294473293585" calcext:value-type="float">
            <text:p>0.019294473293585</text:p>
          </table:table-cell>
          <table:table-cell table:formula="of:= 1 - [.$J$1]^(-[.X84] * [.$H$1])" office:value-type="float" office:value="0.854771577880018" calcext:value-type="float">
            <text:p>0.854771577880018</text:p>
          </table:table-cell>
          <table:table-cell table:style-name="Default" table:formula="of:=[.V84]/[.X84] * 100" office:value-type="float" office:value="2.82191322509942" calcext:value-type="float">
            <text:p>2.82191322509942</text:p>
          </table:table-cell>
          <table:table-cell table:style-name="Default" table:formula="of:=[.W84]/[.X84] * 100" office:value-type="float" office:value="97.1780867749006" calcext:value-type="float">
            <text:p>97.17808677490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08990692825798" calcext:value-type="float">
            <text:p>0.000308990692826</text:p>
          </table:table-cell>
          <table:table-cell office:value-type="float" office:value="0.02" calcext:value-type="float">
            <text:p>0.02</text:p>
          </table:table-cell>
          <table:table-cell table:formula="of:=[.D85]+[.E85]" office:value-type="float" office:value="0.0203089906928258" calcext:value-type="float">
            <text:p>0.020308990692826</text:p>
          </table:table-cell>
          <table:table-cell table:formula="of:= 1 - [.$J$1]^(-[.F85] * [.$H$1])" office:value-type="float" office:value="0.868782522336445" calcext:value-type="float">
            <text:p>0.868782522336445</text:p>
          </table:table-cell>
          <table:table-cell table:formula="of:=[.D85]/[.F85] * 100" office:value-type="float" office:value="1.52144780358263" calcext:value-type="float">
            <text:p>1.52144780358263</text:p>
          </table:table-cell>
          <table:table-cell table:formula="of:=[.E85]/[.F85] * 100" office:value-type="float" office:value="98.4785521964174" calcext:value-type="float">
            <text:p>98.478552196417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5]+[.K85]" office:value-type="float" office:value="0.0188324175824176" calcext:value-type="float">
            <text:p>0.018832417582418</text:p>
          </table:table-cell>
          <table:table-cell table:formula="of:= 1 - [.$J$1]^(-[.L85] * [.$H$1])" office:value-type="float" office:value="0.847903771633131" calcext:value-type="float">
            <text:p>0.847903771633131</text:p>
          </table:table-cell>
          <table:table-cell table:formula="of:=[.J85]/[.L85] * 100" office:value-type="float" office:value="60.1750547045952" calcext:value-type="float">
            <text:p>60.1750547045952</text:p>
          </table:table-cell>
          <table:table-cell table:formula="of:=[.K85]/[.L85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5]+[.Q85]" office:value-type="float" office:value="0.0171807028067316" calcext:value-type="float">
            <text:p>0.017180702806732</text:p>
          </table:table-cell>
          <table:table-cell table:formula="of:= 1 - [.$J$1]^(-[.R85] * [.$H$1])" office:value-type="float" office:value="0.82058799051485" calcext:value-type="float">
            <text:p>0.82058799051485</text:p>
          </table:table-cell>
          <table:table-cell table:style-name="Default" table:formula="of:=[.P85]/[.R85] * 100" office:value-type="float" office:value="12.6928032645856" calcext:value-type="float">
            <text:p>12.6928032645856</text:p>
          </table:table-cell>
          <table:table-cell table:style-name="Default" table:formula="of:=[.Q85]/[.R85] * 100" office:value-type="float" office:value="87.3071967354144" calcext:value-type="float">
            <text:p>87.3071967354144</text:p>
          </table:table-cell>
          <table:table-cell office:value-type="float" office:value="0.000526324183798785" calcext:value-type="float">
            <text:p>0.000526324183799</text:p>
          </table:table-cell>
          <table:table-cell office:value-type="float" office:value="0.01875" calcext:value-type="float">
            <text:p>0.0188</text:p>
          </table:table-cell>
          <table:table-cell table:formula="of:=[.V85]+[.W85]" office:value-type="float" office:value="0.0192763241837988" calcext:value-type="float">
            <text:p>0.019276324183799</text:p>
          </table:table-cell>
          <table:table-cell table:formula="of:= 1 - [.$J$1]^(-[.X85] * [.$H$1])" office:value-type="float" office:value="0.854507761876792" calcext:value-type="float">
            <text:p>0.854507761876792</text:p>
          </table:table-cell>
          <table:table-cell table:style-name="Default" table:formula="of:=[.V85]/[.X85] * 100" office:value-type="float" office:value="2.73041778494857" calcext:value-type="float">
            <text:p>2.73041778494857</text:p>
          </table:table-cell>
          <table:table-cell table:style-name="Default" table:formula="of:=[.W85]/[.X85] * 100" office:value-type="float" office:value="97.2695822150514" calcext:value-type="float">
            <text:p>97.26958221505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17281658940805" calcext:value-type="float">
            <text:p>0.000317281658941</text:p>
          </table:table-cell>
          <table:table-cell office:value-type="float" office:value="0.0195967741935484" calcext:value-type="float">
            <text:p>0.019596774193548</text:p>
          </table:table-cell>
          <table:table-cell table:formula="of:=[.D86]+[.E86]" office:value-type="float" office:value="0.0199140558524892" calcext:value-type="float">
            <text:p>0.019914055852489</text:p>
          </table:table-cell>
          <table:table-cell table:formula="of:= 1 - [.$J$1]^(-[.F86] * [.$H$1])" office:value-type="float" office:value="0.863496593813244" calcext:value-type="float">
            <text:p>0.863496593813244</text:p>
          </table:table-cell>
          <table:table-cell table:formula="of:=[.D86]/[.F86] * 100" office:value-type="float" office:value="1.59325484115857" calcext:value-type="float">
            <text:p>1.59325484115857</text:p>
          </table:table-cell>
          <table:table-cell table:formula="of:=[.E86]/[.F86] * 100" office:value-type="float" office:value="98.4067451588414" calcext:value-type="float">
            <text:p>98.406745158841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6]+[.K86]" office:value-type="float" office:value="0.0188324175824176" calcext:value-type="float">
            <text:p>0.018832417582418</text:p>
          </table:table-cell>
          <table:table-cell table:formula="of:= 1 - [.$J$1]^(-[.L86] * [.$H$1])" office:value-type="float" office:value="0.847903771633131" calcext:value-type="float">
            <text:p>0.847903771633131</text:p>
          </table:table-cell>
          <table:table-cell table:formula="of:=[.J86]/[.L86] * 100" office:value-type="float" office:value="60.1750547045952" calcext:value-type="float">
            <text:p>60.1750547045952</text:p>
          </table:table-cell>
          <table:table-cell table:formula="of:=[.K86]/[.L86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6]+[.Q86]" office:value-type="float" office:value="0.0171807028067316" calcext:value-type="float">
            <text:p>0.017180702806732</text:p>
          </table:table-cell>
          <table:table-cell table:formula="of:= 1 - [.$J$1]^(-[.R86] * [.$H$1])" office:value-type="float" office:value="0.82058799051485" calcext:value-type="float">
            <text:p>0.82058799051485</text:p>
          </table:table-cell>
          <table:table-cell table:style-name="Default" table:formula="of:=[.P86]/[.R86] * 100" office:value-type="float" office:value="12.6928032645856" calcext:value-type="float">
            <text:p>12.6928032645856</text:p>
          </table:table-cell>
          <table:table-cell table:style-name="Default" table:formula="of:=[.Q86]/[.R86] * 100" office:value-type="float" office:value="87.3071967354144" calcext:value-type="float">
            <text:p>87.3071967354144</text:p>
          </table:table-cell>
          <table:table-cell office:value-type="float" office:value="0.000509345984321404" calcext:value-type="float">
            <text:p>0.000509345984321</text:p>
          </table:table-cell>
          <table:table-cell office:value-type="float" office:value="0.01875" calcext:value-type="float">
            <text:p>0.0188</text:p>
          </table:table-cell>
          <table:table-cell table:formula="of:=[.V86]+[.W86]" office:value-type="float" office:value="0.0192593459843214" calcext:value-type="float">
            <text:p>0.019259345984321</text:p>
          </table:table-cell>
          <table:table-cell table:formula="of:= 1 - [.$J$1]^(-[.X86] * [.$H$1])" office:value-type="float" office:value="0.854260532420901" calcext:value-type="float">
            <text:p>0.854260532420901</text:p>
          </table:table-cell>
          <table:table-cell table:style-name="Default" table:formula="of:=[.V86]/[.X86] * 100" office:value-type="float" office:value="2.64466916340799" calcext:value-type="float">
            <text:p>2.64466916340799</text:p>
          </table:table-cell>
          <table:table-cell table:style-name="Default" table:formula="of:=[.W86]/[.X86] * 100" office:value-type="float" office:value="97.355330836592" calcext:value-type="float">
            <text:p>97.3553308365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26799327387566" calcext:value-type="float">
            <text:p>0.000326799327388</text:p>
          </table:table-cell>
          <table:table-cell office:value-type="float" office:value="0.01921875" calcext:value-type="float">
            <text:p>0.01921875</text:p>
          </table:table-cell>
          <table:table-cell table:formula="of:=[.D87]+[.E87]" office:value-type="float" office:value="0.0195455493273876" calcext:value-type="float">
            <text:p>0.019545549327388</text:p>
          </table:table-cell>
          <table:table-cell table:formula="of:= 1 - [.$J$1]^(-[.F87] * [.$H$1])" office:value-type="float" office:value="0.858372521037992" calcext:value-type="float">
            <text:p>0.858372521037992</text:p>
          </table:table-cell>
          <table:table-cell table:formula="of:=[.D87]/[.F87] * 100" office:value-type="float" office:value="1.67198845073978" calcext:value-type="float">
            <text:p>1.67198845073978</text:p>
          </table:table-cell>
          <table:table-cell table:formula="of:=[.E87]/[.F87] * 100" office:value-type="float" office:value="98.3280115492602" calcext:value-type="float">
            <text:p>98.328011549260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7]+[.K87]" office:value-type="float" office:value="0.0188324175824176" calcext:value-type="float">
            <text:p>0.018832417582418</text:p>
          </table:table-cell>
          <table:table-cell table:formula="of:= 1 - [.$J$1]^(-[.L87] * [.$H$1])" office:value-type="float" office:value="0.847903771633131" calcext:value-type="float">
            <text:p>0.847903771633131</text:p>
          </table:table-cell>
          <table:table-cell table:formula="of:=[.J87]/[.L87] * 100" office:value-type="float" office:value="60.1750547045952" calcext:value-type="float">
            <text:p>60.1750547045952</text:p>
          </table:table-cell>
          <table:table-cell table:formula="of:=[.K87]/[.L87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7]+[.Q87]" office:value-type="float" office:value="0.0171807028067316" calcext:value-type="float">
            <text:p>0.017180702806732</text:p>
          </table:table-cell>
          <table:table-cell table:formula="of:= 1 - [.$J$1]^(-[.R87] * [.$H$1])" office:value-type="float" office:value="0.82058799051485" calcext:value-type="float">
            <text:p>0.82058799051485</text:p>
          </table:table-cell>
          <table:table-cell table:style-name="Default" table:formula="of:=[.P87]/[.R87] * 100" office:value-type="float" office:value="12.6928032645856" calcext:value-type="float">
            <text:p>12.6928032645856</text:p>
          </table:table-cell>
          <table:table-cell table:style-name="Default" table:formula="of:=[.Q87]/[.R87] * 100" office:value-type="float" office:value="87.3071967354144" calcext:value-type="float">
            <text:p>87.3071967354144</text:p>
          </table:table-cell>
          <table:table-cell office:value-type="float" office:value="0.000493428922311361" calcext:value-type="float">
            <text:p>0.000493428922311</text:p>
          </table:table-cell>
          <table:table-cell office:value-type="float" office:value="0.01875" calcext:value-type="float">
            <text:p>0.0188</text:p>
          </table:table-cell>
          <table:table-cell table:formula="of:=[.V87]+[.W87]" office:value-type="float" office:value="0.0192434289223114" calcext:value-type="float">
            <text:p>0.019243428922311</text:p>
          </table:table-cell>
          <table:table-cell table:formula="of:= 1 - [.$J$1]^(-[.X87] * [.$H$1])" office:value-type="float" office:value="0.854028373276414" calcext:value-type="float">
            <text:p>0.854028373276414</text:p>
          </table:table-cell>
          <table:table-cell table:style-name="Default" table:formula="of:=[.V87]/[.X87] * 100" office:value-type="float" office:value="2.56414241091548" calcext:value-type="float">
            <text:p>2.56414241091548</text:p>
          </table:table-cell>
          <table:table-cell table:style-name="Default" table:formula="of:=[.W87]/[.X87] * 100" office:value-type="float" office:value="97.4358575890845" calcext:value-type="float">
            <text:p>97.43585758908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37744711395438" calcext:value-type="float">
            <text:p>0.000337744711395</text:p>
          </table:table-cell>
          <table:table-cell office:value-type="float" office:value="0.0188636363636364" calcext:value-type="float">
            <text:p>0.018863636363636</text:p>
          </table:table-cell>
          <table:table-cell table:formula="of:=[.D88]+[.E88]" office:value-type="float" office:value="0.0192013810750318" calcext:value-type="float">
            <text:p>0.019201381075032</text:p>
          </table:table-cell>
          <table:table-cell table:formula="of:= 1 - [.$J$1]^(-[.F88] * [.$H$1])" office:value-type="float" office:value="0.853413301755384" calcext:value-type="float">
            <text:p>0.853413301755384</text:p>
          </table:table-cell>
          <table:table-cell table:formula="of:=[.D88]/[.F88] * 100" office:value-type="float" office:value="1.75896051474453" calcext:value-type="float">
            <text:p>1.75896051474453</text:p>
          </table:table-cell>
          <table:table-cell table:formula="of:=[.E88]/[.F88] * 100" office:value-type="float" office:value="98.2410394852555" calcext:value-type="float">
            <text:p>98.241039485255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8]+[.K88]" office:value-type="float" office:value="0.0188324175824176" calcext:value-type="float">
            <text:p>0.018832417582418</text:p>
          </table:table-cell>
          <table:table-cell table:formula="of:= 1 - [.$J$1]^(-[.L88] * [.$H$1])" office:value-type="float" office:value="0.847903771633131" calcext:value-type="float">
            <text:p>0.847903771633131</text:p>
          </table:table-cell>
          <table:table-cell table:formula="of:=[.J88]/[.L88] * 100" office:value-type="float" office:value="60.1750547045952" calcext:value-type="float">
            <text:p>60.1750547045952</text:p>
          </table:table-cell>
          <table:table-cell table:formula="of:=[.K88]/[.L88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8]+[.Q88]" office:value-type="float" office:value="0.0171807028067316" calcext:value-type="float">
            <text:p>0.017180702806732</text:p>
          </table:table-cell>
          <table:table-cell table:formula="of:= 1 - [.$J$1]^(-[.R88] * [.$H$1])" office:value-type="float" office:value="0.82058799051485" calcext:value-type="float">
            <text:p>0.82058799051485</text:p>
          </table:table-cell>
          <table:table-cell table:style-name="Default" table:formula="of:=[.P88]/[.R88] * 100" office:value-type="float" office:value="12.6928032645856" calcext:value-type="float">
            <text:p>12.6928032645856</text:p>
          </table:table-cell>
          <table:table-cell table:style-name="Default" table:formula="of:=[.Q88]/[.R88] * 100" office:value-type="float" office:value="87.3071967354144" calcext:value-type="float">
            <text:p>87.3071967354144</text:p>
          </table:table-cell>
          <table:table-cell office:value-type="float" office:value="0.000478476530726168" calcext:value-type="float">
            <text:p>0.000478476530726</text:p>
          </table:table-cell>
          <table:table-cell office:value-type="float" office:value="0.01875" calcext:value-type="float">
            <text:p>0.0188</text:p>
          </table:table-cell>
          <table:table-cell table:formula="of:=[.V88]+[.W88]" office:value-type="float" office:value="0.0192284765307262" calcext:value-type="float">
            <text:p>0.019228476530726</text:p>
          </table:table-cell>
          <table:table-cell table:formula="of:= 1 - [.$J$1]^(-[.X88] * [.$H$1])" office:value-type="float" office:value="0.853809947511637" calcext:value-type="float">
            <text:p>0.853809947511637</text:p>
          </table:table-cell>
          <table:table-cell table:style-name="Default" table:formula="of:=[.V88]/[.X88] * 100" office:value-type="float" office:value="2.48837462479976" calcext:value-type="float">
            <text:p>2.48837462479976</text:p>
          </table:table-cell>
          <table:table-cell table:style-name="Default" table:formula="of:=[.W88]/[.X88] * 100" office:value-type="float" office:value="97.5116253752002" calcext:value-type="float">
            <text:p>97.51162537520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50370047395512" calcext:value-type="float">
            <text:p>0.000350370047396</text:p>
          </table:table-cell>
          <table:table-cell office:value-type="float" office:value="0.0185294117647059" calcext:value-type="float">
            <text:p>0.018529411764706</text:p>
          </table:table-cell>
          <table:table-cell table:formula="of:=[.D89]+[.E89]" office:value-type="float" office:value="0.0188797818121014" calcext:value-type="float">
            <text:p>0.018879781812102</text:p>
          </table:table-cell>
          <table:table-cell table:formula="of:= 1 - [.$J$1]^(-[.F89] * [.$H$1])" office:value-type="float" office:value="0.84862246039737" calcext:value-type="float">
            <text:p>0.84862246039737</text:p>
          </table:table-cell>
          <table:table-cell table:formula="of:=[.D89]/[.F89] * 100" office:value-type="float" office:value="1.85579500273109" calcext:value-type="float">
            <text:p>1.85579500273109</text:p>
          </table:table-cell>
          <table:table-cell table:formula="of:=[.E89]/[.F89] * 100" office:value-type="float" office:value="98.1442049972689" calcext:value-type="float">
            <text:p>98.144204997268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9]+[.K89]" office:value-type="float" office:value="0.0188324175824176" calcext:value-type="float">
            <text:p>0.018832417582418</text:p>
          </table:table-cell>
          <table:table-cell table:formula="of:= 1 - [.$J$1]^(-[.L89] * [.$H$1])" office:value-type="float" office:value="0.847903771633131" calcext:value-type="float">
            <text:p>0.847903771633131</text:p>
          </table:table-cell>
          <table:table-cell table:formula="of:=[.J89]/[.L89] * 100" office:value-type="float" office:value="60.1750547045952" calcext:value-type="float">
            <text:p>60.1750547045952</text:p>
          </table:table-cell>
          <table:table-cell table:formula="of:=[.K89]/[.L89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9]+[.Q89]" office:value-type="float" office:value="0.0171807028067316" calcext:value-type="float">
            <text:p>0.017180702806732</text:p>
          </table:table-cell>
          <table:table-cell table:formula="of:= 1 - [.$J$1]^(-[.R89] * [.$H$1])" office:value-type="float" office:value="0.82058799051485" calcext:value-type="float">
            <text:p>0.82058799051485</text:p>
          </table:table-cell>
          <table:table-cell table:style-name="Default" table:formula="of:=[.P89]/[.R89] * 100" office:value-type="float" office:value="12.6928032645856" calcext:value-type="float">
            <text:p>12.6928032645856</text:p>
          </table:table-cell>
          <table:table-cell table:style-name="Default" table:formula="of:=[.Q89]/[.R89] * 100" office:value-type="float" office:value="87.3071967354144" calcext:value-type="float">
            <text:p>87.3071967354144</text:p>
          </table:table-cell>
          <table:table-cell office:value-type="float" office:value="0.000464403691587163" calcext:value-type="float">
            <text:p>0.000464403691587</text:p>
          </table:table-cell>
          <table:table-cell office:value-type="float" office:value="0.01875" calcext:value-type="float">
            <text:p>0.0188</text:p>
          </table:table-cell>
          <table:table-cell table:formula="of:=[.V89]+[.W89]" office:value-type="float" office:value="0.0192144036915872" calcext:value-type="float">
            <text:p>0.019214403691587</text:p>
          </table:table-cell>
          <table:table-cell table:formula="of:= 1 - [.$J$1]^(-[.X89] * [.$H$1])" office:value-type="float" office:value="0.853604071760567" calcext:value-type="float">
            <text:p>0.853604071760567</text:p>
          </table:table-cell>
          <table:table-cell table:style-name="Default" table:formula="of:=[.V89]/[.X89] * 100" office:value-type="float" office:value="2.41695604527398" calcext:value-type="float">
            <text:p>2.41695604527398</text:p>
          </table:table-cell>
          <table:table-cell table:style-name="Default" table:formula="of:=[.W89]/[.X89] * 100" office:value-type="float" office:value="97.583043954726" calcext:value-type="float">
            <text:p>97.5830439547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64995797018095" calcext:value-type="float">
            <text:p>0.000364995797018</text:p>
          </table:table-cell>
          <table:table-cell office:value-type="float" office:value="0.0182142857142857" calcext:value-type="float">
            <text:p>0.018214285714286</text:p>
          </table:table-cell>
          <table:table-cell table:formula="of:=[.D90]+[.E90]" office:value-type="float" office:value="0.0185792815113038" calcext:value-type="float">
            <text:p>0.018579281511304</text:p>
          </table:table-cell>
          <table:table-cell table:formula="of:= 1 - [.$J$1]^(-[.F90] * [.$H$1])" office:value-type="float" office:value="0.844004523411025" calcext:value-type="float">
            <text:p>0.844004523411025</text:p>
          </table:table-cell>
          <table:table-cell table:formula="of:=[.D90]/[.F90] * 100" office:value-type="float" office:value="1.9645312806958" calcext:value-type="float">
            <text:p>1.9645312806958</text:p>
          </table:table-cell>
          <table:table-cell table:formula="of:=[.E90]/[.F90] * 100" office:value-type="float" office:value="98.0354687193042" calcext:value-type="float">
            <text:p>98.035468719304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0]+[.K90]" office:value-type="float" office:value="0.0188324175824176" calcext:value-type="float">
            <text:p>0.018832417582418</text:p>
          </table:table-cell>
          <table:table-cell table:formula="of:= 1 - [.$J$1]^(-[.L90] * [.$H$1])" office:value-type="float" office:value="0.847903771633131" calcext:value-type="float">
            <text:p>0.847903771633131</text:p>
          </table:table-cell>
          <table:table-cell table:formula="of:=[.J90]/[.L90] * 100" office:value-type="float" office:value="60.1750547045952" calcext:value-type="float">
            <text:p>60.1750547045952</text:p>
          </table:table-cell>
          <table:table-cell table:formula="of:=[.K90]/[.L90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0]+[.Q90]" office:value-type="float" office:value="0.0171807028067316" calcext:value-type="float">
            <text:p>0.017180702806732</text:p>
          </table:table-cell>
          <table:table-cell table:formula="of:= 1 - [.$J$1]^(-[.R90] * [.$H$1])" office:value-type="float" office:value="0.82058799051485" calcext:value-type="float">
            <text:p>0.82058799051485</text:p>
          </table:table-cell>
          <table:table-cell table:style-name="Default" table:formula="of:=[.P90]/[.R90] * 100" office:value-type="float" office:value="12.6928032645856" calcext:value-type="float">
            <text:p>12.6928032645856</text:p>
          </table:table-cell>
          <table:table-cell table:style-name="Default" table:formula="of:=[.Q90]/[.R90] * 100" office:value-type="float" office:value="87.3071967354144" calcext:value-type="float">
            <text:p>87.3071967354144</text:p>
          </table:table-cell>
          <table:table-cell office:value-type="float" office:value="0.000451135014684673" calcext:value-type="float">
            <text:p>0.000451135014685</text:p>
          </table:table-cell>
          <table:table-cell office:value-type="float" office:value="0.01875" calcext:value-type="float">
            <text:p>0.0188</text:p>
          </table:table-cell>
          <table:table-cell table:formula="of:=[.V90]+[.W90]" office:value-type="float" office:value="0.0192011350146847" calcext:value-type="float">
            <text:p>0.019201135014685</text:p>
          </table:table-cell>
          <table:table-cell table:formula="of:= 1 - [.$J$1]^(-[.X90] * [.$H$1])" office:value-type="float" office:value="0.853409694793394" calcext:value-type="float">
            <text:p>0.853409694793394</text:p>
          </table:table-cell>
          <table:table-cell table:style-name="Default" table:formula="of:=[.V90]/[.X90] * 100" office:value-type="float" office:value="2.34952264196702" calcext:value-type="float">
            <text:p>2.34952264196702</text:p>
          </table:table-cell>
          <table:table-cell table:style-name="Default" table:formula="of:=[.W90]/[.X90] * 100" office:value-type="float" office:value="97.650477358033" calcext:value-type="float">
            <text:p>97.6504773580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82034941919112" calcext:value-type="float">
            <text:p>0.000382034941919</text:p>
          </table:table-cell>
          <table:table-cell office:value-type="float" office:value="0.0179166666666667" calcext:value-type="float">
            <text:p>0.017916666666667</text:p>
          </table:table-cell>
          <table:table-cell table:formula="of:=[.D91]+[.E91]" office:value-type="float" office:value="0.0182987016085858" calcext:value-type="float">
            <text:p>0.018298701608586</text:p>
          </table:table-cell>
          <table:table-cell table:formula="of:= 1 - [.$J$1]^(-[.F91] * [.$H$1])" office:value-type="float" office:value="0.839565621439116" calcext:value-type="float">
            <text:p>0.839565621439116</text:p>
          </table:table-cell>
          <table:table-cell table:formula="of:=[.D91]/[.F91] * 100" office:value-type="float" office:value="2.08777076150507" calcext:value-type="float">
            <text:p>2.08777076150507</text:p>
          </table:table-cell>
          <table:table-cell table:formula="of:=[.E91]/[.F91] * 100" office:value-type="float" office:value="97.9122292384949" calcext:value-type="float">
            <text:p>97.912229238494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1]+[.K91]" office:value-type="float" office:value="0.0188324175824176" calcext:value-type="float">
            <text:p>0.018832417582418</text:p>
          </table:table-cell>
          <table:table-cell table:formula="of:= 1 - [.$J$1]^(-[.L91] * [.$H$1])" office:value-type="float" office:value="0.847903771633131" calcext:value-type="float">
            <text:p>0.847903771633131</text:p>
          </table:table-cell>
          <table:table-cell table:formula="of:=[.J91]/[.L91] * 100" office:value-type="float" office:value="60.1750547045952" calcext:value-type="float">
            <text:p>60.1750547045952</text:p>
          </table:table-cell>
          <table:table-cell table:formula="of:=[.K91]/[.L91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1]+[.Q91]" office:value-type="float" office:value="0.0171807028067316" calcext:value-type="float">
            <text:p>0.017180702806732</text:p>
          </table:table-cell>
          <table:table-cell table:formula="of:= 1 - [.$J$1]^(-[.R91] * [.$H$1])" office:value-type="float" office:value="0.82058799051485" calcext:value-type="float">
            <text:p>0.82058799051485</text:p>
          </table:table-cell>
          <table:table-cell table:style-name="Default" table:formula="of:=[.P91]/[.R91] * 100" office:value-type="float" office:value="12.6928032645856" calcext:value-type="float">
            <text:p>12.6928032645856</text:p>
          </table:table-cell>
          <table:table-cell table:style-name="Default" table:formula="of:=[.Q91]/[.R91] * 100" office:value-type="float" office:value="87.3071967354144" calcext:value-type="float">
            <text:p>87.3071967354144</text:p>
          </table:table-cell>
          <table:table-cell office:value-type="float" office:value="0.000438603486498987" calcext:value-type="float">
            <text:p>0.000438603486499</text:p>
          </table:table-cell>
          <table:table-cell office:value-type="float" office:value="0.01875" calcext:value-type="float">
            <text:p>0.0188</text:p>
          </table:table-cell>
          <table:table-cell table:formula="of:=[.V91]+[.W91]" office:value-type="float" office:value="0.019188603486499" calcext:value-type="float">
            <text:p>0.019188603486499</text:p>
          </table:table-cell>
          <table:table-cell table:formula="of:= 1 - [.$J$1]^(-[.X91] * [.$H$1])" office:value-type="float" office:value="0.853225879577427" calcext:value-type="float">
            <text:p>0.853225879577427</text:p>
          </table:table-cell>
          <table:table-cell table:style-name="Default" table:formula="of:=[.V91]/[.X91] * 100" office:value-type="float" office:value="2.28574990779077" calcext:value-type="float">
            <text:p>2.28574990779077</text:p>
          </table:table-cell>
          <table:table-cell table:style-name="Default" table:formula="of:=[.W91]/[.X91] * 100" office:value-type="float" office:value="97.7142500922092" calcext:value-type="float">
            <text:p>97.71425009220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402028497729148" calcext:value-type="float">
            <text:p>0.000402028497729</text:p>
          </table:table-cell>
          <table:table-cell office:value-type="float" office:value="0.0176351351351351" calcext:value-type="float">
            <text:p>0.017635135135135</text:p>
          </table:table-cell>
          <table:table-cell table:formula="of:=[.D92]+[.E92]" office:value-type="float" office:value="0.0180371636328642" calcext:value-type="float">
            <text:p>0.018037163632864</text:p>
          </table:table-cell>
          <table:table-cell table:formula="of:= 1 - [.$J$1]^(-[.F92] * [.$H$1])" office:value-type="float" office:value="0.835314301155269" calcext:value-type="float">
            <text:p>0.835314301155269</text:p>
          </table:table-cell>
          <table:table-cell table:formula="of:=[.D92]/[.F92] * 100" office:value-type="float" office:value="2.22888978506931" calcext:value-type="float">
            <text:p>2.22888978506931</text:p>
          </table:table-cell>
          <table:table-cell table:formula="of:=[.E92]/[.F92] * 100" office:value-type="float" office:value="97.7711102149307" calcext:value-type="float">
            <text:p>97.771110214930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2]+[.K92]" office:value-type="float" office:value="0.0188324175824176" calcext:value-type="float">
            <text:p>0.018832417582418</text:p>
          </table:table-cell>
          <table:table-cell table:formula="of:= 1 - [.$J$1]^(-[.L92] * [.$H$1])" office:value-type="float" office:value="0.847903771633131" calcext:value-type="float">
            <text:p>0.847903771633131</text:p>
          </table:table-cell>
          <table:table-cell table:formula="of:=[.J92]/[.L92] * 100" office:value-type="float" office:value="60.1750547045952" calcext:value-type="float">
            <text:p>60.1750547045952</text:p>
          </table:table-cell>
          <table:table-cell table:formula="of:=[.K92]/[.L92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2]+[.Q92]" office:value-type="float" office:value="0.0171807028067316" calcext:value-type="float">
            <text:p>0.017180702806732</text:p>
          </table:table-cell>
          <table:table-cell table:formula="of:= 1 - [.$J$1]^(-[.R92] * [.$H$1])" office:value-type="float" office:value="0.82058799051485" calcext:value-type="float">
            <text:p>0.82058799051485</text:p>
          </table:table-cell>
          <table:table-cell table:style-name="Default" table:formula="of:=[.P92]/[.R92] * 100" office:value-type="float" office:value="12.6928032645856" calcext:value-type="float">
            <text:p>12.6928032645856</text:p>
          </table:table-cell>
          <table:table-cell table:style-name="Default" table:formula="of:=[.Q92]/[.R92] * 100" office:value-type="float" office:value="87.3071967354144" calcext:value-type="float">
            <text:p>87.3071967354144</text:p>
          </table:table-cell>
          <table:table-cell office:value-type="float" office:value="0.000426749338215231" calcext:value-type="float">
            <text:p>0.000426749338215</text:p>
          </table:table-cell>
          <table:table-cell office:value-type="float" office:value="0.01875" calcext:value-type="float">
            <text:p>0.0188</text:p>
          </table:table-cell>
          <table:table-cell table:formula="of:=[.V92]+[.W92]" office:value-type="float" office:value="0.0191767493382152" calcext:value-type="float">
            <text:p>0.019176749338215</text:p>
          </table:table-cell>
          <table:table-cell table:formula="of:= 1 - [.$J$1]^(-[.X92] * [.$H$1])" office:value-type="float" office:value="0.853051788182796" calcext:value-type="float">
            <text:p>0.853051788182796</text:p>
          </table:table-cell>
          <table:table-cell table:style-name="Default" table:formula="of:=[.V92]/[.X92] * 100" office:value-type="float" office:value="2.22534763681147" calcext:value-type="float">
            <text:p>2.22534763681147</text:p>
          </table:table-cell>
          <table:table-cell table:style-name="Default" table:formula="of:=[.W92]/[.X92] * 100" office:value-type="float" office:value="97.7746523631885" calcext:value-type="float">
            <text:p>97.77465236318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425698791015433" calcext:value-type="float">
            <text:p>0.000425698791015</text:p>
          </table:table-cell>
          <table:table-cell office:value-type="float" office:value="0.0173684210526316" calcext:value-type="float">
            <text:p>0.017368421052632</text:p>
          </table:table-cell>
          <table:table-cell table:formula="of:=[.D93]+[.E93]" office:value-type="float" office:value="0.017794119843647" calcext:value-type="float">
            <text:p>0.017794119843647</text:p>
          </table:table-cell>
          <table:table-cell table:formula="of:= 1 - [.$J$1]^(-[.F93] * [.$H$1])" office:value-type="float" office:value="0.83126268065192" calcext:value-type="float">
            <text:p>0.83126268065192</text:p>
          </table:table-cell>
          <table:table-cell table:formula="of:=[.D93]/[.F93] * 100" office:value-type="float" office:value="2.39235654674664" calcext:value-type="float">
            <text:p>2.39235654674664</text:p>
          </table:table-cell>
          <table:table-cell table:formula="of:=[.E93]/[.F93] * 100" office:value-type="float" office:value="97.6076434532534" calcext:value-type="float">
            <text:p>97.607643453253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3]+[.K93]" office:value-type="float" office:value="0.0188324175824176" calcext:value-type="float">
            <text:p>0.018832417582418</text:p>
          </table:table-cell>
          <table:table-cell table:formula="of:= 1 - [.$J$1]^(-[.L93] * [.$H$1])" office:value-type="float" office:value="0.847903771633131" calcext:value-type="float">
            <text:p>0.847903771633131</text:p>
          </table:table-cell>
          <table:table-cell table:formula="of:=[.J93]/[.L93] * 100" office:value-type="float" office:value="60.1750547045952" calcext:value-type="float">
            <text:p>60.1750547045952</text:p>
          </table:table-cell>
          <table:table-cell table:formula="of:=[.K93]/[.L93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3]+[.Q93]" office:value-type="float" office:value="0.0171807028067316" calcext:value-type="float">
            <text:p>0.017180702806732</text:p>
          </table:table-cell>
          <table:table-cell table:formula="of:= 1 - [.$J$1]^(-[.R93] * [.$H$1])" office:value-type="float" office:value="0.82058799051485" calcext:value-type="float">
            <text:p>0.82058799051485</text:p>
          </table:table-cell>
          <table:table-cell table:style-name="Default" table:formula="of:=[.P93]/[.R93] * 100" office:value-type="float" office:value="12.6928032645856" calcext:value-type="float">
            <text:p>12.6928032645856</text:p>
          </table:table-cell>
          <table:table-cell table:style-name="Default" table:formula="of:=[.Q93]/[.R93] * 100" office:value-type="float" office:value="87.3071967354144" calcext:value-type="float">
            <text:p>87.3071967354144</text:p>
          </table:table-cell>
          <table:table-cell office:value-type="float" office:value="0.000415519092472725" calcext:value-type="float">
            <text:p>0.000415519092473</text:p>
          </table:table-cell>
          <table:table-cell office:value-type="float" office:value="0.01875" calcext:value-type="float">
            <text:p>0.0188</text:p>
          </table:table-cell>
          <table:table-cell table:formula="of:=[.V93]+[.W93]" office:value-type="float" office:value="0.0191655190924727" calcext:value-type="float">
            <text:p>0.019165519092473</text:p>
          </table:table-cell>
          <table:table-cell table:formula="of:= 1 - [.$J$1]^(-[.X93] * [.$H$1])" office:value-type="float" office:value="0.852886669020278" calcext:value-type="float">
            <text:p>0.852886669020278</text:p>
          </table:table-cell>
          <table:table-cell table:style-name="Default" table:formula="of:=[.V93]/[.X93] * 100" office:value-type="float" office:value="2.16805550879089" calcext:value-type="float">
            <text:p>2.16805550879089</text:p>
          </table:table-cell>
          <table:table-cell table:style-name="Default" table:formula="of:=[.W93]/[.X93] * 100" office:value-type="float" office:value="97.8319444912091" calcext:value-type="float">
            <text:p>97.83194449120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45403180240536" calcext:value-type="float">
            <text:p>0.000454031802405</text:p>
          </table:table-cell>
          <table:table-cell office:value-type="float" office:value="0.0171153846153846" calcext:value-type="float">
            <text:p>0.017115384615385</text:p>
          </table:table-cell>
          <table:table-cell table:formula="of:=[.D94]+[.E94]" office:value-type="float" office:value="0.01756941641779" calcext:value-type="float">
            <text:p>0.01756941641779</text:p>
          </table:table-cell>
          <table:table-cell table:formula="of:= 1 - [.$J$1]^(-[.F94] * [.$H$1])" office:value-type="float" office:value="0.827428175050622" calcext:value-type="float">
            <text:p>0.827428175050622</text:p>
          </table:table-cell>
          <table:table-cell table:formula="of:=[.D94]/[.F94] * 100" office:value-type="float" office:value="2.58421675261581" calcext:value-type="float">
            <text:p>2.58421675261581</text:p>
          </table:table-cell>
          <table:table-cell table:formula="of:=[.E94]/[.F94] * 100" office:value-type="float" office:value="97.4157832473842" calcext:value-type="float">
            <text:p>97.415783247384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4]+[.K94]" office:value-type="float" office:value="0.0188324175824176" calcext:value-type="float">
            <text:p>0.018832417582418</text:p>
          </table:table-cell>
          <table:table-cell table:formula="of:= 1 - [.$J$1]^(-[.L94] * [.$H$1])" office:value-type="float" office:value="0.847903771633131" calcext:value-type="float">
            <text:p>0.847903771633131</text:p>
          </table:table-cell>
          <table:table-cell table:formula="of:=[.J94]/[.L94] * 100" office:value-type="float" office:value="60.1750547045952" calcext:value-type="float">
            <text:p>60.1750547045952</text:p>
          </table:table-cell>
          <table:table-cell table:formula="of:=[.K94]/[.L94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4]+[.Q94]" office:value-type="float" office:value="0.0171807028067316" calcext:value-type="float">
            <text:p>0.017180702806732</text:p>
          </table:table-cell>
          <table:table-cell table:formula="of:= 1 - [.$J$1]^(-[.R94] * [.$H$1])" office:value-type="float" office:value="0.82058799051485" calcext:value-type="float">
            <text:p>0.82058799051485</text:p>
          </table:table-cell>
          <table:table-cell table:style-name="Default" table:formula="of:=[.P94]/[.R94] * 100" office:value-type="float" office:value="12.6928032645856" calcext:value-type="float">
            <text:p>12.6928032645856</text:p>
          </table:table-cell>
          <table:table-cell table:style-name="Default" table:formula="of:=[.Q94]/[.R94] * 100" office:value-type="float" office:value="87.3071967354144" calcext:value-type="float">
            <text:p>87.3071967354144</text:p>
          </table:table-cell>
          <table:table-cell office:value-type="float" office:value="0.000404864756768296" calcext:value-type="float">
            <text:p>0.000404864756768</text:p>
          </table:table-cell>
          <table:table-cell office:value-type="float" office:value="0.01875" calcext:value-type="float">
            <text:p>0.0188</text:p>
          </table:table-cell>
          <table:table-cell table:formula="of:=[.V94]+[.W94]" office:value-type="float" office:value="0.0191548647567683" calcext:value-type="float">
            <text:p>0.019154864756768</text:p>
          </table:table-cell>
          <table:table-cell table:formula="of:= 1 - [.$J$1]^(-[.X94] * [.$H$1])" office:value-type="float" office:value="0.852729846001477" calcext:value-type="float">
            <text:p>0.852729846001477</text:p>
          </table:table-cell>
          <table:table-cell table:style-name="Default" table:formula="of:=[.V94]/[.X94] * 100" office:value-type="float" office:value="2.11363933867107" calcext:value-type="float">
            <text:p>2.11363933867107</text:p>
          </table:table-cell>
          <table:table-cell table:style-name="Default" table:formula="of:=[.W94]/[.X94] * 100" office:value-type="float" office:value="97.8863606613289" calcext:value-type="float">
            <text:p>97.88636066132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488408921602968" calcext:value-type="float">
            <text:p>0.000488408921603</text:p>
          </table:table-cell>
          <table:table-cell office:value-type="float" office:value="0.016875" calcext:value-type="float">
            <text:p>0.016875</text:p>
          </table:table-cell>
          <table:table-cell table:formula="of:=[.D95]+[.E95]" office:value-type="float" office:value="0.017363408921603" calcext:value-type="float">
            <text:p>0.017363408921603</text:p>
          </table:table-cell>
          <table:table-cell table:formula="of:= 1 - [.$J$1]^(-[.F95] * [.$H$1])" office:value-type="float" office:value="0.82383619415011" calcext:value-type="float">
            <text:p>0.82383619415011</text:p>
          </table:table-cell>
          <table:table-cell table:formula="of:=[.D95]/[.F95] * 100" office:value-type="float" office:value="2.81286309507637" calcext:value-type="float">
            <text:p>2.81286309507637</text:p>
          </table:table-cell>
          <table:table-cell table:formula="of:=[.E95]/[.F95] * 100" office:value-type="float" office:value="97.1871369049236" calcext:value-type="float">
            <text:p>97.1871369049236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5]+[.K95]" office:value-type="float" office:value="0.0188324175824176" calcext:value-type="float">
            <text:p>0.018832417582418</text:p>
          </table:table-cell>
          <table:table-cell table:formula="of:= 1 - [.$J$1]^(-[.L95] * [.$H$1])" office:value-type="float" office:value="0.847903771633131" calcext:value-type="float">
            <text:p>0.847903771633131</text:p>
          </table:table-cell>
          <table:table-cell table:formula="of:=[.J95]/[.L95] * 100" office:value-type="float" office:value="60.1750547045952" calcext:value-type="float">
            <text:p>60.1750547045952</text:p>
          </table:table-cell>
          <table:table-cell table:formula="of:=[.K95]/[.L95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5]+[.Q95]" office:value-type="float" office:value="0.0171807028067316" calcext:value-type="float">
            <text:p>0.017180702806732</text:p>
          </table:table-cell>
          <table:table-cell table:formula="of:= 1 - [.$J$1]^(-[.R95] * [.$H$1])" office:value-type="float" office:value="0.82058799051485" calcext:value-type="float">
            <text:p>0.82058799051485</text:p>
          </table:table-cell>
          <table:table-cell table:style-name="Default" table:formula="of:=[.P95]/[.R95] * 100" office:value-type="float" office:value="12.6928032645856" calcext:value-type="float">
            <text:p>12.6928032645856</text:p>
          </table:table-cell>
          <table:table-cell table:style-name="Default" table:formula="of:=[.Q95]/[.R95] * 100" office:value-type="float" office:value="87.3071967354144" calcext:value-type="float">
            <text:p>87.3071967354144</text:p>
          </table:table-cell>
          <table:table-cell office:value-type="float" office:value="0.000394743137849088" calcext:value-type="float">
            <text:p>0.000394743137849</text:p>
          </table:table-cell>
          <table:table-cell office:value-type="float" office:value="0.01875" calcext:value-type="float">
            <text:p>0.0188</text:p>
          </table:table-cell>
          <table:table-cell table:formula="of:=[.V95]+[.W95]" office:value-type="float" office:value="0.0191447431378491" calcext:value-type="float">
            <text:p>0.019144743137849</text:p>
          </table:table-cell>
          <table:table-cell table:formula="of:= 1 - [.$J$1]^(-[.X95] * [.$H$1])" office:value-type="float" office:value="0.852580709291856" calcext:value-type="float">
            <text:p>0.852580709291856</text:p>
          </table:table-cell>
          <table:table-cell table:style-name="Default" table:formula="of:=[.V95]/[.X95] * 100" office:value-type="float" office:value="2.0618878770365" calcext:value-type="float">
            <text:p>2.0618878770365</text:p>
          </table:table-cell>
          <table:table-cell table:style-name="Default" table:formula="of:=[.W95]/[.X95] * 100" office:value-type="float" office:value="97.9381121229635" calcext:value-type="float">
            <text:p>97.93811212296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530826545187816" calcext:value-type="float">
            <text:p>0.000530826545188</text:p>
          </table:table-cell>
          <table:table-cell office:value-type="float" office:value="0.0166463414634146" calcext:value-type="float">
            <text:p>0.016646341463415</text:p>
          </table:table-cell>
          <table:table-cell table:formula="of:=[.D96]+[.E96]" office:value-type="float" office:value="0.0171771680086024" calcext:value-type="float">
            <text:p>0.017177168008603</text:p>
          </table:table-cell>
          <table:table-cell table:formula="of:= 1 - [.$J$1]^(-[.F96] * [.$H$1])" office:value-type="float" office:value="0.820524560777394" calcext:value-type="float">
            <text:p>0.820524560777394</text:p>
          </table:table-cell>
          <table:table-cell table:formula="of:=[.D96]/[.F96] * 100" office:value-type="float" office:value="3.09030304018669" calcext:value-type="float">
            <text:p>3.09030304018669</text:p>
          </table:table-cell>
          <table:table-cell table:formula="of:=[.E96]/[.F96] * 100" office:value-type="float" office:value="96.9096969598133" calcext:value-type="float">
            <text:p>96.9096969598133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6]+[.K96]" office:value-type="float" office:value="0.0188324175824176" calcext:value-type="float">
            <text:p>0.018832417582418</text:p>
          </table:table-cell>
          <table:table-cell table:formula="of:= 1 - [.$J$1]^(-[.L96] * [.$H$1])" office:value-type="float" office:value="0.847903771633131" calcext:value-type="float">
            <text:p>0.847903771633131</text:p>
          </table:table-cell>
          <table:table-cell table:formula="of:=[.J96]/[.L96] * 100" office:value-type="float" office:value="60.1750547045952" calcext:value-type="float">
            <text:p>60.1750547045952</text:p>
          </table:table-cell>
          <table:table-cell table:formula="of:=[.K96]/[.L96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6]+[.Q96]" office:value-type="float" office:value="0.0171807028067316" calcext:value-type="float">
            <text:p>0.017180702806732</text:p>
          </table:table-cell>
          <table:table-cell table:formula="of:= 1 - [.$J$1]^(-[.R96] * [.$H$1])" office:value-type="float" office:value="0.82058799051485" calcext:value-type="float">
            <text:p>0.82058799051485</text:p>
          </table:table-cell>
          <table:table-cell table:style-name="Default" table:formula="of:=[.P96]/[.R96] * 100" office:value-type="float" office:value="12.6928032645856" calcext:value-type="float">
            <text:p>12.6928032645856</text:p>
          </table:table-cell>
          <table:table-cell table:style-name="Default" table:formula="of:=[.Q96]/[.R96] * 100" office:value-type="float" office:value="87.3071967354144" calcext:value-type="float">
            <text:p>87.3071967354144</text:p>
          </table:table-cell>
          <table:table-cell office:value-type="float" office:value="0.000385115256438135" calcext:value-type="float">
            <text:p>0.000385115256438</text:p>
          </table:table-cell>
          <table:table-cell office:value-type="float" office:value="0.01875" calcext:value-type="float">
            <text:p>0.0188</text:p>
          </table:table-cell>
          <table:table-cell table:formula="of:=[.V96]+[.W96]" office:value-type="float" office:value="0.0191351152564381" calcext:value-type="float">
            <text:p>0.019135115256438</text:p>
          </table:table-cell>
          <table:table-cell table:formula="of:= 1 - [.$J$1]^(-[.X96] * [.$H$1])" office:value-type="float" office:value="0.852438707390128" calcext:value-type="float">
            <text:p>0.852438707390128</text:p>
          </table:table-cell>
          <table:table-cell table:style-name="Default" table:formula="of:=[.V96]/[.X96] * 100" office:value-type="float" office:value="2.01261006937787" calcext:value-type="float">
            <text:p>2.01261006937787</text:p>
          </table:table-cell>
          <table:table-cell table:style-name="Default" table:formula="of:=[.W96]/[.X96] * 100" office:value-type="float" office:value="97.9873899306221" calcext:value-type="float">
            <text:p>97.98738993062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584280379038617" calcext:value-type="float">
            <text:p>0.000584280379039</text:p>
          </table:table-cell>
          <table:table-cell office:value-type="float" office:value="0.0164285714285714" calcext:value-type="float">
            <text:p>0.016428571428571</text:p>
          </table:table-cell>
          <table:table-cell table:formula="of:=[.D97]+[.E97]" office:value-type="float" office:value="0.01701285180761" calcext:value-type="float">
            <text:p>0.01701285180761</text:p>
          </table:table-cell>
          <table:table-cell table:formula="of:= 1 - [.$J$1]^(-[.F97] * [.$H$1])" office:value-type="float" office:value="0.817551126082173" calcext:value-type="float">
            <text:p>0.817551126082173</text:p>
          </table:table-cell>
          <table:table-cell table:formula="of:=[.D97]/[.F97] * 100" office:value-type="float" office:value="3.43434707858481" calcext:value-type="float">
            <text:p>3.43434707858481</text:p>
          </table:table-cell>
          <table:table-cell table:formula="of:=[.E97]/[.F97] * 100" office:value-type="float" office:value="96.5656529214152" calcext:value-type="float">
            <text:p>96.565652921415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7]+[.K97]" office:value-type="float" office:value="0.0188324175824176" calcext:value-type="float">
            <text:p>0.018832417582418</text:p>
          </table:table-cell>
          <table:table-cell table:formula="of:= 1 - [.$J$1]^(-[.L97] * [.$H$1])" office:value-type="float" office:value="0.847903771633131" calcext:value-type="float">
            <text:p>0.847903771633131</text:p>
          </table:table-cell>
          <table:table-cell table:formula="of:=[.J97]/[.L97] * 100" office:value-type="float" office:value="60.1750547045952" calcext:value-type="float">
            <text:p>60.1750547045952</text:p>
          </table:table-cell>
          <table:table-cell table:formula="of:=[.K97]/[.L97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7]+[.Q97]" office:value-type="float" office:value="0.0171807028067316" calcext:value-type="float">
            <text:p>0.017180702806732</text:p>
          </table:table-cell>
          <table:table-cell table:formula="of:= 1 - [.$J$1]^(-[.R97] * [.$H$1])" office:value-type="float" office:value="0.82058799051485" calcext:value-type="float">
            <text:p>0.82058799051485</text:p>
          </table:table-cell>
          <table:table-cell table:style-name="Default" table:formula="of:=[.P97]/[.R97] * 100" office:value-type="float" office:value="12.6928032645856" calcext:value-type="float">
            <text:p>12.6928032645856</text:p>
          </table:table-cell>
          <table:table-cell table:style-name="Default" table:formula="of:=[.Q97]/[.R97] * 100" office:value-type="float" office:value="87.3071967354144" calcext:value-type="float">
            <text:p>87.3071967354144</text:p>
          </table:table-cell>
          <table:table-cell office:value-type="float" office:value="0.00037594584557056" calcext:value-type="float">
            <text:p>0.000375945845571</text:p>
          </table:table-cell>
          <table:table-cell office:value-type="float" office:value="0.01875" calcext:value-type="float">
            <text:p>0.0188</text:p>
          </table:table-cell>
          <table:table-cell table:formula="of:=[.V97]+[.W97]" office:value-type="float" office:value="0.0191259458455706" calcext:value-type="float">
            <text:p>0.019125945845571</text:p>
          </table:table-cell>
          <table:table-cell table:formula="of:= 1 - [.$J$1]^(-[.X97] * [.$H$1])" office:value-type="float" office:value="0.852303340317245" calcext:value-type="float">
            <text:p>0.852303340317245</text:p>
          </table:table-cell>
          <table:table-cell table:style-name="Default" table:formula="of:=[.V97]/[.X97] * 100" office:value-type="float" office:value="1.96563269919342" calcext:value-type="float">
            <text:p>1.96563269919342</text:p>
          </table:table-cell>
          <table:table-cell table:style-name="Default" table:formula="of:=[.W97]/[.X97] * 100" office:value-type="float" office:value="98.0343673008066" calcext:value-type="float">
            <text:p>98.03436730080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653479149394575" calcext:value-type="float">
            <text:p>0.000653479149395</text:p>
          </table:table-cell>
          <table:table-cell office:value-type="float" office:value="0.0162209302325581" calcext:value-type="float">
            <text:p>0.016220930232558</text:p>
          </table:table-cell>
          <table:table-cell table:formula="of:=[.D98]+[.E98]" office:value-type="float" office:value="0.0168744093819527" calcext:value-type="float">
            <text:p>0.016874409381953</text:p>
          </table:table-cell>
          <table:table-cell table:formula="of:= 1 - [.$J$1]^(-[.F98] * [.$H$1])" office:value-type="float" office:value="0.815007694134252" calcext:value-type="float">
            <text:p>0.815007694134252</text:p>
          </table:table-cell>
          <table:table-cell table:formula="of:=[.D98]/[.F98] * 100" office:value-type="float" office:value="3.87260457301384" calcext:value-type="float">
            <text:p>3.87260457301384</text:p>
          </table:table-cell>
          <table:table-cell table:formula="of:=[.E98]/[.F98] * 100" office:value-type="float" office:value="96.1273954269862" calcext:value-type="float">
            <text:p>96.127395426986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8]+[.K98]" office:value-type="float" office:value="0.0188324175824176" calcext:value-type="float">
            <text:p>0.018832417582418</text:p>
          </table:table-cell>
          <table:table-cell table:formula="of:= 1 - [.$J$1]^(-[.L98] * [.$H$1])" office:value-type="float" office:value="0.847903771633131" calcext:value-type="float">
            <text:p>0.847903771633131</text:p>
          </table:table-cell>
          <table:table-cell table:formula="of:=[.J98]/[.L98] * 100" office:value-type="float" office:value="60.1750547045952" calcext:value-type="float">
            <text:p>60.1750547045952</text:p>
          </table:table-cell>
          <table:table-cell table:formula="of:=[.K98]/[.L98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8]+[.Q98]" office:value-type="float" office:value="0.0171807028067316" calcext:value-type="float">
            <text:p>0.017180702806732</text:p>
          </table:table-cell>
          <table:table-cell table:formula="of:= 1 - [.$J$1]^(-[.R98] * [.$H$1])" office:value-type="float" office:value="0.82058799051485" calcext:value-type="float">
            <text:p>0.82058799051485</text:p>
          </table:table-cell>
          <table:table-cell table:style-name="Default" table:formula="of:=[.P98]/[.R98] * 100" office:value-type="float" office:value="12.6928032645856" calcext:value-type="float">
            <text:p>12.6928032645856</text:p>
          </table:table-cell>
          <table:table-cell table:style-name="Default" table:formula="of:=[.Q98]/[.R98] * 100" office:value-type="float" office:value="87.3071967354144" calcext:value-type="float">
            <text:p>87.3071967354144</text:p>
          </table:table-cell>
          <table:table-cell office:value-type="float" office:value="0.000367202918929385" calcext:value-type="float">
            <text:p>0.000367202918929</text:p>
          </table:table-cell>
          <table:table-cell office:value-type="float" office:value="0.01875" calcext:value-type="float">
            <text:p>0.0188</text:p>
          </table:table-cell>
          <table:table-cell table:formula="of:=[.V98]+[.W98]" office:value-type="float" office:value="0.0191172029189294" calcext:value-type="float">
            <text:p>0.019117202918929</text:p>
          </table:table-cell>
          <table:table-cell table:formula="of:= 1 - [.$J$1]^(-[.X98] * [.$H$1])" office:value-type="float" office:value="0.852174153737807" calcext:value-type="float">
            <text:p>0.852174153737807</text:p>
          </table:table-cell>
          <table:table-cell table:style-name="Default" table:formula="of:=[.V98]/[.X98] * 100" office:value-type="float" office:value="1.92079835364299" calcext:value-type="float">
            <text:p>1.92079835364299</text:p>
          </table:table-cell>
          <table:table-cell table:style-name="Default" table:formula="of:=[.W98]/[.X98] * 100" office:value-type="float" office:value="98.079201646357" calcext:value-type="float">
            <text:p>98.0792016463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746272031985672" calcext:value-type="float">
            <text:p>0.000746272031986</text:p>
          </table:table-cell>
          <table:table-cell office:value-type="float" office:value="0.0160227272727273" calcext:value-type="float">
            <text:p>0.016022727272727</text:p>
          </table:table-cell>
          <table:table-cell table:formula="of:=[.D99]+[.E99]" office:value-type="float" office:value="0.016768999304713" calcext:value-type="float">
            <text:p>0.016768999304713</text:p>
          </table:table-cell>
          <table:table-cell table:formula="of:= 1 - [.$J$1]^(-[.F99] * [.$H$1])" office:value-type="float" office:value="0.81304737496715" calcext:value-type="float">
            <text:p>0.81304737496715</text:p>
          </table:table-cell>
          <table:table-cell table:formula="of:=[.D99]/[.F99] * 100" office:value-type="float" office:value="4.45030748958246" calcext:value-type="float">
            <text:p>4.45030748958246</text:p>
          </table:table-cell>
          <table:table-cell table:formula="of:=[.E99]/[.F99] * 100" office:value-type="float" office:value="95.5496925104175" calcext:value-type="float">
            <text:p>95.549692510417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9]+[.K99]" office:value-type="float" office:value="0.0188324175824176" calcext:value-type="float">
            <text:p>0.018832417582418</text:p>
          </table:table-cell>
          <table:table-cell table:formula="of:= 1 - [.$J$1]^(-[.L99] * [.$H$1])" office:value-type="float" office:value="0.847903771633131" calcext:value-type="float">
            <text:p>0.847903771633131</text:p>
          </table:table-cell>
          <table:table-cell table:formula="of:=[.J99]/[.L99] * 100" office:value-type="float" office:value="60.1750547045952" calcext:value-type="float">
            <text:p>60.1750547045952</text:p>
          </table:table-cell>
          <table:table-cell table:formula="of:=[.K99]/[.L99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9]+[.Q99]" office:value-type="float" office:value="0.0171807028067316" calcext:value-type="float">
            <text:p>0.017180702806732</text:p>
          </table:table-cell>
          <table:table-cell table:formula="of:= 1 - [.$J$1]^(-[.R99] * [.$H$1])" office:value-type="float" office:value="0.82058799051485" calcext:value-type="float">
            <text:p>0.82058799051485</text:p>
          </table:table-cell>
          <table:table-cell table:style-name="Default" table:formula="of:=[.P99]/[.R99] * 100" office:value-type="float" office:value="12.6928032645856" calcext:value-type="float">
            <text:p>12.6928032645856</text:p>
          </table:table-cell>
          <table:table-cell table:style-name="Default" table:formula="of:=[.Q99]/[.R99] * 100" office:value-type="float" office:value="87.3071967354144" calcext:value-type="float">
            <text:p>87.3071967354144</text:p>
          </table:table-cell>
          <table:table-cell office:value-type="float" office:value="0.000358857398044626" calcext:value-type="float">
            <text:p>0.000358857398045</text:p>
          </table:table-cell>
          <table:table-cell office:value-type="float" office:value="0.01875" calcext:value-type="float">
            <text:p>0.0188</text:p>
          </table:table-cell>
          <table:table-cell table:formula="of:=[.V99]+[.W99]" office:value-type="float" office:value="0.0191088573980446" calcext:value-type="float">
            <text:p>0.019108857398045</text:p>
          </table:table-cell>
          <table:table-cell table:formula="of:= 1 - [.$J$1]^(-[.X99] * [.$H$1])" office:value-type="float" office:value="0.852050733868298" calcext:value-type="float">
            <text:p>0.852050733868298</text:p>
          </table:table-cell>
          <table:table-cell table:style-name="Default" table:formula="of:=[.V99]/[.X99] * 100" office:value-type="float" office:value="1.87796366140315" calcext:value-type="float">
            <text:p>1.87796366140315</text:p>
          </table:table-cell>
          <table:table-cell table:style-name="Default" table:formula="of:=[.W99]/[.X99] * 100" office:value-type="float" office:value="98.1220363385969" calcext:value-type="float">
            <text:p>98.12203633859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876789003825988" calcext:value-type="float">
            <text:p>0.000876789003826</text:p>
          </table:table-cell>
          <table:table-cell office:value-type="float" office:value="0.0158333333333333" calcext:value-type="float">
            <text:p>0.015833333333333</text:p>
          </table:table-cell>
          <table:table-cell table:formula="of:=[.D100]+[.E100]" office:value-type="float" office:value="0.0167101223371593" calcext:value-type="float">
            <text:p>0.016710122337159</text:p>
          </table:table-cell>
          <table:table-cell table:formula="of:= 1 - [.$J$1]^(-[.F100] * [.$H$1])" office:value-type="float" office:value="0.811943407810828" calcext:value-type="float">
            <text:p>0.811943407810828</text:p>
          </table:table-cell>
          <table:table-cell table:formula="of:=[.D100]/[.F100] * 100" office:value-type="float" office:value="5.2470531701388" calcext:value-type="float">
            <text:p>5.2470531701388</text:p>
          </table:table-cell>
          <table:table-cell table:formula="of:=[.E100]/[.F100] * 100" office:value-type="float" office:value="94.7529468298612" calcext:value-type="float">
            <text:p>94.752946829861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100]+[.K100]" office:value-type="float" office:value="0.0188324175824176" calcext:value-type="float">
            <text:p>0.018832417582418</text:p>
          </table:table-cell>
          <table:table-cell table:formula="of:= 1 - [.$J$1]^(-[.L100] * [.$H$1])" office:value-type="float" office:value="0.847903771633131" calcext:value-type="float">
            <text:p>0.847903771633131</text:p>
          </table:table-cell>
          <table:table-cell table:formula="of:=[.J100]/[.L100] * 100" office:value-type="float" office:value="60.1750547045952" calcext:value-type="float">
            <text:p>60.1750547045952</text:p>
          </table:table-cell>
          <table:table-cell table:formula="of:=[.K100]/[.L100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0]+[.Q100]" office:value-type="float" office:value="0.0171807028067316" calcext:value-type="float">
            <text:p>0.017180702806732</text:p>
          </table:table-cell>
          <table:table-cell table:formula="of:= 1 - [.$J$1]^(-[.R100] * [.$H$1])" office:value-type="float" office:value="0.82058799051485" calcext:value-type="float">
            <text:p>0.82058799051485</text:p>
          </table:table-cell>
          <table:table-cell table:style-name="Default" table:formula="of:=[.P100]/[.R100] * 100" office:value-type="float" office:value="12.6928032645856" calcext:value-type="float">
            <text:p>12.6928032645856</text:p>
          </table:table-cell>
          <table:table-cell table:style-name="Default" table:formula="of:=[.Q100]/[.R100] * 100" office:value-type="float" office:value="87.3071967354144" calcext:value-type="float">
            <text:p>87.3071967354144</text:p>
          </table:table-cell>
          <table:table-cell office:value-type="float" office:value="0.00035088278919919" calcext:value-type="float">
            <text:p>0.000350882789199</text:p>
          </table:table-cell>
          <table:table-cell office:value-type="float" office:value="0.01875" calcext:value-type="float">
            <text:p>0.0188</text:p>
          </table:table-cell>
          <table:table-cell table:formula="of:=[.V100]+[.W100]" office:value-type="float" office:value="0.0191008827891992" calcext:value-type="float">
            <text:p>0.019100882789199</text:p>
          </table:table-cell>
          <table:table-cell table:formula="of:= 1 - [.$J$1]^(-[.X100] * [.$H$1])" office:value-type="float" office:value="0.851932703051988" calcext:value-type="float">
            <text:p>0.851932703051988</text:p>
          </table:table-cell>
          <table:table-cell table:style-name="Default" table:formula="of:=[.V100]/[.X100] * 100" office:value-type="float" office:value="1.83699776115898" calcext:value-type="float">
            <text:p>1.83699776115898</text:p>
          </table:table-cell>
          <table:table-cell table:style-name="Default" table:formula="of:=[.W100]/[.X100] * 100" office:value-type="float" office:value="98.163002238841" calcext:value-type="float">
            <text:p>98.1630022388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107329173153396" calcext:value-type="float">
            <text:p>0.001073291731534</text:p>
          </table:table-cell>
          <table:table-cell office:value-type="float" office:value="0.0156521739130435" calcext:value-type="float">
            <text:p>0.015652173913044</text:p>
          </table:table-cell>
          <table:table-cell table:formula="of:=[.D101]+[.E101]" office:value-type="float" office:value="0.0167254656445775" calcext:value-type="float">
            <text:p>0.016725465644578</text:p>
          </table:table-cell>
          <table:table-cell table:formula="of:= 1 - [.$J$1]^(-[.F101] * [.$H$1])" office:value-type="float" office:value="0.812231727594104" calcext:value-type="float">
            <text:p>0.812231727594104</text:p>
          </table:table-cell>
          <table:table-cell table:formula="of:=[.D101]/[.F101] * 100" office:value-type="float" office:value="6.41711121437107" calcext:value-type="float">
            <text:p>6.41711121437107</text:p>
          </table:table-cell>
          <table:table-cell table:formula="of:=[.E101]/[.F101] * 100" office:value-type="float" office:value="93.5828887856289" calcext:value-type="float">
            <text:p>93.582888785628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101]+[.K101]" office:value-type="float" office:value="0.0188324175824176" calcext:value-type="float">
            <text:p>0.018832417582418</text:p>
          </table:table-cell>
          <table:table-cell table:formula="of:= 1 - [.$J$1]^(-[.L101] * [.$H$1])" office:value-type="float" office:value="0.847903771633131" calcext:value-type="float">
            <text:p>0.847903771633131</text:p>
          </table:table-cell>
          <table:table-cell table:formula="of:=[.J101]/[.L101] * 100" office:value-type="float" office:value="60.1750547045952" calcext:value-type="float">
            <text:p>60.1750547045952</text:p>
          </table:table-cell>
          <table:table-cell table:formula="of:=[.K101]/[.L101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1]+[.Q101]" office:value-type="float" office:value="0.0171807028067316" calcext:value-type="float">
            <text:p>0.017180702806732</text:p>
          </table:table-cell>
          <table:table-cell table:formula="of:= 1 - [.$J$1]^(-[.R101] * [.$H$1])" office:value-type="float" office:value="0.82058799051485" calcext:value-type="float">
            <text:p>0.82058799051485</text:p>
          </table:table-cell>
          <table:table-cell table:style-name="Default" table:formula="of:=[.P101]/[.R101] * 100" office:value-type="float" office:value="12.6928032645856" calcext:value-type="float">
            <text:p>12.6928032645856</text:p>
          </table:table-cell>
          <table:table-cell table:style-name="Default" table:formula="of:=[.Q101]/[.R101] * 100" office:value-type="float" office:value="87.3071967354144" calcext:value-type="float">
            <text:p>87.3071967354144</text:p>
          </table:table-cell>
          <table:table-cell office:value-type="float" office:value="0.000343254902477468" calcext:value-type="float">
            <text:p>0.000343254902477</text:p>
          </table:table-cell>
          <table:table-cell office:value-type="float" office:value="0.01875" calcext:value-type="float">
            <text:p>0.0188</text:p>
          </table:table-cell>
          <table:table-cell table:formula="of:=[.V101]+[.W101]" office:value-type="float" office:value="0.0190932549024775" calcext:value-type="float">
            <text:p>0.019093254902478</text:p>
          </table:table-cell>
          <table:table-cell table:formula="of:= 1 - [.$J$1]^(-[.X101] * [.$H$1])" office:value-type="float" office:value="0.851819715900846" calcext:value-type="float">
            <text:p>0.851819715900846</text:p>
          </table:table-cell>
          <table:table-cell table:style-name="Default" table:formula="of:=[.V101]/[.X101] * 100" office:value-type="float" office:value="1.79778096626641" calcext:value-type="float">
            <text:p>1.79778096626641</text:p>
          </table:table-cell>
          <table:table-cell table:style-name="Default" table:formula="of:=[.W101]/[.X101] * 100" office:value-type="float" office:value="98.2022190337336" calcext:value-type="float">
            <text:p>98.20221903373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140172624711159" calcext:value-type="float">
            <text:p>0.001401726247112</text:p>
          </table:table-cell>
          <table:table-cell office:value-type="float" office:value="0.0154787234042553" calcext:value-type="float">
            <text:p>0.015478723404255</text:p>
          </table:table-cell>
          <table:table-cell table:formula="of:=[.D102]+[.E102]" office:value-type="float" office:value="0.0168804496513669" calcext:value-type="float">
            <text:p>0.016880449651367</text:p>
          </table:table-cell>
          <table:table-cell table:formula="of:= 1 - [.$J$1]^(-[.F102] * [.$H$1])" office:value-type="float" office:value="0.815119400737704" calcext:value-type="float">
            <text:p>0.815119400737704</text:p>
          </table:table-cell>
          <table:table-cell table:formula="of:=[.D102]/[.F102] * 100" office:value-type="float" office:value="8.30384424622294" calcext:value-type="float">
            <text:p>8.30384424622294</text:p>
          </table:table-cell>
          <table:table-cell table:formula="of:=[.E102]/[.F102] * 100" office:value-type="float" office:value="91.6961557537771" calcext:value-type="float">
            <text:p>91.696155753777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102]+[.K102]" office:value-type="float" office:value="0.0188324175824176" calcext:value-type="float">
            <text:p>0.018832417582418</text:p>
          </table:table-cell>
          <table:table-cell table:formula="of:= 1 - [.$J$1]^(-[.L102] * [.$H$1])" office:value-type="float" office:value="0.847903771633131" calcext:value-type="float">
            <text:p>0.847903771633131</text:p>
          </table:table-cell>
          <table:table-cell table:formula="of:=[.J102]/[.L102] * 100" office:value-type="float" office:value="60.1750547045952" calcext:value-type="float">
            <text:p>60.1750547045952</text:p>
          </table:table-cell>
          <table:table-cell table:formula="of:=[.K102]/[.L102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2]+[.Q102]" office:value-type="float" office:value="0.0171807028067316" calcext:value-type="float">
            <text:p>0.017180702806732</text:p>
          </table:table-cell>
          <table:table-cell table:formula="of:= 1 - [.$J$1]^(-[.R102] * [.$H$1])" office:value-type="float" office:value="0.82058799051485" calcext:value-type="float">
            <text:p>0.82058799051485</text:p>
          </table:table-cell>
          <table:table-cell table:style-name="Default" table:formula="of:=[.P102]/[.R102] * 100" office:value-type="float" office:value="12.6928032645856" calcext:value-type="float">
            <text:p>12.6928032645856</text:p>
          </table:table-cell>
          <table:table-cell table:style-name="Default" table:formula="of:=[.Q102]/[.R102] * 100" office:value-type="float" office:value="87.3071967354144" calcext:value-type="float">
            <text:p>87.3071967354144</text:p>
          </table:table-cell>
          <table:table-cell office:value-type="float" office:value="0.000335951606680075" calcext:value-type="float">
            <text:p>0.00033595160668</text:p>
          </table:table-cell>
          <table:table-cell office:value-type="float" office:value="0.01875" calcext:value-type="float">
            <text:p>0.0188</text:p>
          </table:table-cell>
          <table:table-cell table:formula="of:=[.V102]+[.W102]" office:value-type="float" office:value="0.0190859516066801" calcext:value-type="float">
            <text:p>0.01908595160668</text:p>
          </table:table-cell>
          <table:table-cell table:formula="of:= 1 - [.$J$1]^(-[.X102] * [.$H$1])" office:value-type="float" office:value="0.851711455921481" calcext:value-type="float">
            <text:p>0.851711455921481</text:p>
          </table:table-cell>
          <table:table-cell table:style-name="Default" table:formula="of:=[.V102]/[.X102] * 100" office:value-type="float" office:value="1.7602035968827" calcext:value-type="float">
            <text:p>1.7602035968827</text:p>
          </table:table-cell>
          <table:table-cell table:style-name="Default" table:formula="of:=[.W102]/[.X102] * 100" office:value-type="float" office:value="98.2397964031173" calcext:value-type="float">
            <text:p>98.23979640311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05993366597447" calcext:value-type="float">
            <text:p>0.002059933665974</text:p>
          </table:table-cell>
          <table:table-cell office:value-type="float" office:value="0.0153125" calcext:value-type="float">
            <text:p>0.0153125</text:p>
          </table:table-cell>
          <table:table-cell table:formula="of:=[.D103]+[.E103]" office:value-type="float" office:value="0.0173724336659745" calcext:value-type="float">
            <text:p>0.017372433665975</text:p>
          </table:table-cell>
          <table:table-cell table:formula="of:= 1 - [.$J$1]^(-[.F103] * [.$H$1])" office:value-type="float" office:value="0.823995105774044" calcext:value-type="float">
            <text:p>0.823995105774044</text:p>
          </table:table-cell>
          <table:table-cell table:formula="of:=[.D103]/[.F103] * 100" office:value-type="float" office:value="11.8574847115925" calcext:value-type="float">
            <text:p>11.8574847115925</text:p>
          </table:table-cell>
          <table:table-cell table:formula="of:=[.E103]/[.F103] * 100" office:value-type="float" office:value="88.1425152884075" calcext:value-type="float">
            <text:p>88.142515288407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103]+[.K103]" office:value-type="float" office:value="0.0188324175824176" calcext:value-type="float">
            <text:p>0.018832417582418</text:p>
          </table:table-cell>
          <table:table-cell table:formula="of:= 1 - [.$J$1]^(-[.L103] * [.$H$1])" office:value-type="float" office:value="0.847903771633131" calcext:value-type="float">
            <text:p>0.847903771633131</text:p>
          </table:table-cell>
          <table:table-cell table:formula="of:=[.J103]/[.L103] * 100" office:value-type="float" office:value="60.1750547045952" calcext:value-type="float">
            <text:p>60.1750547045952</text:p>
          </table:table-cell>
          <table:table-cell table:formula="of:=[.K103]/[.L103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3]+[.Q103]" office:value-type="float" office:value="0.0171807028067316" calcext:value-type="float">
            <text:p>0.017180702806732</text:p>
          </table:table-cell>
          <table:table-cell table:formula="of:= 1 - [.$J$1]^(-[.R103] * [.$H$1])" office:value-type="float" office:value="0.82058799051485" calcext:value-type="float">
            <text:p>0.82058799051485</text:p>
          </table:table-cell>
          <table:table-cell table:style-name="Default" table:formula="of:=[.P103]/[.R103] * 100" office:value-type="float" office:value="12.6928032645856" calcext:value-type="float">
            <text:p>12.6928032645856</text:p>
          </table:table-cell>
          <table:table-cell table:style-name="Default" table:formula="of:=[.Q103]/[.R103] * 100" office:value-type="float" office:value="87.3071967354144" calcext:value-type="float">
            <text:p>87.3071967354144</text:p>
          </table:table-cell>
          <table:table-cell office:value-type="float" office:value="0.00032895261487424" calcext:value-type="float">
            <text:p>0.000328952614874</text:p>
          </table:table-cell>
          <table:table-cell office:value-type="float" office:value="0.01875" calcext:value-type="float">
            <text:p>0.0188</text:p>
          </table:table-cell>
          <table:table-cell table:formula="of:=[.V103]+[.W103]" office:value-type="float" office:value="0.0190789526148742" calcext:value-type="float">
            <text:p>0.019078952614874</text:p>
          </table:table-cell>
          <table:table-cell table:formula="of:= 1 - [.$J$1]^(-[.X103] * [.$H$1])" office:value-type="float" office:value="0.851607632555733" calcext:value-type="float">
            <text:p>0.851607632555733</text:p>
          </table:table-cell>
          <table:table-cell table:style-name="Default" table:formula="of:=[.V103]/[.X103] * 100" office:value-type="float" office:value="1.72416495556356" calcext:value-type="float">
            <text:p>1.72416495556356</text:p>
          </table:table-cell>
          <table:table-cell table:style-name="Default" table:formula="of:=[.W103]/[.X103] * 100" office:value-type="float" office:value="98.2758350444365" calcext:value-type="float">
            <text:p>98.27583504443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403712524059635" calcext:value-type="float">
            <text:p>0.004037125240596</text:p>
          </table:table-cell>
          <table:table-cell office:value-type="float" office:value="0.0151530612244898" calcext:value-type="float">
            <text:p>0.01515306122449</text:p>
          </table:table-cell>
          <table:table-cell table:formula="of:=[.D104]+[.E104]" office:value-type="float" office:value="0.0191901864650861" calcext:value-type="float">
            <text:p>0.019190186465086</text:p>
          </table:table-cell>
          <table:table-cell table:formula="of:= 1 - [.$J$1]^(-[.F104] * [.$H$1])" office:value-type="float" office:value="0.853249111769019" calcext:value-type="float">
            <text:p>0.853249111769019</text:p>
          </table:table-cell>
          <table:table-cell table:formula="of:=[.D104]/[.F104] * 100" office:value-type="float" office:value="21.037446655046" calcext:value-type="float">
            <text:p>21.037446655046</text:p>
          </table:table-cell>
          <table:table-cell table:formula="of:=[.E104]/[.F104] * 100" office:value-type="float" office:value="78.962553344954" calcext:value-type="float">
            <text:p>78.96255334495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104]+[.K104]" office:value-type="float" office:value="0.0188324175824176" calcext:value-type="float">
            <text:p>0.018832417582418</text:p>
          </table:table-cell>
          <table:table-cell table:formula="of:= 1 - [.$J$1]^(-[.L104] * [.$H$1])" office:value-type="float" office:value="0.847903771633131" calcext:value-type="float">
            <text:p>0.847903771633131</text:p>
          </table:table-cell>
          <table:table-cell table:formula="of:=[.J104]/[.L104] * 100" office:value-type="float" office:value="60.1750547045952" calcext:value-type="float">
            <text:p>60.1750547045952</text:p>
          </table:table-cell>
          <table:table-cell table:formula="of:=[.K104]/[.L104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4]+[.Q104]" office:value-type="float" office:value="0.0171807028067316" calcext:value-type="float">
            <text:p>0.017180702806732</text:p>
          </table:table-cell>
          <table:table-cell table:formula="of:= 1 - [.$J$1]^(-[.R104] * [.$H$1])" office:value-type="float" office:value="0.82058799051485" calcext:value-type="float">
            <text:p>0.82058799051485</text:p>
          </table:table-cell>
          <table:table-cell table:style-name="Default" table:formula="of:=[.P104]/[.R104] * 100" office:value-type="float" office:value="12.6928032645856" calcext:value-type="float">
            <text:p>12.6928032645856</text:p>
          </table:table-cell>
          <table:table-cell table:style-name="Default" table:formula="of:=[.Q104]/[.R104] * 100" office:value-type="float" office:value="87.3071967354144" calcext:value-type="float">
            <text:p>87.3071967354144</text:p>
          </table:table-cell>
          <table:table-cell office:value-type="float" office:value="0.000322239296203338" calcext:value-type="float">
            <text:p>0.000322239296203</text:p>
          </table:table-cell>
          <table:table-cell office:value-type="float" office:value="0.01875" calcext:value-type="float">
            <text:p>0.0188</text:p>
          </table:table-cell>
          <table:table-cell table:formula="of:=[.V104]+[.W104]" office:value-type="float" office:value="0.0190722392962033" calcext:value-type="float">
            <text:p>0.019072239296203</text:p>
          </table:table-cell>
          <table:table-cell table:formula="of:= 1 - [.$J$1]^(-[.X104] * [.$H$1])" office:value-type="float" office:value="0.851507978577643" calcext:value-type="float">
            <text:p>0.851507978577643</text:p>
          </table:table-cell>
          <table:table-cell table:style-name="Default" table:formula="of:=[.V104]/[.X104] * 100" office:value-type="float" office:value="1.68957242617801" calcext:value-type="float">
            <text:p>1.68957242617801</text:p>
          </table:table-cell>
          <table:table-cell table:style-name="Default" table:formula="of:=[.W104]/[.X104] * 100" office:value-type="float" office:value="98.310427573822" calcext:value-type="float">
            <text:p>98.3104275738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/>
          <table:table-cell office:value-type="float" office:value="0.015" calcext:value-type="float">
            <text:p>0.015</text:p>
          </table:table-cell>
          <table:table-cell table:formula="of:=[.D105]+[.E105]" office:value-type="float" office:value="0.015" calcext:value-type="float">
            <text:p>0.015</text:p>
          </table:table-cell>
          <table:table-cell table:style-name="Default" table:formula="of:= 1 - [.$J$1]^(-[.F105] * [.$H$1])" office:value-type="float" office:value="0.776869860972977" calcext:value-type="float">
            <text:p>0.776869860972977</text:p>
          </table:table-cell>
          <table:table-cell table:style-name="Default" table:formula="of:=[.D105]/[.F105] * 100" office:value-type="float" office:value="0" calcext:value-type="float">
            <text:p>0</text:p>
          </table:table-cell>
          <table:table-cell table:style-name="Default" table:formula="of:=[.E105]/[.F105] * 100" office:value-type="float" office:value="100" calcext:value-type="float">
            <text:p>100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105]+[.K105]" office:value-type="float" office:value="0.0188324175824176" calcext:value-type="float">
            <text:p>0.018832417582418</text:p>
          </table:table-cell>
          <table:table-cell table:formula="of:= 1 - [.$J$1]^(-[.L105] * [.$H$1])" office:value-type="float" office:value="0.847903771633131" calcext:value-type="float">
            <text:p>0.847903771633131</text:p>
          </table:table-cell>
          <table:table-cell table:formula="of:=[.J105]/[.L105] * 100" office:value-type="float" office:value="60.1750547045952" calcext:value-type="float">
            <text:p>60.1750547045952</text:p>
          </table:table-cell>
          <table:table-cell table:formula="of:=[.K105]/[.L105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5]+[.Q105]" office:value-type="float" office:value="0.0171807028067316" calcext:value-type="float">
            <text:p>0.017180702806732</text:p>
          </table:table-cell>
          <table:table-cell table:formula="of:= 1 - [.$J$1]^(-[.R105] * [.$H$1])" office:value-type="float" office:value="0.82058799051485" calcext:value-type="float">
            <text:p>0.82058799051485</text:p>
          </table:table-cell>
          <table:table-cell table:style-name="Default" table:formula="of:=[.P105]/[.R105] * 100" office:value-type="float" office:value="12.6928032645856" calcext:value-type="float">
            <text:p>12.6928032645856</text:p>
          </table:table-cell>
          <table:table-cell table:style-name="Default" table:formula="of:=[.Q105]/[.R105] * 100" office:value-type="float" office:value="87.3071967354144" calcext:value-type="float">
            <text:p>87.3071967354144</text:p>
          </table:table-cell>
          <table:table-cell office:value-type="float" office:value="0.000315794510279271" calcext:value-type="float">
            <text:p>0.000315794510279</text:p>
          </table:table-cell>
          <table:table-cell office:value-type="float" office:value="0.01875" calcext:value-type="float">
            <text:p>0.0188</text:p>
          </table:table-cell>
          <table:table-cell table:formula="of:=[.V105]+[.W105]" office:value-type="float" office:value="0.0190657945102793" calcext:value-type="float">
            <text:p>0.019065794510279</text:p>
          </table:table-cell>
          <table:table-cell table:formula="of:= 1 - [.$J$1]^(-[.X105] * [.$H$1])" office:value-type="float" office:value="0.851412247797746" calcext:value-type="float">
            <text:p>0.851412247797746</text:p>
          </table:table-cell>
          <table:table-cell table:style-name="Default" table:formula="of:=[.V105]/[.X105] * 100" office:value-type="float" office:value="1.65634067916242" calcext:value-type="float">
            <text:p>1.65634067916242</text:p>
          </table:table-cell>
          <table:table-cell table:style-name="Default" table:formula="of:=[.W105]/[.X105] * 100" office:value-type="float" office:value="98.3436593208376" calcext:value-type="float">
            <text:p>98.3436593208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09:58:03.992242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22:51:22.970091772</meta:creation-date>
    <dc:date>2021-05-04T11:58:01.066771844</dc:date>
    <meta:editing-duration>PT2H25M29S</meta:editing-duration>
    <meta:editing-cycles>8</meta:editing-cycles>
    <meta:generator>LibreOffice/6.0.7.3$Linux_X86_64 LibreOffice_project/00m0$Build-3</meta:generator>
    <meta:document-statistic meta:table-count="1" meta:cell-count="27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4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4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4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34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34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34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34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34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9.763cm" svg:height="22.366cm" xlink:href=".." xlink:type="simple" chart:class="chart:scatter" chart:style-name="ch1">
        <chart:legend chart:legend-position="end" svg:x="36.706cm" svg:y="8.892cm" style:legend-expansion="high" chart:style-name="ch2"/>
        <chart:plot-area chart:style-name="ch3" table:cell-range-address="Sheet1.A6:Sheet1.B105 Sheet1.H6:Sheet1.I105 Sheet1.N6:Sheet1.O105 Sheet1.T6:Sheet1.U105 Sheet1.Z6:Sheet1.AA105" chart:data-source-has-labels="row" svg:x="0.795cm" svg:y="0.447cm" svg:width="35.116cm" svg:height="21.472cm">
          <chartooo:coordinate-region svg:x="1.707cm" svg:y="0.646cm" svg:width="33.738cm" svg:height="20.6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05" loext:label-string="&quot;0 Repression&quot;" chart:class="chart:scatter">
            <chart:domain table:cell-range-address="Sheet1.A6:Sheet1.A105"/>
            <chart:data-point chart:repeated="100"/>
          </chart:series>
          <chart:series chart:style-name="ch8" chart:values-cell-range-address="Sheet1.H6:Sheet1.H105" loext:label-string="&quot;R repression&quot;" chart:class="chart:scatter">
            <chart:data-point chart:repeated="100"/>
          </chart:series>
          <chart:series chart:style-name="ch9" chart:values-cell-range-address="Sheet1.I6:Sheet1.I105" loext:label-string="&quot;R degradation&quot;" chart:class="chart:scatter">
            <chart:data-point chart:repeated="100"/>
          </chart:series>
          <chart:series chart:style-name="ch10" chart:values-cell-range-address="Sheet1.N6:Sheet1.N105" loext:label-string="&quot;15 Repression&quot;" chart:class="chart:scatter">
            <chart:data-point chart:repeated="100"/>
          </chart:series>
          <chart:series chart:style-name="ch11" chart:values-cell-range-address="Sheet1.O6:Sheet1.O105" loext:label-string="&quot;15 degradation&quot;" chart:class="chart:scatter">
            <chart:data-point chart:repeated="100"/>
          </chart:series>
          <chart:series chart:style-name="ch12" chart:values-cell-range-address="Sheet1.T6:Sheet1.T105" loext:label-string="&quot;30 Repression&quot;" chart:class="chart:scatter">
            <chart:data-point chart:repeated="100"/>
          </chart:series>
          <chart:series chart:style-name="ch13" chart:values-cell-range-address="Sheet1.U6:Sheet1.U105" loext:label-string="&quot;30 degradation&quot;" chart:class="chart:scatter">
            <chart:data-point chart:repeated="100"/>
          </chart:series>
          <chart:series chart:style-name="ch14" chart:values-cell-range-address="Sheet1.Z6:Sheet1.Z105" loext:label-string="&quot;50 Repression&quot;" chart:class="chart:scatter">
            <chart:data-point chart:repeated="100"/>
          </chart:series>
          <chart:series chart:style-name="ch15" chart:values-cell-range-address="Sheet1.AA6:Sheet1.AA105" loext:label-string="&quot;50 Degradation&quot;" chart:class="chart:scatter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 Repression</text:p>
              </table:table-cell>
              <table:table-cell office:value-type="string">
                <text:p>R repression</text:p>
              </table:table-cell>
              <table:table-cell office:value-type="string">
                <text:p>R degradation</text:p>
              </table:table-cell>
              <table:table-cell office:value-type="string">
                <text:p>15 Repression</text:p>
              </table:table-cell>
              <table:table-cell office:value-type="string">
                <text:p>15 degradation</text:p>
              </table:table-cell>
              <table:table-cell office:value-type="string">
                <text:p>30 Repression</text:p>
              </table:table-cell>
              <table:table-cell office:value-type="string">
                <text:p>30 degradation</text:p>
              </table:table-cell>
              <table:table-cell office:value-type="string">
                <text:p>50 Repression</text:p>
              </table:table-cell>
              <table:table-cell office:value-type="string">
                <text:p>50 Degrad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05</svg:desc>
                </draw:g>
              </table:table-cell>
              <table:table-cell office:value-type="float" office:value="4.9748743718593">
                <text:p>4.9748743718593</text:p>
                <draw:g>
                  <svg:desc>Sheet1.B6:Sheet1.B105</svg:desc>
                </draw:g>
              </table:table-cell>
              <table:table-cell office:value-type="float" office:value="97.679374852001">
                <text:p>97.679374852001</text:p>
                <draw:g>
                  <svg:desc>Sheet1.H6:Sheet1.H105</svg:desc>
                </draw:g>
              </table:table-cell>
              <table:table-cell office:value-type="float" office:value="2.32062514799905">
                <text:p>2.32062514799905</text:p>
                <draw:g>
                  <svg:desc>Sheet1.I6:Sheet1.I105</svg:desc>
                </draw:g>
              </table:table-cell>
              <table:table-cell office:value-type="float" office:value="58.5106382978724">
                <text:p>58.5106382978724</text:p>
                <draw:g>
                  <svg:desc>Sheet1.N6:Sheet1.N105</svg:desc>
                </draw:g>
              </table:table-cell>
              <table:table-cell office:value-type="float" office:value="41.4893617021276">
                <text:p>41.4893617021276</text:p>
                <draw:g>
                  <svg:desc>Sheet1.O6:Sheet1.O105</svg:desc>
                </draw:g>
              </table:table-cell>
              <table:table-cell office:value-type="float" office:value="12.6928032645856">
                <text:p>12.6928032645856</text:p>
                <draw:g>
                  <svg:desc>Sheet1.T6:Sheet1.T105</svg:desc>
                </draw:g>
              </table:table-cell>
              <table:table-cell office:value-type="float" office:value="87.3071967354144">
                <text:p>87.3071967354144</text:p>
                <draw:g>
                  <svg:desc>Sheet1.U6:Sheet1.U105</svg:desc>
                </draw:g>
              </table:table-cell>
              <table:table-cell office:value-type="float" office:value="1.65631741459441">
                <text:p>1.65631741459441</text:p>
                <draw:g>
                  <svg:desc>Sheet1.Z6:Sheet1.Z105</svg:desc>
                </draw:g>
              </table:table-cell>
              <table:table-cell office:value-type="float" office:value="98.3436825854056">
                <text:p>98.3436825854056</text:p>
                <draw:g>
                  <svg:desc>Sheet1.AA6:Sheet1.AA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8743718592965">
                <text:p>2.48743718592965</text:p>
              </table:table-cell>
              <table:table-cell office:value-type="float" office:value="97.1395350548618">
                <text:p>97.1395350548618</text:p>
              </table:table-cell>
              <table:table-cell office:value-type="float" office:value="2.86046494513824">
                <text:p>2.86046494513824</text:p>
              </table:table-cell>
              <table:table-cell office:value-type="float" office:value="56.7010309278351">
                <text:p>56.7010309278351</text:p>
              </table:table-cell>
              <table:table-cell office:value-type="float" office:value="43.2989690721649">
                <text:p>43.2989690721649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5829145728643">
                <text:p>1.65829145728643</text:p>
              </table:table-cell>
              <table:table-cell office:value-type="float" office:value="96.2885154061625">
                <text:p>96.2885154061625</text:p>
              </table:table-cell>
              <table:table-cell office:value-type="float" office:value="3.71148459383754">
                <text:p>3.71148459383754</text:p>
              </table:table-cell>
              <table:table-cell office:value-type="float" office:value="54.726368159204">
                <text:p>54.726368159204</text:p>
              </table:table-cell>
              <table:table-cell office:value-type="float" office:value="45.273631840796">
                <text:p>45.273631840796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4371859296483">
                <text:p>1.24371859296483</text:p>
              </table:table-cell>
              <table:table-cell office:value-type="float" office:value="95.2456544170172">
                <text:p>95.2456544170172</text:p>
              </table:table-cell>
              <table:table-cell office:value-type="float" office:value="4.75434558298279">
                <text:p>4.75434558298279</text:p>
              </table:table-cell>
              <table:table-cell office:value-type="float" office:value="52.5629887054736">
                <text:p>52.5629887054736</text:p>
              </table:table-cell>
              <table:table-cell office:value-type="float" office:value="47.4370112945264">
                <text:p>47.4370112945264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497487437186">
                <text:p>0.99497487437186</text:p>
              </table:table-cell>
              <table:table-cell office:value-type="float" office:value="94.124358243012">
                <text:p>94.124358243012</text:p>
              </table:table-cell>
              <table:table-cell office:value-type="float" office:value="5.87564175698803">
                <text:p>5.87564175698803</text:p>
              </table:table-cell>
              <table:table-cell office:value-type="float" office:value="50.1824817518248">
                <text:p>50.1824817518248</text:p>
              </table:table-cell>
              <table:table-cell office:value-type="float" office:value="49.8175182481752">
                <text:p>49.8175182481752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29145728643217">
                <text:p>0.829145728643217</text:p>
              </table:table-cell>
              <table:table-cell office:value-type="float" office:value="93.0291561832674">
                <text:p>93.0291561832674</text:p>
              </table:table-cell>
              <table:table-cell office:value-type="float" office:value="6.97084381673256">
                <text:p>6.97084381673256</text:p>
              </table:table-cell>
              <table:table-cell office:value-type="float" office:value="47.5504322766571">
                <text:p>47.5504322766571</text:p>
              </table:table-cell>
              <table:table-cell office:value-type="float" office:value="52.4495677233429">
                <text:p>52.4495677233429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10696338837043">
                <text:p>0.710696338837043</text:p>
              </table:table-cell>
              <table:table-cell office:value-type="float" office:value="92.0553447891096">
                <text:p>92.0553447891096</text:p>
              </table:table-cell>
              <table:table-cell office:value-type="float" office:value="7.94465521089042">
                <text:p>7.94465521089042</text:p>
              </table:table-cell>
              <table:table-cell office:value-type="float" office:value="44.6247464503043">
                <text:p>44.6247464503043</text:p>
              </table:table-cell>
              <table:table-cell office:value-type="float" office:value="55.3752535496957">
                <text:p>55.3752535496957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1859296482413">
                <text:p>0.621859296482413</text:p>
              </table:table-cell>
              <table:table-cell office:value-type="float" office:value="91.2907263837115">
                <text:p>91.2907263837115</text:p>
              </table:table-cell>
              <table:table-cell office:value-type="float" office:value="8.70927361628847">
                <text:p>8.70927361628847</text:p>
              </table:table-cell>
              <table:table-cell office:value-type="float" office:value="41.3533834586466">
                <text:p>41.3533834586466</text:p>
              </table:table-cell>
              <table:table-cell office:value-type="float" office:value="58.6466165413534">
                <text:p>58.6466165413534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2763819095478">
                <text:p>0.552763819095478</text:p>
              </table:table-cell>
              <table:table-cell office:value-type="float" office:value="90.8190224570674">
                <text:p>90.8190224570674</text:p>
              </table:table-cell>
              <table:table-cell office:value-type="float" office:value="9.18097754293263">
                <text:p>9.18097754293263</text:p>
              </table:table-cell>
              <table:table-cell office:value-type="float" office:value="37.6712328767124">
                <text:p>37.6712328767124</text:p>
              </table:table-cell>
              <table:table-cell office:value-type="float" office:value="62.3287671232876">
                <text:p>62.3287671232876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90.7247671741297">
                <text:p>90.7247671741297</text:p>
              </table:table-cell>
              <table:table-cell office:value-type="float" office:value="9.2752328258703">
                <text:p>9.2752328258703</text:p>
              </table:table-cell>
              <table:table-cell office:value-type="float" office:value="33.495736906212">
                <text:p>33.495736906212</text:p>
              </table:table-cell>
              <table:table-cell office:value-type="float" office:value="66.504263093788">
                <text:p>66.50426309378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52261306532664">
                <text:p>0.452261306532664</text:p>
              </table:table-cell>
              <table:table-cell office:value-type="float" office:value="91.0998233215548">
                <text:p>91.0998233215548</text:p>
              </table:table-cell>
              <table:table-cell office:value-type="float" office:value="8.90017667844523">
                <text:p>8.90017667844523</text:p>
              </table:table-cell>
              <table:table-cell office:value-type="float" office:value="28.7206266318538">
                <text:p>28.7206266318538</text:p>
              </table:table-cell>
              <table:table-cell office:value-type="float" office:value="71.2793733681462">
                <text:p>71.2793733681462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14572864321608">
                <text:p>0.414572864321608</text:p>
              </table:table-cell>
              <table:table-cell office:value-type="float" office:value="92.0521349819034">
                <text:p>92.0521349819034</text:p>
              </table:table-cell>
              <table:table-cell office:value-type="float" office:value="7.94786501809661">
                <text:p>7.94786501809661</text:p>
              </table:table-cell>
              <table:table-cell office:value-type="float" office:value="23.2067510548523">
                <text:p>23.2067510548523</text:p>
              </table:table-cell>
              <table:table-cell office:value-type="float" office:value="76.7932489451477">
                <text:p>76.7932489451477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82682643989177">
                <text:p>0.382682643989177</text:p>
              </table:table-cell>
              <table:table-cell office:value-type="float" office:value="93.7180506645462">
                <text:p>93.7180506645462</text:p>
              </table:table-cell>
              <table:table-cell office:value-type="float" office:value="6.28194933545383">
                <text:p>6.28194933545383</text:p>
              </table:table-cell>
              <table:table-cell office:value-type="float" office:value="16.7682926829268">
                <text:p>16.7682926829268</text:p>
              </table:table-cell>
              <table:table-cell office:value-type="float" office:value="83.2317073170731">
                <text:p>83.2317073170731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55348169418521">
                <text:p>0.355348169418521</text:p>
              </table:table-cell>
              <table:table-cell office:value-type="float" office:value="96.2807897942363">
                <text:p>96.2807897942363</text:p>
              </table:table-cell>
              <table:table-cell office:value-type="float" office:value="3.71921020576372">
                <text:p>3.71921020576372</text:p>
              </table:table-cell>
              <table:table-cell office:value-type="float" office:value="9.15141430948421">
                <text:p>9.15141430948421</text:p>
              </table:table-cell>
              <table:table-cell office:value-type="float" office:value="90.8485856905158">
                <text:p>90.848585690515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31658291457287">
                <text:p>0.331658291457287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3165829">
                <text:p>0.33165829</text:p>
              </table:table-cell>
              <table:table-cell office:value-type="float" office:value="8.19786160022257">
                <text:p>8.19786160022257</text:p>
              </table:table-cell>
              <table:table-cell office:value-type="float" office:value="91.8021383997774">
                <text:p>91.8021383997774</text:p>
              </table:table-cell>
              <table:table-cell office:value-type="float" office:value="95.7743208729974">
                <text:p>95.7743208729974</text:p>
              </table:table-cell>
              <table:table-cell office:value-type="float" office:value="4.22567912700255">
                <text:p>4.22567912700255</text:p>
              </table:table-cell>
              <table:table-cell office:value-type="float" office:value="11.9477093758485">
                <text:p>11.9477093758485</text:p>
              </table:table-cell>
              <table:table-cell office:value-type="float" office:value="88.0522906241515">
                <text:p>88.0522906241515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3.8604213568092">
                <text:p>13.8604213568092</text:p>
              </table:table-cell>
              <table:table-cell office:value-type="float" office:value="86.1395786431908">
                <text:p>86.1395786431908</text:p>
              </table:table-cell>
              <table:table-cell office:value-type="float" office:value="91.8912898195589">
                <text:p>91.8912898195589</text:p>
              </table:table-cell>
              <table:table-cell office:value-type="float" office:value="8.10871018044108">
                <text:p>8.10871018044108</text:p>
              </table:table-cell>
              <table:table-cell office:value-type="float" office:value="11.1897961579091">
                <text:p>11.1897961579091</text:p>
              </table:table-cell>
              <table:table-cell office:value-type="float" office:value="88.8102038420909">
                <text:p>88.8102038420909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8.0938908444912">
                <text:p>18.0938908444912</text:p>
              </table:table-cell>
              <table:table-cell office:value-type="float" office:value="81.9061091555088">
                <text:p>81.9061091555088</text:p>
              </table:table-cell>
              <table:table-cell office:value-type="float" office:value="88.310854206808">
                <text:p>88.310854206808</text:p>
              </table:table-cell>
              <table:table-cell office:value-type="float" office:value="11.689145793192">
                <text:p>11.689145793192</text:p>
              </table:table-cell>
              <table:table-cell office:value-type="float" office:value="10.418722127945">
                <text:p>10.418722127945</text:p>
              </table:table-cell>
              <table:table-cell office:value-type="float" office:value="89.581277872055">
                <text:p>89.581277872055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3165829">
                <text:p>0.33165829</text:p>
              </table:table-cell>
              <table:table-cell office:value-type="float" office:value="21.4999820833483">
                <text:p>21.4999820833483</text:p>
              </table:table-cell>
              <table:table-cell office:value-type="float" office:value="78.5000179166517">
                <text:p>78.5000179166517</text:p>
              </table:table-cell>
              <table:table-cell office:value-type="float" office:value="84.9989697094581">
                <text:p>84.9989697094581</text:p>
              </table:table-cell>
              <table:table-cell office:value-type="float" office:value="15.0010302905419">
                <text:p>15.0010302905419</text:p>
              </table:table-cell>
              <table:table-cell office:value-type="float" office:value="9.63414148652415">
                <text:p>9.63414148652415</text:p>
              </table:table-cell>
              <table:table-cell office:value-type="float" office:value="90.3658585134759">
                <text:p>90.3658585134759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3165829">
                <text:p>0.33165829</text:p>
              </table:table-cell>
              <table:table-cell office:value-type="float" office:value="24.4462552781688">
                <text:p>24.4462552781688</text:p>
              </table:table-cell>
              <table:table-cell office:value-type="float" office:value="75.5537447218312">
                <text:p>75.5537447218312</text:p>
              </table:table-cell>
              <table:table-cell office:value-type="float" office:value="81.9265143992056">
                <text:p>81.9265143992056</text:p>
              </table:table-cell>
              <table:table-cell office:value-type="float" office:value="18.0734856007945">
                <text:p>18.0734856007945</text:p>
              </table:table-cell>
              <table:table-cell office:value-type="float" office:value="8.83569621269929">
                <text:p>8.83569621269929</text:p>
              </table:table-cell>
              <table:table-cell office:value-type="float" office:value="91.1643037873007">
                <text:p>91.1643037873007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3165829">
                <text:p>0.33165829</text:p>
              </table:table-cell>
              <table:table-cell office:value-type="float" office:value="27.1853298074784">
                <text:p>27.1853298074784</text:p>
              </table:table-cell>
              <table:table-cell office:value-type="float" office:value="72.8146701925216">
                <text:p>72.8146701925216</text:p>
              </table:table-cell>
              <table:table-cell office:value-type="float" office:value="79.06843013226">
                <text:p>79.06843013226</text:p>
              </table:table-cell>
              <table:table-cell office:value-type="float" office:value="20.9315698677401">
                <text:p>20.9315698677401</text:p>
              </table:table-cell>
              <table:table-cell office:value-type="float" office:value="8.02301551926738">
                <text:p>8.02301551926738</text:p>
              </table:table-cell>
              <table:table-cell office:value-type="float" office:value="91.9769844807326">
                <text:p>91.9769844807326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3165829">
                <text:p>0.33165829</text:p>
              </table:table-cell>
              <table:table-cell office:value-type="float" office:value="29.9162345432788">
                <text:p>29.9162345432788</text:p>
              </table:table-cell>
              <table:table-cell office:value-type="float" office:value="70.0837654567212">
                <text:p>70.0837654567212</text:p>
              </table:table-cell>
              <table:table-cell office:value-type="float" office:value="76.4030375995555">
                <text:p>76.4030375995555</text:p>
              </table:table-cell>
              <table:table-cell office:value-type="float" office:value="23.5969624004445">
                <text:p>23.5969624004445</text:p>
              </table:table-cell>
              <table:table-cell office:value-type="float" office:value="7.19571527862953">
                <text:p>7.19571527862953</text:p>
              </table:table-cell>
              <table:table-cell office:value-type="float" office:value="92.8042847213705">
                <text:p>92.8042847213705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3165829">
                <text:p>0.33165829</text:p>
              </table:table-cell>
              <table:table-cell office:value-type="float" office:value="32.8229203447401">
                <text:p>32.8229203447401</text:p>
              </table:table-cell>
              <table:table-cell office:value-type="float" office:value="67.1770796552599">
                <text:p>67.1770796552599</text:p>
              </table:table-cell>
              <table:table-cell office:value-type="float" office:value="73.9114853968823">
                <text:p>73.9114853968823</text:p>
              </table:table-cell>
              <table:table-cell office:value-type="float" office:value="26.0885146031177">
                <text:p>26.0885146031177</text:p>
              </table:table-cell>
              <table:table-cell office:value-type="float" office:value="6.3533974173852">
                <text:p>6.3533974173852</text:p>
              </table:table-cell>
              <table:table-cell office:value-type="float" office:value="93.6466025826148">
                <text:p>93.6466025826148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3165829">
                <text:p>0.33165829</text:p>
              </table:table-cell>
              <table:table-cell office:value-type="float" office:value="36.1066129808745">
                <text:p>36.1066129808745</text:p>
              </table:table-cell>
              <table:table-cell office:value-type="float" office:value="63.8933870191255">
                <text:p>63.8933870191255</text:p>
              </table:table-cell>
              <table:table-cell office:value-type="float" office:value="71.5773034877667">
                <text:p>71.5773034877667</text:p>
              </table:table-cell>
              <table:table-cell office:value-type="float" office:value="28.4226965122333">
                <text:p>28.4226965122333</text:p>
              </table:table-cell>
              <table:table-cell office:value-type="float" office:value="5.49564927765518">
                <text:p>5.49564927765518</text:p>
              </table:table-cell>
              <table:table-cell office:value-type="float" office:value="94.5043507223448">
                <text:p>94.5043507223448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3165829">
                <text:p>0.33165829</text:p>
              </table:table-cell>
              <table:table-cell office:value-type="float" office:value="40.0242571255305">
                <text:p>40.0242571255305</text:p>
              </table:table-cell>
              <table:table-cell office:value-type="float" office:value="59.9757428744695">
                <text:p>59.9757428744695</text:p>
              </table:table-cell>
              <table:table-cell office:value-type="float" office:value="69.3860386879731">
                <text:p>69.3860386879731</text:p>
              </table:table-cell>
              <table:table-cell office:value-type="float" office:value="30.6139613120269">
                <text:p>30.6139613120269</text:p>
              </table:table-cell>
              <table:table-cell office:value-type="float" office:value="4.62204294298079">
                <text:p>4.62204294298079</text:p>
              </table:table-cell>
              <table:table-cell office:value-type="float" office:value="95.3779570570192">
                <text:p>95.3779570570192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3165829">
                <text:p>0.33165829</text:p>
              </table:table-cell>
              <table:table-cell office:value-type="float" office:value="44.9494411657631">
                <text:p>44.9494411657631</text:p>
              </table:table-cell>
              <table:table-cell office:value-type="float" office:value="55.0505588342369">
                <text:p>55.0505588342369</text:p>
              </table:table-cell>
              <table:table-cell office:value-type="float" office:value="67.3249551166966">
                <text:p>67.3249551166966</text:p>
              </table:table-cell>
              <table:table-cell office:value-type="float" office:value="32.6750448833034">
                <text:p>32.6750448833034</text:p>
              </table:table-cell>
              <table:table-cell office:value-type="float" office:value="3.73213452648542">
                <text:p>3.73213452648542</text:p>
              </table:table-cell>
              <table:table-cell office:value-type="float" office:value="96.2678654735146">
                <text:p>96.2678654735146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3165829">
                <text:p>0.33165829</text:p>
              </table:table-cell>
              <table:table-cell office:value-type="float" office:value="51.4896903597257">
                <text:p>51.4896903597257</text:p>
              </table:table-cell>
              <table:table-cell office:value-type="float" office:value="48.5103096402743">
                <text:p>48.5103096402743</text:p>
              </table:table-cell>
              <table:table-cell office:value-type="float" office:value="65.3827864954827">
                <text:p>65.3827864954827</text:p>
              </table:table-cell>
              <table:table-cell office:value-type="float" office:value="34.6172135045173">
                <text:p>34.6172135045173</text:p>
              </table:table-cell>
              <table:table-cell office:value-type="float" office:value="2.82546341881073">
                <text:p>2.82546341881073</text:p>
              </table:table-cell>
              <table:table-cell office:value-type="float" office:value="97.1745365811893">
                <text:p>97.1745365811893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3165829">
                <text:p>0.33165829</text:p>
              </table:table-cell>
              <table:table-cell office:value-type="float" office:value="60.7488678620079">
                <text:p>60.7488678620079</text:p>
              </table:table-cell>
              <table:table-cell office:value-type="float" office:value="39.2511321379921">
                <text:p>39.2511321379921</text:p>
              </table:table-cell>
              <table:table-cell office:value-type="float" office:value="63.5495301186259">
                <text:p>63.5495301186259</text:p>
              </table:table-cell>
              <table:table-cell office:value-type="float" office:value="36.4504698813741">
                <text:p>36.4504698813741</text:p>
              </table:table-cell>
              <table:table-cell office:value-type="float" office:value="1.90155149315009">
                <text:p>1.90155149315009</text:p>
              </table:table-cell>
              <table:table-cell office:value-type="float" office:value="98.0984485068499">
                <text:p>98.0984485068499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3165829">
                <text:p>0.33165829</text:p>
              </table:table-cell>
              <table:table-cell office:value-type="float" office:value="75.0153440476461">
                <text:p>75.0153440476461</text:p>
              </table:table-cell>
              <table:table-cell office:value-type="float" office:value="24.9846559523539">
                <text:p>24.9846559523539</text:p>
              </table:table-cell>
              <table:table-cell office:value-type="float" office:value="61.8162745391878">
                <text:p>61.8162745391878</text:p>
              </table:table-cell>
              <table:table-cell office:value-type="float" office:value="38.1837254608122">
                <text:p>38.1837254608122</text:p>
              </table:table-cell>
              <table:table-cell office:value-type="float" office:value="0.959902264496704">
                <text:p>0.959902264496704</text:p>
              </table:table-cell>
              <table:table-cell office:value-type="float" office:value="99.0400977355033">
                <text:p>99.0400977355033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2.6927966155462">
                <text:p>12.6927966155462</text:p>
              </table:table-cell>
              <table:table-cell office:value-type="float" office:value="87.3072033844538">
                <text:p>87.3072033844538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91667074075885">
                <text:p>0.91667074075885</text:p>
              </table:table-cell>
              <table:table-cell office:value-type="float" office:value="99.0833292592412">
                <text:p>99.083329259241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74.4089688272261">
                <text:p>74.4089688272261</text:p>
              </table:table-cell>
              <table:table-cell office:value-type="float" office:value="25.591031172774">
                <text:p>25.591031172774</text:p>
              </table:table-cell>
              <table:table-cell office:value-type="float" office:value="1.57480573294473">
                <text:p>1.57480573294473</text:p>
              </table:table-cell>
              <table:table-cell office:value-type="float" office:value="98.4251942670553">
                <text:p>98.4251942670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74554410196516">
                <text:p>1.74554410196516</text:p>
              </table:table-cell>
              <table:table-cell office:value-type="float" office:value="98.2544558980348">
                <text:p>98.2544558980348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59.2470402801793">
                <text:p>59.2470402801793</text:p>
              </table:table-cell>
              <table:table-cell office:value-type="float" office:value="40.7529597198207">
                <text:p>40.7529597198207</text:p>
              </table:table-cell>
              <table:table-cell office:value-type="float" office:value="1.49315881808813">
                <text:p>1.49315881808813</text:p>
              </table:table-cell>
              <table:table-cell office:value-type="float" office:value="98.5068411819119">
                <text:p>98.5068411819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3165829">
                <text:p>0.33165829</text:p>
              </table:table-cell>
              <table:table-cell office:value-type="float" office:value="2.50936830835118">
                <text:p>2.50936830835118</text:p>
              </table:table-cell>
              <table:table-cell office:value-type="float" office:value="97.4906316916488">
                <text:p>97.4906316916488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49.2181199758698">
                <text:p>49.2181199758698</text:p>
              </table:table-cell>
              <table:table-cell office:value-type="float" office:value="50.7818800241302">
                <text:p>50.7818800241302</text:p>
              </table:table-cell>
              <table:table-cell office:value-type="float" office:value="1.4113763332041">
                <text:p>1.4113763332041</text:p>
              </table:table-cell>
              <table:table-cell office:value-type="float" office:value="98.5886236667959">
                <text:p>98.5886236667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3165829">
                <text:p>0.33165829</text:p>
              </table:table-cell>
              <table:table-cell office:value-type="float" office:value="3.22780687151176">
                <text:p>3.22780687151176</text:p>
              </table:table-cell>
              <table:table-cell office:value-type="float" office:value="96.7721931284882">
                <text:p>96.772193128488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42.0929267832912">
                <text:p>42.0929267832912</text:p>
              </table:table-cell>
              <table:table-cell office:value-type="float" office:value="57.9070732167088">
                <text:p>57.9070732167088</text:p>
              </table:table-cell>
              <table:table-cell office:value-type="float" office:value="1.32945794035268">
                <text:p>1.32945794035268</text:p>
              </table:table-cell>
              <table:table-cell office:value-type="float" office:value="98.6705420596473">
                <text:p>98.6705420596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33165829">
                <text:p>0.33165829</text:p>
              </table:table-cell>
              <table:table-cell office:value-type="float" office:value="3.91863489010011">
                <text:p>3.91863489010011</text:p>
              </table:table-cell>
              <table:table-cell office:value-type="float" office:value="96.0813651098999">
                <text:p>96.0813651098999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36.7698419573181">
                <text:p>36.7698419573181</text:p>
              </table:table-cell>
              <table:table-cell office:value-type="float" office:value="63.2301580426819">
                <text:p>63.2301580426819</text:p>
              </table:table-cell>
              <table:table-cell office:value-type="float" office:value="1.24740330046979">
                <text:p>1.24740330046979</text:p>
              </table:table-cell>
              <table:table-cell office:value-type="float" office:value="98.7525966995302">
                <text:p>98.7525966995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3165829">
                <text:p>0.33165829</text:p>
              </table:table-cell>
              <table:table-cell office:value-type="float" office:value="4.5987967875314">
                <text:p>4.5987967875314</text:p>
              </table:table-cell>
              <table:table-cell office:value-type="float" office:value="95.4012032124686">
                <text:p>95.4012032124686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32.6419328157954">
                <text:p>32.6419328157954</text:p>
              </table:table-cell>
              <table:table-cell office:value-type="float" office:value="67.3580671842046">
                <text:p>67.3580671842046</text:p>
              </table:table-cell>
              <table:table-cell office:value-type="float" office:value="1.16521207336251">
                <text:p>1.16521207336251</text:p>
              </table:table-cell>
              <table:table-cell office:value-type="float" office:value="98.8347879266375">
                <text:p>98.8347879266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3165829">
                <text:p>0.33165829</text:p>
              </table:table-cell>
              <table:table-cell office:value-type="float" office:value="5.28545337978432">
                <text:p>5.28545337978432</text:p>
              </table:table-cell>
              <table:table-cell office:value-type="float" office:value="94.7145466202157">
                <text:p>94.7145466202157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29.3473034230533">
                <text:p>29.3473034230533</text:p>
              </table:table-cell>
              <table:table-cell office:value-type="float" office:value="70.6526965769467">
                <text:p>70.6526965769467</text:p>
              </table:table-cell>
              <table:table-cell office:value-type="float" office:value="1.08288391770444">
                <text:p>1.08288391770444</text:p>
              </table:table-cell>
              <table:table-cell office:value-type="float" office:value="98.9171160822955">
                <text:p>98.91711608229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3165829">
                <text:p>0.33165829</text:p>
              </table:table-cell>
              <table:table-cell office:value-type="float" office:value="5.99715680247954">
                <text:p>5.99715680247954</text:p>
              </table:table-cell>
              <table:table-cell office:value-type="float" office:value="94.0028431975205">
                <text:p>94.0028431975205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26.6567709259759">
                <text:p>26.6567709259759</text:p>
              </table:table-cell>
              <table:table-cell office:value-type="float" office:value="73.3432290740241">
                <text:p>73.3432290740241</text:p>
              </table:table-cell>
              <table:table-cell office:value-type="float" office:value="1.00041849103095">
                <text:p>1.00041849103095</text:p>
              </table:table-cell>
              <table:table-cell office:value-type="float" office:value="98.999581508969">
                <text:p>98.9995815089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3165829">
                <text:p>0.33165829</text:p>
              </table:table-cell>
              <table:table-cell office:value-type="float" office:value="6.75533671600565">
                <text:p>6.75533671600565</text:p>
              </table:table-cell>
              <table:table-cell office:value-type="float" office:value="93.2446632839944">
                <text:p>93.2446632839944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24.4181394334406">
                <text:p>24.4181394334406</text:p>
              </table:table-cell>
              <table:table-cell office:value-type="float" office:value="75.5818605665594">
                <text:p>75.5818605665594</text:p>
              </table:table-cell>
              <table:table-cell office:value-type="float" office:value="0.917815449734432">
                <text:p>0.917815449734432</text:p>
              </table:table-cell>
              <table:table-cell office:value-type="float" office:value="99.0821845502656">
                <text:p>99.08218455026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3165829">
                <text:p>0.33165829</text:p>
              </table:table-cell>
              <table:table-cell office:value-type="float" office:value="7.58638129612175">
                <text:p>7.58638129612175</text:p>
              </table:table-cell>
              <table:table-cell office:value-type="float" office:value="92.4136187038782">
                <text:p>92.413618703878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22.5263777222487">
                <text:p>22.5263777222487</text:p>
              </table:table-cell>
              <table:table-cell office:value-type="float" office:value="77.4736222777513">
                <text:p>77.4736222777513</text:p>
              </table:table-cell>
              <table:table-cell office:value-type="float" office:value="0.835074449059506">
                <text:p>0.835074449059506</text:p>
              </table:table-cell>
              <table:table-cell office:value-type="float" office:value="99.1649255509405">
                <text:p>99.16492555094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165829">
                <text:p>0.33165829</text:p>
              </table:table-cell>
              <table:table-cell office:value-type="float" office:value="8.52480082965332">
                <text:p>8.52480082965332</text:p>
              </table:table-cell>
              <table:table-cell office:value-type="float" office:value="91.4751991703467">
                <text:p>91.4751991703467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20.9066628235674">
                <text:p>20.9066628235674</text:p>
              </table:table-cell>
              <table:table-cell office:value-type="float" office:value="79.0933371764326">
                <text:p>79.0933371764326</text:p>
              </table:table-cell>
              <table:table-cell office:value-type="float" office:value="0.752195143098263">
                <text:p>0.752195143098263</text:p>
              </table:table-cell>
              <table:table-cell office:value-type="float" office:value="99.2478048569017">
                <text:p>99.2478048569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3165829">
                <text:p>0.33165829</text:p>
              </table:table-cell>
              <table:table-cell office:value-type="float" office:value="9.61838335378453">
                <text:p>9.61838335378453</text:p>
              </table:table-cell>
              <table:table-cell office:value-type="float" office:value="90.3816166462155">
                <text:p>90.3816166462155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9.5042482056557">
                <text:p>19.5042482056557</text:p>
              </table:table-cell>
              <table:table-cell office:value-type="float" office:value="80.4957517943443">
                <text:p>80.4957517943443</text:p>
              </table:table-cell>
              <table:table-cell office:value-type="float" office:value="0.669177184785421">
                <text:p>0.669177184785421</text:p>
              </table:table-cell>
              <table:table-cell office:value-type="float" office:value="99.3308228152146">
                <text:p>99.3308228152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0.9371645872457">
                <text:p>10.9371645872457</text:p>
              </table:table-cell>
              <table:table-cell office:value-type="float" office:value="89.0628354127543">
                <text:p>89.0628354127543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8.2781534526683">
                <text:p>18.2781534526683</text:p>
              </table:table-cell>
              <table:table-cell office:value-type="float" office:value="81.7218465473317">
                <text:p>81.7218465473317</text:p>
              </table:table-cell>
              <table:table-cell office:value-type="float" office:value="0.586020225893481">
                <text:p>0.586020225893481</text:p>
              </table:table-cell>
              <table:table-cell office:value-type="float" office:value="99.4139797741065">
                <text:p>99.41397977410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2.5901544991816">
                <text:p>12.5901544991816</text:p>
              </table:table-cell>
              <table:table-cell office:value-type="float" office:value="87.4098455008184">
                <text:p>87.4098455008184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7.1970932846178">
                <text:p>17.1970932846178</text:p>
              </table:table-cell>
              <table:table-cell office:value-type="float" office:value="82.8029067153822">
                <text:p>82.8029067153822</text:p>
              </table:table-cell>
              <table:table-cell office:value-type="float" office:value="0.502723917027868">
                <text:p>0.502723917027868</text:p>
              </table:table-cell>
              <table:table-cell office:value-type="float" office:value="99.4972760829721">
                <text:p>99.49727608297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4.7591573862874">
                <text:p>14.7591573862874</text:p>
              </table:table-cell>
              <table:table-cell office:value-type="float" office:value="85.2408426137126">
                <text:p>85.2408426137126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6.2367705710778">
                <text:p>16.2367705710778</text:p>
              </table:table-cell>
              <table:table-cell office:value-type="float" office:value="83.7632294289222">
                <text:p>83.7632294289222</text:p>
              </table:table-cell>
              <table:table-cell office:value-type="float" office:value="0.419287907622027">
                <text:p>0.419287907622027</text:p>
              </table:table-cell>
              <table:table-cell office:value-type="float" office:value="99.580712092378">
                <text:p>99.580712092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7.7744622720207">
                <text:p>17.7744622720207</text:p>
              </table:table-cell>
              <table:table-cell office:value-type="float" office:value="82.2255377279793">
                <text:p>82.2255377279793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5.3780283593266">
                <text:p>15.3780283593266</text:p>
              </table:table-cell>
              <table:table-cell office:value-type="float" office:value="84.6219716406734">
                <text:p>84.6219716406734</text:p>
              </table:table-cell>
              <table:table-cell office:value-type="float" office:value="0.335711845932512">
                <text:p>0.335711845932512</text:p>
              </table:table-cell>
              <table:table-cell office:value-type="float" office:value="99.6642881540675">
                <text:p>99.66428815406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3165829">
                <text:p>0.33165829</text:p>
              </table:table-cell>
              <table:table-cell office:value-type="float" office:value="22.3088595997289">
                <text:p>22.3088595997289</text:p>
              </table:table-cell>
              <table:table-cell office:value-type="float" office:value="77.6911404002711">
                <text:p>77.6911404002711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4.6055588666932">
                <text:p>14.6055588666932</text:p>
              </table:table-cell>
              <table:table-cell office:value-type="float" office:value="85.3944411333068">
                <text:p>85.3944411333068</text:p>
              </table:table-cell>
              <table:table-cell office:value-type="float" office:value="0.251995379034039">
                <text:p>0.251995379034039</text:p>
              </table:table-cell>
              <table:table-cell office:value-type="float" office:value="99.748004620966">
                <text:p>99.7480046209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3165829">
                <text:p>0.33165829</text:p>
              </table:table-cell>
              <table:table-cell office:value-type="float" office:value="29.98219239482">
                <text:p>29.98219239482</text:p>
              </table:table-cell>
              <table:table-cell office:value-type="float" office:value="70.01780760518">
                <text:p>70.01780760518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3.9069829620493">
                <text:p>13.9069829620493</text:p>
              </table:table-cell>
              <table:table-cell office:value-type="float" office:value="86.0930170379507">
                <text:p>86.0930170379507</text:p>
              </table:table-cell>
              <table:table-cell office:value-type="float" office:value="0.168138152814521">
                <text:p>0.168138152814521</text:p>
              </table:table-cell>
              <table:table-cell office:value-type="float" office:value="99.8318618471855">
                <text:p>99.83186184718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3165829">
                <text:p>0.33165829</text:p>
              </table:table-cell>
              <table:table-cell office:value-type="float" office:value="45.9426822905981">
                <text:p>45.9426822905981</text:p>
              </table:table-cell>
              <table:table-cell office:value-type="float" office:value="54.0573177094019">
                <text:p>54.0573177094019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3.2721817564446">
                <text:p>13.2721817564446</text:p>
              </table:table-cell>
              <table:table-cell office:value-type="float" office:value="86.7278182435554">
                <text:p>86.7278182435554</text:p>
              </table:table-cell>
              <table:table-cell office:value-type="float" office:value="0.0841398119700746">
                <text:p>0.0841398119700746</text:p>
              </table:table-cell>
              <table:table-cell office:value-type="float" office:value="99.9158601880299">
                <text:p>99.9158601880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65634067916242">
                <text:p>1.65634067916242</text:p>
              </table:table-cell>
              <table:table-cell office:value-type="float" office:value="98.3436593208376">
                <text:p>98.3436593208376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1741459441">
                <text:p>1.65631741459441</text:p>
              </table:table-cell>
              <table:table-cell office:value-type="float" office:value="98.3436825854056">
                <text:p>98.3436825854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0809186592396089">
                <text:p>0.0809186592396089</text:p>
              </table:table-cell>
              <table:table-cell office:value-type="float" office:value="99.9190813407604">
                <text:p>99.9190813407604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45.714681512394">
                <text:p>45.714681512394</text:p>
              </table:table-cell>
              <table:table-cell office:value-type="float" office:value="54.285318487606">
                <text:p>54.2853184876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155761122476953">
                <text:p>0.155761122476953</text:p>
              </table:table-cell>
              <table:table-cell office:value-type="float" office:value="99.8442388775231">
                <text:p>99.8442388775231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9.6299621769043">
                <text:p>29.6299621769043</text:p>
              </table:table-cell>
              <table:table-cell office:value-type="float" office:value="70.3700378230957">
                <text:p>70.37003782309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225227551490317">
                <text:p>0.225227551490317</text:p>
              </table:table-cell>
              <table:table-cell office:value-type="float" office:value="99.7747724485097">
                <text:p>99.7747724485097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1.9180811716211">
                <text:p>21.9180811716211</text:p>
              </table:table-cell>
              <table:table-cell office:value-type="float" office:value="78.0819188283789">
                <text:p>78.0819188283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289941157101123">
                <text:p>0.289941157101123</text:p>
              </table:table-cell>
              <table:table-cell office:value-type="float" office:value="99.7100588428989">
                <text:p>99.7100588428989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7.3915334852897">
                <text:p>17.3915334852897</text:p>
              </table:table-cell>
              <table:table-cell office:value-type="float" office:value="82.6084665147103">
                <text:p>82.6084665147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350459101422864">
                <text:p>0.350459101422864</text:p>
              </table:table-cell>
              <table:table-cell office:value-type="float" office:value="99.6495408985772">
                <text:p>99.649540898577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4.4146111740537">
                <text:p>14.4146111740537</text:p>
              </table:table-cell>
              <table:table-cell office:value-type="float" office:value="85.5853888259463">
                <text:p>85.58538882594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407281837221216">
                <text:p>0.407281837221216</text:p>
              </table:table-cell>
              <table:table-cell office:value-type="float" office:value="99.5927181627788">
                <text:p>99.5927181627788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2.3078644456566">
                <text:p>12.3078644456566</text:p>
              </table:table-cell>
              <table:table-cell office:value-type="float" office:value="87.6921355543434">
                <text:p>87.6921355543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460861156778261">
                <text:p>0.460861156778261</text:p>
              </table:table-cell>
              <table:table-cell office:value-type="float" office:value="99.5391388432217">
                <text:p>99.5391388432217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0.7384079090001">
                <text:p>10.7384079090001</text:p>
              </table:table-cell>
              <table:table-cell office:value-type="float" office:value="89.2615920909999">
                <text:p>89.261592090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511607174988315">
                <text:p>0.511607174988315</text:p>
              </table:table-cell>
              <table:table-cell office:value-type="float" office:value="99.4883928250117">
                <text:p>99.4883928250117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9.5239469545015">
                <text:p>9.5239469545015</text:p>
              </table:table-cell>
              <table:table-cell office:value-type="float" office:value="90.4760530454985">
                <text:p>90.47605304549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559894433695434">
                <text:p>0.559894433695434</text:p>
              </table:table-cell>
              <table:table-cell office:value-type="float" office:value="99.4401055663046">
                <text:p>99.4401055663046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8.55627452028956">
                <text:p>8.55627452028956</text:p>
              </table:table-cell>
              <table:table-cell office:value-type="float" office:value="91.4437254797104">
                <text:p>91.4437254797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606067284487983">
                <text:p>0.606067284487983</text:p>
              </table:table-cell>
              <table:table-cell office:value-type="float" office:value="99.393932715512">
                <text:p>99.39393271551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7.76710454699243">
                <text:p>7.76710454699243</text:p>
              </table:table-cell>
              <table:table-cell office:value-type="float" office:value="92.2328954530076">
                <text:p>92.23289545300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650444683765082">
                <text:p>0.650444683765082</text:p>
              </table:table-cell>
              <table:table-cell office:value-type="float" office:value="99.3495553162349">
                <text:p>99.3495553162349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7.11121646246609">
                <text:p>7.11121646246609</text:p>
              </table:table-cell>
              <table:table-cell office:value-type="float" office:value="92.8887835375339">
                <text:p>92.88878353753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693324515739525">
                <text:p>0.693324515739525</text:p>
              </table:table-cell>
              <table:table-cell office:value-type="float" office:value="99.3066754842605">
                <text:p>99.3066754842605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6.55747477607713">
                <text:p>6.55747477607713</text:p>
              </table:table-cell>
              <table:table-cell office:value-type="float" office:value="93.4425252239229">
                <text:p>93.44252522392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734987545301958">
                <text:p>0.734987545301958</text:p>
              </table:table-cell>
              <table:table-cell office:value-type="float" office:value="99.265012454698">
                <text:p>99.265012454698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6.08374131655389">
                <text:p>6.08374131655389</text:p>
              </table:table-cell>
              <table:table-cell office:value-type="float" office:value="93.9162586834461">
                <text:p>93.9162586834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775701092751285">
                <text:p>0.775701092751285</text:p>
              </table:table-cell>
              <table:table-cell office:value-type="float" office:value="99.2242989072487">
                <text:p>99.2242989072487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5.67384422288751">
                <text:p>5.67384422288751</text:p>
              </table:table-cell>
              <table:table-cell office:value-type="float" office:value="94.3261557771125">
                <text:p>94.326155777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815722515918948">
                <text:p>0.815722515918948</text:p>
              </table:table-cell>
              <table:table-cell office:value-type="float" office:value="99.1842774840811">
                <text:p>99.1842774840811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5.31569489119437">
                <text:p>5.31569489119437</text:p>
              </table:table-cell>
              <table:table-cell office:value-type="float" office:value="94.6843051088056">
                <text:p>94.6843051088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855302581998125">
                <text:p>0.855302581998125</text:p>
              </table:table-cell>
              <table:table-cell office:value-type="float" office:value="99.1446974180019">
                <text:p>99.1446974180019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5.00007575872362">
                <text:p>5.00007575872362</text:p>
              </table:table-cell>
              <table:table-cell office:value-type="float" office:value="94.9999242412764">
                <text:p>94.99992424127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894688811442753">
                <text:p>0.894688811442753</text:p>
              </table:table-cell>
              <table:table-cell office:value-type="float" office:value="99.1053111885572">
                <text:p>99.105311188557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4.71983573541388">
                <text:p>4.71983573541388</text:p>
              </table:table-cell>
              <table:table-cell office:value-type="float" office:value="95.2801642645861">
                <text:p>95.28016426458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934128879842971">
                <text:p>0.934128879842971</text:p>
              </table:table-cell>
              <table:table-cell office:value-type="float" office:value="99.065871120157">
                <text:p>99.065871120157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4.46934183862629">
                <text:p>4.46934183862629</text:p>
              </table:table-cell>
              <table:table-cell office:value-type="float" office:value="95.5306581613737">
                <text:p>95.5306581613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.973874171170174">
                <text:p>0.973874171170174</text:p>
              </table:table-cell>
              <table:table-cell office:value-type="float" office:value="99.0261258288298">
                <text:p>99.0261258288298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4.24409664644022">
                <text:p>4.24409664644022</text:p>
              </table:table-cell>
              <table:table-cell office:value-type="float" office:value="95.7559033535598">
                <text:p>95.75590335355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01418358797409">
                <text:p>1.01418358797409</text:p>
              </table:table-cell>
              <table:table-cell office:value-type="float" office:value="98.9858164120259">
                <text:p>98.9858164120259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4.04046587795956">
                <text:p>4.04046587795956</text:p>
              </table:table-cell>
              <table:table-cell office:value-type="float" office:value="95.9595341220404">
                <text:p>95.95953412204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05532774215721">
                <text:p>1.05532774215721</text:p>
              </table:table-cell>
              <table:table-cell office:value-type="float" office:value="98.9446722578428">
                <text:p>98.9446722578428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3.85548080693461">
                <text:p>3.85548080693461</text:p>
              </table:table-cell>
              <table:table-cell office:value-type="float" office:value="96.1445191930654">
                <text:p>96.1445191930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09759367553825">
                <text:p>1.09759367553825</text:p>
              </table:table-cell>
              <table:table-cell office:value-type="float" office:value="98.9024063244618">
                <text:p>98.9024063244618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3.68669257592283">
                <text:p>3.68669257592283</text:p>
              </table:table-cell>
              <table:table-cell office:value-type="float" office:value="96.3133074240772">
                <text:p>96.31330742407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14129029499061">
                <text:p>1.14129029499061</text:p>
              </table:table-cell>
              <table:table-cell office:value-type="float" office:value="98.8587097050094">
                <text:p>98.8587097050094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3.5320631730905">
                <text:p>3.5320631730905</text:p>
              </table:table-cell>
              <table:table-cell office:value-type="float" office:value="96.4679368269095">
                <text:p>96.46793682690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18675475603581">
                <text:p>1.18675475603581</text:p>
              </table:table-cell>
              <table:table-cell office:value-type="float" office:value="98.8132452439642">
                <text:p>98.813245243964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3.38988274087428">
                <text:p>3.38988274087428</text:p>
              </table:table-cell>
              <table:table-cell office:value-type="float" office:value="96.6101172591257">
                <text:p>96.61011725912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23436009650452">
                <text:p>1.23436009650452</text:p>
              </table:table-cell>
              <table:table-cell office:value-type="float" office:value="98.7656399034955">
                <text:p>98.7656399034955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3.25870608384379">
                <text:p>3.25870608384379</text:p>
              </table:table-cell>
              <table:table-cell office:value-type="float" office:value="96.7412939161562">
                <text:p>96.74129391615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28452451573426">
                <text:p>1.28452451573426</text:p>
              </table:table-cell>
              <table:table-cell office:value-type="float" office:value="98.7154754842657">
                <text:p>98.7154754842657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3.13730336891717">
                <text:p>3.13730336891717</text:p>
              </table:table-cell>
              <table:table-cell office:value-type="float" office:value="96.8626966310828">
                <text:p>96.8626966310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3377228258123">
                <text:p>1.3377228258123</text:p>
              </table:table-cell>
              <table:table-cell office:value-type="float" office:value="98.6622771741877">
                <text:p>98.6622771741877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3.02462144972168">
                <text:p>3.02462144972168</text:p>
              </table:table-cell>
              <table:table-cell office:value-type="float" office:value="96.9753785502783">
                <text:p>96.97537855027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39450078614982">
                <text:p>1.39450078614982</text:p>
              </table:table-cell>
              <table:table-cell office:value-type="float" office:value="98.6054992138502">
                <text:p>98.605499213850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91975323661282">
                <text:p>2.91975323661282</text:p>
              </table:table-cell>
              <table:table-cell office:value-type="float" office:value="97.0802467633872">
                <text:p>97.08024676338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45549329633552">
                <text:p>1.45549329633552</text:p>
              </table:table-cell>
              <table:table-cell office:value-type="float" office:value="98.5445067036645">
                <text:p>98.5445067036645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82191322509942">
                <text:p>2.82191322509942</text:p>
              </table:table-cell>
              <table:table-cell office:value-type="float" office:value="97.1780867749006">
                <text:p>97.1780867749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52144780358263">
                <text:p>1.52144780358263</text:p>
              </table:table-cell>
              <table:table-cell office:value-type="float" office:value="98.4785521964174">
                <text:p>98.4785521964174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73041778494857">
                <text:p>2.73041778494857</text:p>
              </table:table-cell>
              <table:table-cell office:value-type="float" office:value="97.2695822150514">
                <text:p>97.26958221505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59325484115857">
                <text:p>1.59325484115857</text:p>
              </table:table-cell>
              <table:table-cell office:value-type="float" office:value="98.4067451588414">
                <text:p>98.4067451588414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64466916340799">
                <text:p>2.64466916340799</text:p>
              </table:table-cell>
              <table:table-cell office:value-type="float" office:value="97.355330836592">
                <text:p>97.3553308365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67198845073978">
                <text:p>1.67198845073978</text:p>
              </table:table-cell>
              <table:table-cell office:value-type="float" office:value="98.3280115492602">
                <text:p>98.328011549260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56414241091548">
                <text:p>2.56414241091548</text:p>
              </table:table-cell>
              <table:table-cell office:value-type="float" office:value="97.4358575890845">
                <text:p>97.4358575890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75896051474453">
                <text:p>1.75896051474453</text:p>
              </table:table-cell>
              <table:table-cell office:value-type="float" office:value="98.2410394852555">
                <text:p>98.2410394852555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48837462479976">
                <text:p>2.48837462479976</text:p>
              </table:table-cell>
              <table:table-cell office:value-type="float" office:value="97.5116253752002">
                <text:p>97.5116253752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85579500273109">
                <text:p>1.85579500273109</text:p>
              </table:table-cell>
              <table:table-cell office:value-type="float" office:value="98.1442049972689">
                <text:p>98.1442049972689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41695604527398">
                <text:p>2.41695604527398</text:p>
              </table:table-cell>
              <table:table-cell office:value-type="float" office:value="97.583043954726">
                <text:p>97.5830439547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.9645312806958">
                <text:p>1.9645312806958</text:p>
              </table:table-cell>
              <table:table-cell office:value-type="float" office:value="98.0354687193042">
                <text:p>98.035468719304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34952264196702">
                <text:p>2.34952264196702</text:p>
              </table:table-cell>
              <table:table-cell office:value-type="float" office:value="97.650477358033">
                <text:p>97.6504773580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33165829">
                <text:p>0.33165829</text:p>
              </table:table-cell>
              <table:table-cell office:value-type="float" office:value="2.08777076150507">
                <text:p>2.08777076150507</text:p>
              </table:table-cell>
              <table:table-cell office:value-type="float" office:value="97.9122292384949">
                <text:p>97.9122292384949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28574990779077">
                <text:p>2.28574990779077</text:p>
              </table:table-cell>
              <table:table-cell office:value-type="float" office:value="97.7142500922092">
                <text:p>97.7142500922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33165829">
                <text:p>0.33165829</text:p>
              </table:table-cell>
              <table:table-cell office:value-type="float" office:value="2.22888978506931">
                <text:p>2.22888978506931</text:p>
              </table:table-cell>
              <table:table-cell office:value-type="float" office:value="97.7711102149307">
                <text:p>97.7711102149307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22534763681147">
                <text:p>2.22534763681147</text:p>
              </table:table-cell>
              <table:table-cell office:value-type="float" office:value="97.7746523631885">
                <text:p>97.7746523631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33165829">
                <text:p>0.33165829</text:p>
              </table:table-cell>
              <table:table-cell office:value-type="float" office:value="2.39235654674664">
                <text:p>2.39235654674664</text:p>
              </table:table-cell>
              <table:table-cell office:value-type="float" office:value="97.6076434532534">
                <text:p>97.6076434532534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16805550879089">
                <text:p>2.16805550879089</text:p>
              </table:table-cell>
              <table:table-cell office:value-type="float" office:value="97.8319444912091">
                <text:p>97.8319444912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33165829">
                <text:p>0.33165829</text:p>
              </table:table-cell>
              <table:table-cell office:value-type="float" office:value="2.58421675261581">
                <text:p>2.58421675261581</text:p>
              </table:table-cell>
              <table:table-cell office:value-type="float" office:value="97.4157832473842">
                <text:p>97.415783247384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11363933867107">
                <text:p>2.11363933867107</text:p>
              </table:table-cell>
              <table:table-cell office:value-type="float" office:value="97.8863606613289">
                <text:p>97.88636066132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33165829">
                <text:p>0.33165829</text:p>
              </table:table-cell>
              <table:table-cell office:value-type="float" office:value="2.81286309507637">
                <text:p>2.81286309507637</text:p>
              </table:table-cell>
              <table:table-cell office:value-type="float" office:value="97.1871369049236">
                <text:p>97.1871369049236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0618878770365">
                <text:p>2.0618878770365</text:p>
              </table:table-cell>
              <table:table-cell office:value-type="float" office:value="97.9381121229635">
                <text:p>97.93811212296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33165829">
                <text:p>0.33165829</text:p>
              </table:table-cell>
              <table:table-cell office:value-type="float" office:value="3.09030304018669">
                <text:p>3.09030304018669</text:p>
              </table:table-cell>
              <table:table-cell office:value-type="float" office:value="96.9096969598133">
                <text:p>96.9096969598133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2.01261006937787">
                <text:p>2.01261006937787</text:p>
              </table:table-cell>
              <table:table-cell office:value-type="float" office:value="97.9873899306221">
                <text:p>97.9873899306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33165829">
                <text:p>0.33165829</text:p>
              </table:table-cell>
              <table:table-cell office:value-type="float" office:value="3.43434707858481">
                <text:p>3.43434707858481</text:p>
              </table:table-cell>
              <table:table-cell office:value-type="float" office:value="96.5656529214152">
                <text:p>96.565652921415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96563269919342">
                <text:p>1.96563269919342</text:p>
              </table:table-cell>
              <table:table-cell office:value-type="float" office:value="98.0343673008066">
                <text:p>98.03436730080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33165829">
                <text:p>0.33165829</text:p>
              </table:table-cell>
              <table:table-cell office:value-type="float" office:value="3.87260457301384">
                <text:p>3.87260457301384</text:p>
              </table:table-cell>
              <table:table-cell office:value-type="float" office:value="96.1273954269862">
                <text:p>96.127395426986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92079835364299">
                <text:p>1.92079835364299</text:p>
              </table:table-cell>
              <table:table-cell office:value-type="float" office:value="98.079201646357">
                <text:p>98.0792016463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33165829">
                <text:p>0.33165829</text:p>
              </table:table-cell>
              <table:table-cell office:value-type="float" office:value="4.45030748958246">
                <text:p>4.45030748958246</text:p>
              </table:table-cell>
              <table:table-cell office:value-type="float" office:value="95.5496925104175">
                <text:p>95.5496925104175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87796366140315">
                <text:p>1.87796366140315</text:p>
              </table:table-cell>
              <table:table-cell office:value-type="float" office:value="98.1220363385969">
                <text:p>98.12203633859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33165829">
                <text:p>0.33165829</text:p>
              </table:table-cell>
              <table:table-cell office:value-type="float" office:value="5.2470531701388">
                <text:p>5.2470531701388</text:p>
              </table:table-cell>
              <table:table-cell office:value-type="float" office:value="94.7529468298612">
                <text:p>94.7529468298612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83699776115898">
                <text:p>1.83699776115898</text:p>
              </table:table-cell>
              <table:table-cell office:value-type="float" office:value="98.163002238841">
                <text:p>98.1630022388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33165829">
                <text:p>0.33165829</text:p>
              </table:table-cell>
              <table:table-cell office:value-type="float" office:value="6.41711121437107">
                <text:p>6.41711121437107</text:p>
              </table:table-cell>
              <table:table-cell office:value-type="float" office:value="93.5828887856289">
                <text:p>93.5828887856289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79778096626641">
                <text:p>1.79778096626641</text:p>
              </table:table-cell>
              <table:table-cell office:value-type="float" office:value="98.2022190337336">
                <text:p>98.2022190337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33165829">
                <text:p>0.33165829</text:p>
              </table:table-cell>
              <table:table-cell office:value-type="float" office:value="8.30384424622294">
                <text:p>8.30384424622294</text:p>
              </table:table-cell>
              <table:table-cell office:value-type="float" office:value="91.6961557537771">
                <text:p>91.6961557537771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7602035968827">
                <text:p>1.7602035968827</text:p>
              </table:table-cell>
              <table:table-cell office:value-type="float" office:value="98.2397964031173">
                <text:p>98.23979640311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33165829">
                <text:p>0.33165829</text:p>
              </table:table-cell>
              <table:table-cell office:value-type="float" office:value="11.8574847115925">
                <text:p>11.8574847115925</text:p>
              </table:table-cell>
              <table:table-cell office:value-type="float" office:value="88.1425152884075">
                <text:p>88.1425152884075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72416495556356">
                <text:p>1.72416495556356</text:p>
              </table:table-cell>
              <table:table-cell office:value-type="float" office:value="98.2758350444365">
                <text:p>98.27583504443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3165829">
                <text:p>0.33165829</text:p>
              </table:table-cell>
              <table:table-cell office:value-type="float" office:value="21.037446655046">
                <text:p>21.037446655046</text:p>
              </table:table-cell>
              <table:table-cell office:value-type="float" office:value="78.962553344954">
                <text:p>78.962553344954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8957242617801">
                <text:p>1.68957242617801</text:p>
              </table:table-cell>
              <table:table-cell office:value-type="float" office:value="98.310427573822">
                <text:p>98.3104275738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33165829">
                <text:p>0.3316582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60.1750547045952">
                <text:p>60.1750547045952</text:p>
              </table:table-cell>
              <table:table-cell office:value-type="float" office:value="39.8249452954048">
                <text:p>39.8249452954048</text:p>
              </table:table-cell>
              <table:table-cell office:value-type="float" office:value="12.6928032645856">
                <text:p>12.6928032645856</text:p>
              </table:table-cell>
              <table:table-cell office:value-type="float" office:value="87.3071967354144">
                <text:p>87.3071967354144</text:p>
              </table:table-cell>
              <table:table-cell office:value-type="float" office:value="1.65634067916242">
                <text:p>1.65634067916242</text:p>
              </table:table-cell>
              <table:table-cell office:value-type="float" office:value="98.3436593208376">
                <text:p>98.3436593208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